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9cm"/>
    </style:style>
    <style:style style:name="co2" style:family="table-column">
      <style:table-column-properties fo:break-before="auto" style:column-width="2.753cm"/>
    </style:style>
    <style:style style:name="co3" style:family="table-column">
      <style:table-column-properties fo:break-before="auto" style:column-width="3.92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985cm"/>
    </style:style>
    <style:style style:name="co6" style:family="table-column">
      <style:table-column-properties fo:break-before="auto" style:column-width="3.591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1.686cm"/>
    </style:style>
    <style:style style:name="co10" style:family="table-column">
      <style:table-column-properties fo:break-before="auto" style:column-width="4.535cm"/>
    </style:style>
    <style:style style:name="co11" style:family="table-column">
      <style:table-column-properties fo:break-before="auto" style:column-width="3.487cm"/>
    </style:style>
    <style:style style:name="co12" style:family="table-column">
      <style:table-column-properties fo:break-before="auto" style:column-width="4.053cm"/>
    </style:style>
    <style:style style:name="co13" style:family="table-column">
      <style:table-column-properties fo:break-before="auto" style:column-width="3.32cm"/>
    </style:style>
    <style:style style:name="co14" style:family="table-column">
      <style:table-column-properties fo:break-before="auto" style:column-width="1.54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2.796cm"/>
    </style:style>
    <style:style style:name="co17" style:family="table-column">
      <style:table-column-properties fo:break-before="auto" style:column-width="6.126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852cm"/>
    </style:style>
    <style:style style:name="co20" style:family="table-column">
      <style:table-column-properties fo:break-before="auto" style:column-width="11.532cm"/>
    </style:style>
    <style:style style:name="co21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 style:data-style-name="N2"/>
    <style:style style:name="ce1" style:family="table-cell" style:parent-style-name="Default" style:data-style-name="N100"/>
    <style:style style:name="ce5" style:family="table-cell" style:parent-style-name="Default">
      <style:map style:condition="cell-content()=&quot;Klein&quot;" style:apply-style-name="Bestellgröße-Klein" style:base-cell-address="ad_order.S1"/>
      <style:map style:condition="cell-content()=&quot;Mittel&quot;" style:apply-style-name="Bestellgröße-Mittel" style:base-cell-address="ad_order.S1"/>
      <style:map style:condition="cell-content()=&quot;Groß&quot;" style:apply-style-name="Bestellgröße-Groß" style:base-cell-address="ad_order.S1"/>
    </style:style>
    <style:style style:name="ce7" style:family="table-cell" style:parent-style-name="Default" style:data-style-name="N0">
      <style:map style:condition="cell-content()=&quot;Klein&quot;" style:apply-style-name="Bestellgröße-Klein" style:base-cell-address="ad_order.S1"/>
      <style:map style:condition="cell-content()=&quot;Mittel&quot;" style:apply-style-name="Bestellgröße-Mittel" style:base-cell-address="ad_order.S1"/>
      <style:map style:condition="cell-content()=&quot;Groß&quot;" style:apply-style-name="Bestellgröße-Groß" style:base-cell-address="ad_order.S1"/>
    </style:style>
    <style:style style:name="ce13" style:family="table-cell" style:parent-style-name="Default">
      <style:map style:condition="cell-content()=&quot;Klein&quot;" style:apply-style-name="Bestellgröße-Klein" style:base-cell-address="ad_order.S1"/>
      <style:map style:condition="cell-content()=&quot;Mittel&quot;" style:apply-style-name="Bestellgröße-Mittel" style:base-cell-address="ad_order.S1"/>
      <style:map style:condition="cell-content()=&quot;Groß&quot;" style:apply-style-name="Bestellgröße-Groß" style:base-cell-address="ad_order.S1"/>
    </style:style>
    <style:style style:name="ce9" style:family="table-cell" style:parent-style-name="Default" style:data-style-name="N112"/>
    <style:style style:name="ce16" style:family="table-cell" style:parent-style-name="Default" style:data-style-name="N112"/>
    <style:style style:name="ce15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_ord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3"/>
        <table:table-column table:style-name="co17" table:default-cell-style-name="ce1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tems_total</text:p>
          </table:table-cell>
          <table:table-cell office:value-type="string" calcext:value-type="string">
            <text:p>shipping_total</text:p>
          </table:table-cell>
          <table:table-cell office:value-type="string" calcext:value-type="string">
            <text:p>adjustments_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heckout_completed_at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address_id</text:p>
          </table:table-cell>
          <table:table-cell office:value-type="string" calcext:value-type="string">
            <text:p>ad_payment_type_id</text:p>
          </table:table-cell>
          <table:table-cell office:value-type="string" calcext:value-type="string">
            <text:p>cancelled_at</text:p>
          </table:table-cell>
          <table:table-cell office:value-type="string" calcext:value-type="string">
            <text:p>payment_status</text:p>
          </table:table-cell>
          <table:table-cell office:value-type="string" calcext:value-type="string">
            <text:p>rrule</text:p>
          </table:table-cell>
          <table:table-cell office:value-type="string" calcext:value-type="string">
            <text:p>child_order</text:p>
          </table:table-cell>
          <table:table-cell table:style-name="ce5" office:value-type="string" calcext:value-type="string">
            <text:p>Bestellgröße</text:p>
          </table:table-cell>
          <table:table-cell table:style-name="ce9" office:value-type="string" calcext:value-type="string">
            <text:p>Wochentag_Checkout_Comple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XYZZ0020-1422191709</text:p>
          </table:table-cell>
          <table:table-cell table:style-name="ce2" office:value-type="float" office:value="38.46" calcext:value-type="float">
            <text:p>38,46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42.36" calcext:value-type="float">
            <text:p>42,3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09-09 22:14:17</text:p>
          </table:table-cell>
          <table:table-cell table:style-name="ce1" office:value-type="string" calcext:value-type="string">
            <text:p>2019-09-09 22:20:23</text:p>
          </table:table-cell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]&lt;[Einstellungen.$B$4]; [Einstellungen.$B$2];IF([.D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]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YZZ0043-2700191509</text:p>
          </table:table-cell>
          <table:table-cell office:value-type="float" office:value="2.45" calcext:value-type="float">
            <text:p>2,45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0 00:27:42</text:p>
          </table:table-cell>
          <table:table-cell table:style-name="ce1" office:value-type="string" calcext:value-type="string">
            <text:p>2019-09-10 00:27:15</text:p>
          </table:table-cell>
          <table:table-cell table:style-name="ce1" office:value-type="string" calcext:value-type="string">
            <text:p>2019-09-10 00:27:42</text:p>
          </table:table-cell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]&lt;[Einstellungen.$B$4]; [Einstellungen.$B$2];IF([.D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YZZ0046-3916193009</text:p>
          </table:table-cell>
          <table:table-cell office:value-type="float" office:value="58.72" calcext:value-type="float">
            <text:p>58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2" calcext:value-type="float">
            <text:p>58,7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09-10 16:39:30</text:p>
          </table:table-cell>
          <table:table-cell table:style-name="ce1" office:value-type="string" calcext:value-type="string">
            <text:p>2019-09-10 16:39:43</text:p>
          </table:table-cell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]&lt;[Einstellungen.$B$4]; [Einstellungen.$B$2];IF([.D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]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YZZ0054-3519190509</text:p>
          </table:table-cell>
          <table:table-cell office:value-type="float" office:value="73.21" calcext:value-type="float">
            <text:p>73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1" calcext:value-type="float">
            <text:p>73,2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17 19:35:05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]&lt;[Einstellungen.$B$4]; [Einstellungen.$B$2];IF([.D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])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XYZZ0033-4307190609</text:p>
          </table:table-cell>
          <table:table-cell office:value-type="float" office:value="73.21" calcext:value-type="float">
            <text:p>73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1" calcext:value-type="float">
            <text:p>73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8 07:44:50</text:p>
          </table:table-cell>
          <table:table-cell table:style-name="ce1" office:value-type="string" calcext:value-type="string">
            <text:p>2019-09-18 07:43:06</text:p>
          </table:table-cell>
          <table:table-cell table:style-name="ce1" office:value-type="string" calcext:value-type="string">
            <text:p>2019-09-18 07:44:50</text:p>
          </table:table-cell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]&lt;[Einstellungen.$B$4]; [Einstellungen.$B$2];IF([.D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XYZZ0061-231419590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8 14:28:04</text:p>
          </table:table-cell>
          <table:table-cell table:style-name="ce1" office:value-type="string" calcext:value-type="string">
            <text:p>2019-09-18 14:23:59</text:p>
          </table:table-cell>
          <table:table-cell table:style-name="ce1" office:value-type="string" calcext:value-type="string">
            <text:p>2019-09-18 14:28:04</text:p>
          </table:table-cell>
          <table:table-cell office:value-type="float" office:value="753" calcext:value-type="float">
            <text:p>7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]&lt;[Einstellungen.$B$4]; [Einstellungen.$B$2];IF([.D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XYZZ0039-2318194709</text:p>
          </table:table-cell>
          <table:table-cell office:value-type="float" office:value="19.1" calcext:value-type="float">
            <text:p>19,1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8 18:25:51</text:p>
          </table:table-cell>
          <table:table-cell table:style-name="ce1" office:value-type="string" calcext:value-type="string">
            <text:p>2019-09-18 18:23:47</text:p>
          </table:table-cell>
          <table:table-cell table:style-name="ce1" office:value-type="string" calcext:value-type="string">
            <text:p>2019-09-18 18:25:51</text:p>
          </table:table-cell>
          <table:table-cell office:value-type="float" office:value="755" calcext:value-type="float">
            <text:p>7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]&lt;[Einstellungen.$B$4]; [Einstellungen.$B$2];IF([.D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8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YZZ0048-1820192109</text:p>
          </table:table-cell>
          <table:table-cell office:value-type="float" office:value="48.88" calcext:value-type="float">
            <text:p>48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8" calcext:value-type="float">
            <text:p>48,8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8 20:22:20</text:p>
          </table:table-cell>
          <table:table-cell table:style-name="ce1" office:value-type="string" calcext:value-type="string">
            <text:p>2019-09-18 20:18:21</text:p>
          </table:table-cell>
          <table:table-cell table:style-name="ce1" office:value-type="string" calcext:value-type="string">
            <text:p>2019-09-18 20:22:20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]&lt;[Einstellungen.$B$4]; [Einstellungen.$B$2];IF([.D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9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XYZZ0083-5320191909</text:p>
          </table:table-cell>
          <table:table-cell office:value-type="float" office:value="47.04" calcext:value-type="float">
            <text:p>47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4" calcext:value-type="float">
            <text:p>47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8 20:54:07</text:p>
          </table:table-cell>
          <table:table-cell table:style-name="ce1" office:value-type="string" calcext:value-type="string">
            <text:p>2019-09-18 20:53:19</text:p>
          </table:table-cell>
          <table:table-cell table:style-name="ce1" office:value-type="string" calcext:value-type="string">
            <text:p>2019-09-18 20:54:07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]&lt;[Einstellungen.$B$4]; [Einstellungen.$B$2];IF([.D1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0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XYZZ0056-5401194209</text:p>
          </table:table-cell>
          <table:table-cell office:value-type="float" office:value="10.04" calcext:value-type="float">
            <text:p>10,04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13.94" calcext:value-type="float">
            <text:p>13,9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19 01:54:42</text:p>
          </table:table-cell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]&lt;[Einstellungen.$B$4]; [Einstellungen.$B$2];IF([.D1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1]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YZZ0094-5313195109</text:p>
          </table:table-cell>
          <table:table-cell office:value-type="float" office:value="42.08" calcext:value-type="float">
            <text:p>42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8" calcext:value-type="float">
            <text:p>42,0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13:55:09</text:p>
          </table:table-cell>
          <table:table-cell table:style-name="ce1" office:value-type="string" calcext:value-type="string">
            <text:p>2019-09-19 13:53:51</text:p>
          </table:table-cell>
          <table:table-cell table:style-name="ce1" office:value-type="string" calcext:value-type="string">
            <text:p>2019-09-19 13:55:09</text:p>
          </table:table-cell>
          <table:table-cell office:value-type="float" office:value="778" calcext:value-type="float">
            <text:p>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]&lt;[Einstellungen.$B$4]; [Einstellungen.$B$2];IF([.D1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2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YZZ0061-3515194009</text:p>
          </table:table-cell>
          <table:table-cell office:value-type="float" office:value="28.04" calcext:value-type="float">
            <text:p>28,04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31.94" calcext:value-type="float">
            <text:p>31,9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15:38:51</text:p>
          </table:table-cell>
          <table:table-cell table:style-name="ce1" office:value-type="string" calcext:value-type="string">
            <text:p>2019-09-19 15:35:40</text:p>
          </table:table-cell>
          <table:table-cell table:style-name="ce1" office:value-type="string" calcext:value-type="string">
            <text:p>2019-09-19 15:38:51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]&lt;[Einstellungen.$B$4]; [Einstellungen.$B$2];IF([.D1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3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XYZZ0105-4515190309</text:p>
          </table:table-cell>
          <table:table-cell office:value-type="float" office:value="69.43" calcext:value-type="float">
            <text:p>69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3" calcext:value-type="float">
            <text:p>69,4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15:49:21</text:p>
          </table:table-cell>
          <table:table-cell table:style-name="ce1" office:value-type="string" calcext:value-type="string">
            <text:p>2019-09-19 15:45:03</text:p>
          </table:table-cell>
          <table:table-cell table:style-name="ce1" office:value-type="string" calcext:value-type="string">
            <text:p>2019-09-19 15:49:21</text:p>
          </table:table-cell>
          <table:table-cell office:value-type="float" office:value="787" calcext:value-type="float">
            <text:p>7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]&lt;[Einstellungen.$B$4]; [Einstellungen.$B$2];IF([.D1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4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YZZ0067-3716195709</text:p>
          </table:table-cell>
          <table:table-cell office:value-type="float" office:value="28.55" calcext:value-type="float">
            <text:p>28,55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32.45" calcext:value-type="float">
            <text:p>32,4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19 16:37:57</text:p>
          </table:table-cell>
          <table:table-cell office:value-type="float" office:value="789" calcext:value-type="float">
            <text:p>7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]&lt;[Einstellungen.$B$4]; [Einstellungen.$B$2];IF([.D1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5])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YZZ0109-4116192709</text:p>
          </table:table-cell>
          <table:table-cell office:value-type="float" office:value="88.69" calcext:value-type="float">
            <text:p>88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69" calcext:value-type="float">
            <text:p>88,6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16:42:21</text:p>
          </table:table-cell>
          <table:table-cell table:style-name="ce1" office:value-type="string" calcext:value-type="string">
            <text:p>2019-09-19 16:41:27</text:p>
          </table:table-cell>
          <table:table-cell table:style-name="ce1" office:value-type="string" calcext:value-type="string">
            <text:p>2019-09-19 16:42:21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]&lt;[Einstellungen.$B$4]; [Einstellungen.$B$2];IF([.D1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6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XYZZ0068-4916194409</text:p>
          </table:table-cell>
          <table:table-cell office:value-type="float" office:value="9.42" calcext:value-type="float">
            <text:p>9,4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13.32" calcext:value-type="float">
            <text:p>13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16:51:21</text:p>
          </table:table-cell>
          <table:table-cell table:style-name="ce1" office:value-type="string" calcext:value-type="string">
            <text:p>2019-09-19 16:49:44</text:p>
          </table:table-cell>
          <table:table-cell table:style-name="ce1" office:value-type="string" calcext:value-type="string">
            <text:p>2019-09-19 16:51:21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]&lt;[Einstellungen.$B$4]; [Einstellungen.$B$2];IF([.D1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7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YZZ0112-5716190609</text:p>
          </table:table-cell>
          <table:table-cell office:value-type="float" office:value="73.38" calcext:value-type="float">
            <text:p>73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38" calcext:value-type="float">
            <text:p>73,3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17:00:30</text:p>
          </table:table-cell>
          <table:table-cell table:style-name="ce1" office:value-type="string" calcext:value-type="string">
            <text:p>2019-09-19 16:57:06</text:p>
          </table:table-cell>
          <table:table-cell table:style-name="ce1" office:value-type="string" calcext:value-type="string">
            <text:p>2019-09-19 17:00:30</text:p>
          </table:table-cell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]&lt;[Einstellungen.$B$4]; [Einstellungen.$B$2];IF([.D1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8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XYZZ0069-2117192409</text:p>
          </table:table-cell>
          <table:table-cell office:value-type="float" office:value="74.14" calcext:value-type="float">
            <text:p>74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14" calcext:value-type="float">
            <text:p>74,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17:22:18</text:p>
          </table:table-cell>
          <table:table-cell table:style-name="ce1" office:value-type="string" calcext:value-type="string">
            <text:p>2019-09-19 17:21:24</text:p>
          </table:table-cell>
          <table:table-cell table:style-name="ce1" office:value-type="string" calcext:value-type="string">
            <text:p>2019-09-19 17:22:18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]&lt;[Einstellungen.$B$4]; [Einstellungen.$B$2];IF([.D1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XYZZ0067-2417194409</text:p>
          </table:table-cell>
          <table:table-cell office:value-type="float" office:value="47.94" calcext:value-type="float">
            <text:p>47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4" calcext:value-type="float">
            <text:p>47,9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17:29:07</text:p>
          </table:table-cell>
          <table:table-cell table:style-name="ce1" office:value-type="string" calcext:value-type="string">
            <text:p>2019-09-19 17:24:44</text:p>
          </table:table-cell>
          <table:table-cell table:style-name="ce1" office:value-type="string" calcext:value-type="string">
            <text:p>2019-09-19 17:29:07</text:p>
          </table:table-cell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]&lt;[Einstellungen.$B$4]; [Einstellungen.$B$2];IF([.D2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YZZ0120-4117191209</text:p>
          </table:table-cell>
          <table:table-cell office:value-type="float" office:value="82.78" calcext:value-type="float">
            <text:p>82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17:42:29</text:p>
          </table:table-cell>
          <table:table-cell table:style-name="ce1" office:value-type="string" calcext:value-type="string">
            <text:p>2019-09-19 17:41:12</text:p>
          </table:table-cell>
          <table:table-cell table:style-name="ce1" office:value-type="string" calcext:value-type="string">
            <text:p>2019-09-19 17:42:29</text:p>
          </table:table-cell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]&lt;[Einstellungen.$B$4]; [Einstellungen.$B$2];IF([.D2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1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XYZZ0074-4918193809</text:p>
          </table:table-cell>
          <table:table-cell office:value-type="float" office:value="88.65" calcext:value-type="float">
            <text:p>88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65" calcext:value-type="float">
            <text:p>88,6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19 18:49:38</text:p>
          </table:table-cell>
          <table:table-cell office:value-type="float" office:value="805" calcext:value-type="float">
            <text:p>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]&lt;[Einstellungen.$B$4]; [Einstellungen.$B$2];IF([.D2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2]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XYZZ0077-072019220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19 20:07:22</text:p>
          </table:table-cell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]&lt;[Einstellungen.$B$4]; [Einstellungen.$B$2];IF([.D2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3])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YZZ0131-4820193709</text:p>
          </table:table-cell>
          <table:table-cell office:value-type="float" office:value="52.37" calcext:value-type="float">
            <text:p>52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7" calcext:value-type="float">
            <text:p>52,3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20:53:08</text:p>
          </table:table-cell>
          <table:table-cell table:style-name="ce1" office:value-type="string" calcext:value-type="string">
            <text:p>2019-09-19 20:48:37</text:p>
          </table:table-cell>
          <table:table-cell table:style-name="ce1" office:value-type="string" calcext:value-type="string">
            <text:p>2019-09-19 20:53:08</text:p>
          </table:table-cell>
          <table:table-cell office:value-type="float" office:value="812" calcext:value-type="float">
            <text:p>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]&lt;[Einstellungen.$B$4]; [Einstellungen.$B$2];IF([.D2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4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YZZ0134-412119130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21:49:53</text:p>
          </table:table-cell>
          <table:table-cell table:style-name="ce1" office:value-type="string" calcext:value-type="string">
            <text:p>2019-09-19 21:41:13</text:p>
          </table:table-cell>
          <table:table-cell table:style-name="ce1" office:value-type="string" calcext:value-type="string">
            <text:p>2019-09-19 21:49:53</text:p>
          </table:table-cell>
          <table:table-cell office:value-type="float" office:value="815" calcext:value-type="float">
            <text:p>8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]&lt;[Einstellungen.$B$4]; [Einstellungen.$B$2];IF([.D2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5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YZZ0142-5521192809</text:p>
          </table:table-cell>
          <table:table-cell office:value-type="float" office:value="125.99" calcext:value-type="float">
            <text:p>125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99" calcext:value-type="float">
            <text:p>125,9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19 21:55:28</text:p>
          </table:table-cell>
          <table:table-cell office:value-type="float" office:value="820" calcext:value-type="float">
            <text:p>8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]&lt;[Einstellungen.$B$4]; [Einstellungen.$B$2];IF([.D2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6]);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YZZ0090-2922194209</text:p>
          </table:table-cell>
          <table:table-cell office:value-type="float" office:value="53.6" calcext:value-type="float">
            <text:p>53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22:30:43</text:p>
          </table:table-cell>
          <table:table-cell table:style-name="ce1" office:value-type="string" calcext:value-type="string">
            <text:p>2019-09-19 22:29:42</text:p>
          </table:table-cell>
          <table:table-cell table:style-name="ce1" office:value-type="string" calcext:value-type="string">
            <text:p>2019-09-19 22:30:43</text:p>
          </table:table-cell>
          <table:table-cell office:value-type="float" office:value="825" calcext:value-type="float">
            <text:p>8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]&lt;[Einstellungen.$B$4]; [Einstellungen.$B$2];IF([.D2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7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YZZ0091-4522194409</text:p>
          </table:table-cell>
          <table:table-cell office:value-type="float" office:value="40.98" calcext:value-type="float">
            <text:p>40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8" calcext:value-type="float">
            <text:p>40,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22:49:12</text:p>
          </table:table-cell>
          <table:table-cell table:style-name="ce1" office:value-type="string" calcext:value-type="string">
            <text:p>2019-09-19 22:45:44</text:p>
          </table:table-cell>
          <table:table-cell table:style-name="ce1" office:value-type="string" calcext:value-type="string">
            <text:p>2019-09-19 22:49:12</text:p>
          </table:table-cell>
          <table:table-cell office:value-type="float" office:value="828" calcext:value-type="float">
            <text:p>8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]&lt;[Einstellungen.$B$4]; [Einstellungen.$B$2];IF([.D2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8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XYZZ0097-1923193009</text:p>
          </table:table-cell>
          <table:table-cell office:value-type="float" office:value="20.24" calcext:value-type="float">
            <text:p>20,24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24.14" calcext:value-type="float">
            <text:p>24,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23:21:21</text:p>
          </table:table-cell>
          <table:table-cell table:style-name="ce1" office:value-type="string" calcext:value-type="string">
            <text:p>2019-09-19 23:19:30</text:p>
          </table:table-cell>
          <table:table-cell table:style-name="ce1" office:value-type="string" calcext:value-type="string">
            <text:p>2019-09-19 23:21:21</text:p>
          </table:table-cell>
          <table:table-cell office:value-type="float" office:value="833" calcext:value-type="float">
            <text:p>8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]&lt;[Einstellungen.$B$4]; [Einstellungen.$B$2];IF([.D2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XYZZ0164-3723195209</text:p>
          </table:table-cell>
          <table:table-cell office:value-type="float" office:value="41.39" calcext:value-type="float">
            <text:p>41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" calcext:value-type="float">
            <text:p>41,3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19 23:48:27</text:p>
          </table:table-cell>
          <table:table-cell table:style-name="ce1" office:value-type="string" calcext:value-type="string">
            <text:p>2019-09-19 23:37:52</text:p>
          </table:table-cell>
          <table:table-cell table:style-name="ce1" office:value-type="string" calcext:value-type="string">
            <text:p>2019-09-19 23:48:27</text:p>
          </table:table-cell>
          <table:table-cell office:value-type="float" office:value="837" calcext:value-type="float">
            <text:p>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]&lt;[Einstellungen.$B$4]; [Einstellungen.$B$2];IF([.D3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YZZ0111-1602191609</text:p>
          </table:table-cell>
          <table:table-cell office:value-type="float" office:value="512.7" calcext:value-type="float">
            <text:p>51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.7" calcext:value-type="float">
            <text:p>512,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2:59:24</text:p>
          </table:table-cell>
          <table:table-cell table:style-name="ce1" office:value-type="string" calcext:value-type="string">
            <text:p>2019-09-20 02:16:16</text:p>
          </table:table-cell>
          <table:table-cell table:style-name="ce1" office:value-type="string" calcext:value-type="string">
            <text:p>2019-09-20 12:59:24</text:p>
          </table:table-cell>
          <table:table-cell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]&lt;[Einstellungen.$B$4]; [Einstellungen.$B$2];IF([.D3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1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XYZZ0114-2904193109</text:p>
          </table:table-cell>
          <table:table-cell office:value-type="float" office:value="82.78" calcext:value-type="float">
            <text:p>82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04:33:48</text:p>
          </table:table-cell>
          <table:table-cell table:style-name="ce1" office:value-type="string" calcext:value-type="string">
            <text:p>2019-09-20 04:29:31</text:p>
          </table:table-cell>
          <table:table-cell table:style-name="ce1" office:value-type="string" calcext:value-type="string">
            <text:p>2019-09-20 04:33:48</text:p>
          </table:table-cell>
          <table:table-cell office:value-type="float" office:value="848" calcext:value-type="float">
            <text:p>8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]&lt;[Einstellungen.$B$4]; [Einstellungen.$B$2];IF([.D3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2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XYZZ0185-5407191209</text:p>
          </table:table-cell>
          <table:table-cell office:value-type="float" office:value="58.73" calcext:value-type="float">
            <text:p>58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3" calcext:value-type="float">
            <text:p>58,7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0 07:54:12</text:p>
          </table:table-cell>
          <table:table-cell office:value-type="float" office:value="852" calcext:value-type="float">
            <text:p>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]&lt;[Einstellungen.$B$4]; [Einstellungen.$B$2];IF([.D3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3]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XYZZ0193-5708191909</text:p>
          </table:table-cell>
          <table:table-cell office:value-type="float" office:value="19.8" calcext:value-type="float">
            <text:p>19,8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,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09:02:29</text:p>
          </table:table-cell>
          <table:table-cell table:style-name="ce1" office:value-type="string" calcext:value-type="string">
            <text:p>2019-09-20 08:57:19</text:p>
          </table:table-cell>
          <table:table-cell table:style-name="ce1" office:value-type="string" calcext:value-type="string">
            <text:p>2019-09-20 09:02:29</text:p>
          </table:table-cell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]&lt;[Einstellungen.$B$4]; [Einstellungen.$B$2];IF([.D3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4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YZZ0196-2209193509</text:p>
          </table:table-cell>
          <table:table-cell office:value-type="float" office:value="125.99" calcext:value-type="float">
            <text:p>125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99" calcext:value-type="float">
            <text:p>125,9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09:26:48</text:p>
          </table:table-cell>
          <table:table-cell table:style-name="ce1" office:value-type="string" calcext:value-type="string">
            <text:p>2019-09-20 09:22:35</text:p>
          </table:table-cell>
          <table:table-cell table:style-name="ce1" office:value-type="string" calcext:value-type="string">
            <text:p>2019-09-20 09:26:48</text:p>
          </table:table-cell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]&lt;[Einstellungen.$B$4]; [Einstellungen.$B$2];IF([.D3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5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XYZZ0121-4209192309</text:p>
          </table:table-cell>
          <table:table-cell office:value-type="float" office:value="125.99" calcext:value-type="float">
            <text:p>125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99" calcext:value-type="float">
            <text:p>125,9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09:43:27</text:p>
          </table:table-cell>
          <table:table-cell table:style-name="ce1" office:value-type="string" calcext:value-type="string">
            <text:p>2019-09-20 09:42:23</text:p>
          </table:table-cell>
          <table:table-cell table:style-name="ce1" office:value-type="string" calcext:value-type="string">
            <text:p>2019-09-20 09:43:27</text:p>
          </table:table-cell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]&lt;[Einstellungen.$B$4]; [Einstellungen.$B$2];IF([.D3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6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XYZZ0126-4909191209</text:p>
          </table:table-cell>
          <table:table-cell office:value-type="float" office:value="46.1" calcext:value-type="float">
            <text:p>46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" calcext:value-type="float">
            <text:p>46,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09:51:31</text:p>
          </table:table-cell>
          <table:table-cell table:style-name="ce1" office:value-type="string" calcext:value-type="string">
            <text:p>2019-09-20 09:49:12</text:p>
          </table:table-cell>
          <table:table-cell table:style-name="ce1" office:value-type="string" calcext:value-type="string">
            <text:p>2019-09-20 09:51:31</text:p>
          </table:table-cell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]&lt;[Einstellungen.$B$4]; [Einstellungen.$B$2];IF([.D3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7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XYZZ0204-1810193109</text:p>
          </table:table-cell>
          <table:table-cell office:value-type="float" office:value="82.78" calcext:value-type="float">
            <text:p>82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0:19:47</text:p>
          </table:table-cell>
          <table:table-cell table:style-name="ce1" office:value-type="string" calcext:value-type="string">
            <text:p>2019-09-20 10:18:31</text:p>
          </table:table-cell>
          <table:table-cell table:style-name="ce1" office:value-type="string" calcext:value-type="string">
            <text:p>2019-09-20 10:19:47</text:p>
          </table:table-cell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]&lt;[Einstellungen.$B$4]; [Einstellungen.$B$2];IF([.D3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XYZZ0130-4610192509</text:p>
          </table:table-cell>
          <table:table-cell office:value-type="float" office:value="41.39" calcext:value-type="float">
            <text:p>41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" calcext:value-type="float">
            <text:p>41,3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0:50:00</text:p>
          </table:table-cell>
          <table:table-cell table:style-name="ce1" office:value-type="string" calcext:value-type="string">
            <text:p>2019-09-20 10:46:25</text:p>
          </table:table-cell>
          <table:table-cell table:style-name="ce1" office:value-type="string" calcext:value-type="string">
            <text:p>2019-09-20 10:50:00</text:p>
          </table:table-cell>
          <table:table-cell office:value-type="float" office:value="875" calcext:value-type="float">
            <text:p>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]&lt;[Einstellungen.$B$4]; [Einstellungen.$B$2];IF([.D3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9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XYZZ0211-2011195709</text:p>
          </table:table-cell>
          <table:table-cell office:value-type="float" office:value="40.48" calcext:value-type="float">
            <text:p>40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" calcext:value-type="float">
            <text:p>40,4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1:21:59</text:p>
          </table:table-cell>
          <table:table-cell table:style-name="ce1" office:value-type="string" calcext:value-type="string">
            <text:p>2019-09-20 11:20:57</text:p>
          </table:table-cell>
          <table:table-cell table:style-name="ce1" office:value-type="string" calcext:value-type="string">
            <text:p>2019-09-20 11:21:59</text:p>
          </table:table-cell>
          <table:table-cell office:value-type="float" office:value="877" calcext:value-type="float">
            <text:p>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]&lt;[Einstellungen.$B$4]; [Einstellungen.$B$2];IF([.D4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0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XYZZ0134-2911194809</text:p>
          </table:table-cell>
          <table:table-cell office:value-type="float" office:value="53.6" calcext:value-type="float">
            <text:p>53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1:33:48</text:p>
          </table:table-cell>
          <table:table-cell table:style-name="ce1" office:value-type="string" calcext:value-type="string">
            <text:p>2019-09-20 11:29:48</text:p>
          </table:table-cell>
          <table:table-cell table:style-name="ce1" office:value-type="string" calcext:value-type="string">
            <text:p>2019-09-20 11:33:48</text:p>
          </table:table-cell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]&lt;[Einstellungen.$B$4]; [Einstellungen.$B$2];IF([.D4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1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XYZZ0215-5911193309</text:p>
          </table:table-cell>
          <table:table-cell office:value-type="float" office:value="59.4" calcext:value-type="float">
            <text:p>5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2:00:46</text:p>
          </table:table-cell>
          <table:table-cell table:style-name="ce1" office:value-type="string" calcext:value-type="string">
            <text:p>2019-09-20 11:59:33</text:p>
          </table:table-cell>
          <table:table-cell table:style-name="ce1" office:value-type="string" calcext:value-type="string">
            <text:p>2019-09-20 12:00:46</text:p>
          </table:table-cell>
          <table:table-cell office:value-type="float" office:value="881" calcext:value-type="float">
            <text:p>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]&lt;[Einstellungen.$B$4]; [Einstellungen.$B$2];IF([.D4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2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XYZZ0137-3212191209</text:p>
          </table:table-cell>
          <table:table-cell office:value-type="float" office:value="51.65" calcext:value-type="float">
            <text:p>51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65" calcext:value-type="float">
            <text:p>51,6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09-20 12:32:12</text:p>
          </table:table-cell>
          <table:table-cell table:style-name="ce1" office:value-type="string" calcext:value-type="string">
            <text:p>2019-09-20 12:34:55</text:p>
          </table:table-cell>
          <table:table-cell office:value-type="float" office:value="883" calcext:value-type="float">
            <text:p>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]&lt;[Einstellungen.$B$4]; [Einstellungen.$B$2];IF([.D4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3]);&quot;&quot;)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XYZZ0142-3814195109</text:p>
          </table:table-cell>
          <table:table-cell office:value-type="float" office:value="44.04" calcext:value-type="float">
            <text:p>44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4" calcext:value-type="float">
            <text:p>44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4:40:02</text:p>
          </table:table-cell>
          <table:table-cell table:style-name="ce1" office:value-type="string" calcext:value-type="string">
            <text:p>2019-09-20 14:38:51</text:p>
          </table:table-cell>
          <table:table-cell table:style-name="ce1" office:value-type="string" calcext:value-type="string">
            <text:p>2019-09-20 14:40:02</text:p>
          </table:table-cell>
          <table:table-cell office:value-type="float" office:value="887" calcext:value-type="float">
            <text:p>8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]&lt;[Einstellungen.$B$4]; [Einstellungen.$B$2];IF([.D4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4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XYZZ0145-0315190009</text:p>
          </table:table-cell>
          <table:table-cell office:value-type="float" office:value="77.68" calcext:value-type="float">
            <text:p>77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8" calcext:value-type="float">
            <text:p>77,6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5:06:07</text:p>
          </table:table-cell>
          <table:table-cell table:style-name="ce1" office:value-type="string" calcext:value-type="string">
            <text:p>2019-09-20 15:03:00</text:p>
          </table:table-cell>
          <table:table-cell table:style-name="ce1" office:value-type="string" calcext:value-type="string">
            <text:p>2019-09-20 15:06:07</text:p>
          </table:table-cell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]&lt;[Einstellungen.$B$4]; [Einstellungen.$B$2];IF([.D4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5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XYZZ0226-5315192509</text:p>
          </table:table-cell>
          <table:table-cell office:value-type="float" office:value="40.48" calcext:value-type="float">
            <text:p>40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8" calcext:value-type="float">
            <text:p>40,4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5:55:20</text:p>
          </table:table-cell>
          <table:table-cell table:style-name="ce1" office:value-type="string" calcext:value-type="string">
            <text:p>2019-09-20 15:53:25</text:p>
          </table:table-cell>
          <table:table-cell table:style-name="ce1" office:value-type="string" calcext:value-type="string">
            <text:p>2019-09-20 15:55:20</text:p>
          </table:table-cell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]&lt;[Einstellungen.$B$4]; [Einstellungen.$B$2];IF([.D4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6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XYZZ0149-0417191709</text:p>
          </table:table-cell>
          <table:table-cell office:value-type="float" office:value="13.94" calcext:value-type="float">
            <text:p>13,94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7:05:56</text:p>
          </table:table-cell>
          <table:table-cell table:style-name="ce1" office:value-type="string" calcext:value-type="string">
            <text:p>2019-09-20 17:04:17</text:p>
          </table:table-cell>
          <table:table-cell table:style-name="ce1" office:value-type="string" calcext:value-type="string">
            <text:p>2019-09-20 17:05:56</text:p>
          </table:table-cell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]&lt;[Einstellungen.$B$4]; [Einstellungen.$B$2];IF([.D4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7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XYZZ0150-3118191809</text:p>
          </table:table-cell>
          <table:table-cell office:value-type="float" office:value="42.86" calcext:value-type="float">
            <text:p>42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6" calcext:value-type="float">
            <text:p>42,8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18:33:04</text:p>
          </table:table-cell>
          <table:table-cell table:style-name="ce1" office:value-type="string" calcext:value-type="string">
            <text:p>2019-09-20 18:31:18</text:p>
          </table:table-cell>
          <table:table-cell table:style-name="ce1" office:value-type="string" calcext:value-type="string">
            <text:p>2019-09-20 18:33:04</text:p>
          </table:table-cell>
          <table:table-cell office:value-type="float" office:value="903" calcext:value-type="float">
            <text:p>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]&lt;[Einstellungen.$B$4]; [Einstellungen.$B$2];IF([.D4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YZZ0237-3118194809</text:p>
          </table:table-cell>
          <table:table-cell office:value-type="float" office:value="129.57" calcext:value-type="float">
            <text:p>129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57" calcext:value-type="float">
            <text:p>129,5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0 18:31:48</text:p>
          </table:table-cell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]&lt;[Einstellungen.$B$4]; [Einstellungen.$B$2];IF([.D4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9]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XYZZ0155-0920195209</text:p>
          </table:table-cell>
          <table:table-cell office:value-type="float" office:value="43.26" calcext:value-type="float">
            <text:p>43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6" calcext:value-type="float">
            <text:p>43,2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20:12:27</text:p>
          </table:table-cell>
          <table:table-cell table:style-name="ce1" office:value-type="string" calcext:value-type="string">
            <text:p>2019-09-20 20:09:52</text:p>
          </table:table-cell>
          <table:table-cell table:style-name="ce1" office:value-type="string" calcext:value-type="string">
            <text:p>2019-09-20 20:12:27</text:p>
          </table:table-cell>
          <table:table-cell office:value-type="float" office:value="906" calcext:value-type="float">
            <text:p>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]&lt;[Einstellungen.$B$4]; [Einstellungen.$B$2];IF([.D5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0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YZZ0244-0821195209</text:p>
          </table:table-cell>
          <table:table-cell office:value-type="float" office:value="38.52" calcext:value-type="float">
            <text:p>38,5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42.42" calcext:value-type="float">
            <text:p>42,4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0 21:10:31</text:p>
          </table:table-cell>
          <table:table-cell table:style-name="ce1" office:value-type="string" calcext:value-type="string">
            <text:p>2019-09-20 21:08:52</text:p>
          </table:table-cell>
          <table:table-cell table:style-name="ce1" office:value-type="string" calcext:value-type="string">
            <text:p>2019-09-20 21:10:31</text:p>
          </table:table-cell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]&lt;[Einstellungen.$B$4]; [Einstellungen.$B$2];IF([.D5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1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XYZZ0163-2205191309</text:p>
          </table:table-cell>
          <table:table-cell office:value-type="float" office:value="40.2" calcext:value-type="float">
            <text:p>4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" calcext:value-type="float">
            <text:p>40,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1 05:22:13</text:p>
          </table:table-cell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]&lt;[Einstellungen.$B$4]; [Einstellungen.$B$2];IF([.D5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2]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XYZZ0255-1809190309</text:p>
          </table:table-cell>
          <table:table-cell office:value-type="float" office:value="40.47" calcext:value-type="float">
            <text:p>40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7" calcext:value-type="float">
            <text:p>40,4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09:19:09</text:p>
          </table:table-cell>
          <table:table-cell table:style-name="ce1" office:value-type="string" calcext:value-type="string">
            <text:p>2019-09-21 09:18:03</text:p>
          </table:table-cell>
          <table:table-cell table:style-name="ce1" office:value-type="string" calcext:value-type="string">
            <text:p>2019-09-21 09:19:09</text:p>
          </table:table-cell>
          <table:table-cell office:value-type="float" office:value="920" calcext:value-type="float">
            <text:p>9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]&lt;[Einstellungen.$B$4]; [Einstellungen.$B$2];IF([.D5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3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XYZZ0259-0610193609</text:p>
          </table:table-cell>
          <table:table-cell office:value-type="float" office:value="41.39" calcext:value-type="float">
            <text:p>41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" calcext:value-type="float">
            <text:p>41,3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0:08:53</text:p>
          </table:table-cell>
          <table:table-cell table:style-name="ce1" office:value-type="string" calcext:value-type="string">
            <text:p>2019-09-21 10:06:36</text:p>
          </table:table-cell>
          <table:table-cell table:style-name="ce1" office:value-type="string" calcext:value-type="string">
            <text:p>2019-09-21 10:08:53</text:p>
          </table:table-cell>
          <table:table-cell office:value-type="float" office:value="923" calcext:value-type="float">
            <text:p>9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]&lt;[Einstellungen.$B$4]; [Einstellungen.$B$2];IF([.D5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XYZZ0169-0411193309</text:p>
          </table:table-cell>
          <table:table-cell office:value-type="float" office:value="82.78" calcext:value-type="float">
            <text:p>82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1:11:38</text:p>
          </table:table-cell>
          <table:table-cell table:style-name="ce1" office:value-type="string" calcext:value-type="string">
            <text:p>2019-09-21 11:04:33</text:p>
          </table:table-cell>
          <table:table-cell table:style-name="ce1" office:value-type="string" calcext:value-type="string">
            <text:p>2019-09-21 11:11:38</text:p>
          </table:table-cell>
          <table:table-cell office:value-type="float" office:value="929" calcext:value-type="float">
            <text:p>9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]&lt;[Einstellungen.$B$4]; [Einstellungen.$B$2];IF([.D5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5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XYZZ0273-0212193809</text:p>
          </table:table-cell>
          <table:table-cell office:value-type="float" office:value="36.15" calcext:value-type="float">
            <text:p>36,1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0.14" calcext:value-type="float">
            <text:p>40,1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1 12:02:38</text:p>
          </table:table-cell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]&lt;[Einstellungen.$B$4]; [Einstellungen.$B$2];IF([.D5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6]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XYZZ0186-5512193909</text:p>
          </table:table-cell>
          <table:table-cell office:value-type="float" office:value="125.99" calcext:value-type="float">
            <text:p>125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99" calcext:value-type="float">
            <text:p>125,9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09-21 12:55:39</text:p>
          </table:table-cell>
          <table:table-cell table:style-name="ce1" office:value-type="string" calcext:value-type="string">
            <text:p>2019-09-21 12:59:11</text:p>
          </table:table-cell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]&lt;[Einstellungen.$B$4]; [Einstellungen.$B$2];IF([.D5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7]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XYZZ0284-1313190909</text:p>
          </table:table-cell>
          <table:table-cell office:value-type="float" office:value="6.79" calcext:value-type="float">
            <text:p>6,7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1 13:13:09</text:p>
          </table:table-cell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]&lt;[Einstellungen.$B$4]; [Einstellungen.$B$2];IF([.D5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8]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XYZZ0183-3513194009</text:p>
          </table:table-cell>
          <table:table-cell office:value-type="float" office:value="125.99" calcext:value-type="float">
            <text:p>125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99" calcext:value-type="float">
            <text:p>125,9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3:38:07</text:p>
          </table:table-cell>
          <table:table-cell table:style-name="ce1" office:value-type="string" calcext:value-type="string">
            <text:p>2019-09-21 13:35:40</text:p>
          </table:table-cell>
          <table:table-cell table:style-name="ce1" office:value-type="string" calcext:value-type="string">
            <text:p>2019-09-21 13:38:07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]&lt;[Einstellungen.$B$4]; [Einstellungen.$B$2];IF([.D5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9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XYZZ0188-1415194209</text:p>
          </table:table-cell>
          <table:table-cell office:value-type="float" office:value="22.86" calcext:value-type="float">
            <text:p>22,8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6.85" calcext:value-type="float">
            <text:p>26,8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5:17:01</text:p>
          </table:table-cell>
          <table:table-cell table:style-name="ce1" office:value-type="string" calcext:value-type="string">
            <text:p>2019-09-21 15:14:42</text:p>
          </table:table-cell>
          <table:table-cell table:style-name="ce1" office:value-type="string" calcext:value-type="string">
            <text:p>2019-09-21 15:17:01</text:p>
          </table:table-cell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]&lt;[Einstellungen.$B$4]; [Einstellungen.$B$2];IF([.D6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0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XYZZ0299-1615193309</text:p>
          </table:table-cell>
          <table:table-cell office:value-type="float" office:value="35.37" calcext:value-type="float">
            <text:p>35,3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9.36" calcext:value-type="float">
            <text:p>39,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5:18:06</text:p>
          </table:table-cell>
          <table:table-cell table:style-name="ce1" office:value-type="string" calcext:value-type="string">
            <text:p>2019-09-21 15:16:33</text:p>
          </table:table-cell>
          <table:table-cell table:style-name="ce1" office:value-type="string" calcext:value-type="string">
            <text:p>2019-09-21 15:18:06</text:p>
          </table:table-cell>
          <table:table-cell office:value-type="float" office:value="957" calcext:value-type="float">
            <text:p>9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]&lt;[Einstellungen.$B$4]; [Einstellungen.$B$2];IF([.D6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1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XYZZ0197-2115190809</text:p>
          </table:table-cell>
          <table:table-cell office:value-type="float" office:value="26.96" calcext:value-type="float">
            <text:p>26,9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0.95" calcext:value-type="float">
            <text:p>30,9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09-21 15:21:08</text:p>
          </table:table-cell>
          <table:table-cell table:style-name="ce1" office:value-type="string" calcext:value-type="string">
            <text:p>2019-09-21 15:22:18</text:p>
          </table:table-cell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]&lt;[Einstellungen.$B$4]; [Einstellungen.$B$2];IF([.D6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2]);&quot;&quot;)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XYZZ0303-2515190709</text:p>
          </table:table-cell>
          <table:table-cell office:value-type="float" office:value="46.05" calcext:value-type="float">
            <text:p>46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05" calcext:value-type="float">
            <text:p>46,0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5:31:23</text:p>
          </table:table-cell>
          <table:table-cell table:style-name="ce1" office:value-type="string" calcext:value-type="string">
            <text:p>2019-09-21 15:25:07</text:p>
          </table:table-cell>
          <table:table-cell table:style-name="ce1" office:value-type="string" calcext:value-type="string">
            <text:p>2019-09-21 15:31:23</text:p>
          </table:table-cell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]&lt;[Einstellungen.$B$4]; [Einstellungen.$B$2];IF([.D6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3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XYZZ0306-3315190209</text:p>
          </table:table-cell>
          <table:table-cell office:value-type="float" office:value="11.43" calcext:value-type="float">
            <text:p>11,4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5:34:00</text:p>
          </table:table-cell>
          <table:table-cell table:style-name="ce1" office:value-type="string" calcext:value-type="string">
            <text:p>2019-09-21 15:33:02</text:p>
          </table:table-cell>
          <table:table-cell table:style-name="ce1" office:value-type="string" calcext:value-type="string">
            <text:p>2019-09-21 15:34:00</text:p>
          </table:table-cell>
          <table:table-cell office:value-type="float" office:value="966" calcext:value-type="float">
            <text:p>9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]&lt;[Einstellungen.$B$4]; [Einstellungen.$B$2];IF([.D6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XYZZ0200-3615195609</text:p>
          </table:table-cell>
          <table:table-cell office:value-type="float" office:value="19.05" calcext:value-type="float">
            <text:p>19,0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3.04" calcext:value-type="float">
            <text:p>23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5:37:38</text:p>
          </table:table-cell>
          <table:table-cell table:style-name="ce1" office:value-type="string" calcext:value-type="string">
            <text:p>2019-09-21 15:36:56</text:p>
          </table:table-cell>
          <table:table-cell table:style-name="ce1" office:value-type="string" calcext:value-type="string">
            <text:p>2019-09-21 15:37:38</text:p>
          </table:table-cell>
          <table:table-cell office:value-type="float" office:value="967" calcext:value-type="float">
            <text:p>9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]&lt;[Einstellungen.$B$4]; [Einstellungen.$B$2];IF([.D6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5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XYZZ0202-0716195709</text:p>
          </table:table-cell>
          <table:table-cell office:value-type="float" office:value="21.96" calcext:value-type="float">
            <text:p>21,9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5.95" calcext:value-type="float">
            <text:p>25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6:09:29</text:p>
          </table:table-cell>
          <table:table-cell table:style-name="ce1" office:value-type="string" calcext:value-type="string">
            <text:p>2019-09-21 16:07:57</text:p>
          </table:table-cell>
          <table:table-cell table:style-name="ce1" office:value-type="string" calcext:value-type="string">
            <text:p>2019-09-21 16:09:29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]&lt;[Einstellungen.$B$4]; [Einstellungen.$B$2];IF([.D6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6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XYZZ0211-2616192009</text:p>
          </table:table-cell>
          <table:table-cell office:value-type="float" office:value="95.4" calcext:value-type="float">
            <text:p>9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4" calcext:value-type="float">
            <text:p>95,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6:29:44</text:p>
          </table:table-cell>
          <table:table-cell table:style-name="ce1" office:value-type="string" calcext:value-type="string">
            <text:p>2019-09-21 16:26:20</text:p>
          </table:table-cell>
          <table:table-cell table:style-name="ce1" office:value-type="string" calcext:value-type="string">
            <text:p>2019-09-21 16:29:44</text:p>
          </table:table-cell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]&lt;[Einstellungen.$B$4]; [Einstellungen.$B$2];IF([.D6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7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XYZZ0328-2916190409</text:p>
          </table:table-cell>
          <table:table-cell office:value-type="float" office:value="15.18" calcext:value-type="float">
            <text:p>15,1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9.17" calcext:value-type="float">
            <text:p>19,1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6:29:58</text:p>
          </table:table-cell>
          <table:table-cell table:style-name="ce1" office:value-type="string" calcext:value-type="string">
            <text:p>2019-09-21 16:29:04</text:p>
          </table:table-cell>
          <table:table-cell table:style-name="ce1" office:value-type="string" calcext:value-type="string">
            <text:p>2019-09-21 16:29:58</text:p>
          </table:table-cell>
          <table:table-cell office:value-type="float" office:value="983" calcext:value-type="float">
            <text:p>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]&lt;[Einstellungen.$B$4]; [Einstellungen.$B$2];IF([.D6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8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XYZZ0215-3116191009</text:p>
          </table:table-cell>
          <table:table-cell office:value-type="float" office:value="30.78" calcext:value-type="float">
            <text:p>30,7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6:33:30</text:p>
          </table:table-cell>
          <table:table-cell table:style-name="ce1" office:value-type="string" calcext:value-type="string">
            <text:p>2019-09-21 16:31:10</text:p>
          </table:table-cell>
          <table:table-cell table:style-name="ce1" office:value-type="string" calcext:value-type="string">
            <text:p>2019-09-21 16:33:30</text:p>
          </table:table-cell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]&lt;[Einstellungen.$B$4]; [Einstellungen.$B$2];IF([.D6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9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XYZZ0218-4016190709</text:p>
          </table:table-cell>
          <table:table-cell office:value-type="float" office:value="77.73" calcext:value-type="float">
            <text:p>77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73" calcext:value-type="float">
            <text:p>77,7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6:44:00</text:p>
          </table:table-cell>
          <table:table-cell table:style-name="ce1" office:value-type="string" calcext:value-type="string">
            <text:p>2019-09-21 16:40:07</text:p>
          </table:table-cell>
          <table:table-cell table:style-name="ce1" office:value-type="string" calcext:value-type="string">
            <text:p>2019-09-21 16:44:00</text:p>
          </table:table-cell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]&lt;[Einstellungen.$B$4]; [Einstellungen.$B$2];IF([.D7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0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XYZZ0216-3717193509</text:p>
          </table:table-cell>
          <table:table-cell office:value-type="float" office:value="20.63" calcext:value-type="float">
            <text:p>20,6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4.62" calcext:value-type="float">
            <text:p>24,6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1 17:37:35</text:p>
          </table:table-cell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]&lt;[Einstellungen.$B$4]; [Einstellungen.$B$2];IF([.D7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1]);&quot;&quot;)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XYZZ0339-4117195909</text:p>
          </table:table-cell>
          <table:table-cell office:value-type="float" office:value="43.47" calcext:value-type="float">
            <text:p>43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7" calcext:value-type="float">
            <text:p>43,4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7:44:01</text:p>
          </table:table-cell>
          <table:table-cell table:style-name="ce1" office:value-type="string" calcext:value-type="string">
            <text:p>2019-09-21 17:41:59</text:p>
          </table:table-cell>
          <table:table-cell table:style-name="ce1" office:value-type="string" calcext:value-type="string">
            <text:p>2019-09-21 17:44:01</text:p>
          </table:table-cell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]&lt;[Einstellungen.$B$4]; [Einstellungen.$B$2];IF([.D7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2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XYZZ0343-2718194609</text:p>
          </table:table-cell>
          <table:table-cell office:value-type="float" office:value="19.86" calcext:value-type="float">
            <text:p>19,8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3.85" calcext:value-type="float">
            <text:p>23,8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1 18:31:09</text:p>
          </table:table-cell>
          <table:table-cell table:style-name="ce1" office:value-type="string" calcext:value-type="string">
            <text:p>2019-09-21 18:27:46</text:p>
          </table:table-cell>
          <table:table-cell table:style-name="ce1" office:value-type="string" calcext:value-type="string">
            <text:p>2019-09-21 18:31:09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]&lt;[Einstellungen.$B$4]; [Einstellungen.$B$2];IF([.D7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3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XYZZ0227-0823192109</text:p>
          </table:table-cell>
          <table:table-cell office:value-type="float" office:value="51.75" calcext:value-type="float">
            <text:p>51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75" calcext:value-type="float">
            <text:p>51,7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1 23:08:21</text:p>
          </table:table-cell>
          <table:table-cell office:value-type="float" office:value="998" calcext:value-type="float">
            <text:p>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]&lt;[Einstellungen.$B$4]; [Einstellungen.$B$2];IF([.D7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4]);&quot;&quot;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XYZZ0223-1101193609</text:p>
          </table:table-cell>
          <table:table-cell office:value-type="float" office:value="76.95" calcext:value-type="float">
            <text:p>76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95" calcext:value-type="float">
            <text:p>76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01:15:44</text:p>
          </table:table-cell>
          <table:table-cell table:style-name="ce1" office:value-type="string" calcext:value-type="string">
            <text:p>2019-09-22 01:11:36</text:p>
          </table:table-cell>
          <table:table-cell table:style-name="ce1" office:value-type="string" calcext:value-type="string">
            <text:p>2019-09-22 01:15:44</text:p>
          </table:table-cell>
          <table:table-cell office:value-type="float" office:value="1001" calcext:value-type="float">
            <text:p>1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]&lt;[Einstellungen.$B$4]; [Einstellungen.$B$2];IF([.D7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XYZZ0354-0402190509</text:p>
          </table:table-cell>
          <table:table-cell office:value-type="float" office:value="65.7" calcext:value-type="float">
            <text:p>6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7" calcext:value-type="float">
            <text:p>65,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09-22 02:04:05</text:p>
          </table:table-cell>
          <table:table-cell table:style-name="ce1" office:value-type="string" calcext:value-type="string">
            <text:p>2019-09-22 02:04:06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]&lt;[Einstellungen.$B$4]; [Einstellungen.$B$2];IF([.D7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6]);&quot;&quot;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XYZZ0238-2402193909</text:p>
          </table:table-cell>
          <table:table-cell office:value-type="float" office:value="83.58" calcext:value-type="float">
            <text:p>83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58" calcext:value-type="float">
            <text:p>83,5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02:30:52</text:p>
          </table:table-cell>
          <table:table-cell table:style-name="ce1" office:value-type="string" calcext:value-type="string">
            <text:p>2019-09-22 02:24:39</text:p>
          </table:table-cell>
          <table:table-cell table:style-name="ce1" office:value-type="string" calcext:value-type="string">
            <text:p>2019-09-22 02:30:52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7]&lt;[Einstellungen.$B$4]; [Einstellungen.$B$2];IF([.D7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XYZZ0368-5608190809</text:p>
          </table:table-cell>
          <table:table-cell office:value-type="float" office:value="20.94" calcext:value-type="float">
            <text:p>20,9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4.93" calcext:value-type="float">
            <text:p>24,9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08:56:59</text:p>
          </table:table-cell>
          <table:table-cell table:style-name="ce1" office:value-type="string" calcext:value-type="string">
            <text:p>2019-09-22 08:56:08</text:p>
          </table:table-cell>
          <table:table-cell table:style-name="ce1" office:value-type="string" calcext:value-type="string">
            <text:p>2019-09-22 08:56:59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8]&lt;[Einstellungen.$B$4]; [Einstellungen.$B$2];IF([.D7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YZZ0242-0609194309</text:p>
          </table:table-cell>
          <table:table-cell office:value-type="float" office:value="24.9" calcext:value-type="float">
            <text:p>24,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8.89" calcext:value-type="float">
            <text:p>28,8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09:09:20</text:p>
          </table:table-cell>
          <table:table-cell table:style-name="ce1" office:value-type="string" calcext:value-type="string">
            <text:p>2019-09-22 09:06:43</text:p>
          </table:table-cell>
          <table:table-cell table:style-name="ce1" office:value-type="string" calcext:value-type="string">
            <text:p>2019-09-22 09:09:20</text:p>
          </table:table-cell>
          <table:table-cell office:value-type="float" office:value="1017" calcext:value-type="float">
            <text:p>1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9]&lt;[Einstellungen.$B$4]; [Einstellungen.$B$2];IF([.D7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XYZZ0372-2509191509</text:p>
          </table:table-cell>
          <table:table-cell office:value-type="float" office:value="50.22" calcext:value-type="float">
            <text:p>5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2" calcext:value-type="float">
            <text:p>50,2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09:27:41</text:p>
          </table:table-cell>
          <table:table-cell table:style-name="ce1" office:value-type="string" calcext:value-type="string">
            <text:p>2019-09-22 09:25:15</text:p>
          </table:table-cell>
          <table:table-cell table:style-name="ce1" office:value-type="string" calcext:value-type="string">
            <text:p>2019-09-22 09:27:41</text:p>
          </table:table-cell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0]&lt;[Einstellungen.$B$4]; [Einstellungen.$B$2];IF([.D8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80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XYZZ0376-4109193209</text:p>
          </table:table-cell>
          <table:table-cell office:value-type="float" office:value="42.38" calcext:value-type="float">
            <text:p>42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8" calcext:value-type="float">
            <text:p>42,3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09:43:19</text:p>
          </table:table-cell>
          <table:table-cell table:style-name="ce1" office:value-type="string" calcext:value-type="string">
            <text:p>2019-09-22 09:41:32</text:p>
          </table:table-cell>
          <table:table-cell table:style-name="ce1" office:value-type="string" calcext:value-type="string">
            <text:p>2019-09-22 09:43:19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1]&lt;[Einstellungen.$B$4]; [Einstellungen.$B$2];IF([.D8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81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XYZZ0383-5809194409</text:p>
          </table:table-cell>
          <table:table-cell office:value-type="float" office:value="30.48" calcext:value-type="float">
            <text:p>30,4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4.47" calcext:value-type="float">
            <text:p>34,4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2 09:58:44</text:p>
          </table:table-cell>
          <table:table-cell office:value-type="float" office:value="1027" calcext:value-type="float">
            <text:p>10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2]&lt;[Einstellungen.$B$4]; [Einstellungen.$B$2];IF([.D8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82]);&quot;&quot;)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XYZZ0387-0010192609</text:p>
          </table:table-cell>
          <table:table-cell office:value-type="float" office:value="38.11" calcext:value-type="float">
            <text:p>38,1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,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10:20:50</text:p>
          </table:table-cell>
          <table:table-cell table:style-name="ce1" office:value-type="string" calcext:value-type="string">
            <text:p>2019-09-22 10:00:26</text:p>
          </table:table-cell>
          <table:table-cell table:style-name="ce1" office:value-type="string" calcext:value-type="string">
            <text:p>2019-09-22 10:20:50</text:p>
          </table:table-cell>
          <table:table-cell office:value-type="float" office:value="1030" calcext:value-type="float">
            <text:p>10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3]&lt;[Einstellungen.$B$4]; [Einstellungen.$B$2];IF([.D8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83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XYZZ0256-3114192009</text:p>
          </table:table-cell>
          <table:table-cell office:value-type="float" office:value="54.63" calcext:value-type="float">
            <text:p>54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63" calcext:value-type="float">
            <text:p>54,6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14:33:26</text:p>
          </table:table-cell>
          <table:table-cell table:style-name="ce1" office:value-type="string" calcext:value-type="string">
            <text:p>2019-09-22 14:31:20</text:p>
          </table:table-cell>
          <table:table-cell table:style-name="ce1" office:value-type="string" calcext:value-type="string">
            <text:p>2019-09-22 14:33:26</text:p>
          </table:table-cell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4]&lt;[Einstellungen.$B$4]; [Einstellungen.$B$2];IF([.D8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8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XYZZ0390-1415193909</text:p>
          </table:table-cell>
          <table:table-cell office:value-type="float" office:value="5.84" calcext:value-type="float">
            <text:p>5,8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9.83" calcext:value-type="float">
            <text:p>9,8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15:16:44</text:p>
          </table:table-cell>
          <table:table-cell table:style-name="ce1" office:value-type="string" calcext:value-type="string">
            <text:p>2019-09-22 15:14:39</text:p>
          </table:table-cell>
          <table:table-cell table:style-name="ce1" office:value-type="string" calcext:value-type="string">
            <text:p>2019-09-22 15:16:44</text:p>
          </table:table-cell>
          <table:table-cell office:value-type="float" office:value="1034" calcext:value-type="float">
            <text:p>1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5]&lt;[Einstellungen.$B$4]; [Einstellungen.$B$2];IF([.D8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8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XYZZ0394-0917191709</text:p>
          </table:table-cell>
          <table:table-cell office:value-type="float" office:value="43.7" calcext:value-type="float">
            <text:p>4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" calcext:value-type="float">
            <text:p>43,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17:11:26</text:p>
          </table:table-cell>
          <table:table-cell table:style-name="ce1" office:value-type="string" calcext:value-type="string">
            <text:p>2019-09-22 17:09:17</text:p>
          </table:table-cell>
          <table:table-cell table:style-name="ce1" office:value-type="string" calcext:value-type="string">
            <text:p>2019-09-22 17:11:26</text:p>
          </table:table-cell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6]&lt;[Einstellungen.$B$4]; [Einstellungen.$B$2];IF([.D8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8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XYZZ0398-0718194009</text:p>
          </table:table-cell>
          <table:table-cell office:value-type="float" office:value="30.96" calcext:value-type="float">
            <text:p>30,9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4.95" calcext:value-type="float">
            <text:p>34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18:12:40</text:p>
          </table:table-cell>
          <table:table-cell table:style-name="ce1" office:value-type="string" calcext:value-type="string">
            <text:p>2019-09-22 18:07:40</text:p>
          </table:table-cell>
          <table:table-cell table:style-name="ce1" office:value-type="string" calcext:value-type="string">
            <text:p>2019-09-22 18:12:40</text:p>
          </table:table-cell>
          <table:table-cell office:value-type="float" office:value="1041" calcext:value-type="float">
            <text:p>1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7]&lt;[Einstellungen.$B$4]; [Einstellungen.$B$2];IF([.D8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8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XYZZ0401-2018192909</text:p>
          </table:table-cell>
          <table:table-cell office:value-type="float" office:value="550.9" calcext:value-type="float">
            <text:p>55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.9" calcext:value-type="float">
            <text:p>550,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18:26:33</text:p>
          </table:table-cell>
          <table:table-cell table:style-name="ce1" office:value-type="string" calcext:value-type="string">
            <text:p>2019-09-22 18:20:29</text:p>
          </table:table-cell>
          <table:table-cell table:style-name="ce1" office:value-type="string" calcext:value-type="string">
            <text:p>2019-09-22 18:26:33</text:p>
          </table:table-cell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8]&lt;[Einstellungen.$B$4]; [Einstellungen.$B$2];IF([.D8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8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XYZZ0405-0419195609</text:p>
          </table:table-cell>
          <table:table-cell office:value-type="float" office:value="51.12" calcext:value-type="float">
            <text:p>51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19:08:36</text:p>
          </table:table-cell>
          <table:table-cell table:style-name="ce1" office:value-type="string" calcext:value-type="string">
            <text:p>2019-09-22 19:04:56</text:p>
          </table:table-cell>
          <table:table-cell table:style-name="ce1" office:value-type="string" calcext:value-type="string">
            <text:p>2019-09-22 19:08:36</text:p>
          </table:table-cell>
          <table:table-cell office:value-type="float" office:value="1046" calcext:value-type="float">
            <text:p>1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89]&lt;[Einstellungen.$B$4]; [Einstellungen.$B$2];IF([.D8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8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XYZZ0266-0220191509</text:p>
          </table:table-cell>
          <table:table-cell office:value-type="float" office:value="42.46" calcext:value-type="float">
            <text:p>42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6" calcext:value-type="float">
            <text:p>42,4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20:11:07</text:p>
          </table:table-cell>
          <table:table-cell table:style-name="ce1" office:value-type="string" calcext:value-type="string">
            <text:p>2019-09-22 20:02:15</text:p>
          </table:table-cell>
          <table:table-cell table:style-name="ce1" office:value-type="string" calcext:value-type="string">
            <text:p>2019-09-22 20:11:07</text:p>
          </table:table-cell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0]&lt;[Einstellungen.$B$4]; [Einstellungen.$B$2];IF([.D9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90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XYZZ0412-0322194709</text:p>
          </table:table-cell>
          <table:table-cell office:value-type="float" office:value="23.04" calcext:value-type="float">
            <text:p>23,0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7.03" calcext:value-type="float">
            <text:p>27,0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22:06:47</text:p>
          </table:table-cell>
          <table:table-cell table:style-name="ce1" office:value-type="string" calcext:value-type="string">
            <text:p>2019-09-22 22:03:47</text:p>
          </table:table-cell>
          <table:table-cell table:style-name="ce1" office:value-type="string" calcext:value-type="string">
            <text:p>2019-09-22 22:06:47</text:p>
          </table:table-cell>
          <table:table-cell office:value-type="float" office:value="1053" calcext:value-type="float">
            <text:p>10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1]&lt;[Einstellungen.$B$4]; [Einstellungen.$B$2];IF([.D9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91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XYZZ0276-2622194309</text:p>
          </table:table-cell>
          <table:table-cell office:value-type="float" office:value="175.9" calcext:value-type="float">
            <text:p>17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9" calcext:value-type="float">
            <text:p>175,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2 22:26:43</text:p>
          </table:table-cell>
          <table:table-cell office:value-type="float" office:value="1057" calcext:value-type="float">
            <text:p>10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2]&lt;[Einstellungen.$B$4]; [Einstellungen.$B$2];IF([.D9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92]);&quot;&quot;)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XYZZ0273-2922191909</text:p>
          </table:table-cell>
          <table:table-cell office:value-type="float" office:value="40.32" calcext:value-type="float">
            <text:p>40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2" calcext:value-type="float">
            <text:p>40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22:31:16</text:p>
          </table:table-cell>
          <table:table-cell table:style-name="ce1" office:value-type="string" calcext:value-type="string">
            <text:p>2019-09-22 22:29:19</text:p>
          </table:table-cell>
          <table:table-cell table:style-name="ce1" office:value-type="string" calcext:value-type="string">
            <text:p>2019-09-22 22:31:16</text:p>
          </table:table-cell>
          <table:table-cell office:value-type="float" office:value="1060" calcext:value-type="float">
            <text:p>10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3]&lt;[Einstellungen.$B$4]; [Einstellungen.$B$2];IF([.D9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93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XYZZ0423-2623193509</text:p>
          </table:table-cell>
          <table:table-cell office:value-type="float" office:value="45.01" calcext:value-type="float">
            <text:p>45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01" calcext:value-type="float">
            <text:p>45,0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2 23:29:27</text:p>
          </table:table-cell>
          <table:table-cell table:style-name="ce1" office:value-type="string" calcext:value-type="string">
            <text:p>2019-09-22 23:26:35</text:p>
          </table:table-cell>
          <table:table-cell table:style-name="ce1" office:value-type="string" calcext:value-type="string">
            <text:p>2019-09-22 23:29:27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4]&lt;[Einstellungen.$B$4]; [Einstellungen.$B$2];IF([.D9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9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XYZZ0431-2709190509</text:p>
          </table:table-cell>
          <table:table-cell office:value-type="float" office:value="46.56" calcext:value-type="float">
            <text:p>46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6" calcext:value-type="float">
            <text:p>46,5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09-23 09:27:05</text:p>
          </table:table-cell>
          <table:table-cell table:style-name="ce1" office:value-type="string" calcext:value-type="string">
            <text:p>2019-09-23 09:28:50</text:p>
          </table:table-cell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5]&lt;[Einstellungen.$B$4]; [Einstellungen.$B$2];IF([.D9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95]);&quot;&quot;)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XYZZ0281-520919590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3 09:55:29</text:p>
          </table:table-cell>
          <table:table-cell table:style-name="ce1" office:value-type="string" calcext:value-type="string">
            <text:p>2019-09-23 09:52:59</text:p>
          </table:table-cell>
          <table:table-cell table:style-name="ce1" office:value-type="string" calcext:value-type="string">
            <text:p>2019-09-23 09:55:29</text:p>
          </table:table-cell>
          <table:table-cell office:value-type="float" office:value="1070" calcext:value-type="float">
            <text:p>10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6]&lt;[Einstellungen.$B$4]; [Einstellungen.$B$2];IF([.D9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9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XYZZ0288-5409192109</text:p>
          </table:table-cell>
          <table:table-cell office:value-type="float" office:value="25.76" calcext:value-type="float">
            <text:p>25,7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9.75" calcext:value-type="float">
            <text:p>29,7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3 09:56:17</text:p>
          </table:table-cell>
          <table:table-cell table:style-name="ce1" office:value-type="string" calcext:value-type="string">
            <text:p>2019-09-23 09:54:21</text:p>
          </table:table-cell>
          <table:table-cell table:style-name="ce1" office:value-type="string" calcext:value-type="string">
            <text:p>2019-09-23 09:56:17</text:p>
          </table:table-cell>
          <table:table-cell office:value-type="float" office:value="1073" calcext:value-type="float">
            <text:p>1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7]&lt;[Einstellungen.$B$4]; [Einstellungen.$B$2];IF([.D9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9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XYZZ0442-5812193109</text:p>
          </table:table-cell>
          <table:table-cell office:value-type="float" office:value="17.94" calcext:value-type="float">
            <text:p>17,9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93" calcext:value-type="float">
            <text:p>21,9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3 13:00:18</text:p>
          </table:table-cell>
          <table:table-cell table:style-name="ce1" office:value-type="string" calcext:value-type="string">
            <text:p>2019-09-23 12:58:31</text:p>
          </table:table-cell>
          <table:table-cell table:style-name="ce1" office:value-type="string" calcext:value-type="string">
            <text:p>2019-09-23 13:00:18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8]&lt;[Einstellungen.$B$4]; [Einstellungen.$B$2];IF([.D9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98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XYZZ0288-1813193509</text:p>
          </table:table-cell>
          <table:table-cell office:value-type="float" office:value="49.77" calcext:value-type="float">
            <text:p>4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77" calcext:value-type="float">
            <text:p>49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3 13:23:34</text:p>
          </table:table-cell>
          <table:table-cell table:style-name="ce1" office:value-type="string" calcext:value-type="string">
            <text:p>2019-09-23 13:18:35</text:p>
          </table:table-cell>
          <table:table-cell table:style-name="ce1" office:value-type="string" calcext:value-type="string">
            <text:p>2019-09-23 13:23:34</text:p>
          </table:table-cell>
          <table:table-cell office:value-type="float" office:value="1081" calcext:value-type="float">
            <text:p>10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99]&lt;[Einstellungen.$B$4]; [Einstellungen.$B$2];IF([.D9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9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XYZZ0289-3313192809</text:p>
          </table:table-cell>
          <table:table-cell office:value-type="float" office:value="9.45" calcext:value-type="float">
            <text:p>9,4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3.44" calcext:value-type="float">
            <text:p>13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3 13:38:51</text:p>
          </table:table-cell>
          <table:table-cell table:style-name="ce1" office:value-type="string" calcext:value-type="string">
            <text:p>2019-09-23 13:33:28</text:p>
          </table:table-cell>
          <table:table-cell table:style-name="ce1" office:value-type="string" calcext:value-type="string">
            <text:p>2019-09-23 13:38:51</text:p>
          </table:table-cell>
          <table:table-cell office:value-type="float" office:value="1084" calcext:value-type="float">
            <text:p>10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0]&lt;[Einstellungen.$B$4]; [Einstellungen.$B$2];IF([.D10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00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XYZZ0298-5517194409</text:p>
          </table:table-cell>
          <table:table-cell office:value-type="float" office:value="23.22" calcext:value-type="float">
            <text:p>23,2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7.21" calcext:value-type="float">
            <text:p>27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3 17:57:09</text:p>
          </table:table-cell>
          <table:table-cell table:style-name="ce1" office:value-type="string" calcext:value-type="string">
            <text:p>2019-09-23 17:55:44</text:p>
          </table:table-cell>
          <table:table-cell table:style-name="ce1" office:value-type="string" calcext:value-type="string">
            <text:p>2019-09-23 17:57:09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1]&lt;[Einstellungen.$B$4]; [Einstellungen.$B$2];IF([.D10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0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XYZZ0301-4921190609</text:p>
          </table:table-cell>
          <table:table-cell office:value-type="float" office:value="19.25" calcext:value-type="float">
            <text:p>19,2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3.24" calcext:value-type="float">
            <text:p>23,2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3 21:54:50</text:p>
          </table:table-cell>
          <table:table-cell table:style-name="ce1" office:value-type="string" calcext:value-type="string">
            <text:p>2019-09-23 21:49:06</text:p>
          </table:table-cell>
          <table:table-cell table:style-name="ce1" office:value-type="string" calcext:value-type="string">
            <text:p>2019-09-23 21:54:50</text:p>
          </table:table-cell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2]&lt;[Einstellungen.$B$4]; [Einstellungen.$B$2];IF([.D10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0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XYZZ0456-5021193109</text:p>
          </table:table-cell>
          <table:table-cell office:value-type="float" office:value="42.92" calcext:value-type="float">
            <text:p>42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2" calcext:value-type="float">
            <text:p>42,9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3 21:51:20</text:p>
          </table:table-cell>
          <table:table-cell table:style-name="ce1" office:value-type="string" calcext:value-type="string">
            <text:p>2019-09-23 21:50:31</text:p>
          </table:table-cell>
          <table:table-cell table:style-name="ce1" office:value-type="string" calcext:value-type="string">
            <text:p>2019-09-23 21:51:20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3]&lt;[Einstellungen.$B$4]; [Einstellungen.$B$2];IF([.D10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03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XYZZ0314-5709191709</text:p>
          </table:table-cell>
          <table:table-cell office:value-type="float" office:value="92.12" calcext:value-type="float">
            <text:p>92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2" calcext:value-type="float">
            <text:p>92,1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4 10:09:34</text:p>
          </table:table-cell>
          <table:table-cell table:style-name="ce1" office:value-type="string" calcext:value-type="string">
            <text:p>2019-09-24 09:57:17</text:p>
          </table:table-cell>
          <table:table-cell table:style-name="ce1" office:value-type="string" calcext:value-type="string">
            <text:p>2019-09-24 10:09:34</text:p>
          </table:table-cell>
          <table:table-cell office:value-type="float" office:value="1105" calcext:value-type="float">
            <text:p>1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4]&lt;[Einstellungen.$B$4]; [Einstellungen.$B$2];IF([.D10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04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XYZZ0314-3419193509</text:p>
          </table:table-cell>
          <table:table-cell office:value-type="float" office:value="15.36" calcext:value-type="float">
            <text:p>15,3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9.35" calcext:value-type="float">
            <text:p>19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5 19:38:28</text:p>
          </table:table-cell>
          <table:table-cell table:style-name="ce1" office:value-type="string" calcext:value-type="string">
            <text:p>2019-09-25 19:34:35</text:p>
          </table:table-cell>
          <table:table-cell table:style-name="ce1" office:value-type="string" calcext:value-type="string">
            <text:p>2019-09-25 19:38:28</text:p>
          </table:table-cell>
          <table:table-cell office:value-type="float" office:value="1108" calcext:value-type="float">
            <text:p>11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5]&lt;[Einstellungen.$B$4]; [Einstellungen.$B$2];IF([.D10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05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XYZZ0482-2220194109</text:p>
          </table:table-cell>
          <table:table-cell office:value-type="float" office:value="98.2" calcext:value-type="float">
            <text:p>9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" calcext:value-type="float">
            <text:p>98,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5 20:29:52</text:p>
          </table:table-cell>
          <table:table-cell table:style-name="ce1" office:value-type="string" calcext:value-type="string">
            <text:p>2019-09-25 20:22:41</text:p>
          </table:table-cell>
          <table:table-cell table:style-name="ce1" office:value-type="string" calcext:value-type="string">
            <text:p>2019-09-25 20:29:52</text:p>
          </table:table-cell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6]&lt;[Einstellungen.$B$4]; [Einstellungen.$B$2];IF([.D10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06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XYZZ0319-4320193809</text:p>
          </table:table-cell>
          <table:table-cell office:value-type="float" office:value="38.4" calcext:value-type="float">
            <text:p>38,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2.39" calcext:value-type="float">
            <text:p>42,3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5 20:43:38</text:p>
          </table:table-cell>
          <table:table-cell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7]&lt;[Einstellungen.$B$4]; [Einstellungen.$B$2];IF([.D10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07]);&quot;&quot;)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XYZZ0489-0321192209</text:p>
          </table:table-cell>
          <table:table-cell office:value-type="float" office:value="138.2" calcext:value-type="float">
            <text:p>13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2" calcext:value-type="float">
            <text:p>138,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5 21:04:25</text:p>
          </table:table-cell>
          <table:table-cell table:style-name="ce1" office:value-type="string" calcext:value-type="string">
            <text:p>2019-09-25 21:03:22</text:p>
          </table:table-cell>
          <table:table-cell table:style-name="ce1" office:value-type="string" calcext:value-type="string">
            <text:p>2019-09-25 21:04:25</text:p>
          </table:table-cell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8]&lt;[Einstellungen.$B$4]; [Einstellungen.$B$2];IF([.D10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08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XYZZ0318-5921191709</text:p>
          </table:table-cell>
          <table:table-cell office:value-type="float" office:value="42.36" calcext:value-type="float">
            <text:p>42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6" calcext:value-type="float">
            <text:p>42,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5 22:01:07</text:p>
          </table:table-cell>
          <table:table-cell table:style-name="ce1" office:value-type="string" calcext:value-type="string">
            <text:p>2019-09-25 21:59:17</text:p>
          </table:table-cell>
          <table:table-cell table:style-name="ce1" office:value-type="string" calcext:value-type="string">
            <text:p>2019-09-25 22:01:07</text:p>
          </table:table-cell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09]&lt;[Einstellungen.$B$4]; [Einstellungen.$B$2];IF([.D10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09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XYZZ0322-1210195909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6 10:16:47</text:p>
          </table:table-cell>
          <table:table-cell table:style-name="ce1" office:value-type="string" calcext:value-type="string">
            <text:p>2019-09-26 10:12:59</text:p>
          </table:table-cell>
          <table:table-cell table:style-name="ce1" office:value-type="string" calcext:value-type="string">
            <text:p>2019-09-26 10:16:47</text:p>
          </table:table-cell>
          <table:table-cell office:value-type="float" office:value="1121" calcext:value-type="float">
            <text:p>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0]&lt;[Einstellungen.$B$4]; [Einstellungen.$B$2];IF([.D11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1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XYZZ0500-0513192709</text:p>
          </table:table-cell>
          <table:table-cell office:value-type="float" office:value="55.02" calcext:value-type="float">
            <text:p>55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6 13:08:23</text:p>
          </table:table-cell>
          <table:table-cell table:style-name="ce1" office:value-type="string" calcext:value-type="string">
            <text:p>2019-09-26 13:05:27</text:p>
          </table:table-cell>
          <table:table-cell table:style-name="ce1" office:value-type="string" calcext:value-type="string">
            <text:p>2019-09-26 13:08:23</text:p>
          </table:table-cell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1]&lt;[Einstellungen.$B$4]; [Einstellungen.$B$2];IF([.D11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11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XYZZ0504-0315194909</text:p>
          </table:table-cell>
          <table:table-cell office:value-type="float" office:value="37.32" calcext:value-type="float">
            <text:p>37,3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1.31" calcext:value-type="float">
            <text:p>41,3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6 15:03:49</text:p>
          </table:table-cell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2]&lt;[Einstellungen.$B$4]; [Einstellungen.$B$2];IF([.D11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12]);&quot;&quot;)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XYZZ0511-4316193009</text:p>
          </table:table-cell>
          <table:table-cell office:value-type="float" office:value="26.98" calcext:value-type="float">
            <text:p>26,9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0.97" calcext:value-type="float">
            <text:p>30,9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6 16:44:35</text:p>
          </table:table-cell>
          <table:table-cell table:style-name="ce1" office:value-type="string" calcext:value-type="string">
            <text:p>2019-09-26 16:43:30</text:p>
          </table:table-cell>
          <table:table-cell table:style-name="ce1" office:value-type="string" calcext:value-type="string">
            <text:p>2019-09-26 16:44:35</text:p>
          </table:table-cell>
          <table:table-cell office:value-type="float" office:value="1134" calcext:value-type="float">
            <text:p>1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3]&lt;[Einstellungen.$B$4]; [Einstellungen.$B$2];IF([.D11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13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XYZZ0515-0917191009</text:p>
          </table:table-cell>
          <table:table-cell office:value-type="float" office:value="121.04" calcext:value-type="float">
            <text:p>12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04" calcext:value-type="float">
            <text:p>121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6 17:11:16</text:p>
          </table:table-cell>
          <table:table-cell table:style-name="ce1" office:value-type="string" calcext:value-type="string">
            <text:p>2019-09-26 17:09:10</text:p>
          </table:table-cell>
          <table:table-cell table:style-name="ce1" office:value-type="string" calcext:value-type="string">
            <text:p>2019-09-26 17:11:16</text:p>
          </table:table-cell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4]&lt;[Einstellungen.$B$4]; [Einstellungen.$B$2];IF([.D11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14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XYZZ0343-3317195309</text:p>
          </table:table-cell>
          <table:table-cell office:value-type="float" office:value="40.25" calcext:value-type="float">
            <text:p>4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5" calcext:value-type="float">
            <text:p>40,2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6 17:35:57</text:p>
          </table:table-cell>
          <table:table-cell table:style-name="ce1" office:value-type="string" calcext:value-type="string">
            <text:p>2019-09-26 17:33:53</text:p>
          </table:table-cell>
          <table:table-cell table:style-name="ce1" office:value-type="string" calcext:value-type="string">
            <text:p>2019-09-26 17:35:57</text:p>
          </table:table-cell>
          <table:table-cell office:value-type="float" office:value="1139" calcext:value-type="float">
            <text:p>1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5]&lt;[Einstellungen.$B$4]; [Einstellungen.$B$2];IF([.D11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15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XYZZ0518-3221191009</text:p>
          </table:table-cell>
          <table:table-cell office:value-type="float" office:value="55.13" calcext:value-type="float">
            <text:p>55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13" calcext:value-type="float">
            <text:p>55,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6 21:39:15</text:p>
          </table:table-cell>
          <table:table-cell table:style-name="ce1" office:value-type="string" calcext:value-type="string">
            <text:p>2019-09-26 21:32:10</text:p>
          </table:table-cell>
          <table:table-cell table:style-name="ce1" office:value-type="string" calcext:value-type="string">
            <text:p>2019-09-26 21:39:15</text:p>
          </table:table-cell>
          <table:table-cell office:value-type="float" office:value="1141" calcext:value-type="float">
            <text:p>11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6]&lt;[Einstellungen.$B$4]; [Einstellungen.$B$2];IF([.D11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16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XYZZ0346-1423195309</text:p>
          </table:table-cell>
          <table:table-cell office:value-type="float" office:value="41.8" calcext:value-type="float">
            <text:p>4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" calcext:value-type="float">
            <text:p>41,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6 23:16:02</text:p>
          </table:table-cell>
          <table:table-cell table:style-name="ce1" office:value-type="string" calcext:value-type="string">
            <text:p>2019-09-26 23:14:53</text:p>
          </table:table-cell>
          <table:table-cell table:style-name="ce1" office:value-type="string" calcext:value-type="string">
            <text:p>2019-09-26 23:16:02</text:p>
          </table:table-cell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7]&lt;[Einstellungen.$B$4]; [Einstellungen.$B$2];IF([.D11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17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XYZZ0522-2401192909</text:p>
          </table:table-cell>
          <table:table-cell office:value-type="float" office:value="43.8" calcext:value-type="float">
            <text:p>4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" calcext:value-type="float">
            <text:p>43,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7 01:26:14</text:p>
          </table:table-cell>
          <table:table-cell table:style-name="ce1" office:value-type="string" calcext:value-type="string">
            <text:p>2019-09-27 01:24:29</text:p>
          </table:table-cell>
          <table:table-cell table:style-name="ce1" office:value-type="string" calcext:value-type="string">
            <text:p>2019-09-27 01:26:14</text:p>
          </table:table-cell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8]&lt;[Einstellungen.$B$4]; [Einstellungen.$B$2];IF([.D11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1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YZZ0349-5707194809</text:p>
          </table:table-cell>
          <table:table-cell office:value-type="float" office:value="37.86" calcext:value-type="float">
            <text:p>37,8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1.85" calcext:value-type="float">
            <text:p>41,8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8 08:02:35</text:p>
          </table:table-cell>
          <table:table-cell table:style-name="ce1" office:value-type="string" calcext:value-type="string">
            <text:p>2019-09-28 07:57:48</text:p>
          </table:table-cell>
          <table:table-cell table:style-name="ce1" office:value-type="string" calcext:value-type="string">
            <text:p>2019-09-28 08:02:35</text:p>
          </table:table-cell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19]&lt;[Einstellungen.$B$4]; [Einstellungen.$B$2];IF([.D11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19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XYZZ0537-1609195109</text:p>
          </table:table-cell>
          <table:table-cell office:value-type="float" office:value="43.78" calcext:value-type="float">
            <text:p>43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8" calcext:value-type="float">
            <text:p>43,7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8 09:17:55</text:p>
          </table:table-cell>
          <table:table-cell table:style-name="ce1" office:value-type="string" calcext:value-type="string">
            <text:p>2019-09-28 09:16:51</text:p>
          </table:table-cell>
          <table:table-cell table:style-name="ce1" office:value-type="string" calcext:value-type="string">
            <text:p>2019-09-28 09:17:55</text:p>
          </table:table-cell>
          <table:table-cell office:value-type="float" office:value="1156" calcext:value-type="float">
            <text:p>1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0]&lt;[Einstellungen.$B$4]; [Einstellungen.$B$2];IF([.D12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20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XYZZ0353-2210194009</text:p>
          </table:table-cell>
          <table:table-cell office:value-type="float" office:value="27.98" calcext:value-type="float">
            <text:p>27,9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1.97" calcext:value-type="float">
            <text:p>31,9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8 10:24:35</text:p>
          </table:table-cell>
          <table:table-cell table:style-name="ce1" office:value-type="string" calcext:value-type="string">
            <text:p>2019-09-28 10:22:40</text:p>
          </table:table-cell>
          <table:table-cell table:style-name="ce1" office:value-type="string" calcext:value-type="string">
            <text:p>2019-09-28 10:24:35</text:p>
          </table:table-cell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1]&lt;[Einstellungen.$B$4]; [Einstellungen.$B$2];IF([.D12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21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XYZZ0551-2421193509</text:p>
          </table:table-cell>
          <table:table-cell office:value-type="float" office:value="37.72" calcext:value-type="float">
            <text:p>37,7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1.71" calcext:value-type="float">
            <text:p>41,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8 21:26:37</text:p>
          </table:table-cell>
          <table:table-cell table:style-name="ce1" office:value-type="string" calcext:value-type="string">
            <text:p>2019-09-28 21:24:35</text:p>
          </table:table-cell>
          <table:table-cell table:style-name="ce1" office:value-type="string" calcext:value-type="string">
            <text:p>2019-09-28 21:26:37</text:p>
          </table:table-cell>
          <table:table-cell office:value-type="float" office:value="1168" calcext:value-type="float">
            <text:p>1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2]&lt;[Einstellungen.$B$4]; [Einstellungen.$B$2];IF([.D12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22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XYZZ0559-0201191509</text:p>
          </table:table-cell>
          <table:table-cell office:value-type="float" office:value="29.52" calcext:value-type="float">
            <text:p>29,5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51" calcext:value-type="float">
            <text:p>33,5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9 01:07:19</text:p>
          </table:table-cell>
          <table:table-cell table:style-name="ce1" office:value-type="string" calcext:value-type="string">
            <text:p>2019-09-29 01:02:15</text:p>
          </table:table-cell>
          <table:table-cell table:style-name="ce1" office:value-type="string" calcext:value-type="string">
            <text:p>2019-09-29 01:07:19</text:p>
          </table:table-cell>
          <table:table-cell office:value-type="float" office:value="1173" calcext:value-type="float">
            <text:p>11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3]&lt;[Einstellungen.$B$4]; [Einstellungen.$B$2];IF([.D12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23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YZZ0372-5409194009</text:p>
          </table:table-cell>
          <table:table-cell office:value-type="float" office:value="46.61" calcext:value-type="float">
            <text:p>46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61" calcext:value-type="float">
            <text:p>46,6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29 09:54:40</text:p>
          </table:table-cell>
          <table:table-cell office:value-type="float" office:value="1180" calcext:value-type="float">
            <text:p>1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4]&lt;[Einstellungen.$B$4]; [Einstellungen.$B$2];IF([.D12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24]);&quot;&quot;)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XYZZ0570-5110194609</text:p>
          </table:table-cell>
          <table:table-cell office:value-type="float" office:value="55.98" calcext:value-type="float">
            <text:p>55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8" calcext:value-type="float">
            <text:p>55,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9 10:53:39</text:p>
          </table:table-cell>
          <table:table-cell table:style-name="ce1" office:value-type="string" calcext:value-type="string">
            <text:p>2019-09-29 10:51:46</text:p>
          </table:table-cell>
          <table:table-cell table:style-name="ce1" office:value-type="string" calcext:value-type="string">
            <text:p>2019-09-29 10:53:39</text:p>
          </table:table-cell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5]&lt;[Einstellungen.$B$4]; [Einstellungen.$B$2];IF([.D12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2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XYZZ0577-5412192809</text:p>
          </table:table-cell>
          <table:table-cell office:value-type="float" office:value="29.52" calcext:value-type="float">
            <text:p>29,5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51" calcext:value-type="float">
            <text:p>33,5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9 12:55:19</text:p>
          </table:table-cell>
          <table:table-cell table:style-name="ce1" office:value-type="string" calcext:value-type="string">
            <text:p>2019-09-29 12:54:28</text:p>
          </table:table-cell>
          <table:table-cell table:style-name="ce1" office:value-type="string" calcext:value-type="string">
            <text:p>2019-09-29 12:55:19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6]&lt;[Einstellungen.$B$4]; [Einstellungen.$B$2];IF([.D12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2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YZZ0384-5712195609</text:p>
          </table:table-cell>
          <table:table-cell office:value-type="float" office:value="67.2" calcext:value-type="float">
            <text:p>67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" calcext:value-type="float">
            <text:p>67,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9 12:59:45</text:p>
          </table:table-cell>
          <table:table-cell table:style-name="ce1" office:value-type="string" calcext:value-type="string">
            <text:p>2019-09-29 12:57:56</text:p>
          </table:table-cell>
          <table:table-cell table:style-name="ce1" office:value-type="string" calcext:value-type="string">
            <text:p>2019-09-29 12:59:45</text:p>
          </table:table-cell>
          <table:table-cell office:value-type="float" office:value="1190" calcext:value-type="float">
            <text:p>1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7]&lt;[Einstellungen.$B$4]; [Einstellungen.$B$2];IF([.D12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2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XYZZ0383-1914195109</text:p>
          </table:table-cell>
          <table:table-cell office:value-type="float" office:value="363.12" calcext:value-type="float">
            <text:p>363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.12" calcext:value-type="float">
            <text:p>363,1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9 14:25:15</text:p>
          </table:table-cell>
          <table:table-cell table:style-name="ce1" office:value-type="string" calcext:value-type="string">
            <text:p>2019-09-29 14:19:51</text:p>
          </table:table-cell>
          <table:table-cell table:style-name="ce1" office:value-type="string" calcext:value-type="string">
            <text:p>2019-09-29 14:25:15</text:p>
          </table:table-cell>
          <table:table-cell office:value-type="float" office:value="1193" calcext:value-type="float">
            <text:p>1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8]&lt;[Einstellungen.$B$4]; [Einstellungen.$B$2];IF([.D12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2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XYZZ0584-1015192509</text:p>
          </table:table-cell>
          <table:table-cell office:value-type="float" office:value="67.08" calcext:value-type="float">
            <text:p>67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8" calcext:value-type="float">
            <text:p>67,0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29 15:12:59</text:p>
          </table:table-cell>
          <table:table-cell table:style-name="ce1" office:value-type="string" calcext:value-type="string">
            <text:p>2019-09-29 15:10:25</text:p>
          </table:table-cell>
          <table:table-cell table:style-name="ce1" office:value-type="string" calcext:value-type="string">
            <text:p>2019-09-29 15:12:59</text:p>
          </table:table-cell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29]&lt;[Einstellungen.$B$4]; [Einstellungen.$B$2];IF([.D12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2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XYZZ0392-2207192309</text:p>
          </table:table-cell>
          <table:table-cell office:value-type="float" office:value="62.52" calcext:value-type="float">
            <text:p>62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2" calcext:value-type="float">
            <text:p>62,5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9 10:28:22</text:p>
          </table:table-cell>
          <table:table-cell table:style-name="ce1" office:value-type="string" calcext:value-type="string">
            <text:p>2019-09-30 07:22:23</text:p>
          </table:table-cell>
          <table:table-cell table:style-name="ce1" office:value-type="string" calcext:value-type="string">
            <text:p>2019-11-09 10:28:22</text:p>
          </table:table-cell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0]&lt;[Einstellungen.$B$4]; [Einstellungen.$B$2];IF([.D13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30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YZZ0392-4411191009</text:p>
          </table:table-cell>
          <table:table-cell office:value-type="float" office:value="9.03" calcext:value-type="float">
            <text:p>9,0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30 11:46:33</text:p>
          </table:table-cell>
          <table:table-cell table:style-name="ce1" office:value-type="string" calcext:value-type="string">
            <text:p>2019-09-30 11:44:10</text:p>
          </table:table-cell>
          <table:table-cell table:style-name="ce1" office:value-type="string" calcext:value-type="string">
            <text:p>2019-09-30 11:46:33</text:p>
          </table:table-cell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1]&lt;[Einstellungen.$B$4]; [Einstellungen.$B$2];IF([.D13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3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XYZZ0393-0412194209</text:p>
          </table:table-cell>
          <table:table-cell office:value-type="float" office:value="12.39" calcext:value-type="float">
            <text:p>12,3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30 12:09:02</text:p>
          </table:table-cell>
          <table:table-cell table:style-name="ce1" office:value-type="string" calcext:value-type="string">
            <text:p>2019-09-30 12:04:42</text:p>
          </table:table-cell>
          <table:table-cell table:style-name="ce1" office:value-type="string" calcext:value-type="string">
            <text:p>2019-09-30 12:09:02</text:p>
          </table:table-cell>
          <table:table-cell office:value-type="float" office:value="1210" calcext:value-type="float">
            <text:p>1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2]&lt;[Einstellungen.$B$4]; [Einstellungen.$B$2];IF([.D13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3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XYZZ0603-0213191109</text:p>
          </table:table-cell>
          <table:table-cell office:value-type="float" office:value="19.51" calcext:value-type="float">
            <text:p>19,5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30 13:06:45</text:p>
          </table:table-cell>
          <table:table-cell table:style-name="ce1" office:value-type="string" calcext:value-type="string">
            <text:p>2019-09-30 13:02:11</text:p>
          </table:table-cell>
          <table:table-cell table:style-name="ce1" office:value-type="string" calcext:value-type="string">
            <text:p>2019-09-30 13:06:45</text:p>
          </table:table-cell>
          <table:table-cell office:value-type="float" office:value="1211" calcext:value-type="float">
            <text:p>1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3]&lt;[Einstellungen.$B$4]; [Einstellungen.$B$2];IF([.D13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33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YZZ0400-0815191309</text:p>
          </table:table-cell>
          <table:table-cell office:value-type="float" office:value="97.72" calcext:value-type="float">
            <text:p>97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2" calcext:value-type="float">
            <text:p>97,7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30 15:14:16</text:p>
          </table:table-cell>
          <table:table-cell table:style-name="ce1" office:value-type="string" calcext:value-type="string">
            <text:p>2019-09-30 15:08:13</text:p>
          </table:table-cell>
          <table:table-cell table:style-name="ce1" office:value-type="string" calcext:value-type="string">
            <text:p>2019-09-30 15:14:16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4]&lt;[Einstellungen.$B$4]; [Einstellungen.$B$2];IF([.D13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34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YZZ0614-3015195409</text:p>
          </table:table-cell>
          <table:table-cell office:value-type="float" office:value="118.56" calcext:value-type="float">
            <text:p>118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56" calcext:value-type="float">
            <text:p>118,5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09-30 15:30:54</text:p>
          </table:table-cell>
          <table:table-cell office:value-type="float" office:value="1219" calcext:value-type="float">
            <text:p>1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5]&lt;[Einstellungen.$B$4]; [Einstellungen.$B$2];IF([.D13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35]);&quot;&quot;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XYZZ0408-0320195309</text:p>
          </table:table-cell>
          <table:table-cell office:value-type="float" office:value="45.58" calcext:value-type="float">
            <text:p>45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8" calcext:value-type="float">
            <text:p>45,5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09-30 20:09:18</text:p>
          </table:table-cell>
          <table:table-cell table:style-name="ce1" office:value-type="string" calcext:value-type="string">
            <text:p>2019-09-30 20:03:53</text:p>
          </table:table-cell>
          <table:table-cell table:style-name="ce1" office:value-type="string" calcext:value-type="string">
            <text:p>2019-09-30 20:09:18</text:p>
          </table:table-cell>
          <table:table-cell office:value-type="float" office:value="1226" calcext:value-type="float">
            <text:p>12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6]&lt;[Einstellungen.$B$4]; [Einstellungen.$B$2];IF([.D13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3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XYZZ0413-3210195810</text:p>
          </table:table-cell>
          <table:table-cell office:value-type="float" office:value="58.53" calcext:value-type="float">
            <text:p>58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1 10:32:58</text:p>
          </table:table-cell>
          <table:table-cell office:value-type="float" office:value="1233" calcext:value-type="float">
            <text:p>1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7]&lt;[Einstellungen.$B$4]; [Einstellungen.$B$2];IF([.D13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37]);&quot;&quot;)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XYZZ0632-0811190210</text:p>
          </table:table-cell>
          <table:table-cell office:value-type="float" office:value="149.31" calcext:value-type="float">
            <text:p>149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31" calcext:value-type="float">
            <text:p>149,3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1 11:08:02</text:p>
          </table:table-cell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8]&lt;[Einstellungen.$B$4]; [Einstellungen.$B$2];IF([.D13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38]);&quot;&quot;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XYZZ0418-0012195210</text:p>
          </table:table-cell>
          <table:table-cell office:value-type="float" office:value="14.61" calcext:value-type="float">
            <text:p>14,6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1 12:01:59</text:p>
          </table:table-cell>
          <table:table-cell table:style-name="ce1" office:value-type="string" calcext:value-type="string">
            <text:p>2019-10-01 12:00:52</text:p>
          </table:table-cell>
          <table:table-cell table:style-name="ce1" office:value-type="string" calcext:value-type="string">
            <text:p>2019-10-01 12:01:59</text:p>
          </table:table-cell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39]&lt;[Einstellungen.$B$4]; [Einstellungen.$B$2];IF([.D13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39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YZZ0419-1214191410</text:p>
          </table:table-cell>
          <table:table-cell office:value-type="float" office:value="41.88" calcext:value-type="float">
            <text:p>41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8" calcext:value-type="float">
            <text:p>41,8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1 14:14:10</text:p>
          </table:table-cell>
          <table:table-cell table:style-name="ce1" office:value-type="string" calcext:value-type="string">
            <text:p>2019-10-01 14:12:14</text:p>
          </table:table-cell>
          <table:table-cell table:style-name="ce1" office:value-type="string" calcext:value-type="string">
            <text:p>2019-10-01 14:14:10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0]&lt;[Einstellungen.$B$4]; [Einstellungen.$B$2];IF([.D14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40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XYZZ0421-1715194710</text:p>
          </table:table-cell>
          <table:table-cell office:value-type="float" office:value="53.75" calcext:value-type="float">
            <text:p>53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75" calcext:value-type="float">
            <text:p>53,7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1 15:19:58</text:p>
          </table:table-cell>
          <table:table-cell table:style-name="ce1" office:value-type="string" calcext:value-type="string">
            <text:p>2019-10-01 15:17:47</text:p>
          </table:table-cell>
          <table:table-cell table:style-name="ce1" office:value-type="string" calcext:value-type="string">
            <text:p>2019-10-01 15:19:58</text:p>
          </table:table-cell>
          <table:table-cell office:value-type="float" office:value="1245" calcext:value-type="float">
            <text:p>1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1]&lt;[Einstellungen.$B$4]; [Einstellungen.$B$2];IF([.D14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41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XYZZ0424-4815194810</text:p>
          </table:table-cell>
          <table:table-cell office:value-type="float" office:value="40.54" calcext:value-type="float">
            <text:p>40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4" calcext:value-type="float">
            <text:p>40,5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1 15:50:49</text:p>
          </table:table-cell>
          <table:table-cell table:style-name="ce1" office:value-type="string" calcext:value-type="string">
            <text:p>2019-10-01 15:48:48</text:p>
          </table:table-cell>
          <table:table-cell table:style-name="ce1" office:value-type="string" calcext:value-type="string">
            <text:p>2019-10-01 15:50:49</text:p>
          </table:table-cell>
          <table:table-cell office:value-type="float" office:value="1248" calcext:value-type="float">
            <text:p>1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2]&lt;[Einstellungen.$B$4]; [Einstellungen.$B$2];IF([.D14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42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XYZZ0427-5816190010</text:p>
          </table:table-cell>
          <table:table-cell office:value-type="float" office:value="62.55" calcext:value-type="float">
            <text:p>62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5" calcext:value-type="float">
            <text:p>62,5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1 16:59:15</text:p>
          </table:table-cell>
          <table:table-cell table:style-name="ce1" office:value-type="string" calcext:value-type="string">
            <text:p>2019-10-01 16:58:00</text:p>
          </table:table-cell>
          <table:table-cell table:style-name="ce1" office:value-type="string" calcext:value-type="string">
            <text:p>2019-10-01 16:59:15</text:p>
          </table:table-cell>
          <table:table-cell office:value-type="float" office:value="1251" calcext:value-type="float">
            <text:p>1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3]&lt;[Einstellungen.$B$4]; [Einstellungen.$B$2];IF([.D14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43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XYZZ0430-1719192210</text:p>
          </table:table-cell>
          <table:table-cell office:value-type="float" office:value="48.86" calcext:value-type="float">
            <text:p>48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6" calcext:value-type="float">
            <text:p>48,8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1 19:17:22</text:p>
          </table:table-cell>
          <table:table-cell table:style-name="ce1" office:value-type="string" calcext:value-type="string">
            <text:p>2019-10-01 19:27:51</text:p>
          </table:table-cell>
          <table:table-cell office:value-type="float" office:value="1254" calcext:value-type="float">
            <text:p>12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4]&lt;[Einstellungen.$B$4]; [Einstellungen.$B$2];IF([.D14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44]);&quot;&quot;)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XYZZ0661-4819193610</text:p>
          </table:table-cell>
          <table:table-cell office:value-type="float" office:value="40.79" calcext:value-type="float">
            <text:p>40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9" calcext:value-type="float">
            <text:p>40,7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1 19:48:36</text:p>
          </table:table-cell>
          <table:table-cell office:value-type="float" office:value="1258" calcext:value-type="float">
            <text:p>12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5]&lt;[Einstellungen.$B$4]; [Einstellungen.$B$2];IF([.D14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45]);&quot;&quot;)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XYZZ0436-0821193210</text:p>
          </table:table-cell>
          <table:table-cell office:value-type="float" office:value="70.74" calcext:value-type="float">
            <text:p>70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4" calcext:value-type="float">
            <text:p>70,7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1 21:10:00</text:p>
          </table:table-cell>
          <table:table-cell table:style-name="ce1" office:value-type="string" calcext:value-type="string">
            <text:p>2019-10-01 21:08:32</text:p>
          </table:table-cell>
          <table:table-cell table:style-name="ce1" office:value-type="string" calcext:value-type="string">
            <text:p>2019-10-01 21:10:00</text:p>
          </table:table-cell>
          <table:table-cell office:value-type="float" office:value="1262" calcext:value-type="float">
            <text:p>1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6]&lt;[Einstellungen.$B$4]; [Einstellungen.$B$2];IF([.D14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46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XYZZ0441-2022194410</text:p>
          </table:table-cell>
          <table:table-cell office:value-type="float" office:value="47.03" calcext:value-type="float">
            <text:p>47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3" calcext:value-type="float">
            <text:p>47,0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1 22:23:04</text:p>
          </table:table-cell>
          <table:table-cell table:style-name="ce1" office:value-type="string" calcext:value-type="string">
            <text:p>2019-10-01 22:20:44</text:p>
          </table:table-cell>
          <table:table-cell table:style-name="ce1" office:value-type="string" calcext:value-type="string">
            <text:p>2019-10-01 22:23:04</text:p>
          </table:table-cell>
          <table:table-cell office:value-type="float" office:value="1265" calcext:value-type="float">
            <text:p>1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7]&lt;[Einstellungen.$B$4]; [Einstellungen.$B$2];IF([.D14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47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XYZZ0672-490219551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02:52:32</text:p>
          </table:table-cell>
          <table:table-cell table:style-name="ce1" office:value-type="string" calcext:value-type="string">
            <text:p>2019-10-02 02:49:55</text:p>
          </table:table-cell>
          <table:table-cell table:style-name="ce1" office:value-type="string" calcext:value-type="string">
            <text:p>2019-10-02 02:52:3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8]&lt;[Einstellungen.$B$4]; [Einstellungen.$B$2];IF([.D14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48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XYZZ0445-5506191910</text:p>
          </table:table-cell>
          <table:table-cell office:value-type="float" office:value="23.78" calcext:value-type="float">
            <text:p>23,7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06:56:41</text:p>
          </table:table-cell>
          <table:table-cell table:style-name="ce1" office:value-type="string" calcext:value-type="string">
            <text:p>2019-10-02 06:55:19</text:p>
          </table:table-cell>
          <table:table-cell table:style-name="ce1" office:value-type="string" calcext:value-type="string">
            <text:p>2019-10-02 06:56:41</text:p>
          </table:table-cell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49]&lt;[Einstellungen.$B$4]; [Einstellungen.$B$2];IF([.D14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49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XYZZ0679-1009192510</text:p>
          </table:table-cell>
          <table:table-cell office:value-type="float" office:value="159.81" calcext:value-type="float">
            <text:p>15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81" calcext:value-type="float">
            <text:p>159,8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09:12:16</text:p>
          </table:table-cell>
          <table:table-cell table:style-name="ce1" office:value-type="string" calcext:value-type="string">
            <text:p>2019-10-02 09:10:25</text:p>
          </table:table-cell>
          <table:table-cell table:style-name="ce1" office:value-type="string" calcext:value-type="string">
            <text:p>2019-10-02 09:12:16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0]&lt;[Einstellungen.$B$4]; [Einstellungen.$B$2];IF([.D15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50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XYZZ0683-3409195310</text:p>
          </table:table-cell>
          <table:table-cell office:value-type="float" office:value="111.21" calcext:value-type="float">
            <text:p>11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21" calcext:value-type="float">
            <text:p>111,2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2 09:34:53</text:p>
          </table:table-cell>
          <table:table-cell table:style-name="ce1" office:value-type="string" calcext:value-type="string">
            <text:p>2019-10-02 09:42:06</text:p>
          </table:table-cell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1]&lt;[Einstellungen.$B$4]; [Einstellungen.$B$2];IF([.D15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51]);&quot;&quot;)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XYZZ0455-5810191610</text:p>
          </table:table-cell>
          <table:table-cell office:value-type="float" office:value="42.46" calcext:value-type="float">
            <text:p>42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6" calcext:value-type="float">
            <text:p>42,4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0:58:57</text:p>
          </table:table-cell>
          <table:table-cell table:style-name="ce1" office:value-type="string" calcext:value-type="string">
            <text:p>2019-10-02 10:58:16</text:p>
          </table:table-cell>
          <table:table-cell table:style-name="ce1" office:value-type="string" calcext:value-type="string">
            <text:p>2019-10-02 10:58:57</text:p>
          </table:table-cell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2]&lt;[Einstellungen.$B$4]; [Einstellungen.$B$2];IF([.D15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52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XYZZ0698-5011190010</text:p>
          </table:table-cell>
          <table:table-cell office:value-type="float" office:value="97.69" calcext:value-type="float">
            <text:p>97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9" calcext:value-type="float">
            <text:p>97,6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2 11:50:00</text:p>
          </table:table-cell>
          <table:table-cell table:style-name="ce1" office:value-type="string" calcext:value-type="string">
            <text:p>2019-10-02 11:50:53</text:p>
          </table:table-cell>
          <table:table-cell office:value-type="float" office:value="1288" calcext:value-type="float">
            <text:p>1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3]&lt;[Einstellungen.$B$4]; [Einstellungen.$B$2];IF([.D15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53]);&quot;&quot;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XYZZ0463-521119221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1:54:46</text:p>
          </table:table-cell>
          <table:table-cell table:style-name="ce1" office:value-type="string" calcext:value-type="string">
            <text:p>2019-10-02 11:52:22</text:p>
          </table:table-cell>
          <table:table-cell table:style-name="ce1" office:value-type="string" calcext:value-type="string">
            <text:p>2019-10-02 11:54:46</text:p>
          </table:table-cell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4]&lt;[Einstellungen.$B$4]; [Einstellungen.$B$2];IF([.D15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54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XYZZ0701-0712194210</text:p>
          </table:table-cell>
          <table:table-cell office:value-type="float" office:value="81.87" calcext:value-type="float">
            <text:p>81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87" calcext:value-type="float">
            <text:p>81,8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2:09:36</text:p>
          </table:table-cell>
          <table:table-cell table:style-name="ce1" office:value-type="string" calcext:value-type="string">
            <text:p>2019-10-02 12:07:42</text:p>
          </table:table-cell>
          <table:table-cell table:style-name="ce1" office:value-type="string" calcext:value-type="string">
            <text:p>2019-10-02 12:09:36</text:p>
          </table:table-cell>
          <table:table-cell office:value-type="float" office:value="1292" calcext:value-type="float">
            <text:p>1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5]&lt;[Einstellungen.$B$4]; [Einstellungen.$B$2];IF([.D15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55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XYZZ0705-0912191210</text:p>
          </table:table-cell>
          <table:table-cell office:value-type="float" office:value="91.09" calcext:value-type="float">
            <text:p>91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09" calcext:value-type="float">
            <text:p>91,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2:10:10</text:p>
          </table:table-cell>
          <table:table-cell table:style-name="ce1" office:value-type="string" calcext:value-type="string">
            <text:p>2019-10-02 12:09:12</text:p>
          </table:table-cell>
          <table:table-cell table:style-name="ce1" office:value-type="string" calcext:value-type="string">
            <text:p>2019-10-02 12:10:10</text:p>
          </table:table-cell>
          <table:table-cell office:value-type="float" office:value="1295" calcext:value-type="float">
            <text:p>1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6]&lt;[Einstellungen.$B$4]; [Einstellungen.$B$2];IF([.D15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56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XYZZ0469-0213195110</text:p>
          </table:table-cell>
          <table:table-cell office:value-type="float" office:value="153.42" calcext:value-type="float">
            <text:p>153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42" calcext:value-type="float">
            <text:p>153,4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3:12:05</text:p>
          </table:table-cell>
          <table:table-cell table:style-name="ce1" office:value-type="string" calcext:value-type="string">
            <text:p>2019-10-02 13:02:51</text:p>
          </table:table-cell>
          <table:table-cell table:style-name="ce1" office:value-type="string" calcext:value-type="string">
            <text:p>2019-10-02 13:12:05</text:p>
          </table:table-cell>
          <table:table-cell office:value-type="float" office:value="1297" calcext:value-type="float">
            <text:p>1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7]&lt;[Einstellungen.$B$4]; [Einstellungen.$B$2];IF([.D15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57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XYZZ0473-5114195110</text:p>
          </table:table-cell>
          <table:table-cell office:value-type="float" office:value="40.49" calcext:value-type="float">
            <text:p>40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9" calcext:value-type="float">
            <text:p>40,4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4:56:03</text:p>
          </table:table-cell>
          <table:table-cell table:style-name="ce1" office:value-type="string" calcext:value-type="string">
            <text:p>2019-10-02 14:51:51</text:p>
          </table:table-cell>
          <table:table-cell table:style-name="ce1" office:value-type="string" calcext:value-type="string">
            <text:p>2019-10-02 14:56:03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8]&lt;[Einstellungen.$B$4]; [Einstellungen.$B$2];IF([.D15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58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XYZZ0472-3715195310</text:p>
          </table:table-cell>
          <table:table-cell office:value-type="float" office:value="129.6" calcext:value-type="float">
            <text:p>129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6" calcext:value-type="float">
            <text:p>129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5:41:09</text:p>
          </table:table-cell>
          <table:table-cell table:style-name="ce1" office:value-type="string" calcext:value-type="string">
            <text:p>2019-10-02 15:37:53</text:p>
          </table:table-cell>
          <table:table-cell table:style-name="ce1" office:value-type="string" calcext:value-type="string">
            <text:p>2019-10-02 15:41:09</text:p>
          </table:table-cell>
          <table:table-cell office:value-type="float" office:value="1303" calcext:value-type="float">
            <text:p>1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59]&lt;[Einstellungen.$B$4]; [Einstellungen.$B$2];IF([.D15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59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XYZZ0716-5615195510</text:p>
          </table:table-cell>
          <table:table-cell office:value-type="float" office:value="48.91" calcext:value-type="float">
            <text:p>48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91" calcext:value-type="float">
            <text:p>48,9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2 15:56:55</text:p>
          </table:table-cell>
          <table:table-cell office:value-type="float" office:value="1305" calcext:value-type="float">
            <text:p>1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0]&lt;[Einstellungen.$B$4]; [Einstellungen.$B$2];IF([.D16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60]);&quot;&quot;)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XYZZ0727-2416194810</text:p>
          </table:table-cell>
          <table:table-cell office:value-type="float" office:value="90.51" calcext:value-type="float">
            <text:p>90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51" calcext:value-type="float">
            <text:p>90,5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6:28:31</text:p>
          </table:table-cell>
          <table:table-cell table:style-name="ce1" office:value-type="string" calcext:value-type="string">
            <text:p>2019-10-02 16:24:48</text:p>
          </table:table-cell>
          <table:table-cell table:style-name="ce1" office:value-type="string" calcext:value-type="string">
            <text:p>2019-10-02 16:28:31</text:p>
          </table:table-cell>
          <table:table-cell office:value-type="float" office:value="1313" calcext:value-type="float">
            <text:p>1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1]&lt;[Einstellungen.$B$4]; [Einstellungen.$B$2];IF([.D16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61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XYZZ0484-4316191210</text:p>
          </table:table-cell>
          <table:table-cell office:value-type="float" office:value="39.38" calcext:value-type="float">
            <text:p>39,3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3.37" calcext:value-type="float">
            <text:p>43,3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2 16:43:12</text:p>
          </table:table-cell>
          <table:table-cell table:style-name="ce1" office:value-type="string" calcext:value-type="string">
            <text:p>2019-10-02 16:43:13</text:p>
          </table:table-cell>
          <table:table-cell office:value-type="float" office:value="1315" calcext:value-type="float">
            <text:p>1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2]&lt;[Einstellungen.$B$4]; [Einstellungen.$B$2];IF([.D16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62]);&quot;&quot;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XYZZ0734-1418193010</text:p>
          </table:table-cell>
          <table:table-cell office:value-type="float" office:value="9.78" calcext:value-type="float">
            <text:p>9,7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8:16:42</text:p>
          </table:table-cell>
          <table:table-cell table:style-name="ce1" office:value-type="string" calcext:value-type="string">
            <text:p>2019-10-02 18:14:30</text:p>
          </table:table-cell>
          <table:table-cell table:style-name="ce1" office:value-type="string" calcext:value-type="string">
            <text:p>2019-10-02 18:16:42</text:p>
          </table:table-cell>
          <table:table-cell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3]&lt;[Einstellungen.$B$4]; [Einstellungen.$B$2];IF([.D16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63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XYZZ0485-1618191010</text:p>
          </table:table-cell>
          <table:table-cell office:value-type="float" office:value="40.32" calcext:value-type="float">
            <text:p>40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2" calcext:value-type="float">
            <text:p>40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8:18:22</text:p>
          </table:table-cell>
          <table:table-cell table:style-name="ce1" office:value-type="string" calcext:value-type="string">
            <text:p>2019-10-02 18:16:10</text:p>
          </table:table-cell>
          <table:table-cell table:style-name="ce1" office:value-type="string" calcext:value-type="string">
            <text:p>2019-10-02 18:18:22</text:p>
          </table:table-cell>
          <table:table-cell office:value-type="float" office:value="1321" calcext:value-type="float">
            <text:p>13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4]&lt;[Einstellungen.$B$4]; [Einstellungen.$B$2];IF([.D16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64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XYZZ0738-2418191610</text:p>
          </table:table-cell>
          <table:table-cell office:value-type="float" office:value="321.03" calcext:value-type="float">
            <text:p>32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.03" calcext:value-type="float">
            <text:p>321,0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18:27:05</text:p>
          </table:table-cell>
          <table:table-cell table:style-name="ce1" office:value-type="string" calcext:value-type="string">
            <text:p>2019-10-02 18:24:16</text:p>
          </table:table-cell>
          <table:table-cell table:style-name="ce1" office:value-type="string" calcext:value-type="string">
            <text:p>2019-10-02 18:27:05</text:p>
          </table:table-cell>
          <table:table-cell office:value-type="float" office:value="1323" calcext:value-type="float">
            <text:p>1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5]&lt;[Einstellungen.$B$4]; [Einstellungen.$B$2];IF([.D16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65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XYZZ0493-5019191910</text:p>
          </table:table-cell>
          <table:table-cell office:value-type="float" office:value="134.88" calcext:value-type="float">
            <text:p>134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88" calcext:value-type="float">
            <text:p>134,8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2 19:50:19</text:p>
          </table:table-cell>
          <table:table-cell table:style-name="ce1" office:value-type="string" calcext:value-type="string">
            <text:p>2019-10-02 19:50:20</text:p>
          </table:table-cell>
          <table:table-cell office:value-type="float" office:value="1324" calcext:value-type="float">
            <text:p>1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6]&lt;[Einstellungen.$B$4]; [Einstellungen.$B$2];IF([.D16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66]);&quot;&quot;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XYZZ0749-1120194610</text:p>
          </table:table-cell>
          <table:table-cell office:value-type="float" office:value="49.21" calcext:value-type="float">
            <text:p>49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21" calcext:value-type="float">
            <text:p>49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21:05:48</text:p>
          </table:table-cell>
          <table:table-cell table:style-name="ce1" office:value-type="string" calcext:value-type="string">
            <text:p>2019-10-02 20:11:46</text:p>
          </table:table-cell>
          <table:table-cell table:style-name="ce1" office:value-type="string" calcext:value-type="string">
            <text:p>2019-10-02 21:05:48</text:p>
          </table:table-cell>
          <table:table-cell office:value-type="float" office:value="1330" calcext:value-type="float">
            <text:p>13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7]&lt;[Einstellungen.$B$4]; [Einstellungen.$B$2];IF([.D16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67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XYZZ0496-5422191410</text:p>
          </table:table-cell>
          <table:table-cell office:value-type="float" office:value="87.04" calcext:value-type="float">
            <text:p>87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04" calcext:value-type="float">
            <text:p>87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2 23:01:59</text:p>
          </table:table-cell>
          <table:table-cell table:style-name="ce1" office:value-type="string" calcext:value-type="string">
            <text:p>2019-10-02 22:54:14</text:p>
          </table:table-cell>
          <table:table-cell table:style-name="ce1" office:value-type="string" calcext:value-type="string">
            <text:p>2019-10-02 23:01:59</text:p>
          </table:table-cell>
          <table:table-cell office:value-type="float" office:value="1332" calcext:value-type="float">
            <text:p>1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8]&lt;[Einstellungen.$B$4]; [Einstellungen.$B$2];IF([.D16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68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XYZZ0501-5206192810</text:p>
          </table:table-cell>
          <table:table-cell office:value-type="float" office:value="46.31" calcext:value-type="float">
            <text:p>46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31" calcext:value-type="float">
            <text:p>46,3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06:53:39</text:p>
          </table:table-cell>
          <table:table-cell table:style-name="ce1" office:value-type="string" calcext:value-type="string">
            <text:p>2019-10-03 06:52:28</text:p>
          </table:table-cell>
          <table:table-cell table:style-name="ce1" office:value-type="string" calcext:value-type="string">
            <text:p>2019-10-03 06:53:39</text:p>
          </table:table-cell>
          <table:table-cell office:value-type="float" office:value="1335" calcext:value-type="float">
            <text:p>13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69]&lt;[Einstellungen.$B$4]; [Einstellungen.$B$2];IF([.D16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6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XYZZ0756-5509195310</text:p>
          </table:table-cell>
          <table:table-cell office:value-type="float" office:value="43.33" calcext:value-type="float">
            <text:p>4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10:00:16</text:p>
          </table:table-cell>
          <table:table-cell table:style-name="ce1" office:value-type="string" calcext:value-type="string">
            <text:p>2019-10-03 09:55:53</text:p>
          </table:table-cell>
          <table:table-cell table:style-name="ce1" office:value-type="string" calcext:value-type="string">
            <text:p>2019-10-03 10:00:16</text:p>
          </table:table-cell>
          <table:table-cell office:value-type="float" office:value="1337" calcext:value-type="float">
            <text:p>13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0]&lt;[Einstellungen.$B$4]; [Einstellungen.$B$2];IF([.D17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7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XYZZ0760-0910190010</text:p>
          </table:table-cell>
          <table:table-cell office:value-type="float" office:value="104.65" calcext:value-type="float">
            <text:p>104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65" calcext:value-type="float">
            <text:p>104,6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3 10:09:00</text:p>
          </table:table-cell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1]&lt;[Einstellungen.$B$4]; [Einstellungen.$B$2];IF([.D17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71]);&quot;&quot;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XYZZ0510-1811192310</text:p>
          </table:table-cell>
          <table:table-cell office:value-type="float" office:value="46.41" calcext:value-type="float">
            <text:p>46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1" calcext:value-type="float">
            <text:p>46,4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11:20:30</text:p>
          </table:table-cell>
          <table:table-cell table:style-name="ce1" office:value-type="string" calcext:value-type="string">
            <text:p>2019-10-03 11:18:23</text:p>
          </table:table-cell>
          <table:table-cell table:style-name="ce1" office:value-type="string" calcext:value-type="string">
            <text:p>2019-10-03 11:20:30</text:p>
          </table:table-cell>
          <table:table-cell office:value-type="float" office:value="1345" calcext:value-type="float">
            <text:p>1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2]&lt;[Einstellungen.$B$4]; [Einstellungen.$B$2];IF([.D17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72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XYZZ0505-1911193010</text:p>
          </table:table-cell>
          <table:table-cell office:value-type="float" office:value="24.96" calcext:value-type="float">
            <text:p>24,9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8.95" calcext:value-type="float">
            <text:p>28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11:20:24</text:p>
          </table:table-cell>
          <table:table-cell table:style-name="ce1" office:value-type="string" calcext:value-type="string">
            <text:p>2019-10-03 11:19:30</text:p>
          </table:table-cell>
          <table:table-cell table:style-name="ce1" office:value-type="string" calcext:value-type="string">
            <text:p>2019-10-03 11:20:24</text:p>
          </table:table-cell>
          <table:table-cell office:value-type="float" office:value="1347" calcext:value-type="float">
            <text:p>1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3]&lt;[Einstellungen.$B$4]; [Einstellungen.$B$2];IF([.D17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73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XYZZ0513-4311191910</text:p>
          </table:table-cell>
          <table:table-cell office:value-type="float" office:value="95.36" calcext:value-type="float">
            <text:p>95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36" calcext:value-type="float">
            <text:p>95,3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3 11:43:19</text:p>
          </table:table-cell>
          <table:table-cell table:style-name="ce1" office:value-type="string" calcext:value-type="string">
            <text:p>2019-10-03 11:44:45</text:p>
          </table:table-cell>
          <table:table-cell office:value-type="float" office:value="1352" calcext:value-type="float">
            <text:p>13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4]&lt;[Einstellungen.$B$4]; [Einstellungen.$B$2];IF([.D17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74]);&quot;&quot;)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XYZZ0778-2412194410</text:p>
          </table:table-cell>
          <table:table-cell office:value-type="float" office:value="197.4" calcext:value-type="float">
            <text:p>197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4" calcext:value-type="float">
            <text:p>197,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12:26:55</text:p>
          </table:table-cell>
          <table:table-cell table:style-name="ce1" office:value-type="string" calcext:value-type="string">
            <text:p>2019-10-03 12:24:44</text:p>
          </table:table-cell>
          <table:table-cell table:style-name="ce1" office:value-type="string" calcext:value-type="string">
            <text:p>2019-10-03 12:26:55</text:p>
          </table:table-cell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5]&lt;[Einstellungen.$B$4]; [Einstellungen.$B$2];IF([.D17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75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XYZZ0520-4913190810</text:p>
          </table:table-cell>
          <table:table-cell office:value-type="float" office:value="461.52" calcext:value-type="float">
            <text:p>461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.52" calcext:value-type="float">
            <text:p>461,5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3 13:49:08</text:p>
          </table:table-cell>
          <table:table-cell table:style-name="ce1" office:value-type="string" calcext:value-type="string">
            <text:p>2019-10-03 13:50:44</text:p>
          </table:table-cell>
          <table:table-cell office:value-type="float" office:value="1356" calcext:value-type="float">
            <text:p>13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6]&lt;[Einstellungen.$B$4]; [Einstellungen.$B$2];IF([.D17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76]);&quot;&quot;)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XYZZ0525-5016194910</text:p>
          </table:table-cell>
          <table:table-cell office:value-type="float" office:value="40.6" calcext:value-type="float">
            <text:p>40,6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50.59" calcext:value-type="float">
            <text:p>50,5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16:54:41</text:p>
          </table:table-cell>
          <table:table-cell table:style-name="ce1" office:value-type="string" calcext:value-type="string">
            <text:p>2019-10-03 16:50:49</text:p>
          </table:table-cell>
          <table:table-cell table:style-name="ce1" office:value-type="string" calcext:value-type="string">
            <text:p>2019-10-03 16:54:41</text:p>
          </table:table-cell>
          <table:table-cell office:value-type="float" office:value="1362" calcext:value-type="float">
            <text:p>1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7]&lt;[Einstellungen.$B$4]; [Einstellungen.$B$2];IF([.D17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77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YZZ0789-0918190210</text:p>
          </table:table-cell>
          <table:table-cell office:value-type="float" office:value="14.58" calcext:value-type="float">
            <text:p>14,5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8.57" calcext:value-type="float">
            <text:p>18,5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18:10:32</text:p>
          </table:table-cell>
          <table:table-cell table:style-name="ce1" office:value-type="string" calcext:value-type="string">
            <text:p>2019-10-03 18:09:02</text:p>
          </table:table-cell>
          <table:table-cell table:style-name="ce1" office:value-type="string" calcext:value-type="string">
            <text:p>2019-10-03 18:10:32</text:p>
          </table:table-cell>
          <table:table-cell office:value-type="float" office:value="1364" calcext:value-type="float">
            <text:p>13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8]&lt;[Einstellungen.$B$4]; [Einstellungen.$B$2];IF([.D17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78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XYZZ0793-1518193210</text:p>
          </table:table-cell>
          <table:table-cell office:value-type="float" office:value="69.12" calcext:value-type="float">
            <text:p>69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12" calcext:value-type="float">
            <text:p>69,1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18:17:18</text:p>
          </table:table-cell>
          <table:table-cell table:style-name="ce1" office:value-type="string" calcext:value-type="string">
            <text:p>2019-10-03 18:15:32</text:p>
          </table:table-cell>
          <table:table-cell table:style-name="ce1" office:value-type="string" calcext:value-type="string">
            <text:p>2019-10-03 18:17:18</text:p>
          </table:table-cell>
          <table:table-cell office:value-type="float" office:value="1368" calcext:value-type="float">
            <text:p>1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79]&lt;[Einstellungen.$B$4]; [Einstellungen.$B$2];IF([.D17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7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XYZZ0527-2218191110</text:p>
          </table:table-cell>
          <table:table-cell office:value-type="float" office:value="237.04" calcext:value-type="float">
            <text:p>237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.04" calcext:value-type="float">
            <text:p>237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18:24:11</text:p>
          </table:table-cell>
          <table:table-cell table:style-name="ce1" office:value-type="string" calcext:value-type="string">
            <text:p>2019-10-03 18:22:11</text:p>
          </table:table-cell>
          <table:table-cell table:style-name="ce1" office:value-type="string" calcext:value-type="string">
            <text:p>2019-10-03 18:24:11</text:p>
          </table:table-cell>
          <table:table-cell office:value-type="float" office:value="1370" calcext:value-type="float">
            <text:p>1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0]&lt;[Einstellungen.$B$4]; [Einstellungen.$B$2];IF([.D18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8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XYZZ0796-4018192210</text:p>
          </table:table-cell>
          <table:table-cell office:value-type="float" office:value="14.58" calcext:value-type="float">
            <text:p>14,5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8.57" calcext:value-type="float">
            <text:p>18,5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18:42:16</text:p>
          </table:table-cell>
          <table:table-cell table:style-name="ce1" office:value-type="string" calcext:value-type="string">
            <text:p>2019-10-03 18:40:22</text:p>
          </table:table-cell>
          <table:table-cell table:style-name="ce1" office:value-type="string" calcext:value-type="string">
            <text:p>2019-10-03 18:42:16</text:p>
          </table:table-cell>
          <table:table-cell office:value-type="float" office:value="1372" calcext:value-type="float">
            <text:p>1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1]&lt;[Einstellungen.$B$4]; [Einstellungen.$B$2];IF([.D18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81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XYZZ0804-1621190110</text:p>
          </table:table-cell>
          <table:table-cell office:value-type="float" office:value="42.11" calcext:value-type="float">
            <text:p>42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1" calcext:value-type="float">
            <text:p>42,1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3 21:16:01</text:p>
          </table:table-cell>
          <table:table-cell office:value-type="float" office:value="1378" calcext:value-type="float">
            <text:p>1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2]&lt;[Einstellungen.$B$4]; [Einstellungen.$B$2];IF([.D18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82]);&quot;&quot;)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XYZZ0534-4921194410</text:p>
          </table:table-cell>
          <table:table-cell office:value-type="float" office:value="355.56" calcext:value-type="float">
            <text:p>355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.56" calcext:value-type="float">
            <text:p>355,5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21:51:14</text:p>
          </table:table-cell>
          <table:table-cell table:style-name="ce1" office:value-type="string" calcext:value-type="string">
            <text:p>2019-10-03 21:49:44</text:p>
          </table:table-cell>
          <table:table-cell table:style-name="ce1" office:value-type="string" calcext:value-type="string">
            <text:p>2019-10-03 21:51:14</text:p>
          </table:table-cell>
          <table:table-cell office:value-type="float" office:value="1379" calcext:value-type="float">
            <text:p>1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3]&lt;[Einstellungen.$B$4]; [Einstellungen.$B$2];IF([.D18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83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XYZZ0811-5022191610</text:p>
          </table:table-cell>
          <table:table-cell office:value-type="float" office:value="75.54" calcext:value-type="float">
            <text:p>75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54" calcext:value-type="float">
            <text:p>75,5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3 22:55:59</text:p>
          </table:table-cell>
          <table:table-cell table:style-name="ce1" office:value-type="string" calcext:value-type="string">
            <text:p>2019-10-03 22:50:16</text:p>
          </table:table-cell>
          <table:table-cell table:style-name="ce1" office:value-type="string" calcext:value-type="string">
            <text:p>2019-10-03 22:55:59</text:p>
          </table:table-cell>
          <table:table-cell office:value-type="float" office:value="1384" calcext:value-type="float">
            <text:p>13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4]&lt;[Einstellungen.$B$4]; [Einstellungen.$B$2];IF([.D18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84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XYZZ0542-4107195510</text:p>
          </table:table-cell>
          <table:table-cell office:value-type="float" office:value="20.99" calcext:value-type="float">
            <text:p>20,99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30.98" calcext:value-type="float">
            <text:p>30,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07:43:13</text:p>
          </table:table-cell>
          <table:table-cell table:style-name="ce1" office:value-type="string" calcext:value-type="string">
            <text:p>2019-10-04 07:41:55</text:p>
          </table:table-cell>
          <table:table-cell table:style-name="ce1" office:value-type="string" calcext:value-type="string">
            <text:p>2019-10-04 07:43:13</text:p>
          </table:table-cell>
          <table:table-cell office:value-type="float" office:value="1389" calcext:value-type="float">
            <text:p>13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5]&lt;[Einstellungen.$B$4]; [Einstellungen.$B$2];IF([.D18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85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XYZZ0818-1308194910</text:p>
          </table:table-cell>
          <table:table-cell office:value-type="float" office:value="109.35" calcext:value-type="float">
            <text:p>109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35" calcext:value-type="float">
            <text:p>109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08:16:16</text:p>
          </table:table-cell>
          <table:table-cell table:style-name="ce1" office:value-type="string" calcext:value-type="string">
            <text:p>2019-10-04 08:13:49</text:p>
          </table:table-cell>
          <table:table-cell table:style-name="ce1" office:value-type="string" calcext:value-type="string">
            <text:p>2019-10-04 08:16:16</text:p>
          </table:table-cell>
          <table:table-cell office:value-type="float" office:value="1391" calcext:value-type="float">
            <text:p>1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6]&lt;[Einstellungen.$B$4]; [Einstellungen.$B$2];IF([.D18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86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XYZZ0822-2011191510</text:p>
          </table:table-cell>
          <table:table-cell office:value-type="float" office:value="23.74" calcext:value-type="float">
            <text:p>23,7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7.73" calcext:value-type="float">
            <text:p>27,7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1:21:26</text:p>
          </table:table-cell>
          <table:table-cell table:style-name="ce1" office:value-type="string" calcext:value-type="string">
            <text:p>2019-10-04 11:20:15</text:p>
          </table:table-cell>
          <table:table-cell table:style-name="ce1" office:value-type="string" calcext:value-type="string">
            <text:p>2019-10-04 11:21:26</text:p>
          </table:table-cell>
          <table:table-cell office:value-type="float" office:value="1394" calcext:value-type="float">
            <text:p>1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7]&lt;[Einstellungen.$B$4]; [Einstellungen.$B$2];IF([.D18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87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XYZZ0826-2011195410</text:p>
          </table:table-cell>
          <table:table-cell office:value-type="float" office:value="64.81" calcext:value-type="float">
            <text:p>64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1" calcext:value-type="float">
            <text:p>64,8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1:22:57</text:p>
          </table:table-cell>
          <table:table-cell table:style-name="ce1" office:value-type="string" calcext:value-type="string">
            <text:p>2019-10-04 11:20:54</text:p>
          </table:table-cell>
          <table:table-cell table:style-name="ce1" office:value-type="string" calcext:value-type="string">
            <text:p>2019-10-04 11:22:57</text:p>
          </table:table-cell>
          <table:table-cell office:value-type="float" office:value="1397" calcext:value-type="float">
            <text:p>13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8]&lt;[Einstellungen.$B$4]; [Einstellungen.$B$2];IF([.D18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8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XYZZ0554-5411195710</text:p>
          </table:table-cell>
          <table:table-cell office:value-type="float" office:value="72.9" calcext:value-type="float">
            <text:p>7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" calcext:value-type="float">
            <text:p>72,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1:57:16</text:p>
          </table:table-cell>
          <table:table-cell table:style-name="ce1" office:value-type="string" calcext:value-type="string">
            <text:p>2019-10-04 11:54:57</text:p>
          </table:table-cell>
          <table:table-cell table:style-name="ce1" office:value-type="string" calcext:value-type="string">
            <text:p>2019-10-04 11:57:16</text:p>
          </table:table-cell>
          <table:table-cell office:value-type="float" office:value="1402" calcext:value-type="float">
            <text:p>1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89]&lt;[Einstellungen.$B$4]; [Einstellungen.$B$2];IF([.D18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89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YZZ0556-4612193110</text:p>
          </table:table-cell>
          <table:table-cell office:value-type="float" office:value="109.35" calcext:value-type="float">
            <text:p>109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35" calcext:value-type="float">
            <text:p>109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2:48:13</text:p>
          </table:table-cell>
          <table:table-cell table:style-name="ce1" office:value-type="string" calcext:value-type="string">
            <text:p>2019-10-04 12:46:31</text:p>
          </table:table-cell>
          <table:table-cell table:style-name="ce1" office:value-type="string" calcext:value-type="string">
            <text:p>2019-10-04 12:48:13</text:p>
          </table:table-cell>
          <table:table-cell office:value-type="float" office:value="1405" calcext:value-type="float">
            <text:p>1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0]&lt;[Einstellungen.$B$4]; [Einstellungen.$B$2];IF([.D19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90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XYZZ0837-5412190210</text:p>
          </table:table-cell>
          <table:table-cell office:value-type="float" office:value="16.78" calcext:value-type="float">
            <text:p>16,7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0.77" calcext:value-type="float">
            <text:p>20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3:03:28</text:p>
          </table:table-cell>
          <table:table-cell table:style-name="ce1" office:value-type="string" calcext:value-type="string">
            <text:p>2019-10-04 12:54:02</text:p>
          </table:table-cell>
          <table:table-cell table:style-name="ce1" office:value-type="string" calcext:value-type="string">
            <text:p>2019-10-04 13:03:28</text:p>
          </table:table-cell>
          <table:table-cell office:value-type="float" office:value="1407" calcext:value-type="float">
            <text:p>14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1]&lt;[Einstellungen.$B$4]; [Einstellungen.$B$2];IF([.D19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91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XYZZ0840-2713191610</text:p>
          </table:table-cell>
          <table:table-cell office:value-type="float" office:value="21.87" calcext:value-type="float">
            <text:p>21,8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,8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3:31:46</text:p>
          </table:table-cell>
          <table:table-cell table:style-name="ce1" office:value-type="string" calcext:value-type="string">
            <text:p>2019-10-04 13:27:16</text:p>
          </table:table-cell>
          <table:table-cell table:style-name="ce1" office:value-type="string" calcext:value-type="string">
            <text:p>2019-10-04 13:31:46</text:p>
          </table:table-cell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2]&lt;[Einstellungen.$B$4]; [Einstellungen.$B$2];IF([.D19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92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XYZZ0844-1714194110</text:p>
          </table:table-cell>
          <table:table-cell office:value-type="float" office:value="23.42" calcext:value-type="float">
            <text:p>23,4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7.41" calcext:value-type="float">
            <text:p>27,4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4 14:17:41</text:p>
          </table:table-cell>
          <table:table-cell office:value-type="float" office:value="1413" calcext:value-type="float">
            <text:p>14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3]&lt;[Einstellungen.$B$4]; [Einstellungen.$B$2];IF([.D19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93]);&quot;&quot;)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XYZZ0851-2015192510</text:p>
          </table:table-cell>
          <table:table-cell office:value-type="float" office:value="87.35" calcext:value-type="float">
            <text:p>87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35" calcext:value-type="float">
            <text:p>87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5:23:09</text:p>
          </table:table-cell>
          <table:table-cell table:style-name="ce1" office:value-type="string" calcext:value-type="string">
            <text:p>2019-10-04 15:20:25</text:p>
          </table:table-cell>
          <table:table-cell table:style-name="ce1" office:value-type="string" calcext:value-type="string">
            <text:p>2019-10-04 15:23:09</text:p>
          </table:table-cell>
          <table:table-cell office:value-type="float" office:value="1420" calcext:value-type="float">
            <text:p>1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4]&lt;[Einstellungen.$B$4]; [Einstellungen.$B$2];IF([.D19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94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XYZZ0855-3315193110</text:p>
          </table:table-cell>
          <table:table-cell office:value-type="float" office:value="28.85" calcext:value-type="float">
            <text:p>28,8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2.84" calcext:value-type="float">
            <text:p>32,8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5:34:22</text:p>
          </table:table-cell>
          <table:table-cell table:style-name="ce1" office:value-type="string" calcext:value-type="string">
            <text:p>2019-10-04 15:33:31</text:p>
          </table:table-cell>
          <table:table-cell table:style-name="ce1" office:value-type="string" calcext:value-type="string">
            <text:p>2019-10-04 15:34:22</text:p>
          </table:table-cell>
          <table:table-cell office:value-type="float" office:value="1423" calcext:value-type="float">
            <text:p>1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5]&lt;[Einstellungen.$B$4]; [Einstellungen.$B$2];IF([.D19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95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XYZZ0566-3415190710</text:p>
          </table:table-cell>
          <table:table-cell office:value-type="float" office:value="46.52" calcext:value-type="float">
            <text:p>46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2" calcext:value-type="float">
            <text:p>46,5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5:42:33</text:p>
          </table:table-cell>
          <table:table-cell table:style-name="ce1" office:value-type="string" calcext:value-type="string">
            <text:p>2019-10-04 15:34:07</text:p>
          </table:table-cell>
          <table:table-cell table:style-name="ce1" office:value-type="string" calcext:value-type="string">
            <text:p>2019-10-04 15:42:33</text:p>
          </table:table-cell>
          <table:table-cell office:value-type="float" office:value="1425" calcext:value-type="float">
            <text:p>14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6]&lt;[Einstellungen.$B$4]; [Einstellungen.$B$2];IF([.D19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196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XYZZ0567-2116195510</text:p>
          </table:table-cell>
          <table:table-cell office:value-type="float" office:value="18.83" calcext:value-type="float">
            <text:p>18,8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2.82" calcext:value-type="float">
            <text:p>22,8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6:25:12</text:p>
          </table:table-cell>
          <table:table-cell table:style-name="ce1" office:value-type="string" calcext:value-type="string">
            <text:p>2019-10-04 16:21:55</text:p>
          </table:table-cell>
          <table:table-cell table:style-name="ce1" office:value-type="string" calcext:value-type="string">
            <text:p>2019-10-04 16:25:12</text:p>
          </table:table-cell>
          <table:table-cell office:value-type="float" office:value="1428" calcext:value-type="float">
            <text:p>1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7]&lt;[Einstellungen.$B$4]; [Einstellungen.$B$2];IF([.D19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197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XYZZ0866-0517191110</text:p>
          </table:table-cell>
          <table:table-cell office:value-type="float" office:value="95.36" calcext:value-type="float">
            <text:p>95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36" calcext:value-type="float">
            <text:p>95,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7:06:24</text:p>
          </table:table-cell>
          <table:table-cell table:style-name="ce1" office:value-type="string" calcext:value-type="string">
            <text:p>2019-10-04 17:05:11</text:p>
          </table:table-cell>
          <table:table-cell table:style-name="ce1" office:value-type="string" calcext:value-type="string">
            <text:p>2019-10-04 17:06:24</text:p>
          </table:table-cell>
          <table:table-cell office:value-type="float" office:value="1433" calcext:value-type="float">
            <text:p>14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8]&lt;[Einstellungen.$B$4]; [Einstellungen.$B$2];IF([.D19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9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XYZZ0573-0717193010</text:p>
          </table:table-cell>
          <table:table-cell office:value-type="float" office:value="77.16" calcext:value-type="float">
            <text:p>77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16" calcext:value-type="float">
            <text:p>77,1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4 17:11:00</text:p>
          </table:table-cell>
          <table:table-cell table:style-name="ce1" office:value-type="string" calcext:value-type="string">
            <text:p>2019-10-04 17:07:30</text:p>
          </table:table-cell>
          <table:table-cell table:style-name="ce1" office:value-type="string" calcext:value-type="string">
            <text:p>2019-10-04 17:11:00</text:p>
          </table:table-cell>
          <table:table-cell office:value-type="float" office:value="1434" calcext:value-type="float">
            <text:p>1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199]&lt;[Einstellungen.$B$4]; [Einstellungen.$B$2];IF([.D19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199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XYZZ0581-2421195010</text:p>
          </table:table-cell>
          <table:table-cell office:value-type="float" office:value="19.98" calcext:value-type="float">
            <text:p>19,9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3.97" calcext:value-type="float">
            <text:p>23,9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4 21:24:50</text:p>
          </table:table-cell>
          <table:table-cell office:value-type="float" office:value="1442" calcext:value-type="float">
            <text:p>14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0]&lt;[Einstellungen.$B$4]; [Einstellungen.$B$2];IF([.D20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00]);&quot;&quot;)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XYZZ0587-3221193610</text:p>
          </table:table-cell>
          <table:table-cell office:value-type="float" office:value="37.2" calcext:value-type="float">
            <text:p>37,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1.19" calcext:value-type="float">
            <text:p>41,1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4 21:32:36</text:p>
          </table:table-cell>
          <table:table-cell office:value-type="float" office:value="1445" calcext:value-type="float">
            <text:p>14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1]&lt;[Einstellungen.$B$4]; [Einstellungen.$B$2];IF([.D20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01]);&quot;&quot;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XYZZ0892-2706191810</text:p>
          </table:table-cell>
          <table:table-cell office:value-type="float" office:value="142.69" calcext:value-type="float">
            <text:p>142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69" calcext:value-type="float">
            <text:p>142,6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5 06:27:18</text:p>
          </table:table-cell>
          <table:table-cell office:value-type="float" office:value="1450" calcext:value-type="float">
            <text:p>1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2]&lt;[Einstellungen.$B$4]; [Einstellungen.$B$2];IF([.D20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02]);&quot;&quot;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XYZZ0590-4307194010</text:p>
          </table:table-cell>
          <table:table-cell office:value-type="float" office:value="42.8" calcext:value-type="float">
            <text:p>4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" calcext:value-type="float">
            <text:p>42,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5 07:56:44</text:p>
          </table:table-cell>
          <table:table-cell table:style-name="ce1" office:value-type="string" calcext:value-type="string">
            <text:p>2019-10-05 07:43:40</text:p>
          </table:table-cell>
          <table:table-cell table:style-name="ce1" office:value-type="string" calcext:value-type="string">
            <text:p>2019-10-05 07:56:44</text:p>
          </table:table-cell>
          <table:table-cell office:value-type="float" office:value="1452" calcext:value-type="float">
            <text:p>14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3]&lt;[Einstellungen.$B$4]; [Einstellungen.$B$2];IF([.D20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03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XYZZ0595-2309194510</text:p>
          </table:table-cell>
          <table:table-cell office:value-type="float" office:value="80.5" calcext:value-type="float">
            <text:p>8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5" calcext:value-type="float">
            <text:p>80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5 09:25:17</text:p>
          </table:table-cell>
          <table:table-cell table:style-name="ce1" office:value-type="string" calcext:value-type="string">
            <text:p>2019-10-05 09:23:45</text:p>
          </table:table-cell>
          <table:table-cell table:style-name="ce1" office:value-type="string" calcext:value-type="string">
            <text:p>2019-10-05 09:25:17</text:p>
          </table:table-cell>
          <table:table-cell office:value-type="float" office:value="1455" calcext:value-type="float">
            <text:p>14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4]&lt;[Einstellungen.$B$4]; [Einstellungen.$B$2];IF([.D20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0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XYZZ0599-301119331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5 11:30:33</text:p>
          </table:table-cell>
          <table:table-cell office:value-type="float" office:value="1458" calcext:value-type="float">
            <text:p>14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5]&lt;[Einstellungen.$B$4]; [Einstellungen.$B$2];IF([.D20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05]);&quot;&quot;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XYZZ0597-2516191410</text:p>
          </table:table-cell>
          <table:table-cell office:value-type="float" office:value="101.7" calcext:value-type="float">
            <text:p>10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7" calcext:value-type="float">
            <text:p>101,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5 16:25:14</text:p>
          </table:table-cell>
          <table:table-cell table:style-name="ce1" office:value-type="string" calcext:value-type="string">
            <text:p>2019-10-05 16:25:22</text:p>
          </table:table-cell>
          <table:table-cell office:value-type="float" office:value="1461" calcext:value-type="float">
            <text:p>14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6]&lt;[Einstellungen.$B$4]; [Einstellungen.$B$2];IF([.D20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06]);&quot;&quot;)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XYZZ0906-0917190010</text:p>
          </table:table-cell>
          <table:table-cell office:value-type="float" office:value="31.04" calcext:value-type="float">
            <text:p>31,0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5.03" calcext:value-type="float">
            <text:p>35,0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5 17:11:17</text:p>
          </table:table-cell>
          <table:table-cell table:style-name="ce1" office:value-type="string" calcext:value-type="string">
            <text:p>2019-10-05 17:09:00</text:p>
          </table:table-cell>
          <table:table-cell table:style-name="ce1" office:value-type="string" calcext:value-type="string">
            <text:p>2019-10-05 17:11:17</text:p>
          </table:table-cell>
          <table:table-cell office:value-type="float" office:value="1463" calcext:value-type="float">
            <text:p>1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7]&lt;[Einstellungen.$B$4]; [Einstellungen.$B$2];IF([.D20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07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XYZZ0910-5918194410</text:p>
          </table:table-cell>
          <table:table-cell office:value-type="float" office:value="34.94" calcext:value-type="float">
            <text:p>34,9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8.93" calcext:value-type="float">
            <text:p>38,9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5 19:01:52</text:p>
          </table:table-cell>
          <table:table-cell table:style-name="ce1" office:value-type="string" calcext:value-type="string">
            <text:p>2019-10-05 18:59:44</text:p>
          </table:table-cell>
          <table:table-cell table:style-name="ce1" office:value-type="string" calcext:value-type="string">
            <text:p>2019-10-05 19:01:52</text:p>
          </table:table-cell>
          <table:table-cell office:value-type="float" office:value="1467" calcext:value-type="float">
            <text:p>1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8]&lt;[Einstellungen.$B$4]; [Einstellungen.$B$2];IF([.D20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08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XYZZ0606-1322195610</text:p>
          </table:table-cell>
          <table:table-cell office:value-type="float" office:value="90.09" calcext:value-type="float">
            <text:p>9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09" calcext:value-type="float">
            <text:p>90,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5 22:15:24</text:p>
          </table:table-cell>
          <table:table-cell table:style-name="ce1" office:value-type="string" calcext:value-type="string">
            <text:p>2019-10-05 22:13:56</text:p>
          </table:table-cell>
          <table:table-cell table:style-name="ce1" office:value-type="string" calcext:value-type="string">
            <text:p>2019-10-05 22:15:24</text:p>
          </table:table-cell>
          <table:table-cell office:value-type="float" office:value="1472" calcext:value-type="float">
            <text:p>1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09]&lt;[Einstellungen.$B$4]; [Einstellungen.$B$2];IF([.D20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09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XYZZ0608-2022190710</text:p>
          </table:table-cell>
          <table:table-cell office:value-type="float" office:value="32.06" calcext:value-type="float">
            <text:p>32,0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6.05" calcext:value-type="float">
            <text:p>36,0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5 22:25:20</text:p>
          </table:table-cell>
          <table:table-cell table:style-name="ce1" office:value-type="string" calcext:value-type="string">
            <text:p>2019-10-05 22:20:07</text:p>
          </table:table-cell>
          <table:table-cell table:style-name="ce1" office:value-type="string" calcext:value-type="string">
            <text:p>2019-10-05 22:25:20</text:p>
          </table:table-cell>
          <table:table-cell office:value-type="float" office:value="1474" calcext:value-type="float">
            <text:p>14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0]&lt;[Einstellungen.$B$4]; [Einstellungen.$B$2];IF([.D21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10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XYZZ0613-3609193810</text:p>
          </table:table-cell>
          <table:table-cell office:value-type="float" office:value="40.38" calcext:value-type="float">
            <text:p>40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8" calcext:value-type="float">
            <text:p>40,3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09:51:56</text:p>
          </table:table-cell>
          <table:table-cell table:style-name="ce1" office:value-type="string" calcext:value-type="string">
            <text:p>2019-10-06 09:36:38</text:p>
          </table:table-cell>
          <table:table-cell table:style-name="ce1" office:value-type="string" calcext:value-type="string">
            <text:p>2019-10-06 09:51:56</text:p>
          </table:table-cell>
          <table:table-cell office:value-type="float" office:value="1478" calcext:value-type="float">
            <text:p>1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1]&lt;[Einstellungen.$B$4]; [Einstellungen.$B$2];IF([.D21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11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XYZZ0619-5709191510</text:p>
          </table:table-cell>
          <table:table-cell office:value-type="float" office:value="60.24" calcext:value-type="float">
            <text:p>60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24" calcext:value-type="float">
            <text:p>60,2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09:58:09</text:p>
          </table:table-cell>
          <table:table-cell table:style-name="ce1" office:value-type="string" calcext:value-type="string">
            <text:p>2019-10-06 09:57:15</text:p>
          </table:table-cell>
          <table:table-cell table:style-name="ce1" office:value-type="string" calcext:value-type="string">
            <text:p>2019-10-06 09:58:09</text:p>
          </table:table-cell>
          <table:table-cell office:value-type="float" office:value="1481" calcext:value-type="float">
            <text:p>1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2]&lt;[Einstellungen.$B$4]; [Einstellungen.$B$2];IF([.D21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12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XYZZ0616-0110194310</text:p>
          </table:table-cell>
          <table:table-cell office:value-type="float" office:value="51.98" calcext:value-type="float">
            <text:p>51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98" calcext:value-type="float">
            <text:p>51,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10:03:54</text:p>
          </table:table-cell>
          <table:table-cell table:style-name="ce1" office:value-type="string" calcext:value-type="string">
            <text:p>2019-10-06 10:01:43</text:p>
          </table:table-cell>
          <table:table-cell table:style-name="ce1" office:value-type="string" calcext:value-type="string">
            <text:p>2019-10-06 10:03:54</text:p>
          </table:table-cell>
          <table:table-cell office:value-type="float" office:value="1484" calcext:value-type="float">
            <text:p>14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3]&lt;[Einstellungen.$B$4]; [Einstellungen.$B$2];IF([.D21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13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XYZZ0932-2111190010</text:p>
          </table:table-cell>
          <table:table-cell office:value-type="float" office:value="77.97" calcext:value-type="float">
            <text:p>77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7" calcext:value-type="float">
            <text:p>77,9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11:22:24</text:p>
          </table:table-cell>
          <table:table-cell table:style-name="ce1" office:value-type="string" calcext:value-type="string">
            <text:p>2019-10-06 11:21:00</text:p>
          </table:table-cell>
          <table:table-cell table:style-name="ce1" office:value-type="string" calcext:value-type="string">
            <text:p>2019-10-06 11:22:24</text:p>
          </table:table-cell>
          <table:table-cell office:value-type="float" office:value="1486" calcext:value-type="float">
            <text:p>1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4]&lt;[Einstellungen.$B$4]; [Einstellungen.$B$2];IF([.D21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1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XYZZ0618-4312193510</text:p>
          </table:table-cell>
          <table:table-cell office:value-type="float" office:value="29.22" calcext:value-type="float">
            <text:p>29,22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39.21" calcext:value-type="float">
            <text:p>39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12:44:33</text:p>
          </table:table-cell>
          <table:table-cell table:style-name="ce1" office:value-type="string" calcext:value-type="string">
            <text:p>2019-10-06 12:43:35</text:p>
          </table:table-cell>
          <table:table-cell table:style-name="ce1" office:value-type="string" calcext:value-type="string">
            <text:p>2019-10-06 12:44:33</text:p>
          </table:table-cell>
          <table:table-cell office:value-type="float" office:value="1488" calcext:value-type="float">
            <text:p>14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5]&lt;[Einstellungen.$B$4]; [Einstellungen.$B$2];IF([.D21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1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XYZZ0936-5413192410</text:p>
          </table:table-cell>
          <table:table-cell office:value-type="float" office:value="366.45" calcext:value-type="float">
            <text:p>366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45" calcext:value-type="float">
            <text:p>366,4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13:56:46</text:p>
          </table:table-cell>
          <table:table-cell table:style-name="ce1" office:value-type="string" calcext:value-type="string">
            <text:p>2019-10-06 13:54:24</text:p>
          </table:table-cell>
          <table:table-cell table:style-name="ce1" office:value-type="string" calcext:value-type="string">
            <text:p>2019-10-06 13:56:46</text:p>
          </table:table-cell>
          <table:table-cell office:value-type="float" office:value="1490" calcext:value-type="float">
            <text:p>14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6]&lt;[Einstellungen.$B$4]; [Einstellungen.$B$2];IF([.D21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1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XYZZ0939-0814192510</text:p>
          </table:table-cell>
          <table:table-cell office:value-type="float" office:value="40.88" calcext:value-type="float">
            <text:p>40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8" calcext:value-type="float">
            <text:p>40,8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6 14:08:25</text:p>
          </table:table-cell>
          <table:table-cell table:style-name="ce1" office:value-type="string" calcext:value-type="string">
            <text:p>2019-10-06 14:09:21</text:p>
          </table:table-cell>
          <table:table-cell office:value-type="float" office:value="1493" calcext:value-type="float">
            <text:p>1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7]&lt;[Einstellungen.$B$4]; [Einstellungen.$B$2];IF([.D21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17]);&quot;&quot;)">
            <text:p/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XYZZ0626-4214195710</text:p>
          </table:table-cell>
          <table:table-cell office:value-type="float" office:value="23.36" calcext:value-type="float">
            <text:p>23,3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7.35" calcext:value-type="float">
            <text:p>27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14:47:14</text:p>
          </table:table-cell>
          <table:table-cell table:style-name="ce1" office:value-type="string" calcext:value-type="string">
            <text:p>2019-10-06 14:42:57</text:p>
          </table:table-cell>
          <table:table-cell table:style-name="ce1" office:value-type="string" calcext:value-type="string">
            <text:p>2019-10-06 14:47:14</text:p>
          </table:table-cell>
          <table:table-cell office:value-type="float" office:value="1498" calcext:value-type="float">
            <text:p>14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8]&lt;[Einstellungen.$B$4]; [Einstellungen.$B$2];IF([.D21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1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XYZZ0632-0516191110</text:p>
          </table:table-cell>
          <table:table-cell office:value-type="float" office:value="7.87" calcext:value-type="float">
            <text:p>7,8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1.86" calcext:value-type="float">
            <text:p>11,8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16:06:22</text:p>
          </table:table-cell>
          <table:table-cell table:style-name="ce1" office:value-type="string" calcext:value-type="string">
            <text:p>2019-10-06 16:05:11</text:p>
          </table:table-cell>
          <table:table-cell table:style-name="ce1" office:value-type="string" calcext:value-type="string">
            <text:p>2019-10-06 16:06:22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19]&lt;[Einstellungen.$B$4]; [Einstellungen.$B$2];IF([.D21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1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XYZZ0950-5016192010</text:p>
          </table:table-cell>
          <table:table-cell office:value-type="float" office:value="23.8" calcext:value-type="float">
            <text:p>23,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7.79" calcext:value-type="float">
            <text:p>27,7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16:53:16</text:p>
          </table:table-cell>
          <table:table-cell table:style-name="ce1" office:value-type="string" calcext:value-type="string">
            <text:p>2019-10-06 16:50:20</text:p>
          </table:table-cell>
          <table:table-cell table:style-name="ce1" office:value-type="string" calcext:value-type="string">
            <text:p>2019-10-06 16:53:16</text:p>
          </table:table-cell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0]&lt;[Einstellungen.$B$4]; [Einstellungen.$B$2];IF([.D22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20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XYZZ0954-1617192410</text:p>
          </table:table-cell>
          <table:table-cell office:value-type="float" office:value="43.72" calcext:value-type="float">
            <text:p>43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2" calcext:value-type="float">
            <text:p>43,7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17:19:26</text:p>
          </table:table-cell>
          <table:table-cell table:style-name="ce1" office:value-type="string" calcext:value-type="string">
            <text:p>2019-10-06 17:16:24</text:p>
          </table:table-cell>
          <table:table-cell table:style-name="ce1" office:value-type="string" calcext:value-type="string">
            <text:p>2019-10-06 17:19:26</text:p>
          </table:table-cell>
          <table:table-cell office:value-type="float" office:value="1505" calcext:value-type="float">
            <text:p>15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1]&lt;[Einstellungen.$B$4]; [Einstellungen.$B$2];IF([.D22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21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XYZZ0957-5417192810</text:p>
          </table:table-cell>
          <table:table-cell office:value-type="float" office:value="48.47" calcext:value-type="float">
            <text:p>48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47" calcext:value-type="float">
            <text:p>48,4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6 17:56:33</text:p>
          </table:table-cell>
          <table:table-cell table:style-name="ce1" office:value-type="string" calcext:value-type="string">
            <text:p>2019-10-06 17:54:28</text:p>
          </table:table-cell>
          <table:table-cell table:style-name="ce1" office:value-type="string" calcext:value-type="string">
            <text:p>2019-10-06 17:56:33</text:p>
          </table:table-cell>
          <table:table-cell office:value-type="float" office:value="1509" calcext:value-type="float">
            <text:p>1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2]&lt;[Einstellungen.$B$4]; [Einstellungen.$B$2];IF([.D22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22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XYZZ0646-1319195910</text:p>
          </table:table-cell>
          <table:table-cell office:value-type="float" office:value="79.44" calcext:value-type="float">
            <text:p>79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4" calcext:value-type="float">
            <text:p>79,4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6 19:13:59</text:p>
          </table:table-cell>
          <table:table-cell table:style-name="ce1" office:value-type="string" calcext:value-type="string">
            <text:p>2019-10-06 19:20:00</text:p>
          </table:table-cell>
          <table:table-cell office:value-type="float" office:value="1519" calcext:value-type="float">
            <text:p>15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3]&lt;[Einstellungen.$B$4]; [Einstellungen.$B$2];IF([.D22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23]);&quot;&quot;)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XYZZ0976-3208192010</text:p>
          </table:table-cell>
          <table:table-cell office:value-type="float" office:value="58.53" calcext:value-type="float">
            <text:p>58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7 08:33:40</text:p>
          </table:table-cell>
          <table:table-cell table:style-name="ce1" office:value-type="string" calcext:value-type="string">
            <text:p>2019-10-07 08:32:20</text:p>
          </table:table-cell>
          <table:table-cell table:style-name="ce1" office:value-type="string" calcext:value-type="string">
            <text:p>2019-10-07 08:33:40</text:p>
          </table:table-cell>
          <table:table-cell office:value-type="float" office:value="1521" calcext:value-type="float">
            <text:p>15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4]&lt;[Einstellungen.$B$4]; [Einstellungen.$B$2];IF([.D22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24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XYZZ0979-0110195710</text:p>
          </table:table-cell>
          <table:table-cell office:value-type="float" office:value="4.68" calcext:value-type="float">
            <text:p>4,6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7 10:03:08</text:p>
          </table:table-cell>
          <table:table-cell table:style-name="ce1" office:value-type="string" calcext:value-type="string">
            <text:p>2019-10-07 10:01:57</text:p>
          </table:table-cell>
          <table:table-cell table:style-name="ce1" office:value-type="string" calcext:value-type="string">
            <text:p>2019-10-07 10:03:08</text:p>
          </table:table-cell>
          <table:table-cell office:value-type="float" office:value="1525" calcext:value-type="float">
            <text:p>15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5]&lt;[Einstellungen.$B$4]; [Einstellungen.$B$2];IF([.D22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25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XYZZ0654-1510191410</text:p>
          </table:table-cell>
          <table:table-cell office:value-type="float" office:value="18.51" calcext:value-type="float">
            <text:p>18,5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7 10:16:19</text:p>
          </table:table-cell>
          <table:table-cell table:style-name="ce1" office:value-type="string" calcext:value-type="string">
            <text:p>2019-10-07 10:15:14</text:p>
          </table:table-cell>
          <table:table-cell table:style-name="ce1" office:value-type="string" calcext:value-type="string">
            <text:p>2019-10-07 10:16:19</text:p>
          </table:table-cell>
          <table:table-cell office:value-type="float" office:value="1527" calcext:value-type="float">
            <text:p>15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6]&lt;[Einstellungen.$B$4]; [Einstellungen.$B$2];IF([.D22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2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XYZZ0983-3911190810</text:p>
          </table:table-cell>
          <table:table-cell office:value-type="float" office:value="18.84" calcext:value-type="float">
            <text:p>18,8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2.83" calcext:value-type="float">
            <text:p>22,8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7 11:39:59</text:p>
          </table:table-cell>
          <table:table-cell table:style-name="ce1" office:value-type="string" calcext:value-type="string">
            <text:p>2019-10-07 11:39:08</text:p>
          </table:table-cell>
          <table:table-cell table:style-name="ce1" office:value-type="string" calcext:value-type="string">
            <text:p>2019-10-07 11:39:59</text:p>
          </table:table-cell>
          <table:table-cell office:value-type="float" office:value="1529" calcext:value-type="float">
            <text:p>1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7]&lt;[Einstellungen.$B$4]; [Einstellungen.$B$2];IF([.D22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2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XYZZ0652-0412191810</text:p>
          </table:table-cell>
          <table:table-cell office:value-type="float" office:value="47.68" calcext:value-type="float">
            <text:p>47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8" calcext:value-type="float">
            <text:p>47,6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7 12:05:43</text:p>
          </table:table-cell>
          <table:table-cell table:style-name="ce1" office:value-type="string" calcext:value-type="string">
            <text:p>2019-10-07 12:04:18</text:p>
          </table:table-cell>
          <table:table-cell table:style-name="ce1" office:value-type="string" calcext:value-type="string">
            <text:p>2019-10-07 12:05:43</text:p>
          </table:table-cell>
          <table:table-cell office:value-type="float" office:value="1531" calcext:value-type="float">
            <text:p>15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8]&lt;[Einstellungen.$B$4]; [Einstellungen.$B$2];IF([.D22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28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XYZZ0657-2212191210</text:p>
          </table:table-cell>
          <table:table-cell office:value-type="float" office:value="64.34" calcext:value-type="float">
            <text:p>64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34" calcext:value-type="float">
            <text:p>64,3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07 12:22:12</text:p>
          </table:table-cell>
          <table:table-cell table:style-name="ce1" office:value-type="string" calcext:value-type="string">
            <text:p>2019-10-07 12:24:19</text:p>
          </table:table-cell>
          <table:table-cell office:value-type="float" office:value="1534" calcext:value-type="float">
            <text:p>15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29]&lt;[Einstellungen.$B$4]; [Einstellungen.$B$2];IF([.D22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29]);&quot;&quot;)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XYZZ0990-2312191310</text:p>
          </table:table-cell>
          <table:table-cell office:value-type="float" office:value="79.44" calcext:value-type="float">
            <text:p>79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44" calcext:value-type="float">
            <text:p>79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7 12:25:09</text:p>
          </table:table-cell>
          <table:table-cell table:style-name="ce1" office:value-type="string" calcext:value-type="string">
            <text:p>2019-10-07 12:23:13</text:p>
          </table:table-cell>
          <table:table-cell table:style-name="ce1" office:value-type="string" calcext:value-type="string">
            <text:p>2019-10-07 12:25:09</text:p>
          </table:table-cell>
          <table:table-cell office:value-type="float" office:value="1536" calcext:value-type="float">
            <text:p>15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0]&lt;[Einstellungen.$B$4]; [Einstellungen.$B$2];IF([.D23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30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YZZ0994-0613191210</text:p>
          </table:table-cell>
          <table:table-cell office:value-type="float" office:value="124.5" calcext:value-type="float">
            <text:p>12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5" calcext:value-type="float">
            <text:p>124,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07 13:06:12</text:p>
          </table:table-cell>
          <table:table-cell office:value-type="float" office:value="1539" calcext:value-type="float">
            <text:p>15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1]&lt;[Einstellungen.$B$4]; [Einstellungen.$B$2];IF([.D23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31]);&quot;&quot;)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XYZZ0664-5415195110</text:p>
          </table:table-cell>
          <table:table-cell office:value-type="float" office:value="46.58" calcext:value-type="float">
            <text:p>46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8" calcext:value-type="float">
            <text:p>46,5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7 15:55:46</text:p>
          </table:table-cell>
          <table:table-cell table:style-name="ce1" office:value-type="string" calcext:value-type="string">
            <text:p>2019-10-07 15:54:51</text:p>
          </table:table-cell>
          <table:table-cell table:style-name="ce1" office:value-type="string" calcext:value-type="string">
            <text:p>2019-10-07 15:55:46</text:p>
          </table:table-cell>
          <table:table-cell office:value-type="float" office:value="1543" calcext:value-type="float">
            <text:p>15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2]&lt;[Einstellungen.$B$4]; [Einstellungen.$B$2];IF([.D23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3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XYZZ1005-1519190510</text:p>
          </table:table-cell>
          <table:table-cell office:value-type="float" office:value="90.09" calcext:value-type="float">
            <text:p>9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09" calcext:value-type="float">
            <text:p>90,0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07 19:19:23</text:p>
          </table:table-cell>
          <table:table-cell table:style-name="ce1" office:value-type="string" calcext:value-type="string">
            <text:p>2019-10-07 19:15:05</text:p>
          </table:table-cell>
          <table:table-cell table:style-name="ce1" office:value-type="string" calcext:value-type="string">
            <text:p>2019-10-07 19:19:23</text:p>
          </table:table-cell>
          <table:table-cell office:value-type="float" office:value="1547" calcext:value-type="float">
            <text:p>1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3]&lt;[Einstellungen.$B$4]; [Einstellungen.$B$2];IF([.D23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33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XYZZ1009-0717192410</text:p>
          </table:table-cell>
          <table:table-cell office:value-type="float" office:value="75.24" calcext:value-type="float">
            <text:p>75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24" calcext:value-type="float">
            <text:p>75,2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1 17:13:57</text:p>
          </table:table-cell>
          <table:table-cell table:style-name="ce1" office:value-type="string" calcext:value-type="string">
            <text:p>2019-10-11 17:07:24</text:p>
          </table:table-cell>
          <table:table-cell table:style-name="ce1" office:value-type="string" calcext:value-type="string">
            <text:p>2019-10-11 17:13:57</text:p>
          </table:table-cell>
          <table:table-cell office:value-type="float" office:value="1550" calcext:value-type="float">
            <text:p>1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4]&lt;[Einstellungen.$B$4]; [Einstellungen.$B$2];IF([.D23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34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XYZZ1012-0118191910</text:p>
          </table:table-cell>
          <table:table-cell office:value-type="float" office:value="11.55" calcext:value-type="float">
            <text:p>11,5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5.54" calcext:value-type="float">
            <text:p>15,5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11 18:01:19</text:p>
          </table:table-cell>
          <table:table-cell office:value-type="float" office:value="1553" calcext:value-type="float">
            <text:p>15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5]&lt;[Einstellungen.$B$4]; [Einstellungen.$B$2];IF([.D23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35]);&quot;&quot;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XYZZ0678-3118193810</text:p>
          </table:table-cell>
          <table:table-cell office:value-type="float" office:value="41.61" calcext:value-type="float">
            <text:p>41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1" calcext:value-type="float">
            <text:p>41,6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2 18:33:58</text:p>
          </table:table-cell>
          <table:table-cell table:style-name="ce1" office:value-type="string" calcext:value-type="string">
            <text:p>2019-10-12 18:31:38</text:p>
          </table:table-cell>
          <table:table-cell table:style-name="ce1" office:value-type="string" calcext:value-type="string">
            <text:p>2019-10-12 18:33:58</text:p>
          </table:table-cell>
          <table:table-cell office:value-type="float" office:value="1555" calcext:value-type="float">
            <text:p>1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6]&lt;[Einstellungen.$B$4]; [Einstellungen.$B$2];IF([.D23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36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XYZZ1016-3610190610</text:p>
          </table:table-cell>
          <table:table-cell office:value-type="float" office:value="49.21" calcext:value-type="float">
            <text:p>49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21" calcext:value-type="float">
            <text:p>49,2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13 10:36:06</text:p>
          </table:table-cell>
          <table:table-cell office:value-type="float" office:value="1557" calcext:value-type="float">
            <text:p>1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7]&lt;[Einstellungen.$B$4]; [Einstellungen.$B$2];IF([.D23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37]);&quot;&quot;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XYZZ0675-0111190010</text:p>
          </table:table-cell>
          <table:table-cell office:value-type="float" office:value="54.03" calcext:value-type="float">
            <text:p>54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03" calcext:value-type="float">
            <text:p>54,0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3 11:03:41</text:p>
          </table:table-cell>
          <table:table-cell table:style-name="ce1" office:value-type="string" calcext:value-type="string">
            <text:p>2019-10-13 11:01:00</text:p>
          </table:table-cell>
          <table:table-cell table:style-name="ce1" office:value-type="string" calcext:value-type="string">
            <text:p>2019-10-13 11:03:41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8]&lt;[Einstellungen.$B$4]; [Einstellungen.$B$2];IF([.D23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3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XYZZ1020-5518192810</text:p>
          </table:table-cell>
          <table:table-cell office:value-type="float" office:value="40.27" calcext:value-type="float">
            <text:p>4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7" calcext:value-type="float">
            <text:p>40,2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3 18:56:55</text:p>
          </table:table-cell>
          <table:table-cell table:style-name="ce1" office:value-type="string" calcext:value-type="string">
            <text:p>2019-10-13 18:55:28</text:p>
          </table:table-cell>
          <table:table-cell table:style-name="ce1" office:value-type="string" calcext:value-type="string">
            <text:p>2019-10-13 18:56:55</text:p>
          </table:table-cell>
          <table:table-cell office:value-type="float" office:value="1561" calcext:value-type="float">
            <text:p>15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39]&lt;[Einstellungen.$B$4]; [Einstellungen.$B$2];IF([.D23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3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XYZZ0677-4319193910</text:p>
          </table:table-cell>
          <table:table-cell office:value-type="float" office:value="79.86" calcext:value-type="float">
            <text:p>7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86" calcext:value-type="float">
            <text:p>79,8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3 19:45:25</text:p>
          </table:table-cell>
          <table:table-cell table:style-name="ce1" office:value-type="string" calcext:value-type="string">
            <text:p>2019-10-13 19:43:39</text:p>
          </table:table-cell>
          <table:table-cell table:style-name="ce1" office:value-type="string" calcext:value-type="string">
            <text:p>2019-10-13 19:45:25</text:p>
          </table:table-cell>
          <table:table-cell office:value-type="float" office:value="1566" calcext:value-type="float">
            <text:p>15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0]&lt;[Einstellungen.$B$4]; [Einstellungen.$B$2];IF([.D24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40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XYZZ0683-2411191710</text:p>
          </table:table-cell>
          <table:table-cell office:value-type="float" office:value="20.94" calcext:value-type="float">
            <text:p>20,9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4.93" calcext:value-type="float">
            <text:p>24,9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4 11:25:29</text:p>
          </table:table-cell>
          <table:table-cell table:style-name="ce1" office:value-type="string" calcext:value-type="string">
            <text:p>2019-10-14 11:24:17</text:p>
          </table:table-cell>
          <table:table-cell table:style-name="ce1" office:value-type="string" calcext:value-type="string">
            <text:p>2019-10-14 11:25:29</text:p>
          </table:table-cell>
          <table:table-cell office:value-type="float" office:value="1569" calcext:value-type="float">
            <text:p>15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1]&lt;[Einstellungen.$B$4]; [Einstellungen.$B$2];IF([.D24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4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XYZZ1031-3112195810</text:p>
          </table:table-cell>
          <table:table-cell office:value-type="float" office:value="91.29" calcext:value-type="float">
            <text:p>91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9" calcext:value-type="float">
            <text:p>91,2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5 12:35:17</text:p>
          </table:table-cell>
          <table:table-cell table:style-name="ce1" office:value-type="string" calcext:value-type="string">
            <text:p>2019-10-15 12:31:58</text:p>
          </table:table-cell>
          <table:table-cell table:style-name="ce1" office:value-type="string" calcext:value-type="string">
            <text:p>2019-10-15 12:35:17</text:p>
          </table:table-cell>
          <table:table-cell office:value-type="float" office:value="1570" calcext:value-type="float">
            <text:p>15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2]&lt;[Einstellungen.$B$4]; [Einstellungen.$B$2];IF([.D24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42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XYZZ1038-5910192210</text:p>
          </table:table-cell>
          <table:table-cell office:value-type="float" office:value="7.01" calcext:value-type="float">
            <text:p>7,0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6 11:00:20</text:p>
          </table:table-cell>
          <table:table-cell table:style-name="ce1" office:value-type="string" calcext:value-type="string">
            <text:p>2019-10-16 10:59:22</text:p>
          </table:table-cell>
          <table:table-cell table:style-name="ce1" office:value-type="string" calcext:value-type="string">
            <text:p>2019-10-16 11:00:20</text:p>
          </table:table-cell>
          <table:table-cell office:value-type="float" office:value="1577" calcext:value-type="float">
            <text:p>15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3]&lt;[Einstellungen.$B$4]; [Einstellungen.$B$2];IF([.D24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43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XYZZ0694-2312190910</text:p>
          </table:table-cell>
          <table:table-cell office:value-type="float" office:value="41.86" calcext:value-type="float">
            <text:p>41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6" calcext:value-type="float">
            <text:p>41,8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6 12:26:50</text:p>
          </table:table-cell>
          <table:table-cell table:style-name="ce1" office:value-type="string" calcext:value-type="string">
            <text:p>2019-10-16 12:23:09</text:p>
          </table:table-cell>
          <table:table-cell table:style-name="ce1" office:value-type="string" calcext:value-type="string">
            <text:p>2019-10-16 12:26:50</text:p>
          </table:table-cell>
          <table:table-cell office:value-type="float" office:value="1579" calcext:value-type="float">
            <text:p>1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4]&lt;[Einstellungen.$B$4]; [Einstellungen.$B$2];IF([.D24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44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XYZZ0692-4812191710</text:p>
          </table:table-cell>
          <table:table-cell office:value-type="float" office:value="8.48" calcext:value-type="float">
            <text:p>8,4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6 12:49:29</text:p>
          </table:table-cell>
          <table:table-cell table:style-name="ce1" office:value-type="string" calcext:value-type="string">
            <text:p>2019-10-16 12:48:17</text:p>
          </table:table-cell>
          <table:table-cell table:style-name="ce1" office:value-type="string" calcext:value-type="string">
            <text:p>2019-10-16 12:49:29</text:p>
          </table:table-cell>
          <table:table-cell office:value-type="float" office:value="1582" calcext:value-type="float">
            <text:p>15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5]&lt;[Einstellungen.$B$4]; [Einstellungen.$B$2];IF([.D24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45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XYZZ1045-3716193210</text:p>
          </table:table-cell>
          <table:table-cell office:value-type="float" office:value="198.33" calcext:value-type="float">
            <text:p>198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.33" calcext:value-type="float">
            <text:p>198,3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6 16:39:05</text:p>
          </table:table-cell>
          <table:table-cell table:style-name="ce1" office:value-type="string" calcext:value-type="string">
            <text:p>2019-10-16 16:37:32</text:p>
          </table:table-cell>
          <table:table-cell table:style-name="ce1" office:value-type="string" calcext:value-type="string">
            <text:p>2019-10-16 16:39:05</text:p>
          </table:table-cell>
          <table:table-cell office:value-type="float" office:value="1584" calcext:value-type="float">
            <text:p>15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6]&lt;[Einstellungen.$B$4]; [Einstellungen.$B$2];IF([.D24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46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XYZZ1056-0620192510</text:p>
          </table:table-cell>
          <table:table-cell office:value-type="float" office:value="153.2" calcext:value-type="float">
            <text:p>15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2" calcext:value-type="float">
            <text:p>153,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6 20:08:37</text:p>
          </table:table-cell>
          <table:table-cell table:style-name="ce1" office:value-type="string" calcext:value-type="string">
            <text:p>2019-10-16 20:06:25</text:p>
          </table:table-cell>
          <table:table-cell table:style-name="ce1" office:value-type="string" calcext:value-type="string">
            <text:p>2019-10-16 20:08:37</text:p>
          </table:table-cell>
          <table:table-cell office:value-type="float" office:value="1594" calcext:value-type="float">
            <text:p>15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7]&lt;[Einstellungen.$B$4]; [Einstellungen.$B$2];IF([.D24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47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XYZZ1060-4307192210</text:p>
          </table:table-cell>
          <table:table-cell office:value-type="float" office:value="19.38" calcext:value-type="float">
            <text:p>19,3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3.37" calcext:value-type="float">
            <text:p>23,3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17 07:43:22</text:p>
          </table:table-cell>
          <table:table-cell table:style-name="ce1" office:value-type="string" calcext:value-type="string">
            <text:p>2019-10-17 07:43:23</text:p>
          </table:table-cell>
          <table:table-cell office:value-type="float" office:value="1597" calcext:value-type="float">
            <text:p>1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8]&lt;[Einstellungen.$B$4]; [Einstellungen.$B$2];IF([.D24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48]);&quot;&quot;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XYZZ0703-3009191910</text:p>
          </table:table-cell>
          <table:table-cell office:value-type="float" office:value="33.12" calcext:value-type="float">
            <text:p>33,1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7.11" calcext:value-type="float">
            <text:p>37,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8 09:31:15</text:p>
          </table:table-cell>
          <table:table-cell table:style-name="ce1" office:value-type="string" calcext:value-type="string">
            <text:p>2019-10-18 09:30:19</text:p>
          </table:table-cell>
          <table:table-cell table:style-name="ce1" office:value-type="string" calcext:value-type="string">
            <text:p>2019-10-18 09:31:15</text:p>
          </table:table-cell>
          <table:table-cell office:value-type="float" office:value="1599" calcext:value-type="float">
            <text:p>15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49]&lt;[Einstellungen.$B$4]; [Einstellungen.$B$2];IF([.D24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49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XYZZ1078-2217195110</text:p>
          </table:table-cell>
          <table:table-cell office:value-type="float" office:value="110.46" calcext:value-type="float">
            <text:p>110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6" calcext:value-type="float">
            <text:p>110,4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8 17:24:00</text:p>
          </table:table-cell>
          <table:table-cell table:style-name="ce1" office:value-type="string" calcext:value-type="string">
            <text:p>2019-10-18 17:22:51</text:p>
          </table:table-cell>
          <table:table-cell table:style-name="ce1" office:value-type="string" calcext:value-type="string">
            <text:p>2019-10-18 17:24:00</text:p>
          </table:table-cell>
          <table:table-cell office:value-type="float" office:value="1609" calcext:value-type="float">
            <text:p>16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0]&lt;[Einstellungen.$B$4]; [Einstellungen.$B$2];IF([.D25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50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XYZZ0716-4819191310</text:p>
          </table:table-cell>
          <table:table-cell office:value-type="float" office:value="70.74" calcext:value-type="float">
            <text:p>70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4" calcext:value-type="float">
            <text:p>70,7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8 19:48:52</text:p>
          </table:table-cell>
          <table:table-cell table:style-name="ce1" office:value-type="string" calcext:value-type="string">
            <text:p>2019-10-18 19:48:13</text:p>
          </table:table-cell>
          <table:table-cell table:style-name="ce1" office:value-type="string" calcext:value-type="string">
            <text:p>2019-10-18 19:48:52</text:p>
          </table:table-cell>
          <table:table-cell office:value-type="float" office:value="1611" calcext:value-type="float">
            <text:p>16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1]&lt;[Einstellungen.$B$4]; [Einstellungen.$B$2];IF([.D25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51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XYZZ1086-2212191510</text:p>
          </table:table-cell>
          <table:table-cell office:value-type="float" office:value="290.1" calcext:value-type="float">
            <text:p>29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.1" calcext:value-type="float">
            <text:p>290,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9 12:24:45</text:p>
          </table:table-cell>
          <table:table-cell table:style-name="ce1" office:value-type="string" calcext:value-type="string">
            <text:p>2019-10-19 12:22:15</text:p>
          </table:table-cell>
          <table:table-cell table:style-name="ce1" office:value-type="string" calcext:value-type="string">
            <text:p>2019-10-19 12:24:45</text:p>
          </table:table-cell>
          <table:table-cell office:value-type="float" office:value="1615" calcext:value-type="float">
            <text:p>16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2]&lt;[Einstellungen.$B$4]; [Einstellungen.$B$2];IF([.D25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52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XYZZ1089-5112190410</text:p>
          </table:table-cell>
          <table:table-cell office:value-type="float" office:value="48.18" calcext:value-type="float">
            <text:p>48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8" calcext:value-type="float">
            <text:p>48,1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9 12:54:02</text:p>
          </table:table-cell>
          <table:table-cell table:style-name="ce1" office:value-type="string" calcext:value-type="string">
            <text:p>2019-10-19 12:51:04</text:p>
          </table:table-cell>
          <table:table-cell table:style-name="ce1" office:value-type="string" calcext:value-type="string">
            <text:p>2019-10-19 12:54:02</text:p>
          </table:table-cell>
          <table:table-cell office:value-type="float" office:value="1618" calcext:value-type="float">
            <text:p>16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3]&lt;[Einstellungen.$B$4]; [Einstellungen.$B$2];IF([.D25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53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XYZZ1093-3819192810</text:p>
          </table:table-cell>
          <table:table-cell office:value-type="float" office:value="41.31" calcext:value-type="float">
            <text:p>41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1" calcext:value-type="float">
            <text:p>41,3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19 19:40:15</text:p>
          </table:table-cell>
          <table:table-cell table:style-name="ce1" office:value-type="string" calcext:value-type="string">
            <text:p>2019-10-19 19:38:28</text:p>
          </table:table-cell>
          <table:table-cell table:style-name="ce1" office:value-type="string" calcext:value-type="string">
            <text:p>2019-10-19 19:40:15</text:p>
          </table:table-cell>
          <table:table-cell office:value-type="float" office:value="1622" calcext:value-type="float">
            <text:p>1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4]&lt;[Einstellungen.$B$4]; [Einstellungen.$B$2];IF([.D25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5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XYZZ1100-2217194210</text:p>
          </table:table-cell>
          <table:table-cell office:value-type="float" office:value="39.86" calcext:value-type="float">
            <text:p>39,8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3.85" calcext:value-type="float">
            <text:p>43,8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0 17:23:28</text:p>
          </table:table-cell>
          <table:table-cell table:style-name="ce1" office:value-type="string" calcext:value-type="string">
            <text:p>2019-10-20 17:22:42</text:p>
          </table:table-cell>
          <table:table-cell table:style-name="ce1" office:value-type="string" calcext:value-type="string">
            <text:p>2019-10-20 17:23:28</text:p>
          </table:table-cell>
          <table:table-cell office:value-type="float" office:value="1627" calcext:value-type="float">
            <text:p>1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5]&lt;[Einstellungen.$B$4]; [Einstellungen.$B$2];IF([.D25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5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XYZZ0736-5908190310</text:p>
          </table:table-cell>
          <table:table-cell office:value-type="float" office:value="56.62" calcext:value-type="float">
            <text:p>56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62" calcext:value-type="float">
            <text:p>56,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09:01:02</text:p>
          </table:table-cell>
          <table:table-cell table:style-name="ce1" office:value-type="string" calcext:value-type="string">
            <text:p>2019-10-21 08:59:03</text:p>
          </table:table-cell>
          <table:table-cell table:style-name="ce1" office:value-type="string" calcext:value-type="string">
            <text:p>2019-10-21 09:01:02</text:p>
          </table:table-cell>
          <table:table-cell office:value-type="float" office:value="1631" calcext:value-type="float">
            <text:p>16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6]&lt;[Einstellungen.$B$4]; [Einstellungen.$B$2];IF([.D25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5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XYZZ1115-5209195510</text:p>
          </table:table-cell>
          <table:table-cell office:value-type="float" office:value="22.93" calcext:value-type="float">
            <text:p>22,9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6.92" calcext:value-type="float">
            <text:p>26,9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09:56:22</text:p>
          </table:table-cell>
          <table:table-cell table:style-name="ce1" office:value-type="string" calcext:value-type="string">
            <text:p>2019-10-21 09:52:55</text:p>
          </table:table-cell>
          <table:table-cell table:style-name="ce1" office:value-type="string" calcext:value-type="string">
            <text:p>2019-10-21 09:56:22</text:p>
          </table:table-cell>
          <table:table-cell office:value-type="float" office:value="1638" calcext:value-type="float">
            <text:p>16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7]&lt;[Einstellungen.$B$4]; [Einstellungen.$B$2];IF([.D25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5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XYZZ0746-3211195010</text:p>
          </table:table-cell>
          <table:table-cell office:value-type="float" office:value="43.08" calcext:value-type="float">
            <text:p>43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8" calcext:value-type="float">
            <text:p>43,0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11:34:02</text:p>
          </table:table-cell>
          <table:table-cell table:style-name="ce1" office:value-type="string" calcext:value-type="string">
            <text:p>2019-10-21 11:32:50</text:p>
          </table:table-cell>
          <table:table-cell table:style-name="ce1" office:value-type="string" calcext:value-type="string">
            <text:p>2019-10-21 11:34:02</text:p>
          </table:table-cell>
          <table:table-cell office:value-type="float" office:value="1640" calcext:value-type="float">
            <text:p>16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8]&lt;[Einstellungen.$B$4]; [Einstellungen.$B$2];IF([.D25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58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XYZZ1118-4811191110</text:p>
          </table:table-cell>
          <table:table-cell office:value-type="float" office:value="45.44" calcext:value-type="float">
            <text:p>45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4" calcext:value-type="float">
            <text:p>45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11:50:24</text:p>
          </table:table-cell>
          <table:table-cell table:style-name="ce1" office:value-type="string" calcext:value-type="string">
            <text:p>2019-10-21 11:48:11</text:p>
          </table:table-cell>
          <table:table-cell table:style-name="ce1" office:value-type="string" calcext:value-type="string">
            <text:p>2019-10-21 11:50:24</text:p>
          </table:table-cell>
          <table:table-cell office:value-type="float" office:value="1642" calcext:value-type="float">
            <text:p>16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59]&lt;[Einstellungen.$B$4]; [Einstellungen.$B$2];IF([.D25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5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XYZZ0754-0412195910</text:p>
          </table:table-cell>
          <table:table-cell office:value-type="float" office:value="81.61" calcext:value-type="float">
            <text:p>81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61" calcext:value-type="float">
            <text:p>81,6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12:06:47</text:p>
          </table:table-cell>
          <table:table-cell table:style-name="ce1" office:value-type="string" calcext:value-type="string">
            <text:p>2019-10-21 12:04:59</text:p>
          </table:table-cell>
          <table:table-cell table:style-name="ce1" office:value-type="string" calcext:value-type="string">
            <text:p>2019-10-21 12:06:47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0]&lt;[Einstellungen.$B$4]; [Einstellungen.$B$2];IF([.D26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60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XYZZ0751-0514191710</text:p>
          </table:table-cell>
          <table:table-cell office:value-type="float" office:value="42.87" calcext:value-type="float">
            <text:p>42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7" calcext:value-type="float">
            <text:p>42,8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14:06:54</text:p>
          </table:table-cell>
          <table:table-cell table:style-name="ce1" office:value-type="string" calcext:value-type="string">
            <text:p>2019-10-21 14:05:17</text:p>
          </table:table-cell>
          <table:table-cell table:style-name="ce1" office:value-type="string" calcext:value-type="string">
            <text:p>2019-10-21 14:06:54</text:p>
          </table:table-cell>
          <table:table-cell office:value-type="float" office:value="1651" calcext:value-type="float">
            <text:p>16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1]&lt;[Einstellungen.$B$4]; [Einstellungen.$B$2];IF([.D26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6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XYZZ1133-2314191910</text:p>
          </table:table-cell>
          <table:table-cell office:value-type="float" office:value="66.68" calcext:value-type="float">
            <text:p>66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8" calcext:value-type="float">
            <text:p>66,6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14:25:34</text:p>
          </table:table-cell>
          <table:table-cell table:style-name="ce1" office:value-type="string" calcext:value-type="string">
            <text:p>2019-10-21 14:23:19</text:p>
          </table:table-cell>
          <table:table-cell table:style-name="ce1" office:value-type="string" calcext:value-type="string">
            <text:p>2019-10-21 14:25:34</text:p>
          </table:table-cell>
          <table:table-cell office:value-type="float" office:value="1653" calcext:value-type="float">
            <text:p>16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2]&lt;[Einstellungen.$B$4]; [Einstellungen.$B$2];IF([.D26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6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XYZZ1137-2514192910</text:p>
          </table:table-cell>
          <table:table-cell office:value-type="float" office:value="33.34" calcext:value-type="float">
            <text:p>33,3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7.33" calcext:value-type="float">
            <text:p>37,3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14:26:26</text:p>
          </table:table-cell>
          <table:table-cell table:style-name="ce1" office:value-type="string" calcext:value-type="string">
            <text:p>2019-10-21 14:25:29</text:p>
          </table:table-cell>
          <table:table-cell table:style-name="ce1" office:value-type="string" calcext:value-type="string">
            <text:p>2019-10-21 14:26:26</text:p>
          </table:table-cell>
          <table:table-cell office:value-type="float" office:value="1656" calcext:value-type="float">
            <text:p>1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3]&lt;[Einstellungen.$B$4]; [Einstellungen.$B$2];IF([.D26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63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XYZZ1144-1815190410</text:p>
          </table:table-cell>
          <table:table-cell office:value-type="float" office:value="83.71" calcext:value-type="float">
            <text:p>83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71" calcext:value-type="float">
            <text:p>83,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15:20:33</text:p>
          </table:table-cell>
          <table:table-cell table:style-name="ce1" office:value-type="string" calcext:value-type="string">
            <text:p>2019-10-21 15:18:04</text:p>
          </table:table-cell>
          <table:table-cell table:style-name="ce1" office:value-type="string" calcext:value-type="string">
            <text:p>2019-10-21 15:20:33</text:p>
          </table:table-cell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4]&lt;[Einstellungen.$B$4]; [Einstellungen.$B$2];IF([.D26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64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XYZZ0765-5518190410</text:p>
          </table:table-cell>
          <table:table-cell office:value-type="float" office:value="43.75" calcext:value-type="float">
            <text:p>43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5" calcext:value-type="float">
            <text:p>43,7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18:55:52</text:p>
          </table:table-cell>
          <table:table-cell table:style-name="ce1" office:value-type="string" calcext:value-type="string">
            <text:p>2019-10-21 18:55:04</text:p>
          </table:table-cell>
          <table:table-cell table:style-name="ce1" office:value-type="string" calcext:value-type="string">
            <text:p>2019-10-21 18:55:52</text:p>
          </table:table-cell>
          <table:table-cell office:value-type="float" office:value="1667" calcext:value-type="float">
            <text:p>1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5]&lt;[Einstellungen.$B$4]; [Einstellungen.$B$2];IF([.D26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65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XYZZ1151-2820193210</text:p>
          </table:table-cell>
          <table:table-cell office:value-type="float" office:value="43.36" calcext:value-type="float">
            <text:p>43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6" calcext:value-type="float">
            <text:p>43,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20:30:26</text:p>
          </table:table-cell>
          <table:table-cell table:style-name="ce1" office:value-type="string" calcext:value-type="string">
            <text:p>2019-10-21 20:28:32</text:p>
          </table:table-cell>
          <table:table-cell table:style-name="ce1" office:value-type="string" calcext:value-type="string">
            <text:p>2019-10-21 20:30:26</text:p>
          </table:table-cell>
          <table:table-cell office:value-type="float" office:value="1668" calcext:value-type="float">
            <text:p>16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6]&lt;[Einstellungen.$B$4]; [Einstellungen.$B$2];IF([.D26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6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XYZZ0774-3921195210</text:p>
          </table:table-cell>
          <table:table-cell office:value-type="float" office:value="25.76" calcext:value-type="float">
            <text:p>25,7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9.75" calcext:value-type="float">
            <text:p>29,7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1 21:41:32</text:p>
          </table:table-cell>
          <table:table-cell table:style-name="ce1" office:value-type="string" calcext:value-type="string">
            <text:p>2019-10-21 21:39:52</text:p>
          </table:table-cell>
          <table:table-cell table:style-name="ce1" office:value-type="string" calcext:value-type="string">
            <text:p>2019-10-21 21:41:32</text:p>
          </table:table-cell>
          <table:table-cell office:value-type="float" office:value="1670" calcext:value-type="float">
            <text:p>16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7]&lt;[Einstellungen.$B$4]; [Einstellungen.$B$2];IF([.D26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6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XYZZ0774-4600190510</text:p>
          </table:table-cell>
          <table:table-cell office:value-type="float" office:value="174.25" calcext:value-type="float">
            <text:p>174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25" calcext:value-type="float">
            <text:p>174,2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2 00:46:05</text:p>
          </table:table-cell>
          <table:table-cell office:value-type="float" office:value="1677" calcext:value-type="float">
            <text:p>16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8]&lt;[Einstellungen.$B$4]; [Einstellungen.$B$2];IF([.D26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68]);&quot;&quot;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XYZZ0781-4003195710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2 03:51:13</text:p>
          </table:table-cell>
          <table:table-cell table:style-name="ce1" office:value-type="string" calcext:value-type="string">
            <text:p>2019-10-22 03:40:57</text:p>
          </table:table-cell>
          <table:table-cell table:style-name="ce1" office:value-type="string" calcext:value-type="string">
            <text:p>2019-10-22 03:51:13</text:p>
          </table:table-cell>
          <table:table-cell office:value-type="float" office:value="1681" calcext:value-type="float">
            <text:p>16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69]&lt;[Einstellungen.$B$4]; [Einstellungen.$B$2];IF([.D26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69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XYZZ0783-5008191910</text:p>
          </table:table-cell>
          <table:table-cell office:value-type="float" office:value="59.01" calcext:value-type="float">
            <text:p>59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01" calcext:value-type="float">
            <text:p>59,0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2 08:51:20</text:p>
          </table:table-cell>
          <table:table-cell table:style-name="ce1" office:value-type="string" calcext:value-type="string">
            <text:p>2019-10-22 08:50:19</text:p>
          </table:table-cell>
          <table:table-cell table:style-name="ce1" office:value-type="string" calcext:value-type="string">
            <text:p>2019-10-22 08:51:20</text:p>
          </table:table-cell>
          <table:table-cell office:value-type="float" office:value="1684" calcext:value-type="float">
            <text:p>1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0]&lt;[Einstellungen.$B$4]; [Einstellungen.$B$2];IF([.D27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70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XYZZ1177-1412195410</text:p>
          </table:table-cell>
          <table:table-cell office:value-type="float" office:value="69.48" calcext:value-type="float">
            <text:p>69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8" calcext:value-type="float">
            <text:p>69,4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2 12:17:03</text:p>
          </table:table-cell>
          <table:table-cell table:style-name="ce1" office:value-type="string" calcext:value-type="string">
            <text:p>2019-10-22 12:14:54</text:p>
          </table:table-cell>
          <table:table-cell table:style-name="ce1" office:value-type="string" calcext:value-type="string">
            <text:p>2019-10-22 12:17:03</text:p>
          </table:table-cell>
          <table:table-cell office:value-type="float" office:value="1689" calcext:value-type="float">
            <text:p>1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1]&lt;[Einstellungen.$B$4]; [Einstellungen.$B$2];IF([.D27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71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XYZZ0783-581719501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2 18:02:21</text:p>
          </table:table-cell>
          <table:table-cell table:style-name="ce1" office:value-type="string" calcext:value-type="string">
            <text:p>2019-10-22 17:58:50</text:p>
          </table:table-cell>
          <table:table-cell table:style-name="ce1" office:value-type="string" calcext:value-type="string">
            <text:p>2019-10-22 18:02:21</text:p>
          </table:table-cell>
          <table:table-cell office:value-type="float" office:value="1691" calcext:value-type="float">
            <text:p>16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2]&lt;[Einstellungen.$B$4]; [Einstellungen.$B$2];IF([.D27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72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XYZZ1181-5818191610</text:p>
          </table:table-cell>
          <table:table-cell office:value-type="float" office:value="107.82" calcext:value-type="float">
            <text:p>107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82" calcext:value-type="float">
            <text:p>107,8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2 18:58:16</text:p>
          </table:table-cell>
          <table:table-cell office:value-type="float" office:value="1693" calcext:value-type="float">
            <text:p>16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3]&lt;[Einstellungen.$B$4]; [Einstellungen.$B$2];IF([.D27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73]);&quot;&quot;)">
            <text:p/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XYZZ0789-1719195710</text:p>
          </table:table-cell>
          <table:table-cell office:value-type="float" office:value="49.69" calcext:value-type="float">
            <text:p>4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69" calcext:value-type="float">
            <text:p>49,6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2 19:23:07</text:p>
          </table:table-cell>
          <table:table-cell table:style-name="ce1" office:value-type="string" calcext:value-type="string">
            <text:p>2019-10-22 19:17:57</text:p>
          </table:table-cell>
          <table:table-cell table:style-name="ce1" office:value-type="string" calcext:value-type="string">
            <text:p>2019-10-22 19:23:07</text:p>
          </table:table-cell>
          <table:table-cell office:value-type="float" office:value="1695" calcext:value-type="float">
            <text:p>16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4]&lt;[Einstellungen.$B$4]; [Einstellungen.$B$2];IF([.D27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74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XYZZ1184-3820193910</text:p>
          </table:table-cell>
          <table:table-cell office:value-type="float" office:value="40.32" calcext:value-type="float">
            <text:p>40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2" calcext:value-type="float">
            <text:p>40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2 20:39:36</text:p>
          </table:table-cell>
          <table:table-cell table:style-name="ce1" office:value-type="string" calcext:value-type="string">
            <text:p>2019-10-22 20:38:39</text:p>
          </table:table-cell>
          <table:table-cell table:style-name="ce1" office:value-type="string" calcext:value-type="string">
            <text:p>2019-10-22 20:39:36</text:p>
          </table:table-cell>
          <table:table-cell office:value-type="float" office:value="1698" calcext:value-type="float">
            <text:p>16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5]&lt;[Einstellungen.$B$4]; [Einstellungen.$B$2];IF([.D27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75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XYZZ0787-0121194010</text:p>
          </table:table-cell>
          <table:table-cell office:value-type="float" office:value="48.84" calcext:value-type="float">
            <text:p>48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4" calcext:value-type="float">
            <text:p>48,8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2 21:03:57</text:p>
          </table:table-cell>
          <table:table-cell table:style-name="ce1" office:value-type="string" calcext:value-type="string">
            <text:p>2019-10-22 21:01:40</text:p>
          </table:table-cell>
          <table:table-cell table:style-name="ce1" office:value-type="string" calcext:value-type="string">
            <text:p>2019-10-22 21:03:57</text:p>
          </table:table-cell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6]&lt;[Einstellungen.$B$4]; [Einstellungen.$B$2];IF([.D27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76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XYZZ0797-1407194810</text:p>
          </table:table-cell>
          <table:table-cell office:value-type="float" office:value="8.97" calcext:value-type="float">
            <text:p>8,9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3 07:14:48</text:p>
          </table:table-cell>
          <table:table-cell office:value-type="float" office:value="1706" calcext:value-type="float">
            <text:p>17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7]&lt;[Einstellungen.$B$4]; [Einstellungen.$B$2];IF([.D27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77]);&quot;&quot;)">
            <text:p/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XYZZ1195-5408194710</text:p>
          </table:table-cell>
          <table:table-cell office:value-type="float" office:value="163.44" calcext:value-type="float">
            <text:p>163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3 09:07:35</text:p>
          </table:table-cell>
          <table:table-cell table:style-name="ce1" office:value-type="string" calcext:value-type="string">
            <text:p>2019-10-23 08:54:47</text:p>
          </table:table-cell>
          <table:table-cell table:style-name="ce1" office:value-type="string" calcext:value-type="string">
            <text:p>2019-10-23 09:07:35</text:p>
          </table:table-cell>
          <table:table-cell office:value-type="float" office:value="1708" calcext:value-type="float">
            <text:p>17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8]&lt;[Einstellungen.$B$4]; [Einstellungen.$B$2];IF([.D27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78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XYZZ1199-4410193310</text:p>
          </table:table-cell>
          <table:table-cell office:value-type="float" office:value="14.3" calcext:value-type="float">
            <text:p>14,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8.29" calcext:value-type="float">
            <text:p>18,2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3 10:44:33</text:p>
          </table:table-cell>
          <table:table-cell office:value-type="float" office:value="1711" calcext:value-type="float">
            <text:p>17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79]&lt;[Einstellungen.$B$4]; [Einstellungen.$B$2];IF([.D27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79]);&quot;&quot;)">
            <text:p/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XYZZ0800-2211193610</text:p>
          </table:table-cell>
          <table:table-cell office:value-type="float" office:value="47.07" calcext:value-type="float">
            <text:p>47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7" calcext:value-type="float">
            <text:p>47,0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3 11:23:55</text:p>
          </table:table-cell>
          <table:table-cell table:style-name="ce1" office:value-type="string" calcext:value-type="string">
            <text:p>2019-10-23 11:22:36</text:p>
          </table:table-cell>
          <table:table-cell table:style-name="ce1" office:value-type="string" calcext:value-type="string">
            <text:p>2019-10-23 11:23:55</text:p>
          </table:table-cell>
          <table:table-cell office:value-type="float" office:value="1713" calcext:value-type="float">
            <text:p>17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0]&lt;[Einstellungen.$B$4]; [Einstellungen.$B$2];IF([.D28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80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XYZZ1203-4011194910</text:p>
          </table:table-cell>
          <table:table-cell office:value-type="float" office:value="13.95" calcext:value-type="float">
            <text:p>13,9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7.94" calcext:value-type="float">
            <text:p>17,9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3 11:42:51</text:p>
          </table:table-cell>
          <table:table-cell table:style-name="ce1" office:value-type="string" calcext:value-type="string">
            <text:p>2019-10-23 11:40:49</text:p>
          </table:table-cell>
          <table:table-cell table:style-name="ce1" office:value-type="string" calcext:value-type="string">
            <text:p>2019-10-23 11:42:51</text:p>
          </table:table-cell>
          <table:table-cell office:value-type="float" office:value="1715" calcext:value-type="float">
            <text:p>17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1]&lt;[Einstellungen.$B$4]; [Einstellungen.$B$2];IF([.D28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81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XYZZ1210-2714190210</text:p>
          </table:table-cell>
          <table:table-cell office:value-type="float" office:value="112.45" calcext:value-type="float">
            <text:p>112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45" calcext:value-type="float">
            <text:p>112,4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3 14:28:52</text:p>
          </table:table-cell>
          <table:table-cell table:style-name="ce1" office:value-type="string" calcext:value-type="string">
            <text:p>2019-10-23 14:27:02</text:p>
          </table:table-cell>
          <table:table-cell table:style-name="ce1" office:value-type="string" calcext:value-type="string">
            <text:p>2019-10-23 14:28:52</text:p>
          </table:table-cell>
          <table:table-cell office:value-type="float" office:value="1720" calcext:value-type="float">
            <text:p>17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2]&lt;[Einstellungen.$B$4]; [Einstellungen.$B$2];IF([.D28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82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XYZZ1221-1417193910</text:p>
          </table:table-cell>
          <table:table-cell office:value-type="float" office:value="40.2" calcext:value-type="float">
            <text:p>4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" calcext:value-type="float">
            <text:p>40,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3 17:14:39</text:p>
          </table:table-cell>
          <table:table-cell office:value-type="float" office:value="1729" calcext:value-type="float">
            <text:p>17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3]&lt;[Einstellungen.$B$4]; [Einstellungen.$B$2];IF([.D28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83]);&quot;&quot;)">
            <text:p/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XYZZ1225-0520193210</text:p>
          </table:table-cell>
          <table:table-cell office:value-type="float" office:value="48.6" calcext:value-type="float">
            <text:p>4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6" calcext:value-type="float">
            <text:p>48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3 20:07:05</text:p>
          </table:table-cell>
          <table:table-cell table:style-name="ce1" office:value-type="string" calcext:value-type="string">
            <text:p>2019-10-23 20:05:32</text:p>
          </table:table-cell>
          <table:table-cell table:style-name="ce1" office:value-type="string" calcext:value-type="string">
            <text:p>2019-10-23 20:07:05</text:p>
          </table:table-cell>
          <table:table-cell office:value-type="float" office:value="1733" calcext:value-type="float">
            <text:p>17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4]&lt;[Einstellungen.$B$4]; [Einstellungen.$B$2];IF([.D28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84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XYZZ1236-4820194410</text:p>
          </table:table-cell>
          <table:table-cell office:value-type="float" office:value="44.27" calcext:value-type="float">
            <text:p>44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7" calcext:value-type="float">
            <text:p>44,2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3 20:51:37</text:p>
          </table:table-cell>
          <table:table-cell table:style-name="ce1" office:value-type="string" calcext:value-type="string">
            <text:p>2019-10-23 20:48:44</text:p>
          </table:table-cell>
          <table:table-cell table:style-name="ce1" office:value-type="string" calcext:value-type="string">
            <text:p>2019-10-23 20:51:37</text:p>
          </table:table-cell>
          <table:table-cell office:value-type="float" office:value="1741" calcext:value-type="float">
            <text:p>17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5]&lt;[Einstellungen.$B$4]; [Einstellungen.$B$2];IF([.D28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85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XYZZ1239-0021192610</text:p>
          </table:table-cell>
          <table:table-cell office:value-type="float" office:value="75.14" calcext:value-type="float">
            <text:p>75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14" calcext:value-type="float">
            <text:p>75,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3 21:04:00</text:p>
          </table:table-cell>
          <table:table-cell table:style-name="ce1" office:value-type="string" calcext:value-type="string">
            <text:p>2019-10-23 21:00:26</text:p>
          </table:table-cell>
          <table:table-cell table:style-name="ce1" office:value-type="string" calcext:value-type="string">
            <text:p>2019-10-23 21:04:00</text:p>
          </table:table-cell>
          <table:table-cell office:value-type="float" office:value="1743" calcext:value-type="float">
            <text:p>1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6]&lt;[Einstellungen.$B$4]; [Einstellungen.$B$2];IF([.D28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86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XYZZ1243-4021194610</text:p>
          </table:table-cell>
          <table:table-cell office:value-type="float" office:value="27.9" calcext:value-type="float">
            <text:p>27,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1.89" calcext:value-type="float">
            <text:p>31,8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3 21:43:02</text:p>
          </table:table-cell>
          <table:table-cell table:style-name="ce1" office:value-type="string" calcext:value-type="string">
            <text:p>2019-10-23 21:40:46</text:p>
          </table:table-cell>
          <table:table-cell table:style-name="ce1" office:value-type="string" calcext:value-type="string">
            <text:p>2019-10-23 21:43:02</text:p>
          </table:table-cell>
          <table:table-cell office:value-type="float" office:value="1746" calcext:value-type="float">
            <text:p>17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7]&lt;[Einstellungen.$B$4]; [Einstellungen.$B$2];IF([.D28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87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XYZZ0830-0322194710</text:p>
          </table:table-cell>
          <table:table-cell office:value-type="float" office:value="237.04" calcext:value-type="float">
            <text:p>237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.04" calcext:value-type="float">
            <text:p>237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3 22:05:34</text:p>
          </table:table-cell>
          <table:table-cell table:style-name="ce1" office:value-type="string" calcext:value-type="string">
            <text:p>2019-10-23 22:03:47</text:p>
          </table:table-cell>
          <table:table-cell table:style-name="ce1" office:value-type="string" calcext:value-type="string">
            <text:p>2019-10-23 22:05:34</text:p>
          </table:table-cell>
          <table:table-cell office:value-type="float" office:value="1748" calcext:value-type="float">
            <text:p>1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8]&lt;[Einstellungen.$B$4]; [Einstellungen.$B$2];IF([.D28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88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XYZZ0830-0811193110</text:p>
          </table:table-cell>
          <table:table-cell office:value-type="float" office:value="27.54" calcext:value-type="float">
            <text:p>27,5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1.53" calcext:value-type="float">
            <text:p>31,5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4 11:09:55</text:p>
          </table:table-cell>
          <table:table-cell table:style-name="ce1" office:value-type="string" calcext:value-type="string">
            <text:p>2019-10-24 11:08:31</text:p>
          </table:table-cell>
          <table:table-cell table:style-name="ce1" office:value-type="string" calcext:value-type="string">
            <text:p>2019-10-24 11:09:55</text:p>
          </table:table-cell>
          <table:table-cell office:value-type="float" office:value="1751" calcext:value-type="float">
            <text:p>17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89]&lt;[Einstellungen.$B$4]; [Einstellungen.$B$2];IF([.D28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8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XYZZ0833-4111191710</text:p>
          </table:table-cell>
          <table:table-cell office:value-type="float" office:value="53.08" calcext:value-type="float">
            <text:p>53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4 11:41:17</text:p>
          </table:table-cell>
          <table:table-cell office:value-type="float" office:value="1754" calcext:value-type="float">
            <text:p>1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0]&lt;[Einstellungen.$B$4]; [Einstellungen.$B$2];IF([.D29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90]);&quot;&quot;)">
            <text:p/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XYZZ1261-5012194210</text:p>
          </table:table-cell>
          <table:table-cell office:value-type="float" office:value="62.28" calcext:value-type="float">
            <text:p>62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8" calcext:value-type="float">
            <text:p>62,2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4 12:53:15</text:p>
          </table:table-cell>
          <table:table-cell table:style-name="ce1" office:value-type="string" calcext:value-type="string">
            <text:p>2019-10-24 12:50:42</text:p>
          </table:table-cell>
          <table:table-cell table:style-name="ce1" office:value-type="string" calcext:value-type="string">
            <text:p>2019-10-24 12:53:15</text:p>
          </table:table-cell>
          <table:table-cell office:value-type="float" office:value="1761" calcext:value-type="float">
            <text:p>17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1]&lt;[Einstellungen.$B$4]; [Einstellungen.$B$2];IF([.D29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91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XYZZ0843-0713191510</text:p>
          </table:table-cell>
          <table:table-cell office:value-type="float" office:value="45.25" calcext:value-type="float">
            <text:p>45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25" calcext:value-type="float">
            <text:p>45,2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4 13:11:31</text:p>
          </table:table-cell>
          <table:table-cell table:style-name="ce1" office:value-type="string" calcext:value-type="string">
            <text:p>2019-10-24 13:07:15</text:p>
          </table:table-cell>
          <table:table-cell table:style-name="ce1" office:value-type="string" calcext:value-type="string">
            <text:p>2019-10-24 13:11:31</text:p>
          </table:table-cell>
          <table:table-cell office:value-type="float" office:value="1763" calcext:value-type="float">
            <text:p>17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2]&lt;[Einstellungen.$B$4]; [Einstellungen.$B$2];IF([.D29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92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XYZZ0840-1614193910</text:p>
          </table:table-cell>
          <table:table-cell office:value-type="float" office:value="45.2" calcext:value-type="float">
            <text:p>4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2" calcext:value-type="float">
            <text:p>45,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4 14:19:40</text:p>
          </table:table-cell>
          <table:table-cell table:style-name="ce1" office:value-type="string" calcext:value-type="string">
            <text:p>2019-10-24 14:16:39</text:p>
          </table:table-cell>
          <table:table-cell table:style-name="ce1" office:value-type="string" calcext:value-type="string">
            <text:p>2019-10-24 14:19:40</text:p>
          </table:table-cell>
          <table:table-cell office:value-type="float" office:value="1766" calcext:value-type="float">
            <text:p>17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3]&lt;[Einstellungen.$B$4]; [Einstellungen.$B$2];IF([.D29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93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XYZZ0852-4414190710</text:p>
          </table:table-cell>
          <table:table-cell office:value-type="float" office:value="34.37" calcext:value-type="float">
            <text:p>34,3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8.36" calcext:value-type="float">
            <text:p>38,3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24 14:44:07</text:p>
          </table:table-cell>
          <table:table-cell table:style-name="ce1" office:value-type="string" calcext:value-type="string">
            <text:p>2019-10-24 14:45:00</text:p>
          </table:table-cell>
          <table:table-cell office:value-type="float" office:value="1774" calcext:value-type="float">
            <text:p>17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4]&lt;[Einstellungen.$B$4]; [Einstellungen.$B$2];IF([.D29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94]);&quot;&quot;)">
            <text:p/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XYZZ1279-3015192710</text:p>
          </table:table-cell>
          <table:table-cell office:value-type="float" office:value="47.68" calcext:value-type="float">
            <text:p>47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8" calcext:value-type="float">
            <text:p>47,6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4 15:31:47</text:p>
          </table:table-cell>
          <table:table-cell table:style-name="ce1" office:value-type="string" calcext:value-type="string">
            <text:p>2019-10-24 15:30:27</text:p>
          </table:table-cell>
          <table:table-cell table:style-name="ce1" office:value-type="string" calcext:value-type="string">
            <text:p>2019-10-24 15:31:47</text:p>
          </table:table-cell>
          <table:table-cell office:value-type="float" office:value="1776" calcext:value-type="float">
            <text:p>1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5]&lt;[Einstellungen.$B$4]; [Einstellungen.$B$2];IF([.D29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95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XYZZ1283-2416195410</text:p>
          </table:table-cell>
          <table:table-cell office:value-type="float" office:value="49.98" calcext:value-type="float">
            <text:p>49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98" calcext:value-type="float">
            <text:p>49,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4 16:27:26</text:p>
          </table:table-cell>
          <table:table-cell table:style-name="ce1" office:value-type="string" calcext:value-type="string">
            <text:p>2019-10-24 16:24:54</text:p>
          </table:table-cell>
          <table:table-cell table:style-name="ce1" office:value-type="string" calcext:value-type="string">
            <text:p>2019-10-24 16:27:26</text:p>
          </table:table-cell>
          <table:table-cell office:value-type="float" office:value="1779" calcext:value-type="float">
            <text:p>17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6]&lt;[Einstellungen.$B$4]; [Einstellungen.$B$2];IF([.D29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96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XYZZ0855-2616192010</text:p>
          </table:table-cell>
          <table:table-cell office:value-type="float" office:value="13.27" calcext:value-type="float">
            <text:p>13,2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7.26" calcext:value-type="float">
            <text:p>17,2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4 16:28:21</text:p>
          </table:table-cell>
          <table:table-cell table:style-name="ce1" office:value-type="string" calcext:value-type="string">
            <text:p>2019-10-24 16:26:20</text:p>
          </table:table-cell>
          <table:table-cell table:style-name="ce1" office:value-type="string" calcext:value-type="string">
            <text:p>2019-10-24 16:28:21</text:p>
          </table:table-cell>
          <table:table-cell office:value-type="float" office:value="1780" calcext:value-type="float">
            <text:p>1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7]&lt;[Einstellungen.$B$4]; [Einstellungen.$B$2];IF([.D29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297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XYZZ1287-5516190510</text:p>
          </table:table-cell>
          <table:table-cell office:value-type="float" office:value="296.3" calcext:value-type="float">
            <text:p>29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.3" calcext:value-type="float">
            <text:p>296,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24 16:55:05</text:p>
          </table:table-cell>
          <table:table-cell table:style-name="ce1" office:value-type="string" calcext:value-type="string">
            <text:p>2019-10-24 17:05:30</text:p>
          </table:table-cell>
          <table:table-cell office:value-type="float" office:value="1782" calcext:value-type="float">
            <text:p>1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8]&lt;[Einstellungen.$B$4]; [Einstellungen.$B$2];IF([.D29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298]);&quot;&quot;)">
            <text:p/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XYZZ1290-1617191410</text:p>
          </table:table-cell>
          <table:table-cell office:value-type="float" office:value="42.88" calcext:value-type="float">
            <text:p>42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8" calcext:value-type="float">
            <text:p>42,8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4 17:21:28</text:p>
          </table:table-cell>
          <table:table-cell table:style-name="ce1" office:value-type="string" calcext:value-type="string">
            <text:p>2019-10-24 17:16:14</text:p>
          </table:table-cell>
          <table:table-cell table:style-name="ce1" office:value-type="string" calcext:value-type="string">
            <text:p>2019-10-24 17:21:28</text:p>
          </table:table-cell>
          <table:table-cell office:value-type="float" office:value="1785" calcext:value-type="float">
            <text:p>1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299]&lt;[Einstellungen.$B$4]; [Einstellungen.$B$2];IF([.D29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29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XYZZ1298-5717191610</text:p>
          </table:table-cell>
          <table:table-cell office:value-type="float" office:value="2.6" calcext:value-type="float">
            <text:p>2,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,5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4 17:57:16</text:p>
          </table:table-cell>
          <table:table-cell office:value-type="float" office:value="1790" calcext:value-type="float">
            <text:p>17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0]&lt;[Einstellungen.$B$4]; [Einstellungen.$B$2];IF([.D30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00]);&quot;&quot;)">
            <text:p/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XYZZ1305-2010193310</text:p>
          </table:table-cell>
          <table:table-cell office:value-type="float" office:value="49.14" calcext:value-type="float">
            <text:p>49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4" calcext:value-type="float">
            <text:p>49,1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25 10:20:33</text:p>
          </table:table-cell>
          <table:table-cell table:style-name="ce1" office:value-type="string" calcext:value-type="string">
            <text:p>2019-10-25 10:20:44</text:p>
          </table:table-cell>
          <table:table-cell office:value-type="float" office:value="1795" calcext:value-type="float">
            <text:p>17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1]&lt;[Einstellungen.$B$4]; [Einstellungen.$B$2];IF([.D30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01]);&quot;&quot;)">
            <text:p/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XYZZ0873-3410194910</text:p>
          </table:table-cell>
          <table:table-cell office:value-type="float" office:value="44.65" calcext:value-type="float">
            <text:p>44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65" calcext:value-type="float">
            <text:p>44,6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10:36:33</text:p>
          </table:table-cell>
          <table:table-cell table:style-name="ce1" office:value-type="string" calcext:value-type="string">
            <text:p>2019-10-25 10:34:49</text:p>
          </table:table-cell>
          <table:table-cell table:style-name="ce1" office:value-type="string" calcext:value-type="string">
            <text:p>2019-10-25 10:36:33</text:p>
          </table:table-cell>
          <table:table-cell office:value-type="float" office:value="1797" calcext:value-type="float">
            <text:p>17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2]&lt;[Einstellungen.$B$4]; [Einstellungen.$B$2];IF([.D30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02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XYZZ0869-4710193210</text:p>
          </table:table-cell>
          <table:table-cell office:value-type="float" office:value="64.59" calcext:value-type="float">
            <text:p>64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59" calcext:value-type="float">
            <text:p>64,5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10:51:25</text:p>
          </table:table-cell>
          <table:table-cell table:style-name="ce1" office:value-type="string" calcext:value-type="string">
            <text:p>2019-10-25 10:47:32</text:p>
          </table:table-cell>
          <table:table-cell table:style-name="ce1" office:value-type="string" calcext:value-type="string">
            <text:p>2019-10-25 10:51:25</text:p>
          </table:table-cell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3]&lt;[Einstellungen.$B$4]; [Einstellungen.$B$2];IF([.D30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03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XYZZ0876-5910195610</text:p>
          </table:table-cell>
          <table:table-cell office:value-type="float" office:value="41.82" calcext:value-type="float">
            <text:p>41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2" calcext:value-type="float">
            <text:p>41,8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11:00:53</text:p>
          </table:table-cell>
          <table:table-cell table:style-name="ce1" office:value-type="string" calcext:value-type="string">
            <text:p>2019-10-25 10:59:56</text:p>
          </table:table-cell>
          <table:table-cell table:style-name="ce1" office:value-type="string" calcext:value-type="string">
            <text:p>2019-10-25 11:00:53</text:p>
          </table:table-cell>
          <table:table-cell office:value-type="float" office:value="1803" calcext:value-type="float">
            <text:p>18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4]&lt;[Einstellungen.$B$4]; [Einstellungen.$B$2];IF([.D30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04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XYZZ1316-5711191710</text:p>
          </table:table-cell>
          <table:table-cell office:value-type="float" office:value="45.08" calcext:value-type="float">
            <text:p>45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08" calcext:value-type="float">
            <text:p>45,0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11:57:57</text:p>
          </table:table-cell>
          <table:table-cell table:style-name="ce1" office:value-type="string" calcext:value-type="string">
            <text:p>2019-10-25 11:57:17</text:p>
          </table:table-cell>
          <table:table-cell table:style-name="ce1" office:value-type="string" calcext:value-type="string">
            <text:p>2019-10-25 11:57:57</text:p>
          </table:table-cell>
          <table:table-cell office:value-type="float" office:value="1805" calcext:value-type="float">
            <text:p>1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5]&lt;[Einstellungen.$B$4]; [Einstellungen.$B$2];IF([.D30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05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XYZZ1320-5112193310</text:p>
          </table:table-cell>
          <table:table-cell office:value-type="float" office:value="41.36" calcext:value-type="float">
            <text:p>41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6" calcext:value-type="float">
            <text:p>41,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12:53:43</text:p>
          </table:table-cell>
          <table:table-cell table:style-name="ce1" office:value-type="string" calcext:value-type="string">
            <text:p>2019-10-25 12:51:33</text:p>
          </table:table-cell>
          <table:table-cell table:style-name="ce1" office:value-type="string" calcext:value-type="string">
            <text:p>2019-10-25 12:53:43</text:p>
          </table:table-cell>
          <table:table-cell office:value-type="float" office:value="1808" calcext:value-type="float">
            <text:p>18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6]&lt;[Einstellungen.$B$4]; [Einstellungen.$B$2];IF([.D30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06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XYZZ0876-3214190410</text:p>
          </table:table-cell>
          <table:table-cell office:value-type="float" office:value="19.64" calcext:value-type="float">
            <text:p>19,6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3.63" calcext:value-type="float">
            <text:p>23,6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14:33:13</text:p>
          </table:table-cell>
          <table:table-cell table:style-name="ce1" office:value-type="string" calcext:value-type="string">
            <text:p>2019-10-25 14:32:04</text:p>
          </table:table-cell>
          <table:table-cell table:style-name="ce1" office:value-type="string" calcext:value-type="string">
            <text:p>2019-10-25 14:33:13</text:p>
          </table:table-cell>
          <table:table-cell office:value-type="float" office:value="1810" calcext:value-type="float">
            <text:p>18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7]&lt;[Einstellungen.$B$4]; [Einstellungen.$B$2];IF([.D30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07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XYZZ0885-0916191610</text:p>
          </table:table-cell>
          <table:table-cell office:value-type="float" office:value="41.94" calcext:value-type="float">
            <text:p>41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4" calcext:value-type="float">
            <text:p>41,9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5 16:09:16</text:p>
          </table:table-cell>
          <table:table-cell office:value-type="float" office:value="1813" calcext:value-type="float">
            <text:p>18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8]&lt;[Einstellungen.$B$4]; [Einstellungen.$B$2];IF([.D30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08]);&quot;&quot;)">
            <text:p/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XYZZ1327-4516195310</text:p>
          </table:table-cell>
          <table:table-cell office:value-type="float" office:value="14.61" calcext:value-type="float">
            <text:p>14,6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16:47:46</text:p>
          </table:table-cell>
          <table:table-cell table:style-name="ce1" office:value-type="string" calcext:value-type="string">
            <text:p>2019-10-25 16:45:53</text:p>
          </table:table-cell>
          <table:table-cell table:style-name="ce1" office:value-type="string" calcext:value-type="string">
            <text:p>2019-10-25 16:47:46</text:p>
          </table:table-cell>
          <table:table-cell office:value-type="float" office:value="1815" calcext:value-type="float">
            <text:p>18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09]&lt;[Einstellungen.$B$4]; [Einstellungen.$B$2];IF([.D30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09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XYZZ0887-0817190010</text:p>
          </table:table-cell>
          <table:table-cell office:value-type="float" office:value="22.72" calcext:value-type="float">
            <text:p>22,7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6.71" calcext:value-type="float">
            <text:p>26,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17:08:38</text:p>
          </table:table-cell>
          <table:table-cell table:style-name="ce1" office:value-type="string" calcext:value-type="string">
            <text:p>2019-10-25 17:08:00</text:p>
          </table:table-cell>
          <table:table-cell table:style-name="ce1" office:value-type="string" calcext:value-type="string">
            <text:p>2019-10-25 17:08:38</text:p>
          </table:table-cell>
          <table:table-cell office:value-type="float" office:value="1819" calcext:value-type="float">
            <text:p>1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0]&lt;[Einstellungen.$B$4]; [Einstellungen.$B$2];IF([.D31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10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XYZZ0893-4317195410</text:p>
          </table:table-cell>
          <table:table-cell office:value-type="float" office:value="55.37" calcext:value-type="float">
            <text:p>55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7" calcext:value-type="float">
            <text:p>55,3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17:44:42</text:p>
          </table:table-cell>
          <table:table-cell table:style-name="ce1" office:value-type="string" calcext:value-type="string">
            <text:p>2019-10-25 17:43:54</text:p>
          </table:table-cell>
          <table:table-cell table:style-name="ce1" office:value-type="string" calcext:value-type="string">
            <text:p>2019-10-25 17:44:42</text:p>
          </table:table-cell>
          <table:table-cell office:value-type="float" office:value="1822" calcext:value-type="float">
            <text:p>18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1]&lt;[Einstellungen.$B$4]; [Einstellungen.$B$2];IF([.D31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11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XYZZ1338-3019192710</text:p>
          </table:table-cell>
          <table:table-cell office:value-type="float" office:value="51.41" calcext:value-type="float">
            <text:p>51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1" calcext:value-type="float">
            <text:p>51,4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19:32:59</text:p>
          </table:table-cell>
          <table:table-cell table:style-name="ce1" office:value-type="string" calcext:value-type="string">
            <text:p>2019-10-25 19:30:27</text:p>
          </table:table-cell>
          <table:table-cell table:style-name="ce1" office:value-type="string" calcext:value-type="string">
            <text:p>2019-10-25 19:32:59</text:p>
          </table:table-cell>
          <table:table-cell office:value-type="float" office:value="1824" calcext:value-type="float">
            <text:p>18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2]&lt;[Einstellungen.$B$4]; [Einstellungen.$B$2];IF([.D31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12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XYZZ0901-5722191810</text:p>
          </table:table-cell>
          <table:table-cell office:value-type="float" office:value="96.65" calcext:value-type="float">
            <text:p>96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65" calcext:value-type="float">
            <text:p>96,6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5 22:57:56</text:p>
          </table:table-cell>
          <table:table-cell table:style-name="ce1" office:value-type="string" calcext:value-type="string">
            <text:p>2019-10-25 22:57:18</text:p>
          </table:table-cell>
          <table:table-cell table:style-name="ce1" office:value-type="string" calcext:value-type="string">
            <text:p>2019-10-25 22:57:56</text:p>
          </table:table-cell>
          <table:table-cell office:value-type="float" office:value="1831" calcext:value-type="float">
            <text:p>18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3]&lt;[Einstellungen.$B$4]; [Einstellungen.$B$2];IF([.D31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13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XYZZ1349-1200195610</text:p>
          </table:table-cell>
          <table:table-cell office:value-type="float" office:value="55.66" calcext:value-type="float">
            <text:p>55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6" calcext:value-type="float">
            <text:p>55,6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00:15:45</text:p>
          </table:table-cell>
          <table:table-cell table:style-name="ce1" office:value-type="string" calcext:value-type="string">
            <text:p>2019-10-26 00:12:56</text:p>
          </table:table-cell>
          <table:table-cell table:style-name="ce1" office:value-type="string" calcext:value-type="string">
            <text:p>2019-10-26 00:15:45</text:p>
          </table:table-cell>
          <table:table-cell office:value-type="float" office:value="1833" calcext:value-type="float">
            <text:p>1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4]&lt;[Einstellungen.$B$4]; [Einstellungen.$B$2];IF([.D31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1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XYZZ0904-1500195710</text:p>
          </table:table-cell>
          <table:table-cell office:value-type="float" office:value="51.4" calcext:value-type="float">
            <text:p>5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" calcext:value-type="float">
            <text:p>51,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00:19:14</text:p>
          </table:table-cell>
          <table:table-cell table:style-name="ce1" office:value-type="string" calcext:value-type="string">
            <text:p>2019-10-26 00:15:57</text:p>
          </table:table-cell>
          <table:table-cell table:style-name="ce1" office:value-type="string" calcext:value-type="string">
            <text:p>2019-10-26 00:19:14</text:p>
          </table:table-cell>
          <table:table-cell office:value-type="float" office:value="1835" calcext:value-type="float">
            <text:p>18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5]&lt;[Einstellungen.$B$4]; [Einstellungen.$B$2];IF([.D31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15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XYZZ0903-5908194110</text:p>
          </table:table-cell>
          <table:table-cell office:value-type="float" office:value="48.94" calcext:value-type="float">
            <text:p>48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94" calcext:value-type="float">
            <text:p>48,9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09:01:21</text:p>
          </table:table-cell>
          <table:table-cell table:style-name="ce1" office:value-type="string" calcext:value-type="string">
            <text:p>2019-10-26 08:59:41</text:p>
          </table:table-cell>
          <table:table-cell table:style-name="ce1" office:value-type="string" calcext:value-type="string">
            <text:p>2019-10-26 09:01:21</text:p>
          </table:table-cell>
          <table:table-cell office:value-type="float" office:value="1838" calcext:value-type="float">
            <text:p>18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6]&lt;[Einstellungen.$B$4]; [Einstellungen.$B$2];IF([.D31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16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XYZZ1356-5609192910</text:p>
          </table:table-cell>
          <table:table-cell office:value-type="float" office:value="259.9" calcext:value-type="float">
            <text:p>25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.9" calcext:value-type="float">
            <text:p>259,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09:59:21</text:p>
          </table:table-cell>
          <table:table-cell table:style-name="ce1" office:value-type="string" calcext:value-type="string">
            <text:p>2019-10-26 09:56:29</text:p>
          </table:table-cell>
          <table:table-cell table:style-name="ce1" office:value-type="string" calcext:value-type="string">
            <text:p>2019-10-26 09:59:21</text:p>
          </table:table-cell>
          <table:table-cell office:value-type="float" office:value="1840" calcext:value-type="float">
            <text:p>18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7]&lt;[Einstellungen.$B$4]; [Einstellungen.$B$2];IF([.D31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17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XYZZ0905-5909195410</text:p>
          </table:table-cell>
          <table:table-cell office:value-type="float" office:value="6.26" calcext:value-type="float">
            <text:p>6,2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10:01:16</text:p>
          </table:table-cell>
          <table:table-cell table:style-name="ce1" office:value-type="string" calcext:value-type="string">
            <text:p>2019-10-26 09:59:54</text:p>
          </table:table-cell>
          <table:table-cell table:style-name="ce1" office:value-type="string" calcext:value-type="string">
            <text:p>2019-10-26 10:01:16</text:p>
          </table:table-cell>
          <table:table-cell office:value-type="float" office:value="1842" calcext:value-type="float">
            <text:p>18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8]&lt;[Einstellungen.$B$4]; [Einstellungen.$B$2];IF([.D31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18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XYZZ0908-2912193910</text:p>
          </table:table-cell>
          <table:table-cell office:value-type="float" office:value="83.49" calcext:value-type="float">
            <text:p>83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49" calcext:value-type="float">
            <text:p>83,4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12:32:55</text:p>
          </table:table-cell>
          <table:table-cell table:style-name="ce1" office:value-type="string" calcext:value-type="string">
            <text:p>2019-10-26 12:29:39</text:p>
          </table:table-cell>
          <table:table-cell table:style-name="ce1" office:value-type="string" calcext:value-type="string">
            <text:p>2019-10-26 12:32:55</text:p>
          </table:table-cell>
          <table:table-cell office:value-type="float" office:value="1846" calcext:value-type="float">
            <text:p>1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19]&lt;[Einstellungen.$B$4]; [Einstellungen.$B$2];IF([.D31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19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XYZZ0911-0815192210</text:p>
          </table:table-cell>
          <table:table-cell office:value-type="float" office:value="45.38" calcext:value-type="float">
            <text:p>45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8" calcext:value-type="float">
            <text:p>45,3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15:10:40</text:p>
          </table:table-cell>
          <table:table-cell table:style-name="ce1" office:value-type="string" calcext:value-type="string">
            <text:p>2019-10-26 15:08:22</text:p>
          </table:table-cell>
          <table:table-cell table:style-name="ce1" office:value-type="string" calcext:value-type="string">
            <text:p>2019-10-26 15:10:40</text:p>
          </table:table-cell>
          <table:table-cell office:value-type="float" office:value="1849" calcext:value-type="float">
            <text:p>18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0]&lt;[Einstellungen.$B$4]; [Einstellungen.$B$2];IF([.D32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20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XYZZ0916-3616191810</text:p>
          </table:table-cell>
          <table:table-cell office:value-type="float" office:value="24.47" calcext:value-type="float">
            <text:p>24,4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8.46" calcext:value-type="float">
            <text:p>28,4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16:38:48</text:p>
          </table:table-cell>
          <table:table-cell table:style-name="ce1" office:value-type="string" calcext:value-type="string">
            <text:p>2019-10-26 16:36:18</text:p>
          </table:table-cell>
          <table:table-cell table:style-name="ce1" office:value-type="string" calcext:value-type="string">
            <text:p>2019-10-26 16:38:48</text:p>
          </table:table-cell>
          <table:table-cell office:value-type="float" office:value="1853" calcext:value-type="float">
            <text:p>1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1]&lt;[Einstellungen.$B$4]; [Einstellungen.$B$2];IF([.D32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21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XYZZ0913-4516190210</text:p>
          </table:table-cell>
          <table:table-cell office:value-type="float" office:value="49.3" calcext:value-type="float">
            <text:p>4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3" calcext:value-type="float">
            <text:p>49,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16:46:30</text:p>
          </table:table-cell>
          <table:table-cell table:style-name="ce1" office:value-type="string" calcext:value-type="string">
            <text:p>2019-10-26 16:45:02</text:p>
          </table:table-cell>
          <table:table-cell table:style-name="ce1" office:value-type="string" calcext:value-type="string">
            <text:p>2019-10-26 16:46:30</text:p>
          </table:table-cell>
          <table:table-cell office:value-type="float" office:value="1857" calcext:value-type="float">
            <text:p>18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2]&lt;[Einstellungen.$B$4]; [Einstellungen.$B$2];IF([.D32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22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XYZZ1375-4217191110</text:p>
          </table:table-cell>
          <table:table-cell office:value-type="float" office:value="87.15" calcext:value-type="float">
            <text:p>87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15" calcext:value-type="float">
            <text:p>87,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17:43:37</text:p>
          </table:table-cell>
          <table:table-cell table:style-name="ce1" office:value-type="string" calcext:value-type="string">
            <text:p>2019-10-26 17:42:11</text:p>
          </table:table-cell>
          <table:table-cell table:style-name="ce1" office:value-type="string" calcext:value-type="string">
            <text:p>2019-10-26 17:43:37</text:p>
          </table:table-cell>
          <table:table-cell office:value-type="float" office:value="1859" calcext:value-type="float">
            <text:p>1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3]&lt;[Einstellungen.$B$4]; [Einstellungen.$B$2];IF([.D32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23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XYZZ1393-4919192010</text:p>
          </table:table-cell>
          <table:table-cell office:value-type="float" office:value="48.51" calcext:value-type="float">
            <text:p>48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51" calcext:value-type="float">
            <text:p>48,5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19:51:05</text:p>
          </table:table-cell>
          <table:table-cell table:style-name="ce1" office:value-type="string" calcext:value-type="string">
            <text:p>2019-10-26 19:49:20</text:p>
          </table:table-cell>
          <table:table-cell table:style-name="ce1" office:value-type="string" calcext:value-type="string">
            <text:p>2019-10-26 19:51:05</text:p>
          </table:table-cell>
          <table:table-cell office:value-type="float" office:value="1871" calcext:value-type="float">
            <text:p>1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4]&lt;[Einstellungen.$B$4]; [Einstellungen.$B$2];IF([.D32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2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XYZZ0930-2021191610</text:p>
          </table:table-cell>
          <table:table-cell office:value-type="float" office:value="40.11" calcext:value-type="float">
            <text:p>4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1" calcext:value-type="float">
            <text:p>40,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21:22:06</text:p>
          </table:table-cell>
          <table:table-cell table:style-name="ce1" office:value-type="string" calcext:value-type="string">
            <text:p>2019-10-26 21:20:16</text:p>
          </table:table-cell>
          <table:table-cell table:style-name="ce1" office:value-type="string" calcext:value-type="string">
            <text:p>2019-10-26 21:22:06</text:p>
          </table:table-cell>
          <table:table-cell office:value-type="float" office:value="1873" calcext:value-type="float">
            <text:p>1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5]&lt;[Einstellungen.$B$4]; [Einstellungen.$B$2];IF([.D32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25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XYZZ0936-3921192410</text:p>
          </table:table-cell>
          <table:table-cell office:value-type="float" office:value="15.34" calcext:value-type="float">
            <text:p>15,3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9.33" calcext:value-type="float">
            <text:p>19,3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21:42:02</text:p>
          </table:table-cell>
          <table:table-cell table:style-name="ce1" office:value-type="string" calcext:value-type="string">
            <text:p>2019-10-26 21:39:24</text:p>
          </table:table-cell>
          <table:table-cell table:style-name="ce1" office:value-type="string" calcext:value-type="string">
            <text:p>2019-10-26 21:42:02</text:p>
          </table:table-cell>
          <table:table-cell office:value-type="float" office:value="1879" calcext:value-type="float">
            <text:p>1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6]&lt;[Einstellungen.$B$4]; [Einstellungen.$B$2];IF([.D32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26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XYZZ0933-1422191210</text:p>
          </table:table-cell>
          <table:table-cell office:value-type="float" office:value="13.23" calcext:value-type="float">
            <text:p>13,2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7.22" calcext:value-type="float">
            <text:p>17,2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6 22:15:45</text:p>
          </table:table-cell>
          <table:table-cell table:style-name="ce1" office:value-type="string" calcext:value-type="string">
            <text:p>2019-10-26 22:14:12</text:p>
          </table:table-cell>
          <table:table-cell table:style-name="ce1" office:value-type="string" calcext:value-type="string">
            <text:p>2019-10-26 22:15:45</text:p>
          </table:table-cell>
          <table:table-cell office:value-type="float" office:value="1882" calcext:value-type="float">
            <text:p>18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7]&lt;[Einstellungen.$B$4]; [Einstellungen.$B$2];IF([.D32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27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XYZZ1407-5307192010</text:p>
          </table:table-cell>
          <table:table-cell office:value-type="float" office:value="27.99" calcext:value-type="float">
            <text:p>27,9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1.98" calcext:value-type="float">
            <text:p>31,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07:54:31</text:p>
          </table:table-cell>
          <table:table-cell table:style-name="ce1" office:value-type="string" calcext:value-type="string">
            <text:p>2019-10-27 07:53:20</text:p>
          </table:table-cell>
          <table:table-cell table:style-name="ce1" office:value-type="string" calcext:value-type="string">
            <text:p>2019-10-27 07:54:31</text:p>
          </table:table-cell>
          <table:table-cell office:value-type="float" office:value="1884" calcext:value-type="float">
            <text:p>18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8]&lt;[Einstellungen.$B$4]; [Einstellungen.$B$2];IF([.D32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2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XYZZ0938-1710192910</text:p>
          </table:table-cell>
          <table:table-cell office:value-type="float" office:value="104.58" calcext:value-type="float">
            <text:p>104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58" calcext:value-type="float">
            <text:p>104,5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0:19:12</text:p>
          </table:table-cell>
          <table:table-cell table:style-name="ce1" office:value-type="string" calcext:value-type="string">
            <text:p>2019-10-27 10:17:29</text:p>
          </table:table-cell>
          <table:table-cell table:style-name="ce1" office:value-type="string" calcext:value-type="string">
            <text:p>2019-10-27 10:19:13</text:p>
          </table:table-cell>
          <table:table-cell office:value-type="float" office:value="1886" calcext:value-type="float">
            <text:p>1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29]&lt;[Einstellungen.$B$4]; [Einstellungen.$B$2];IF([.D32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2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XYZZ1415-2410191810</text:p>
          </table:table-cell>
          <table:table-cell office:value-type="float" office:value="43.44" calcext:value-type="float">
            <text:p>43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4" calcext:value-type="float">
            <text:p>43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0:25:23</text:p>
          </table:table-cell>
          <table:table-cell table:style-name="ce1" office:value-type="string" calcext:value-type="string">
            <text:p>2019-10-27 10:24:18</text:p>
          </table:table-cell>
          <table:table-cell table:style-name="ce1" office:value-type="string" calcext:value-type="string">
            <text:p>2019-10-27 10:25:23</text:p>
          </table:table-cell>
          <table:table-cell office:value-type="float" office:value="1890" calcext:value-type="float">
            <text:p>1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0]&lt;[Einstellungen.$B$4]; [Einstellungen.$B$2];IF([.D33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30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XYZZ1418-4210193510</text:p>
          </table:table-cell>
          <table:table-cell office:value-type="float" office:value="63.83" calcext:value-type="float">
            <text:p>63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83" calcext:value-type="float">
            <text:p>63,8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0:44:34</text:p>
          </table:table-cell>
          <table:table-cell table:style-name="ce1" office:value-type="string" calcext:value-type="string">
            <text:p>2019-10-27 10:42:35</text:p>
          </table:table-cell>
          <table:table-cell table:style-name="ce1" office:value-type="string" calcext:value-type="string">
            <text:p>2019-10-27 10:44:34</text:p>
          </table:table-cell>
          <table:table-cell office:value-type="float" office:value="1893" calcext:value-type="float">
            <text:p>1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1]&lt;[Einstellungen.$B$4]; [Einstellungen.$B$2];IF([.D33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31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XYZZ0943-2815191210</text:p>
          </table:table-cell>
          <table:table-cell office:value-type="float" office:value="90.66" calcext:value-type="float">
            <text:p>90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66" calcext:value-type="float">
            <text:p>90,6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5:30:28</text:p>
          </table:table-cell>
          <table:table-cell table:style-name="ce1" office:value-type="string" calcext:value-type="string">
            <text:p>2019-10-27 15:28:12</text:p>
          </table:table-cell>
          <table:table-cell table:style-name="ce1" office:value-type="string" calcext:value-type="string">
            <text:p>2019-10-27 15:30:28</text:p>
          </table:table-cell>
          <table:table-cell office:value-type="float" office:value="1895" calcext:value-type="float">
            <text:p>1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2]&lt;[Einstellungen.$B$4]; [Einstellungen.$B$2];IF([.D33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32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XYZZ1426-2016190010</text:p>
          </table:table-cell>
          <table:table-cell office:value-type="float" office:value="42.36" calcext:value-type="float">
            <text:p>42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6" calcext:value-type="float">
            <text:p>42,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6:21:36</text:p>
          </table:table-cell>
          <table:table-cell table:style-name="ce1" office:value-type="string" calcext:value-type="string">
            <text:p>2019-10-27 16:20:00</text:p>
          </table:table-cell>
          <table:table-cell table:style-name="ce1" office:value-type="string" calcext:value-type="string">
            <text:p>2019-10-27 16:21:36</text:p>
          </table:table-cell>
          <table:table-cell office:value-type="float" office:value="1900" calcext:value-type="float">
            <text:p>1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3]&lt;[Einstellungen.$B$4]; [Einstellungen.$B$2];IF([.D33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33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XYZZ1429-2916191610</text:p>
          </table:table-cell>
          <table:table-cell office:value-type="float" office:value="40.86" calcext:value-type="float">
            <text:p>4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6" calcext:value-type="float">
            <text:p>40,8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6:31:14</text:p>
          </table:table-cell>
          <table:table-cell table:style-name="ce1" office:value-type="string" calcext:value-type="string">
            <text:p>2019-10-27 16:29:16</text:p>
          </table:table-cell>
          <table:table-cell table:style-name="ce1" office:value-type="string" calcext:value-type="string">
            <text:p>2019-10-27 16:31:14</text:p>
          </table:table-cell>
          <table:table-cell office:value-type="float" office:value="1903" calcext:value-type="float">
            <text:p>1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4]&lt;[Einstellungen.$B$4]; [Einstellungen.$B$2];IF([.D33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3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XYZZ0958-4217192110</text:p>
          </table:table-cell>
          <table:table-cell office:value-type="float" office:value="25.85" calcext:value-type="float">
            <text:p>25,8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9.84" calcext:value-type="float">
            <text:p>29,8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7:44:48</text:p>
          </table:table-cell>
          <table:table-cell table:style-name="ce1" office:value-type="string" calcext:value-type="string">
            <text:p>2019-10-27 17:42:21</text:p>
          </table:table-cell>
          <table:table-cell table:style-name="ce1" office:value-type="string" calcext:value-type="string">
            <text:p>2019-10-27 17:44:48</text:p>
          </table:table-cell>
          <table:table-cell office:value-type="float" office:value="1909" calcext:value-type="float">
            <text:p>1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5]&lt;[Einstellungen.$B$4]; [Einstellungen.$B$2];IF([.D33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3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XYZZ1440-1118193910</text:p>
          </table:table-cell>
          <table:table-cell office:value-type="float" office:value="87.15" calcext:value-type="float">
            <text:p>87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15" calcext:value-type="float">
            <text:p>87,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8:13:40</text:p>
          </table:table-cell>
          <table:table-cell table:style-name="ce1" office:value-type="string" calcext:value-type="string">
            <text:p>2019-10-27 18:11:39</text:p>
          </table:table-cell>
          <table:table-cell table:style-name="ce1" office:value-type="string" calcext:value-type="string">
            <text:p>2019-10-27 18:13:40</text:p>
          </table:table-cell>
          <table:table-cell office:value-type="float" office:value="1911" calcext:value-type="float">
            <text:p>1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6]&lt;[Einstellungen.$B$4]; [Einstellungen.$B$2];IF([.D33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3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XYZZ1444-1618195410</text:p>
          </table:table-cell>
          <table:table-cell office:value-type="float" office:value="87.15" calcext:value-type="float">
            <text:p>87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15" calcext:value-type="float">
            <text:p>87,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8:18:54</text:p>
          </table:table-cell>
          <table:table-cell table:style-name="ce1" office:value-type="string" calcext:value-type="string">
            <text:p>2019-10-27 18:16:54</text:p>
          </table:table-cell>
          <table:table-cell table:style-name="ce1" office:value-type="string" calcext:value-type="string">
            <text:p>2019-10-27 18:18:54</text:p>
          </table:table-cell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7]&lt;[Einstellungen.$B$4]; [Einstellungen.$B$2];IF([.D33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3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XYZZ0963-5518194010</text:p>
          </table:table-cell>
          <table:table-cell office:value-type="float" office:value="42.55" calcext:value-type="float">
            <text:p>42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5" calcext:value-type="float">
            <text:p>42,5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8:59:42</text:p>
          </table:table-cell>
          <table:table-cell table:style-name="ce1" office:value-type="string" calcext:value-type="string">
            <text:p>2019-10-27 18:55:40</text:p>
          </table:table-cell>
          <table:table-cell table:style-name="ce1" office:value-type="string" calcext:value-type="string">
            <text:p>2019-10-27 18:59:42</text:p>
          </table:table-cell>
          <table:table-cell office:value-type="float" office:value="1918" calcext:value-type="float">
            <text:p>1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8]&lt;[Einstellungen.$B$4]; [Einstellungen.$B$2];IF([.D33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3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XYZZ1451-3319192910</text:p>
          </table:table-cell>
          <table:table-cell office:value-type="float" office:value="34.65" calcext:value-type="float">
            <text:p>34,65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44.64" calcext:value-type="float">
            <text:p>44,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19:36:25</text:p>
          </table:table-cell>
          <table:table-cell table:style-name="ce1" office:value-type="string" calcext:value-type="string">
            <text:p>2019-10-27 19:33:29</text:p>
          </table:table-cell>
          <table:table-cell table:style-name="ce1" office:value-type="string" calcext:value-type="string">
            <text:p>2019-10-27 19:36:25</text:p>
          </table:table-cell>
          <table:table-cell office:value-type="float" office:value="1919" calcext:value-type="float">
            <text:p>1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39]&lt;[Einstellungen.$B$4]; [Einstellungen.$B$2];IF([.D33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3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XYZZ1455-0620195510</text:p>
          </table:table-cell>
          <table:table-cell office:value-type="float" office:value="43.1" calcext:value-type="float">
            <text:p>4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" calcext:value-type="float">
            <text:p>43,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7 20:06:55</text:p>
          </table:table-cell>
          <table:table-cell office:value-type="float" office:value="1922" calcext:value-type="float">
            <text:p>19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0]&lt;[Einstellungen.$B$4]; [Einstellungen.$B$2];IF([.D34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40]);&quot;&quot;)">
            <text:p/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XYZZ0973-1620193110</text:p>
          </table:table-cell>
          <table:table-cell office:value-type="float" office:value="20.64" calcext:value-type="float">
            <text:p>20,6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4.63" calcext:value-type="float">
            <text:p>24,6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20:24:13</text:p>
          </table:table-cell>
          <table:table-cell table:style-name="ce1" office:value-type="string" calcext:value-type="string">
            <text:p>2019-10-27 20:16:31</text:p>
          </table:table-cell>
          <table:table-cell table:style-name="ce1" office:value-type="string" calcext:value-type="string">
            <text:p>2019-10-27 20:24:13</text:p>
          </table:table-cell>
          <table:table-cell office:value-type="float" office:value="1924" calcext:value-type="float">
            <text:p>1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1]&lt;[Einstellungen.$B$4]; [Einstellungen.$B$2];IF([.D34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41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XYZZ0978-2120195510</text:p>
          </table:table-cell>
          <table:table-cell office:value-type="float" office:value="91.77" calcext:value-type="float">
            <text:p>91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77" calcext:value-type="float">
            <text:p>91,7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7 20:21:55</text:p>
          </table:table-cell>
          <table:table-cell office:value-type="float" office:value="1927" calcext:value-type="float">
            <text:p>19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2]&lt;[Einstellungen.$B$4]; [Einstellungen.$B$2];IF([.D34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42]);&quot;&quot;)">
            <text:p/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XYZZ1462-1321194810</text:p>
          </table:table-cell>
          <table:table-cell office:value-type="float" office:value="49.3" calcext:value-type="float">
            <text:p>4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3" calcext:value-type="float">
            <text:p>49,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7 21:13:48</text:p>
          </table:table-cell>
          <table:table-cell office:value-type="float" office:value="1929" calcext:value-type="float">
            <text:p>1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3]&lt;[Einstellungen.$B$4]; [Einstellungen.$B$2];IF([.D34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43]);&quot;&quot;)">
            <text:p/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XYZZ1466-3521191910</text:p>
          </table:table-cell>
          <table:table-cell office:value-type="float" office:value="73.32" calcext:value-type="float">
            <text:p>73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32" calcext:value-type="float">
            <text:p>73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7 21:37:32</text:p>
          </table:table-cell>
          <table:table-cell table:style-name="ce1" office:value-type="string" calcext:value-type="string">
            <text:p>2019-10-27 21:35:19</text:p>
          </table:table-cell>
          <table:table-cell table:style-name="ce1" office:value-type="string" calcext:value-type="string">
            <text:p>2019-10-27 21:37:32</text:p>
          </table:table-cell>
          <table:table-cell office:value-type="float" office:value="1931" calcext:value-type="float">
            <text:p>1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4]&lt;[Einstellungen.$B$4]; [Einstellungen.$B$2];IF([.D34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4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XYZZ1470-1007192510</text:p>
          </table:table-cell>
          <table:table-cell office:value-type="float" office:value="41.16" calcext:value-type="float">
            <text:p>41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6" calcext:value-type="float">
            <text:p>41,1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8 07:11:54</text:p>
          </table:table-cell>
          <table:table-cell table:style-name="ce1" office:value-type="string" calcext:value-type="string">
            <text:p>2019-10-28 07:10:25</text:p>
          </table:table-cell>
          <table:table-cell table:style-name="ce1" office:value-type="string" calcext:value-type="string">
            <text:p>2019-10-28 07:11:54</text:p>
          </table:table-cell>
          <table:table-cell office:value-type="float" office:value="1936" calcext:value-type="float">
            <text:p>19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5]&lt;[Einstellungen.$B$4]; [Einstellungen.$B$2];IF([.D34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45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XYZZ1473-4710191610</text:p>
          </table:table-cell>
          <table:table-cell office:value-type="float" office:value="103.31" calcext:value-type="float">
            <text:p>103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31" calcext:value-type="float">
            <text:p>103,3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8 10:56:08</text:p>
          </table:table-cell>
          <table:table-cell table:style-name="ce1" office:value-type="string" calcext:value-type="string">
            <text:p>2019-10-28 10:47:16</text:p>
          </table:table-cell>
          <table:table-cell table:style-name="ce1" office:value-type="string" calcext:value-type="string">
            <text:p>2019-10-28 10:56:08</text:p>
          </table:table-cell>
          <table:table-cell office:value-type="float" office:value="1940" calcext:value-type="float">
            <text:p>19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6]&lt;[Einstellungen.$B$4]; [Einstellungen.$B$2];IF([.D34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4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XYZZ0981-2111193910</text:p>
          </table:table-cell>
          <table:table-cell office:value-type="float" office:value="44.76" calcext:value-type="float">
            <text:p>44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6" calcext:value-type="float">
            <text:p>44,7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8 11:23:10</text:p>
          </table:table-cell>
          <table:table-cell table:style-name="ce1" office:value-type="string" calcext:value-type="string">
            <text:p>2019-10-28 11:21:39</text:p>
          </table:table-cell>
          <table:table-cell table:style-name="ce1" office:value-type="string" calcext:value-type="string">
            <text:p>2019-10-28 11:23:10</text:p>
          </table:table-cell>
          <table:table-cell office:value-type="float" office:value="1942" calcext:value-type="float">
            <text:p>19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7]&lt;[Einstellungen.$B$4]; [Einstellungen.$B$2];IF([.D34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4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XYZZ0990-3512193710</text:p>
          </table:table-cell>
          <table:table-cell office:value-type="float" office:value="37.66" calcext:value-type="float">
            <text:p>37,6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1.65" calcext:value-type="float">
            <text:p>41,6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8 12:39:16</text:p>
          </table:table-cell>
          <table:table-cell table:style-name="ce1" office:value-type="string" calcext:value-type="string">
            <text:p>2019-10-28 12:35:37</text:p>
          </table:table-cell>
          <table:table-cell table:style-name="ce1" office:value-type="string" calcext:value-type="string">
            <text:p>2019-10-28 12:39:16</text:p>
          </table:table-cell>
          <table:table-cell office:value-type="float" office:value="1945" calcext:value-type="float">
            <text:p>19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8]&lt;[Einstellungen.$B$4]; [Einstellungen.$B$2];IF([.D34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48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XYZZ0984-5614194210</text:p>
          </table:table-cell>
          <table:table-cell office:value-type="float" office:value="64.5" calcext:value-type="float">
            <text:p>6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5" calcext:value-type="float">
            <text:p>64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8 14:59:45</text:p>
          </table:table-cell>
          <table:table-cell table:style-name="ce1" office:value-type="string" calcext:value-type="string">
            <text:p>2019-10-28 14:56:42</text:p>
          </table:table-cell>
          <table:table-cell table:style-name="ce1" office:value-type="string" calcext:value-type="string">
            <text:p>2019-10-28 14:59:45</text:p>
          </table:table-cell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49]&lt;[Einstellungen.$B$4]; [Einstellungen.$B$2];IF([.D34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4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XYZZ1484-0016194110</text:p>
          </table:table-cell>
          <table:table-cell office:value-type="float" office:value="53.91" calcext:value-type="float">
            <text:p>53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1" calcext:value-type="float">
            <text:p>53,9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8 16:03:51</text:p>
          </table:table-cell>
          <table:table-cell table:style-name="ce1" office:value-type="string" calcext:value-type="string">
            <text:p>2019-10-28 16:00:41</text:p>
          </table:table-cell>
          <table:table-cell table:style-name="ce1" office:value-type="string" calcext:value-type="string">
            <text:p>2019-10-28 16:03:51</text:p>
          </table:table-cell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0]&lt;[Einstellungen.$B$4]; [Einstellungen.$B$2];IF([.D35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50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XYZZ0991-3217193910</text:p>
          </table:table-cell>
          <table:table-cell office:value-type="float" office:value="20.61" calcext:value-type="float">
            <text:p>20,6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8 17:34:17</text:p>
          </table:table-cell>
          <table:table-cell table:style-name="ce1" office:value-type="string" calcext:value-type="string">
            <text:p>2019-10-28 17:32:39</text:p>
          </table:table-cell>
          <table:table-cell table:style-name="ce1" office:value-type="string" calcext:value-type="string">
            <text:p>2019-10-28 17:34:18</text:p>
          </table:table-cell>
          <table:table-cell office:value-type="float" office:value="1952" calcext:value-type="float">
            <text:p>1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1]&lt;[Einstellungen.$B$4]; [Einstellungen.$B$2];IF([.D35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5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XYZZ1488-1422195410</text:p>
          </table:table-cell>
          <table:table-cell office:value-type="float" office:value="44.76" calcext:value-type="float">
            <text:p>44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6" calcext:value-type="float">
            <text:p>44,7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28 22:14:54</text:p>
          </table:table-cell>
          <table:table-cell table:style-name="ce1" office:value-type="string" calcext:value-type="string">
            <text:p>2019-10-28 22:17:56</text:p>
          </table:table-cell>
          <table:table-cell office:value-type="float" office:value="1954" calcext:value-type="float">
            <text:p>1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2]&lt;[Einstellungen.$B$4]; [Einstellungen.$B$2];IF([.D35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52]);&quot;&quot;)">
            <text:p/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XYZZ0997-0423191310</text:p>
          </table:table-cell>
          <table:table-cell office:value-type="float" office:value="55.53" calcext:value-type="float">
            <text:p>55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3" calcext:value-type="float">
            <text:p>55,5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8 23:07:23</text:p>
          </table:table-cell>
          <table:table-cell table:style-name="ce1" office:value-type="string" calcext:value-type="string">
            <text:p>2019-10-28 23:04:13</text:p>
          </table:table-cell>
          <table:table-cell table:style-name="ce1" office:value-type="string" calcext:value-type="string">
            <text:p>2019-10-28 23:07:23</text:p>
          </table:table-cell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3]&lt;[Einstellungen.$B$4]; [Einstellungen.$B$2];IF([.D35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53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XYZZ1492-0101195110</text:p>
          </table:table-cell>
          <table:table-cell office:value-type="float" office:value="40.26" calcext:value-type="float">
            <text:p>40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9 01:05:10</text:p>
          </table:table-cell>
          <table:table-cell table:style-name="ce1" office:value-type="string" calcext:value-type="string">
            <text:p>2019-10-29 01:01:51</text:p>
          </table:table-cell>
          <table:table-cell table:style-name="ce1" office:value-type="string" calcext:value-type="string">
            <text:p>2019-10-29 01:05:10</text:p>
          </table:table-cell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4]&lt;[Einstellungen.$B$4]; [Einstellungen.$B$2];IF([.D35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54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XYZZ0996-0908191210</text:p>
          </table:table-cell>
          <table:table-cell office:value-type="float" office:value="44.1" calcext:value-type="float">
            <text:p>44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" calcext:value-type="float">
            <text:p>44,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9 08:10:18</text:p>
          </table:table-cell>
          <table:table-cell table:style-name="ce1" office:value-type="string" calcext:value-type="string">
            <text:p>2019-10-29 08:09:12</text:p>
          </table:table-cell>
          <table:table-cell table:style-name="ce1" office:value-type="string" calcext:value-type="string">
            <text:p>2019-10-29 08:10:18</text:p>
          </table:table-cell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5]&lt;[Einstellungen.$B$4]; [Einstellungen.$B$2];IF([.D35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55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XYZZ1499-0209190610</text:p>
          </table:table-cell>
          <table:table-cell office:value-type="float" office:value="21.21" calcext:value-type="float">
            <text:p>21,2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9 09:02:06</text:p>
          </table:table-cell>
          <table:table-cell office:value-type="float" office:value="1964" calcext:value-type="float">
            <text:p>1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6]&lt;[Einstellungen.$B$4]; [Einstellungen.$B$2];IF([.D35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56]);&quot;&quot;)">
            <text:p/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XYZZ1003-2309192010</text:p>
          </table:table-cell>
          <table:table-cell office:value-type="float" office:value="11.71" calcext:value-type="float">
            <text:p>11,7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29 09:23:20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7]&lt;[Einstellungen.$B$4]; [Einstellungen.$B$2];IF([.D35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57]);&quot;&quot;)">
            <text:p/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XYZZ1510-1310191510</text:p>
          </table:table-cell>
          <table:table-cell office:value-type="float" office:value="157.37" calcext:value-type="float">
            <text:p>157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37" calcext:value-type="float">
            <text:p>157,3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9 10:14:03</text:p>
          </table:table-cell>
          <table:table-cell table:style-name="ce1" office:value-type="string" calcext:value-type="string">
            <text:p>2019-10-29 10:13:15</text:p>
          </table:table-cell>
          <table:table-cell table:style-name="ce1" office:value-type="string" calcext:value-type="string">
            <text:p>2019-10-29 10:14:03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8]&lt;[Einstellungen.$B$4]; [Einstellungen.$B$2];IF([.D35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58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XYZZ1517-2611192410</text:p>
          </table:table-cell>
          <table:table-cell office:value-type="float" office:value="40.59" calcext:value-type="float">
            <text:p>40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9" calcext:value-type="float">
            <text:p>40,5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9 11:27:24</text:p>
          </table:table-cell>
          <table:table-cell table:style-name="ce1" office:value-type="string" calcext:value-type="string">
            <text:p>2019-10-29 11:26:24</text:p>
          </table:table-cell>
          <table:table-cell table:style-name="ce1" office:value-type="string" calcext:value-type="string">
            <text:p>2019-10-29 11:27:24</text:p>
          </table:table-cell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59]&lt;[Einstellungen.$B$4]; [Einstellungen.$B$2];IF([.D35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59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XYZZ1521-2312193810</text:p>
          </table:table-cell>
          <table:table-cell office:value-type="float" office:value="57.26" calcext:value-type="float">
            <text:p>57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26" calcext:value-type="float">
            <text:p>57,2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9 12:26:08</text:p>
          </table:table-cell>
          <table:table-cell table:style-name="ce1" office:value-type="string" calcext:value-type="string">
            <text:p>2019-10-29 12:23:38</text:p>
          </table:table-cell>
          <table:table-cell table:style-name="ce1" office:value-type="string" calcext:value-type="string">
            <text:p>2019-10-29 12:26:08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0]&lt;[Einstellungen.$B$4]; [Einstellungen.$B$2];IF([.D36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60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XYZZ1525-4612192010</text:p>
          </table:table-cell>
          <table:table-cell office:value-type="float" office:value="51.87" calcext:value-type="float">
            <text:p>51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7" calcext:value-type="float">
            <text:p>51,8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29 12:48:39</text:p>
          </table:table-cell>
          <table:table-cell table:style-name="ce1" office:value-type="string" calcext:value-type="string">
            <text:p>2019-10-29 12:46:20</text:p>
          </table:table-cell>
          <table:table-cell table:style-name="ce1" office:value-type="string" calcext:value-type="string">
            <text:p>2019-10-29 12:48:39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1]&lt;[Einstellungen.$B$4]; [Einstellungen.$B$2];IF([.D36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61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XYZZ1015-5317191110</text:p>
          </table:table-cell>
          <table:table-cell office:value-type="float" office:value="65.86" calcext:value-type="float">
            <text:p>65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6" calcext:value-type="float">
            <text:p>65,8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31 17:54:52</text:p>
          </table:table-cell>
          <table:table-cell table:style-name="ce1" office:value-type="string" calcext:value-type="string">
            <text:p>2019-10-31 17:53:11</text:p>
          </table:table-cell>
          <table:table-cell table:style-name="ce1" office:value-type="string" calcext:value-type="string">
            <text:p>2019-10-31 17:54:52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2]&lt;[Einstellungen.$B$4]; [Einstellungen.$B$2];IF([.D36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62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XYZZ1528-1718193710</text:p>
          </table:table-cell>
          <table:table-cell office:value-type="float" office:value="29.61" calcext:value-type="float">
            <text:p>29,6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31 18:17:37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3]&lt;[Einstellungen.$B$4]; [Einstellungen.$B$2];IF([.D36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63]);&quot;&quot;)">
            <text:p/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XYZZ1536-0019190510</text:p>
          </table:table-cell>
          <table:table-cell office:value-type="float" office:value="114.31" calcext:value-type="float">
            <text:p>114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.31" calcext:value-type="float">
            <text:p>114,3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0-31 19:00:05</text:p>
          </table:table-cell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4]&lt;[Einstellungen.$B$4]; [Einstellungen.$B$2];IF([.D36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64]);&quot;&quot;)">
            <text:p/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XYZZ1029-1419193610</text:p>
          </table:table-cell>
          <table:table-cell office:value-type="float" office:value="48.74" calcext:value-type="float">
            <text:p>48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4" calcext:value-type="float">
            <text:p>48,7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31 19:15:51</text:p>
          </table:table-cell>
          <table:table-cell table:style-name="ce1" office:value-type="string" calcext:value-type="string">
            <text:p>2019-10-31 19:14:36</text:p>
          </table:table-cell>
          <table:table-cell table:style-name="ce1" office:value-type="string" calcext:value-type="string">
            <text:p>2019-10-31 19:15:51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5]&lt;[Einstellungen.$B$4]; [Einstellungen.$B$2];IF([.D36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65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XYZZ1547-4719193610</text:p>
          </table:table-cell>
          <table:table-cell office:value-type="float" office:value="78.52" calcext:value-type="float">
            <text:p>78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2" calcext:value-type="float">
            <text:p>78,5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31 19:47:36</text:p>
          </table:table-cell>
          <table:table-cell table:style-name="ce1" office:value-type="string" calcext:value-type="string">
            <text:p>2019-10-31 20:11:43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6]&lt;[Einstellungen.$B$4]; [Einstellungen.$B$2];IF([.D36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66]);&quot;&quot;)">
            <text:p/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XYZZ1561-1020191510</text:p>
          </table:table-cell>
          <table:table-cell office:value-type="float" office:value="66.47" calcext:value-type="float">
            <text:p>66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7" calcext:value-type="float">
            <text:p>66,4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0-31 20:10:15</text:p>
          </table:table-cell>
          <table:table-cell table:style-name="ce1" office:value-type="string" calcext:value-type="string">
            <text:p>2019-11-04 20:07:46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7]&lt;[Einstellungen.$B$4]; [Einstellungen.$B$2];IF([.D36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67]);&quot;&quot;)">
            <text:p/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XYZZ1043-0122194510</text:p>
          </table:table-cell>
          <table:table-cell office:value-type="float" office:value="26.98" calcext:value-type="float">
            <text:p>26,9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0.97" calcext:value-type="float">
            <text:p>30,9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31 22:06:42</text:p>
          </table:table-cell>
          <table:table-cell table:style-name="ce1" office:value-type="string" calcext:value-type="string">
            <text:p>2019-10-31 22:01:45</text:p>
          </table:table-cell>
          <table:table-cell table:style-name="ce1" office:value-type="string" calcext:value-type="string">
            <text:p>2019-10-31 22:06:42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8]&lt;[Einstellungen.$B$4]; [Einstellungen.$B$2];IF([.D36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68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XYZZ1565-1222193510</text:p>
          </table:table-cell>
          <table:table-cell office:value-type="float" office:value="46.62" calcext:value-type="float">
            <text:p>46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62" calcext:value-type="float">
            <text:p>46,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31 22:15:00</text:p>
          </table:table-cell>
          <table:table-cell table:style-name="ce1" office:value-type="string" calcext:value-type="string">
            <text:p>2019-10-31 22:12:35</text:p>
          </table:table-cell>
          <table:table-cell table:style-name="ce1" office:value-type="string" calcext:value-type="string">
            <text:p>2019-10-31 22:15:00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69]&lt;[Einstellungen.$B$4]; [Einstellungen.$B$2];IF([.D36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6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XYZZ1051-0123193510</text:p>
          </table:table-cell>
          <table:table-cell office:value-type="float" office:value="53.66" calcext:value-type="float">
            <text:p>53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66" calcext:value-type="float">
            <text:p>53,6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0-31 23:04:26</text:p>
          </table:table-cell>
          <table:table-cell table:style-name="ce1" office:value-type="string" calcext:value-type="string">
            <text:p>2019-10-31 23:01:35</text:p>
          </table:table-cell>
          <table:table-cell table:style-name="ce1" office:value-type="string" calcext:value-type="string">
            <text:p>2019-10-31 23:04:26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0]&lt;[Einstellungen.$B$4]; [Einstellungen.$B$2];IF([.D37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7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XYZZ1051-5207195711</text:p>
          </table:table-cell>
          <table:table-cell office:value-type="float" office:value="9.78" calcext:value-type="float">
            <text:p>9,7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08:01:37</text:p>
          </table:table-cell>
          <table:table-cell table:style-name="ce1" office:value-type="string" calcext:value-type="string">
            <text:p>2019-11-01 07:52:57</text:p>
          </table:table-cell>
          <table:table-cell table:style-name="ce1" office:value-type="string" calcext:value-type="string">
            <text:p>2019-11-01 08:01:37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1]&lt;[Einstellungen.$B$4]; [Einstellungen.$B$2];IF([.D37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71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XYZZ1051-2610195711</text:p>
          </table:table-cell>
          <table:table-cell office:value-type="float" office:value="52.2" calcext:value-type="float">
            <text:p>5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" calcext:value-type="float">
            <text:p>52,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0:29:10</text:p>
          </table:table-cell>
          <table:table-cell table:style-name="ce1" office:value-type="string" calcext:value-type="string">
            <text:p>2019-11-01 10:26:57</text:p>
          </table:table-cell>
          <table:table-cell table:style-name="ce1" office:value-type="string" calcext:value-type="string">
            <text:p>2019-11-01 10:29:10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2]&lt;[Einstellungen.$B$4]; [Einstellungen.$B$2];IF([.D37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72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XYZZ1579-3110191311</text:p>
          </table:table-cell>
          <table:table-cell office:value-type="float" office:value="51.87" calcext:value-type="float">
            <text:p>51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7" calcext:value-type="float">
            <text:p>51,8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0:32:45</text:p>
          </table:table-cell>
          <table:table-cell table:style-name="ce1" office:value-type="string" calcext:value-type="string">
            <text:p>2019-11-01 10:31:13</text:p>
          </table:table-cell>
          <table:table-cell table:style-name="ce1" office:value-type="string" calcext:value-type="string">
            <text:p>2019-11-01 10:32:45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3]&lt;[Einstellungen.$B$4]; [Einstellungen.$B$2];IF([.D37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73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XYZZ1583-5011193511</text:p>
          </table:table-cell>
          <table:table-cell office:value-type="float" office:value="48.63" calcext:value-type="float">
            <text:p>48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63" calcext:value-type="float">
            <text:p>48,6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1 11:50:35</text:p>
          </table:table-cell>
          <table:table-cell office:value-type="float" office:value="2027" calcext:value-type="float">
            <text:p>20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4]&lt;[Einstellungen.$B$4]; [Einstellungen.$B$2];IF([.D37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74]);&quot;&quot;)">
            <text:p/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XYZZ1054-2512192711</text:p>
          </table:table-cell>
          <table:table-cell office:value-type="float" office:value="73.29" calcext:value-type="float">
            <text:p>73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9" calcext:value-type="float">
            <text:p>73,2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2:27:04</text:p>
          </table:table-cell>
          <table:table-cell table:style-name="ce1" office:value-type="string" calcext:value-type="string">
            <text:p>2019-11-01 12:25:27</text:p>
          </table:table-cell>
          <table:table-cell table:style-name="ce1" office:value-type="string" calcext:value-type="string">
            <text:p>2019-11-01 12:27:04</text:p>
          </table:table-cell>
          <table:table-cell office:value-type="float" office:value="2029" calcext:value-type="float">
            <text:p>20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5]&lt;[Einstellungen.$B$4]; [Einstellungen.$B$2];IF([.D37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75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XYZZ1587-3112192311</text:p>
          </table:table-cell>
          <table:table-cell office:value-type="float" office:value="31.5" calcext:value-type="float">
            <text:p>31,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5.49" calcext:value-type="float">
            <text:p>35,4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2:32:21</text:p>
          </table:table-cell>
          <table:table-cell table:style-name="ce1" office:value-type="string" calcext:value-type="string">
            <text:p>2019-11-01 12:31:23</text:p>
          </table:table-cell>
          <table:table-cell table:style-name="ce1" office:value-type="string" calcext:value-type="string">
            <text:p>2019-11-01 12:32:21</text:p>
          </table:table-cell>
          <table:table-cell office:value-type="float" office:value="2031" calcext:value-type="float">
            <text:p>2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6]&lt;[Einstellungen.$B$4]; [Einstellungen.$B$2];IF([.D37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76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XYZZ1590-4312194611</text:p>
          </table:table-cell>
          <table:table-cell office:value-type="float" office:value="159.81" calcext:value-type="float">
            <text:p>15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81" calcext:value-type="float">
            <text:p>159,8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2:47:40</text:p>
          </table:table-cell>
          <table:table-cell table:style-name="ce1" office:value-type="string" calcext:value-type="string">
            <text:p>2019-11-01 12:43:46</text:p>
          </table:table-cell>
          <table:table-cell table:style-name="ce1" office:value-type="string" calcext:value-type="string">
            <text:p>2019-11-01 12:47:40</text:p>
          </table:table-cell>
          <table:table-cell office:value-type="float" office:value="2034" calcext:value-type="float">
            <text:p>20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7]&lt;[Einstellungen.$B$4]; [Einstellungen.$B$2];IF([.D37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77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XYZZ1594-2213195611</text:p>
          </table:table-cell>
          <table:table-cell office:value-type="float" office:value="41.98" calcext:value-type="float">
            <text:p>41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8" calcext:value-type="float">
            <text:p>41,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3:24:51</text:p>
          </table:table-cell>
          <table:table-cell table:style-name="ce1" office:value-type="string" calcext:value-type="string">
            <text:p>2019-11-01 13:22:56</text:p>
          </table:table-cell>
          <table:table-cell table:style-name="ce1" office:value-type="string" calcext:value-type="string">
            <text:p>2019-11-01 13:24:51</text:p>
          </table:table-cell>
          <table:table-cell office:value-type="float" office:value="2037" calcext:value-type="float">
            <text:p>2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8]&lt;[Einstellungen.$B$4]; [Einstellungen.$B$2];IF([.D37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7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XYZZ1069-2413193711</text:p>
          </table:table-cell>
          <table:table-cell office:value-type="float" office:value="69.93" calcext:value-type="float">
            <text:p>69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93" calcext:value-type="float">
            <text:p>69,9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3:27:22</text:p>
          </table:table-cell>
          <table:table-cell table:style-name="ce1" office:value-type="string" calcext:value-type="string">
            <text:p>2019-11-01 13:24:37</text:p>
          </table:table-cell>
          <table:table-cell table:style-name="ce1" office:value-type="string" calcext:value-type="string">
            <text:p>2019-11-01 13:27:22</text:p>
          </table:table-cell>
          <table:table-cell office:value-type="float" office:value="2039" calcext:value-type="float">
            <text:p>20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79]&lt;[Einstellungen.$B$4]; [Einstellungen.$B$2];IF([.D37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79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XYZZ1069-1914195911</text:p>
          </table:table-cell>
          <table:table-cell office:value-type="float" office:value="62.97" calcext:value-type="float">
            <text:p>62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97" calcext:value-type="float">
            <text:p>62,9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4:22:18</text:p>
          </table:table-cell>
          <table:table-cell table:style-name="ce1" office:value-type="string" calcext:value-type="string">
            <text:p>2019-11-01 14:19:59</text:p>
          </table:table-cell>
          <table:table-cell table:style-name="ce1" office:value-type="string" calcext:value-type="string">
            <text:p>2019-11-01 14:22:18</text:p>
          </table:table-cell>
          <table:table-cell office:value-type="float" office:value="2044" calcext:value-type="float">
            <text:p>2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0]&lt;[Einstellungen.$B$4]; [Einstellungen.$B$2];IF([.D38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80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XYZZ1605-2714194911</text:p>
          </table:table-cell>
          <table:table-cell office:value-type="float" office:value="11.14" calcext:value-type="float">
            <text:p>11,1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1 14:27:49</text:p>
          </table:table-cell>
          <table:table-cell office:value-type="float" office:value="2046" calcext:value-type="float">
            <text:p>20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1]&lt;[Einstellungen.$B$4]; [Einstellungen.$B$2];IF([.D38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81]);&quot;&quot;)">
            <text:p/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XYZZ1071-5714192011</text:p>
          </table:table-cell>
          <table:table-cell office:value-type="float" office:value="19.56" calcext:value-type="float">
            <text:p>19,5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3.55" calcext:value-type="float">
            <text:p>23,5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01 14:57:20</text:p>
          </table:table-cell>
          <table:table-cell table:style-name="ce1" office:value-type="string" calcext:value-type="string">
            <text:p>2019-11-01 15:03:44</text:p>
          </table:table-cell>
          <table:table-cell office:value-type="float" office:value="2048" calcext:value-type="float">
            <text:p>20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2]&lt;[Einstellungen.$B$4]; [Einstellungen.$B$2];IF([.D38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82]);&quot;&quot;)">
            <text:p/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XYZZ1074-2116190611</text:p>
          </table:table-cell>
          <table:table-cell office:value-type="float" office:value="47.68" calcext:value-type="float">
            <text:p>47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68" calcext:value-type="float">
            <text:p>47,6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6:22:57</text:p>
          </table:table-cell>
          <table:table-cell table:style-name="ce1" office:value-type="string" calcext:value-type="string">
            <text:p>2019-11-01 16:21:06</text:p>
          </table:table-cell>
          <table:table-cell table:style-name="ce1" office:value-type="string" calcext:value-type="string">
            <text:p>2019-11-01 16:22:57</text:p>
          </table:table-cell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3]&lt;[Einstellungen.$B$4]; [Einstellungen.$B$2];IF([.D38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83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XYZZ1616-5516191311</text:p>
          </table:table-cell>
          <table:table-cell office:value-type="float" office:value="14.62" calcext:value-type="float">
            <text:p>14,6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8.61" calcext:value-type="float">
            <text:p>18,6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01 16:55:13</text:p>
          </table:table-cell>
          <table:table-cell table:style-name="ce1" office:value-type="string" calcext:value-type="string">
            <text:p>2019-11-01 16:55:14</text:p>
          </table:table-cell>
          <table:table-cell office:value-type="float" office:value="2055" calcext:value-type="float">
            <text:p>20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4]&lt;[Einstellungen.$B$4]; [Einstellungen.$B$2];IF([.D38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84]);&quot;&quot;)">
            <text:p/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XYZZ1623-4418191411</text:p>
          </table:table-cell>
          <table:table-cell office:value-type="float" office:value="56.17" calcext:value-type="float">
            <text:p>56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17" calcext:value-type="float">
            <text:p>56,1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8:45:59</text:p>
          </table:table-cell>
          <table:table-cell table:style-name="ce1" office:value-type="string" calcext:value-type="string">
            <text:p>2019-11-01 18:44:14</text:p>
          </table:table-cell>
          <table:table-cell table:style-name="ce1" office:value-type="string" calcext:value-type="string">
            <text:p>2019-11-01 18:45:59</text:p>
          </table:table-cell>
          <table:table-cell office:value-type="float" office:value="2061" calcext:value-type="float">
            <text:p>2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5]&lt;[Einstellungen.$B$4]; [Einstellungen.$B$2];IF([.D38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85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XYZZ1089-5418193011</text:p>
          </table:table-cell>
          <table:table-cell office:value-type="float" office:value="65.86" calcext:value-type="float">
            <text:p>65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6" calcext:value-type="float">
            <text:p>65,8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19:01:22</text:p>
          </table:table-cell>
          <table:table-cell table:style-name="ce1" office:value-type="string" calcext:value-type="string">
            <text:p>2019-11-01 18:54:30</text:p>
          </table:table-cell>
          <table:table-cell table:style-name="ce1" office:value-type="string" calcext:value-type="string">
            <text:p>2019-11-01 19:01:22</text:p>
          </table:table-cell>
          <table:table-cell office:value-type="float" office:value="2066" calcext:value-type="float">
            <text:p>20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6]&lt;[Einstellungen.$B$4]; [Einstellungen.$B$2];IF([.D38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86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XYZZ1088-3320195911</text:p>
          </table:table-cell>
          <table:table-cell office:value-type="float" office:value="60.26" calcext:value-type="float">
            <text:p>60,26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70.25" calcext:value-type="float">
            <text:p>70,2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20:36:28</text:p>
          </table:table-cell>
          <table:table-cell table:style-name="ce1" office:value-type="string" calcext:value-type="string">
            <text:p>2019-11-01 20:33:59</text:p>
          </table:table-cell>
          <table:table-cell table:style-name="ce1" office:value-type="string" calcext:value-type="string">
            <text:p>2019-11-01 20:36:28</text:p>
          </table:table-cell>
          <table:table-cell office:value-type="float" office:value="2069" calcext:value-type="float">
            <text:p>20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7]&lt;[Einstellungen.$B$4]; [Einstellungen.$B$2];IF([.D38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87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XYZZ1093-5220195811</text:p>
          </table:table-cell>
          <table:table-cell office:value-type="float" office:value="45.84" calcext:value-type="float">
            <text:p>45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4" calcext:value-type="float">
            <text:p>45,8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20:55:13</text:p>
          </table:table-cell>
          <table:table-cell table:style-name="ce1" office:value-type="string" calcext:value-type="string">
            <text:p>2019-11-01 20:52:58</text:p>
          </table:table-cell>
          <table:table-cell table:style-name="ce1" office:value-type="string" calcext:value-type="string">
            <text:p>2019-11-01 20:55:13</text:p>
          </table:table-cell>
          <table:table-cell office:value-type="float" office:value="2072" calcext:value-type="float">
            <text:p>2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8]&lt;[Einstellungen.$B$4]; [Einstellungen.$B$2];IF([.D38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8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XYZZ1103-5521193811</text:p>
          </table:table-cell>
          <table:table-cell office:value-type="float" office:value="80.94" calcext:value-type="float">
            <text:p>80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94" calcext:value-type="float">
            <text:p>80,9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01 21:55:38</text:p>
          </table:table-cell>
          <table:table-cell table:style-name="ce1" office:value-type="string" calcext:value-type="string">
            <text:p>2019-11-01 21:55:40</text:p>
          </table:table-cell>
          <table:table-cell office:value-type="float" office:value="2081" calcext:value-type="float">
            <text:p>20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89]&lt;[Einstellungen.$B$4]; [Einstellungen.$B$2];IF([.D38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89]);&quot;&quot;)">
            <text:p/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XYZZ1103-5422190611</text:p>
          </table:table-cell>
          <table:table-cell office:value-type="float" office:value="44.2" calcext:value-type="float">
            <text:p>4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" calcext:value-type="float">
            <text:p>44,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1 22:55:15</text:p>
          </table:table-cell>
          <table:table-cell table:style-name="ce1" office:value-type="string" calcext:value-type="string">
            <text:p>2019-11-01 22:54:06</text:p>
          </table:table-cell>
          <table:table-cell table:style-name="ce1" office:value-type="string" calcext:value-type="string">
            <text:p>2019-11-01 22:55:15</text:p>
          </table:table-cell>
          <table:table-cell office:value-type="float" office:value="2084" calcext:value-type="float">
            <text:p>2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0]&lt;[Einstellungen.$B$4]; [Einstellungen.$B$2];IF([.D39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90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XYZZ1656-1301191311</text:p>
          </table:table-cell>
          <table:table-cell office:value-type="float" office:value="62.34" calcext:value-type="float">
            <text:p>62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34" calcext:value-type="float">
            <text:p>62,3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2 01:15:45</text:p>
          </table:table-cell>
          <table:table-cell table:style-name="ce1" office:value-type="string" calcext:value-type="string">
            <text:p>2019-11-02 01:13:13</text:p>
          </table:table-cell>
          <table:table-cell table:style-name="ce1" office:value-type="string" calcext:value-type="string">
            <text:p>2019-11-02 01:15:45</text:p>
          </table:table-cell>
          <table:table-cell office:value-type="float" office:value="2086" calcext:value-type="float">
            <text:p>2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1]&lt;[Einstellungen.$B$4]; [Einstellungen.$B$2];IF([.D39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91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XYZZ1108-3310190211</text:p>
          </table:table-cell>
          <table:table-cell office:value-type="float" office:value="51.87" calcext:value-type="float">
            <text:p>51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7" calcext:value-type="float">
            <text:p>51,8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2 10:34:23</text:p>
          </table:table-cell>
          <table:table-cell table:style-name="ce1" office:value-type="string" calcext:value-type="string">
            <text:p>2019-11-02 10:33:02</text:p>
          </table:table-cell>
          <table:table-cell table:style-name="ce1" office:value-type="string" calcext:value-type="string">
            <text:p>2019-11-02 10:34:23</text:p>
          </table:table-cell>
          <table:table-cell office:value-type="float" office:value="2088" calcext:value-type="float">
            <text:p>2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2]&lt;[Einstellungen.$B$4]; [Einstellungen.$B$2];IF([.D39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92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XYZZ1660-5710191111</text:p>
          </table:table-cell>
          <table:table-cell office:value-type="float" office:value="81.72" calcext:value-type="float">
            <text:p>81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72" calcext:value-type="float">
            <text:p>81,7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2 10:57:11</text:p>
          </table:table-cell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3]&lt;[Einstellungen.$B$4]; [Einstellungen.$B$2];IF([.D39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93]);&quot;&quot;)">
            <text:p/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XYZZ1667-4012193011</text:p>
          </table:table-cell>
          <table:table-cell office:value-type="float" office:value="64.75" calcext:value-type="float">
            <text:p>64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75" calcext:value-type="float">
            <text:p>64,7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2 12:42:41</text:p>
          </table:table-cell>
          <table:table-cell table:style-name="ce1" office:value-type="string" calcext:value-type="string">
            <text:p>2019-11-02 12:40:30</text:p>
          </table:table-cell>
          <table:table-cell table:style-name="ce1" office:value-type="string" calcext:value-type="string">
            <text:p>2019-11-02 12:42:41</text:p>
          </table:table-cell>
          <table:table-cell office:value-type="float" office:value="2095" calcext:value-type="float">
            <text:p>20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4]&lt;[Einstellungen.$B$4]; [Einstellungen.$B$2];IF([.D39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9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XYZZ1117-4212190211</text:p>
          </table:table-cell>
          <table:table-cell office:value-type="float" office:value="78.05" calcext:value-type="float">
            <text:p>78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5" calcext:value-type="float">
            <text:p>78,0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2 12:43:25</text:p>
          </table:table-cell>
          <table:table-cell table:style-name="ce1" office:value-type="string" calcext:value-type="string">
            <text:p>2019-11-02 12:42:02</text:p>
          </table:table-cell>
          <table:table-cell table:style-name="ce1" office:value-type="string" calcext:value-type="string">
            <text:p>2019-11-02 12:43:25</text:p>
          </table:table-cell>
          <table:table-cell office:value-type="float" office:value="2096" calcext:value-type="float">
            <text:p>20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5]&lt;[Einstellungen.$B$4]; [Einstellungen.$B$2];IF([.D39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395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XYZZ1671-5012191011</text:p>
          </table:table-cell>
          <table:table-cell office:value-type="float" office:value="41.92" calcext:value-type="float">
            <text:p>41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2" calcext:value-type="float">
            <text:p>41,9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2 12:52:20</text:p>
          </table:table-cell>
          <table:table-cell table:style-name="ce1" office:value-type="string" calcext:value-type="string">
            <text:p>2019-11-02 12:50:10</text:p>
          </table:table-cell>
          <table:table-cell table:style-name="ce1" office:value-type="string" calcext:value-type="string">
            <text:p>2019-11-02 12:52:20</text:p>
          </table:table-cell>
          <table:table-cell office:value-type="float" office:value="2098" calcext:value-type="float">
            <text:p>2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6]&lt;[Einstellungen.$B$4]; [Einstellungen.$B$2];IF([.D39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96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XYZZ1115-1514190511</text:p>
          </table:table-cell>
          <table:table-cell office:value-type="float" office:value="26.11" calcext:value-type="float">
            <text:p>26,1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2 14:19:03</text:p>
          </table:table-cell>
          <table:table-cell table:style-name="ce1" office:value-type="string" calcext:value-type="string">
            <text:p>2019-11-02 14:15:05</text:p>
          </table:table-cell>
          <table:table-cell table:style-name="ce1" office:value-type="string" calcext:value-type="string">
            <text:p>2019-11-02 14:19:03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7]&lt;[Einstellungen.$B$4]; [Einstellungen.$B$2];IF([.D39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397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XYZZ1675-1814192211</text:p>
          </table:table-cell>
          <table:table-cell office:value-type="float" office:value="21.75" calcext:value-type="float">
            <text:p>21,7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5.74" calcext:value-type="float">
            <text:p>25,7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2 14:20:47</text:p>
          </table:table-cell>
          <table:table-cell table:style-name="ce1" office:value-type="string" calcext:value-type="string">
            <text:p>2019-11-02 14:18:22</text:p>
          </table:table-cell>
          <table:table-cell table:style-name="ce1" office:value-type="string" calcext:value-type="string">
            <text:p>2019-11-02 14:20:47</text:p>
          </table:table-cell>
          <table:table-cell office:value-type="float" office:value="2102" calcext:value-type="float">
            <text:p>2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8]&lt;[Einstellungen.$B$4]; [Einstellungen.$B$2];IF([.D39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98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XYZZ1682-4115194211</text:p>
          </table:table-cell>
          <table:table-cell office:value-type="float" office:value="17.5" calcext:value-type="float">
            <text:p>17,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49" calcext:value-type="float">
            <text:p>21,4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2 15:44:28</text:p>
          </table:table-cell>
          <table:table-cell table:style-name="ce1" office:value-type="string" calcext:value-type="string">
            <text:p>2019-11-02 15:41:42</text:p>
          </table:table-cell>
          <table:table-cell table:style-name="ce1" office:value-type="string" calcext:value-type="string">
            <text:p>2019-11-02 15:44:28</text:p>
          </table:table-cell>
          <table:table-cell office:value-type="float" office:value="2108" calcext:value-type="float">
            <text:p>2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399]&lt;[Einstellungen.$B$4]; [Einstellungen.$B$2];IF([.D39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399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XYZZ1131-1917192311</text:p>
          </table:table-cell>
          <table:table-cell office:value-type="float" office:value="175.7" calcext:value-type="float">
            <text:p>17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7" calcext:value-type="float">
            <text:p>175,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2 17:29:47</text:p>
          </table:table-cell>
          <table:table-cell table:style-name="ce1" office:value-type="string" calcext:value-type="string">
            <text:p>2019-11-02 17:19:23</text:p>
          </table:table-cell>
          <table:table-cell table:style-name="ce1" office:value-type="string" calcext:value-type="string">
            <text:p>2019-11-02 17:29:47</text:p>
          </table:table-cell>
          <table:table-cell office:value-type="float" office:value="2114" calcext:value-type="float">
            <text:p>2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0]&lt;[Einstellungen.$B$4]; [Einstellungen.$B$2];IF([.D40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00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XYZZ1133-2717194411</text:p>
          </table:table-cell>
          <table:table-cell office:value-type="float" office:value="74.76" calcext:value-type="float">
            <text:p>74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6" calcext:value-type="float">
            <text:p>74,7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2 17:27:44</text:p>
          </table:table-cell>
          <table:table-cell office:value-type="float" office:value="2116" calcext:value-type="float">
            <text:p>2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1]&lt;[Einstellungen.$B$4]; [Einstellungen.$B$2];IF([.D40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01]);&quot;&quot;)">
            <text:p/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XYZZ1130-0320194211</text:p>
          </table:table-cell>
          <table:table-cell office:value-type="float" office:value="41.09" calcext:value-type="float">
            <text:p>41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9" calcext:value-type="float">
            <text:p>41,0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02 20:03:42</text:p>
          </table:table-cell>
          <table:table-cell table:style-name="ce1" office:value-type="string" calcext:value-type="string">
            <text:p>2019-11-02 20:05:26</text:p>
          </table:table-cell>
          <table:table-cell office:value-type="float" office:value="2119" calcext:value-type="float">
            <text:p>2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2]&lt;[Einstellungen.$B$4]; [Einstellungen.$B$2];IF([.D40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02]);&quot;&quot;)">
            <text:p/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XYZZ1700-2109192911</text:p>
          </table:table-cell>
          <table:table-cell office:value-type="float" office:value="70.22" calcext:value-type="float">
            <text:p>7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22" calcext:value-type="float">
            <text:p>70,2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3 09:22:56</text:p>
          </table:table-cell>
          <table:table-cell table:style-name="ce1" office:value-type="string" calcext:value-type="string">
            <text:p>2019-11-03 09:21:29</text:p>
          </table:table-cell>
          <table:table-cell table:style-name="ce1" office:value-type="string" calcext:value-type="string">
            <text:p>2019-11-03 09:22:56</text:p>
          </table:table-cell>
          <table:table-cell office:value-type="float" office:value="2121" calcext:value-type="float">
            <text:p>2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3]&lt;[Einstellungen.$B$4]; [Einstellungen.$B$2];IF([.D40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03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XYZZ1136-5309193711</text:p>
          </table:table-cell>
          <table:table-cell office:value-type="float" office:value="160.18" calcext:value-type="float">
            <text:p>16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18" calcext:value-type="float">
            <text:p>160,1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3 09:53:37</text:p>
          </table:table-cell>
          <table:table-cell office:value-type="float" office:value="2123" calcext:value-type="float">
            <text:p>2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4]&lt;[Einstellungen.$B$4]; [Einstellungen.$B$2];IF([.D40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04]);&quot;&quot;)">
            <text:p/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XYZZ1708-5110193111</text:p>
          </table:table-cell>
          <table:table-cell office:value-type="float" office:value="51.6" calcext:value-type="float">
            <text:p>5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6" calcext:value-type="float">
            <text:p>51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3 10:53:05</text:p>
          </table:table-cell>
          <table:table-cell table:style-name="ce1" office:value-type="string" calcext:value-type="string">
            <text:p>2019-11-03 10:51:31</text:p>
          </table:table-cell>
          <table:table-cell table:style-name="ce1" office:value-type="string" calcext:value-type="string">
            <text:p>2019-11-03 10:53:05</text:p>
          </table:table-cell>
          <table:table-cell office:value-type="float" office:value="2127" calcext:value-type="float">
            <text:p>2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5]&lt;[Einstellungen.$B$4]; [Einstellungen.$B$2];IF([.D40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0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XYZZ1144-0812190011</text:p>
          </table:table-cell>
          <table:table-cell office:value-type="float" office:value="29.48" calcext:value-type="float">
            <text:p>29,4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47" calcext:value-type="float">
            <text:p>33,4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3 12:09:06</text:p>
          </table:table-cell>
          <table:table-cell table:style-name="ce1" office:value-type="string" calcext:value-type="string">
            <text:p>2019-11-03 12:08:00</text:p>
          </table:table-cell>
          <table:table-cell table:style-name="ce1" office:value-type="string" calcext:value-type="string">
            <text:p>2019-11-03 12:09:06</text:p>
          </table:table-cell>
          <table:table-cell office:value-type="float" office:value="2129" calcext:value-type="float">
            <text:p>2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6]&lt;[Einstellungen.$B$4]; [Einstellungen.$B$2];IF([.D40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0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XYZZ1711-3212190511</text:p>
          </table:table-cell>
          <table:table-cell office:value-type="float" office:value="54.05" calcext:value-type="float">
            <text:p>54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05" calcext:value-type="float">
            <text:p>54,0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3 12:35:12</text:p>
          </table:table-cell>
          <table:table-cell table:style-name="ce1" office:value-type="string" calcext:value-type="string">
            <text:p>2019-11-03 12:32:05</text:p>
          </table:table-cell>
          <table:table-cell table:style-name="ce1" office:value-type="string" calcext:value-type="string">
            <text:p>2019-11-03 12:35:12</text:p>
          </table:table-cell>
          <table:table-cell office:value-type="float" office:value="2131" calcext:value-type="float">
            <text:p>2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7]&lt;[Einstellungen.$B$4]; [Einstellungen.$B$2];IF([.D40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0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XYZZ1715-3813195611</text:p>
          </table:table-cell>
          <table:table-cell office:value-type="float" office:value="42.63" calcext:value-type="float">
            <text:p>42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3" calcext:value-type="float">
            <text:p>42,6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3 13:40:59</text:p>
          </table:table-cell>
          <table:table-cell table:style-name="ce1" office:value-type="string" calcext:value-type="string">
            <text:p>2019-11-03 13:38:56</text:p>
          </table:table-cell>
          <table:table-cell table:style-name="ce1" office:value-type="string" calcext:value-type="string">
            <text:p>2019-11-03 13:40:59</text:p>
          </table:table-cell>
          <table:table-cell office:value-type="float" office:value="2134" calcext:value-type="float">
            <text:p>2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8]&lt;[Einstellungen.$B$4]; [Einstellungen.$B$2];IF([.D40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0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XYZZ1718-4815190311</text:p>
          </table:table-cell>
          <table:table-cell office:value-type="float" office:value="145.83" calcext:value-type="float">
            <text:p>145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83" calcext:value-type="float">
            <text:p>145,8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3 15:48:03</text:p>
          </table:table-cell>
          <table:table-cell office:value-type="float" office:value="2137" calcext:value-type="float">
            <text:p>2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09]&lt;[Einstellungen.$B$4]; [Einstellungen.$B$2];IF([.D40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09]);&quot;&quot;)">
            <text:p/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XYZZ1722-4117192111</text:p>
          </table:table-cell>
          <table:table-cell office:value-type="float" office:value="43.33" calcext:value-type="float">
            <text:p>4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3 17:43:58</text:p>
          </table:table-cell>
          <table:table-cell table:style-name="ce1" office:value-type="string" calcext:value-type="string">
            <text:p>2019-11-03 17:41:21</text:p>
          </table:table-cell>
          <table:table-cell table:style-name="ce1" office:value-type="string" calcext:value-type="string">
            <text:p>2019-11-03 17:43:58</text:p>
          </table:table-cell>
          <table:table-cell office:value-type="float" office:value="2140" calcext:value-type="float">
            <text:p>2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0]&lt;[Einstellungen.$B$4]; [Einstellungen.$B$2];IF([.D41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10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XYZZ1158-5717194611</text:p>
          </table:table-cell>
          <table:table-cell office:value-type="float" office:value="145.21" calcext:value-type="float">
            <text:p>145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21" calcext:value-type="float">
            <text:p>145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3 17:59:11</text:p>
          </table:table-cell>
          <table:table-cell table:style-name="ce1" office:value-type="string" calcext:value-type="string">
            <text:p>2019-11-03 17:57:46</text:p>
          </table:table-cell>
          <table:table-cell table:style-name="ce1" office:value-type="string" calcext:value-type="string">
            <text:p>2019-11-03 17:59:11</text:p>
          </table:table-cell>
          <table:table-cell office:value-type="float" office:value="2146" calcext:value-type="float">
            <text:p>2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1]&lt;[Einstellungen.$B$4]; [Einstellungen.$B$2];IF([.D41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11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XYZZ1737-5219193511</text:p>
          </table:table-cell>
          <table:table-cell office:value-type="float" office:value="80.44" calcext:value-type="float">
            <text:p>80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44" calcext:value-type="float">
            <text:p>80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3 19:56:39</text:p>
          </table:table-cell>
          <table:table-cell table:style-name="ce1" office:value-type="string" calcext:value-type="string">
            <text:p>2019-11-03 19:52:35</text:p>
          </table:table-cell>
          <table:table-cell table:style-name="ce1" office:value-type="string" calcext:value-type="string">
            <text:p>2019-11-03 19:56:39</text:p>
          </table:table-cell>
          <table:table-cell office:value-type="float" office:value="2150" calcext:value-type="float">
            <text:p>2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2]&lt;[Einstellungen.$B$4]; [Einstellungen.$B$2];IF([.D41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12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XYZZ1160-3020195211</text:p>
          </table:table-cell>
          <table:table-cell office:value-type="float" office:value="122.36" calcext:value-type="float">
            <text:p>122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36" calcext:value-type="float">
            <text:p>122,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3 20:33:01</text:p>
          </table:table-cell>
          <table:table-cell table:style-name="ce1" office:value-type="string" calcext:value-type="string">
            <text:p>2019-11-03 20:30:52</text:p>
          </table:table-cell>
          <table:table-cell table:style-name="ce1" office:value-type="string" calcext:value-type="string">
            <text:p>2019-11-03 20:33:01</text:p>
          </table:table-cell>
          <table:table-cell office:value-type="float" office:value="2152" calcext:value-type="float">
            <text:p>2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3]&lt;[Einstellungen.$B$4]; [Einstellungen.$B$2];IF([.D41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13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XYZZ1748-4222194811</text:p>
          </table:table-cell>
          <table:table-cell office:value-type="float" office:value="9.62" calcext:value-type="float">
            <text:p>9,6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3 22:44:00</text:p>
          </table:table-cell>
          <table:table-cell table:style-name="ce1" office:value-type="string" calcext:value-type="string">
            <text:p>2019-11-03 22:42:48</text:p>
          </table:table-cell>
          <table:table-cell table:style-name="ce1" office:value-type="string" calcext:value-type="string">
            <text:p>2019-11-03 22:44:00</text:p>
          </table:table-cell>
          <table:table-cell office:value-type="float" office:value="2159" calcext:value-type="float">
            <text:p>2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4]&lt;[Einstellungen.$B$4]; [Einstellungen.$B$2];IF([.D41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1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XYZZ1751-41081942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08:46:15</text:p>
          </table:table-cell>
          <table:table-cell table:style-name="ce1" office:value-type="string" calcext:value-type="string">
            <text:p>2019-11-04 08:41:42</text:p>
          </table:table-cell>
          <table:table-cell table:style-name="ce1" office:value-type="string" calcext:value-type="string">
            <text:p>2019-11-04 08:46:15</text:p>
          </table:table-cell>
          <table:table-cell office:value-type="float" office:value="2162" calcext:value-type="float">
            <text:p>2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5]&lt;[Einstellungen.$B$4]; [Einstellungen.$B$2];IF([.D41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15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XYZZ1759-1809194411</text:p>
          </table:table-cell>
          <table:table-cell office:value-type="float" office:value="48.27" calcext:value-type="float">
            <text:p>4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7" calcext:value-type="float">
            <text:p>48,2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09:19:18</text:p>
          </table:table-cell>
          <table:table-cell table:style-name="ce1" office:value-type="string" calcext:value-type="string">
            <text:p>2019-11-04 09:18:44</text:p>
          </table:table-cell>
          <table:table-cell table:style-name="ce1" office:value-type="string" calcext:value-type="string">
            <text:p>2019-11-04 09:19:18</text:p>
          </table:table-cell>
          <table:table-cell office:value-type="float" office:value="2169" calcext:value-type="float">
            <text:p>2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6]&lt;[Einstellungen.$B$4]; [Einstellungen.$B$2];IF([.D41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1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XYZZ1762-0610193911</text:p>
          </table:table-cell>
          <table:table-cell office:value-type="float" office:value="62.2" calcext:value-type="float">
            <text:p>6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" calcext:value-type="float">
            <text:p>62,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0:08:31</text:p>
          </table:table-cell>
          <table:table-cell table:style-name="ce1" office:value-type="string" calcext:value-type="string">
            <text:p>2019-11-04 10:06:39</text:p>
          </table:table-cell>
          <table:table-cell table:style-name="ce1" office:value-type="string" calcext:value-type="string">
            <text:p>2019-11-04 10:08:31</text:p>
          </table:table-cell>
          <table:table-cell office:value-type="float" office:value="2172" calcext:value-type="float">
            <text:p>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7]&lt;[Einstellungen.$B$4]; [Einstellungen.$B$2];IF([.D41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1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XYZZ1181-1710194311</text:p>
          </table:table-cell>
          <table:table-cell office:value-type="float" office:value="29.54" calcext:value-type="float">
            <text:p>29,5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53" calcext:value-type="float">
            <text:p>33,5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0:19:50</text:p>
          </table:table-cell>
          <table:table-cell table:style-name="ce1" office:value-type="string" calcext:value-type="string">
            <text:p>2019-11-04 10:17:43</text:p>
          </table:table-cell>
          <table:table-cell table:style-name="ce1" office:value-type="string" calcext:value-type="string">
            <text:p>2019-11-04 10:19:50</text:p>
          </table:table-cell>
          <table:table-cell office:value-type="float" office:value="2174" calcext:value-type="float">
            <text:p>21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8]&lt;[Einstellungen.$B$4]; [Einstellungen.$B$2];IF([.D41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18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XYZZ1766-5510191911</text:p>
          </table:table-cell>
          <table:table-cell office:value-type="float" office:value="47.88" calcext:value-type="float">
            <text:p>47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8" calcext:value-type="float">
            <text:p>47,8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0:58:06</text:p>
          </table:table-cell>
          <table:table-cell table:style-name="ce1" office:value-type="string" calcext:value-type="string">
            <text:p>2019-11-04 10:55:19</text:p>
          </table:table-cell>
          <table:table-cell table:style-name="ce1" office:value-type="string" calcext:value-type="string">
            <text:p>2019-11-04 10:58:06</text:p>
          </table:table-cell>
          <table:table-cell office:value-type="float" office:value="2176" calcext:value-type="float">
            <text:p>21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19]&lt;[Einstellungen.$B$4]; [Einstellungen.$B$2];IF([.D41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1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XYZZ1773-5911195011</text:p>
          </table:table-cell>
          <table:table-cell office:value-type="float" office:value="98.2" calcext:value-type="float">
            <text:p>9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" calcext:value-type="float">
            <text:p>98,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4 11:59:50</text:p>
          </table:table-cell>
          <table:table-cell office:value-type="float" office:value="2182" calcext:value-type="float">
            <text:p>2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0]&lt;[Einstellungen.$B$4]; [Einstellungen.$B$2];IF([.D42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20]);&quot;&quot;)">
            <text:p/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XYZZ1777-0612194611</text:p>
          </table:table-cell>
          <table:table-cell office:value-type="float" office:value="42.13" calcext:value-type="float">
            <text:p>42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3" calcext:value-type="float">
            <text:p>42,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2:08:28</text:p>
          </table:table-cell>
          <table:table-cell table:style-name="ce1" office:value-type="string" calcext:value-type="string">
            <text:p>2019-11-04 12:06:46</text:p>
          </table:table-cell>
          <table:table-cell table:style-name="ce1" office:value-type="string" calcext:value-type="string">
            <text:p>2019-11-04 12:08:28</text:p>
          </table:table-cell>
          <table:table-cell office:value-type="float" office:value="2185" calcext:value-type="float">
            <text:p>2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1]&lt;[Einstellungen.$B$4]; [Einstellungen.$B$2];IF([.D42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2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XYZZ1189-2412194511</text:p>
          </table:table-cell>
          <table:table-cell office:value-type="float" office:value="25.14" calcext:value-type="float">
            <text:p>25,1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9.13" calcext:value-type="float">
            <text:p>29,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2:26:52</text:p>
          </table:table-cell>
          <table:table-cell table:style-name="ce1" office:value-type="string" calcext:value-type="string">
            <text:p>2019-11-04 12:24:45</text:p>
          </table:table-cell>
          <table:table-cell table:style-name="ce1" office:value-type="string" calcext:value-type="string">
            <text:p>2019-11-04 12:26:52</text:p>
          </table:table-cell>
          <table:table-cell office:value-type="float" office:value="2190" calcext:value-type="float">
            <text:p>2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2]&lt;[Einstellungen.$B$4]; [Einstellungen.$B$2];IF([.D42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2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XYZZ1792-4312193711</text:p>
          </table:table-cell>
          <table:table-cell office:value-type="float" office:value="115.4" calcext:value-type="float">
            <text:p>11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4" calcext:value-type="float">
            <text:p>115,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2:50:23</text:p>
          </table:table-cell>
          <table:table-cell table:style-name="ce1" office:value-type="string" calcext:value-type="string">
            <text:p>2019-11-04 12:43:37</text:p>
          </table:table-cell>
          <table:table-cell table:style-name="ce1" office:value-type="string" calcext:value-type="string">
            <text:p>2019-11-04 12:50:23</text:p>
          </table:table-cell>
          <table:table-cell office:value-type="float" office:value="2194" calcext:value-type="float">
            <text:p>2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3]&lt;[Einstellungen.$B$4]; [Einstellungen.$B$2];IF([.D42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23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XYZZ1795-5312192911</text:p>
          </table:table-cell>
          <table:table-cell office:value-type="float" office:value="70.32" calcext:value-type="float">
            <text:p>70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32" calcext:value-type="float">
            <text:p>70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2:54:08</text:p>
          </table:table-cell>
          <table:table-cell table:style-name="ce1" office:value-type="string" calcext:value-type="string">
            <text:p>2019-11-04 12:53:29</text:p>
          </table:table-cell>
          <table:table-cell table:style-name="ce1" office:value-type="string" calcext:value-type="string">
            <text:p>2019-11-04 12:54:08</text:p>
          </table:table-cell>
          <table:table-cell office:value-type="float" office:value="2197" calcext:value-type="float">
            <text:p>2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4]&lt;[Einstellungen.$B$4]; [Einstellungen.$B$2];IF([.D42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24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XYZZ1203-1114195411</text:p>
          </table:table-cell>
          <table:table-cell office:value-type="float" office:value="35.53" calcext:value-type="float">
            <text:p>35,5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9.52" calcext:value-type="float">
            <text:p>39,5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4:13:49</text:p>
          </table:table-cell>
          <table:table-cell table:style-name="ce1" office:value-type="string" calcext:value-type="string">
            <text:p>2019-11-04 14:11:54</text:p>
          </table:table-cell>
          <table:table-cell table:style-name="ce1" office:value-type="string" calcext:value-type="string">
            <text:p>2019-11-04 14:13:49</text:p>
          </table:table-cell>
          <table:table-cell office:value-type="float" office:value="2205" calcext:value-type="float">
            <text:p>2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5]&lt;[Einstellungen.$B$4]; [Einstellungen.$B$2];IF([.D42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25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XYZZ1806-0915195311</text:p>
          </table:table-cell>
          <table:table-cell office:value-type="float" office:value="40.35" calcext:value-type="float">
            <text:p>4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5" calcext:value-type="float">
            <text:p>40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5:19:49</text:p>
          </table:table-cell>
          <table:table-cell table:style-name="ce1" office:value-type="string" calcext:value-type="string">
            <text:p>2019-11-04 15:09:53</text:p>
          </table:table-cell>
          <table:table-cell table:style-name="ce1" office:value-type="string" calcext:value-type="string">
            <text:p>2019-11-04 15:19:49</text:p>
          </table:table-cell>
          <table:table-cell office:value-type="float" office:value="2207" calcext:value-type="float">
            <text:p>2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6]&lt;[Einstellungen.$B$4]; [Einstellungen.$B$2];IF([.D42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2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XYZZ1814-5316193111</text:p>
          </table:table-cell>
          <table:table-cell office:value-type="float" office:value="52.96" calcext:value-type="float">
            <text:p>52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6" calcext:value-type="float">
            <text:p>52,9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6:55:10</text:p>
          </table:table-cell>
          <table:table-cell table:style-name="ce1" office:value-type="string" calcext:value-type="string">
            <text:p>2019-11-04 16:53:31</text:p>
          </table:table-cell>
          <table:table-cell table:style-name="ce1" office:value-type="string" calcext:value-type="string">
            <text:p>2019-11-04 16:55:10</text:p>
          </table:table-cell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7]&lt;[Einstellungen.$B$4]; [Einstellungen.$B$2];IF([.D42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2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XYZZ1215-2819195111</text:p>
          </table:table-cell>
          <table:table-cell office:value-type="float" office:value="44.04" calcext:value-type="float">
            <text:p>44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4" calcext:value-type="float">
            <text:p>44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9:33:11</text:p>
          </table:table-cell>
          <table:table-cell table:style-name="ce1" office:value-type="string" calcext:value-type="string">
            <text:p>2019-11-04 19:28:51</text:p>
          </table:table-cell>
          <table:table-cell table:style-name="ce1" office:value-type="string" calcext:value-type="string">
            <text:p>2019-11-04 19:33:11</text:p>
          </table:table-cell>
          <table:table-cell office:value-type="float" office:value="2216" calcext:value-type="float">
            <text:p>2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8]&lt;[Einstellungen.$B$4]; [Einstellungen.$B$2];IF([.D42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28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XYZZ1821-3819190711</text:p>
          </table:table-cell>
          <table:table-cell office:value-type="float" office:value="73.44" calcext:value-type="float">
            <text:p>73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44" calcext:value-type="float">
            <text:p>73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19:40:28</text:p>
          </table:table-cell>
          <table:table-cell table:style-name="ce1" office:value-type="string" calcext:value-type="string">
            <text:p>2019-11-04 19:38:07</text:p>
          </table:table-cell>
          <table:table-cell table:style-name="ce1" office:value-type="string" calcext:value-type="string">
            <text:p>2019-11-04 19:40:28</text:p>
          </table:table-cell>
          <table:table-cell office:value-type="float" office:value="2218" calcext:value-type="float">
            <text:p>2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29]&lt;[Einstellungen.$B$4]; [Einstellungen.$B$2];IF([.D42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2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XYZZ1224-2720195111</text:p>
          </table:table-cell>
          <table:table-cell office:value-type="float" office:value="27.84" calcext:value-type="float">
            <text:p>27,8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1.83" calcext:value-type="float">
            <text:p>31,8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20:28:38</text:p>
          </table:table-cell>
          <table:table-cell table:style-name="ce1" office:value-type="string" calcext:value-type="string">
            <text:p>2019-11-04 20:27:51</text:p>
          </table:table-cell>
          <table:table-cell table:style-name="ce1" office:value-type="string" calcext:value-type="string">
            <text:p>2019-11-04 20:28:38</text:p>
          </table:table-cell>
          <table:table-cell office:value-type="float" office:value="2226" calcext:value-type="float">
            <text:p>2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0]&lt;[Einstellungen.$B$4]; [Einstellungen.$B$2];IF([.D43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30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XYZZ1227-0121195311</text:p>
          </table:table-cell>
          <table:table-cell office:value-type="float" office:value="226.33" calcext:value-type="float">
            <text:p>226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.33" calcext:value-type="float">
            <text:p>226,3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4 21:07:08</text:p>
          </table:table-cell>
          <table:table-cell table:style-name="ce1" office:value-type="string" calcext:value-type="string">
            <text:p>2019-11-04 21:01:53</text:p>
          </table:table-cell>
          <table:table-cell table:style-name="ce1" office:value-type="string" calcext:value-type="string">
            <text:p>2019-11-04 21:07:08</text:p>
          </table:table-cell>
          <table:table-cell office:value-type="float" office:value="2229" calcext:value-type="float">
            <text:p>22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1]&lt;[Einstellungen.$B$4]; [Einstellungen.$B$2];IF([.D43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3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XYZZ1836-2511192211</text:p>
          </table:table-cell>
          <table:table-cell office:value-type="float" office:value="70.2" calcext:value-type="float">
            <text:p>7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2" calcext:value-type="float">
            <text:p>70,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5 11:39:57</text:p>
          </table:table-cell>
          <table:table-cell table:style-name="ce1" office:value-type="string" calcext:value-type="string">
            <text:p>2019-11-05 11:25:22</text:p>
          </table:table-cell>
          <table:table-cell table:style-name="ce1" office:value-type="string" calcext:value-type="string">
            <text:p>2019-11-05 11:39:57</text:p>
          </table:table-cell>
          <table:table-cell office:value-type="float" office:value="2231" calcext:value-type="float">
            <text:p>2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2]&lt;[Einstellungen.$B$4]; [Einstellungen.$B$2];IF([.D43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32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XYZZ1839-0912193811</text:p>
          </table:table-cell>
          <table:table-cell office:value-type="float" office:value="139.23" calcext:value-type="float">
            <text:p>139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3" calcext:value-type="float">
            <text:p>139,2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5 12:13:27</text:p>
          </table:table-cell>
          <table:table-cell table:style-name="ce1" office:value-type="string" calcext:value-type="string">
            <text:p>2019-11-05 12:09:38</text:p>
          </table:table-cell>
          <table:table-cell table:style-name="ce1" office:value-type="string" calcext:value-type="string">
            <text:p>2019-11-05 12:13:27</text:p>
          </table:table-cell>
          <table:table-cell office:value-type="float" office:value="2234" calcext:value-type="float">
            <text:p>2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3]&lt;[Einstellungen.$B$4]; [Einstellungen.$B$2];IF([.D43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33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XYZZ1236-3812194111</text:p>
          </table:table-cell>
          <table:table-cell office:value-type="float" office:value="30.66" calcext:value-type="float">
            <text:p>30,6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4.65" calcext:value-type="float">
            <text:p>34,6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05 12:38:41</text:p>
          </table:table-cell>
          <table:table-cell table:style-name="ce1" office:value-type="string" calcext:value-type="string">
            <text:p>2019-11-05 12:38:4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4]&lt;[Einstellungen.$B$4]; [Einstellungen.$B$2];IF([.D43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34]);&quot;&quot;)">
            <text:p/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XYZZ1854-4613191511</text:p>
          </table:table-cell>
          <table:table-cell office:value-type="float" office:value="98.76" calcext:value-type="float">
            <text:p>98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6" calcext:value-type="float">
            <text:p>98,7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5 13:46:51</text:p>
          </table:table-cell>
          <table:table-cell table:style-name="ce1" office:value-type="string" calcext:value-type="string">
            <text:p>2019-11-05 13:46:15</text:p>
          </table:table-cell>
          <table:table-cell table:style-name="ce1" office:value-type="string" calcext:value-type="string">
            <text:p>2019-11-05 13:46:51</text:p>
          </table:table-cell>
          <table:table-cell office:value-type="float" office:value="2245" calcext:value-type="float">
            <text:p>2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5]&lt;[Einstellungen.$B$4]; [Einstellungen.$B$2];IF([.D43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35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XYZZ1858-1017195911</text:p>
          </table:table-cell>
          <table:table-cell office:value-type="float" office:value="48.82" calcext:value-type="float">
            <text:p>48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2" calcext:value-type="float">
            <text:p>48,8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5 17:11:36</text:p>
          </table:table-cell>
          <table:table-cell table:style-name="ce1" office:value-type="string" calcext:value-type="string">
            <text:p>2019-11-05 17:10:59</text:p>
          </table:table-cell>
          <table:table-cell table:style-name="ce1" office:value-type="string" calcext:value-type="string">
            <text:p>2019-11-05 17:11:36</text:p>
          </table:table-cell>
          <table:table-cell office:value-type="float" office:value="2248" calcext:value-type="float">
            <text:p>2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6]&lt;[Einstellungen.$B$4]; [Einstellungen.$B$2];IF([.D43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36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XYZZ1242-2117190111</text:p>
          </table:table-cell>
          <table:table-cell office:value-type="float" office:value="17.36" calcext:value-type="float">
            <text:p>17,3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35" calcext:value-type="float">
            <text:p>21,3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05 17:21:01</text:p>
          </table:table-cell>
          <table:table-cell table:style-name="ce1" office:value-type="string" calcext:value-type="string">
            <text:p>2019-11-05 17:22:41</text:p>
          </table:table-cell>
          <table:table-cell office:value-type="float" office:value="2250" calcext:value-type="float">
            <text:p>22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7]&lt;[Einstellungen.$B$4]; [Einstellungen.$B$2];IF([.D43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37]);&quot;&quot;)">
            <text:p/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XYZZ1244-5518194211</text:p>
          </table:table-cell>
          <table:table-cell office:value-type="float" office:value="14.61" calcext:value-type="float">
            <text:p>14,6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8.6" calcext:value-type="float">
            <text:p>18,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5 18:55:42</text:p>
          </table:table-cell>
          <table:table-cell office:value-type="float" office:value="2253" calcext:value-type="float">
            <text:p>2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8]&lt;[Einstellungen.$B$4]; [Einstellungen.$B$2];IF([.D43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38]);&quot;&quot;)">
            <text:p/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XYZZ1865-4607194511</text:p>
          </table:table-cell>
          <table:table-cell office:value-type="float" office:value="33.3" calcext:value-type="float">
            <text:p>33,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7.29" calcext:value-type="float">
            <text:p>37,2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6 07:55:10</text:p>
          </table:table-cell>
          <table:table-cell table:style-name="ce1" office:value-type="string" calcext:value-type="string">
            <text:p>2019-11-06 07:46:45</text:p>
          </table:table-cell>
          <table:table-cell table:style-name="ce1" office:value-type="string" calcext:value-type="string">
            <text:p>2019-11-06 07:55:10</text:p>
          </table:table-cell>
          <table:table-cell office:value-type="float" office:value="2255" calcext:value-type="float">
            <text:p>2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39]&lt;[Einstellungen.$B$4]; [Einstellungen.$B$2];IF([.D43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39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XYZZ1244-0509192811</text:p>
          </table:table-cell>
          <table:table-cell office:value-type="float" office:value="20.96" calcext:value-type="float">
            <text:p>20,96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30.95" calcext:value-type="float">
            <text:p>30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6 09:06:15</text:p>
          </table:table-cell>
          <table:table-cell table:style-name="ce1" office:value-type="string" calcext:value-type="string">
            <text:p>2019-11-06 09:05:28</text:p>
          </table:table-cell>
          <table:table-cell table:style-name="ce1" office:value-type="string" calcext:value-type="string">
            <text:p>2019-11-06 09:06:15</text:p>
          </table:table-cell>
          <table:table-cell office:value-type="float" office:value="2257" calcext:value-type="float">
            <text:p>2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0]&lt;[Einstellungen.$B$4]; [Einstellungen.$B$2];IF([.D44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40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XYZZ1872-3113195711</text:p>
          </table:table-cell>
          <table:table-cell office:value-type="float" office:value="125.24" calcext:value-type="float">
            <text:p>125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24" calcext:value-type="float">
            <text:p>125,2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6 13:33:00</text:p>
          </table:table-cell>
          <table:table-cell table:style-name="ce1" office:value-type="string" calcext:value-type="string">
            <text:p>2019-11-06 13:31:57</text:p>
          </table:table-cell>
          <table:table-cell table:style-name="ce1" office:value-type="string" calcext:value-type="string">
            <text:p>2019-11-06 13:33:00</text:p>
          </table:table-cell>
          <table:table-cell office:value-type="float" office:value="2261" calcext:value-type="float">
            <text:p>22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1]&lt;[Einstellungen.$B$4]; [Einstellungen.$B$2];IF([.D44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41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XYZZ1251-5816195111</text:p>
          </table:table-cell>
          <table:table-cell office:value-type="float" office:value="33.7" calcext:value-type="float">
            <text:p>33,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7.69" calcext:value-type="float">
            <text:p>37,6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6 17:00:51</text:p>
          </table:table-cell>
          <table:table-cell table:number-columns-repeated="2" table:style-name="ce1" office:value-type="string" calcext:value-type="string">
            <text:p>2019-11-06 16:58:51</text:p>
          </table:table-cell>
          <table:table-cell office:value-type="float" office:value="2263" calcext:value-type="float">
            <text:p>2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2]&lt;[Einstellungen.$B$4]; [Einstellungen.$B$2];IF([.D44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42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XYZZ1251-4818193111</text:p>
          </table:table-cell>
          <table:table-cell office:value-type="float" office:value="44.08" calcext:value-type="float">
            <text:p>44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8" calcext:value-type="float">
            <text:p>44,0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6 18:50:12</text:p>
          </table:table-cell>
          <table:table-cell table:style-name="ce1" office:value-type="string" calcext:value-type="string">
            <text:p>2019-11-06 18:48:31</text:p>
          </table:table-cell>
          <table:table-cell table:style-name="ce1" office:value-type="string" calcext:value-type="string">
            <text:p>2019-11-06 18:50:12</text:p>
          </table:table-cell>
          <table:table-cell office:value-type="float" office:value="2266" calcext:value-type="float">
            <text:p>2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3]&lt;[Einstellungen.$B$4]; [Einstellungen.$B$2];IF([.D44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43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XYZZ1879-1120191011</text:p>
          </table:table-cell>
          <table:table-cell office:value-type="float" office:value="28.88" calcext:value-type="float">
            <text:p>28,8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2.87" calcext:value-type="float">
            <text:p>32,8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6 20:19:31</text:p>
          </table:table-cell>
          <table:table-cell table:style-name="ce1" office:value-type="string" calcext:value-type="string">
            <text:p>2019-11-06 20:11:10</text:p>
          </table:table-cell>
          <table:table-cell table:style-name="ce1" office:value-type="string" calcext:value-type="string">
            <text:p>2019-11-06 20:19:31</text:p>
          </table:table-cell>
          <table:table-cell office:value-type="float" office:value="2268" calcext:value-type="float">
            <text:p>22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4]&lt;[Einstellungen.$B$4]; [Einstellungen.$B$2];IF([.D44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44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XYZZ1262-4120194011</text:p>
          </table:table-cell>
          <table:table-cell office:value-type="float" office:value="40.68" calcext:value-type="float">
            <text:p>40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8" calcext:value-type="float">
            <text:p>40,6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6 20:42:48</text:p>
          </table:table-cell>
          <table:table-cell table:style-name="ce1" office:value-type="string" calcext:value-type="string">
            <text:p>2019-11-06 20:41:40</text:p>
          </table:table-cell>
          <table:table-cell table:style-name="ce1" office:value-type="string" calcext:value-type="string">
            <text:p>2019-11-06 20:42:48</text:p>
          </table:table-cell>
          <table:table-cell office:value-type="float" office:value="2275" calcext:value-type="float">
            <text:p>2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5]&lt;[Einstellungen.$B$4]; [Einstellungen.$B$2];IF([.D44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45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XYZZ1890-562019421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6 20:58:53</text:p>
          </table:table-cell>
          <table:table-cell table:style-name="ce1" office:value-type="string" calcext:value-type="string">
            <text:p>2019-11-06 20:56:42</text:p>
          </table:table-cell>
          <table:table-cell table:style-name="ce1" office:value-type="string" calcext:value-type="string">
            <text:p>2019-11-06 20:58:53</text:p>
          </table:table-cell>
          <table:table-cell office:value-type="float" office:value="2277" calcext:value-type="float">
            <text:p>22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6]&lt;[Einstellungen.$B$4]; [Einstellungen.$B$2];IF([.D44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46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XYZZ1265-0821190111</text:p>
          </table:table-cell>
          <table:table-cell office:value-type="float" office:value="34.84" calcext:value-type="float">
            <text:p>34,84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44.83" calcext:value-type="float">
            <text:p>44,8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6 21:12:35</text:p>
          </table:table-cell>
          <table:table-cell table:style-name="ce1" office:value-type="string" calcext:value-type="string">
            <text:p>2019-11-06 21:08:01</text:p>
          </table:table-cell>
          <table:table-cell table:style-name="ce1" office:value-type="string" calcext:value-type="string">
            <text:p>2019-11-06 21:12:35</text:p>
          </table:table-cell>
          <table:table-cell office:value-type="float" office:value="2278" calcext:value-type="float">
            <text:p>2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7]&lt;[Einstellungen.$B$4]; [Einstellungen.$B$2];IF([.D44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47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XYZZ1898-2621194711</text:p>
          </table:table-cell>
          <table:table-cell office:value-type="float" office:value="55.98" calcext:value-type="float">
            <text:p>55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8" calcext:value-type="float">
            <text:p>55,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6 21:29:31</text:p>
          </table:table-cell>
          <table:table-cell table:style-name="ce1" office:value-type="string" calcext:value-type="string">
            <text:p>2019-11-06 21:26:47</text:p>
          </table:table-cell>
          <table:table-cell table:style-name="ce1" office:value-type="string" calcext:value-type="string">
            <text:p>2019-11-06 21:29:31</text:p>
          </table:table-cell>
          <table:table-cell office:value-type="float" office:value="2282" calcext:value-type="float">
            <text:p>2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8]&lt;[Einstellungen.$B$4]; [Einstellungen.$B$2];IF([.D44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48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XYZZ1270-1306194611</text:p>
          </table:table-cell>
          <table:table-cell office:value-type="float" office:value="53.96" calcext:value-type="float">
            <text:p>53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6" calcext:value-type="float">
            <text:p>53,9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7 06:15:06</text:p>
          </table:table-cell>
          <table:table-cell table:style-name="ce1" office:value-type="string" calcext:value-type="string">
            <text:p>2019-11-07 06:13:46</text:p>
          </table:table-cell>
          <table:table-cell table:style-name="ce1" office:value-type="string" calcext:value-type="string">
            <text:p>2019-11-07 06:15:06</text:p>
          </table:table-cell>
          <table:table-cell office:value-type="float" office:value="2286" calcext:value-type="float">
            <text:p>2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49]&lt;[Einstellungen.$B$4]; [Einstellungen.$B$2];IF([.D44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4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XYZZ1905-5208192811</text:p>
          </table:table-cell>
          <table:table-cell office:value-type="float" office:value="46.92" calcext:value-type="float">
            <text:p>46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92" calcext:value-type="float">
            <text:p>46,9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7 08:59:03</text:p>
          </table:table-cell>
          <table:table-cell table:style-name="ce1" office:value-type="string" calcext:value-type="string">
            <text:p>2019-11-07 08:52:28</text:p>
          </table:table-cell>
          <table:table-cell table:style-name="ce1" office:value-type="string" calcext:value-type="string">
            <text:p>2019-11-07 08:59:03</text:p>
          </table:table-cell>
          <table:table-cell office:value-type="float" office:value="2288" calcext:value-type="float">
            <text:p>2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0]&lt;[Einstellungen.$B$4]; [Einstellungen.$B$2];IF([.D45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5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XYZZ1275-5111192811</text:p>
          </table:table-cell>
          <table:table-cell office:value-type="float" office:value="41.83" calcext:value-type="float">
            <text:p>41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3" calcext:value-type="float">
            <text:p>41,8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7 11:51:28</text:p>
          </table:table-cell>
          <table:table-cell office:value-type="float" office:value="2294" calcext:value-type="float">
            <text:p>22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1]&lt;[Einstellungen.$B$4]; [Einstellungen.$B$2];IF([.D45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51]);&quot;&quot;)">
            <text:p/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XYZZ1934-1814195611</text:p>
          </table:table-cell>
          <table:table-cell office:value-type="float" office:value="29.9" calcext:value-type="float">
            <text:p>29,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89" calcext:value-type="float">
            <text:p>33,8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7 14:27:03</text:p>
          </table:table-cell>
          <table:table-cell table:style-name="ce1" office:value-type="string" calcext:value-type="string">
            <text:p>2019-11-07 14:18:56</text:p>
          </table:table-cell>
          <table:table-cell table:style-name="ce1" office:value-type="string" calcext:value-type="string">
            <text:p>2019-11-07 14:27:03</text:p>
          </table:table-cell>
          <table:table-cell office:value-type="float" office:value="2307" calcext:value-type="float">
            <text:p>2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2]&lt;[Einstellungen.$B$4]; [Einstellungen.$B$2];IF([.D45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52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XYZZ1938-0315190811</text:p>
          </table:table-cell>
          <table:table-cell office:value-type="float" office:value="41.92" calcext:value-type="float">
            <text:p>41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2" calcext:value-type="float">
            <text:p>41,9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7 15:05:54</text:p>
          </table:table-cell>
          <table:table-cell table:style-name="ce1" office:value-type="string" calcext:value-type="string">
            <text:p>2019-11-07 15:03:08</text:p>
          </table:table-cell>
          <table:table-cell table:style-name="ce1" office:value-type="string" calcext:value-type="string">
            <text:p>2019-11-07 15:05:54</text:p>
          </table:table-cell>
          <table:table-cell office:value-type="float" office:value="2310" calcext:value-type="float">
            <text:p>2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3]&lt;[Einstellungen.$B$4]; [Einstellungen.$B$2];IF([.D45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53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XYZZ1942-4316190411</text:p>
          </table:table-cell>
          <table:table-cell office:value-type="float" office:value="38.17" calcext:value-type="float">
            <text:p>38,1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2.16" calcext:value-type="float">
            <text:p>42,1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7 17:00:39</text:p>
          </table:table-cell>
          <table:table-cell table:style-name="ce1" office:value-type="string" calcext:value-type="string">
            <text:p>2019-11-07 16:43:04</text:p>
          </table:table-cell>
          <table:table-cell table:style-name="ce1" office:value-type="string" calcext:value-type="string">
            <text:p>2019-11-07 17:00:39</text:p>
          </table:table-cell>
          <table:table-cell office:value-type="float" office:value="2313" calcext:value-type="float">
            <text:p>2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4]&lt;[Einstellungen.$B$4]; [Einstellungen.$B$2];IF([.D45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54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XYZZ1945-0318195811</text:p>
          </table:table-cell>
          <table:table-cell office:value-type="float" office:value="82.6" calcext:value-type="float">
            <text:p>8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6" calcext:value-type="float">
            <text:p>82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7 18:06:06</text:p>
          </table:table-cell>
          <table:table-cell table:style-name="ce1" office:value-type="string" calcext:value-type="string">
            <text:p>2019-11-07 18:03:58</text:p>
          </table:table-cell>
          <table:table-cell table:style-name="ce1" office:value-type="string" calcext:value-type="string">
            <text:p>2019-11-07 18:06:06</text:p>
          </table:table-cell>
          <table:table-cell office:value-type="float" office:value="2314" calcext:value-type="float">
            <text:p>2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5]&lt;[Einstellungen.$B$4]; [Einstellungen.$B$2];IF([.D45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55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XYZZ1300-4018193611</text:p>
          </table:table-cell>
          <table:table-cell office:value-type="float" office:value="87.74" calcext:value-type="float">
            <text:p>87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74" calcext:value-type="float">
            <text:p>87,7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7 18:40:36</text:p>
          </table:table-cell>
          <table:table-cell office:value-type="float" office:value="2320" calcext:value-type="float">
            <text:p>2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6]&lt;[Einstellungen.$B$4]; [Einstellungen.$B$2];IF([.D45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56]);&quot;&quot;)">
            <text:p/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XYZZ1307-2120190411</text:p>
          </table:table-cell>
          <table:table-cell office:value-type="float" office:value="44.01" calcext:value-type="float">
            <text:p>44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1" calcext:value-type="float">
            <text:p>44,0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7 20:21:04</text:p>
          </table:table-cell>
          <table:table-cell office:value-type="float" office:value="2323" calcext:value-type="float">
            <text:p>2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7]&lt;[Einstellungen.$B$4]; [Einstellungen.$B$2];IF([.D45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57]);&quot;&quot;)">
            <text:p/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XYZZ1960-3310192311</text:p>
          </table:table-cell>
          <table:table-cell office:value-type="float" office:value="110.23" calcext:value-type="float">
            <text:p>11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23" calcext:value-type="float">
            <text:p>110,2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8 10:35:45</text:p>
          </table:table-cell>
          <table:table-cell table:style-name="ce1" office:value-type="string" calcext:value-type="string">
            <text:p>2019-11-08 10:33:23</text:p>
          </table:table-cell>
          <table:table-cell table:style-name="ce1" office:value-type="string" calcext:value-type="string">
            <text:p>2019-11-08 10:35:45</text:p>
          </table:table-cell>
          <table:table-cell office:value-type="float" office:value="2327" calcext:value-type="float">
            <text:p>2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8]&lt;[Einstellungen.$B$4]; [Einstellungen.$B$2];IF([.D45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5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XYZZ1971-3412192311</text:p>
          </table:table-cell>
          <table:table-cell office:value-type="float" office:value="170.57" calcext:value-type="float">
            <text:p>170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57" calcext:value-type="float">
            <text:p>170,5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8 12:36:48</text:p>
          </table:table-cell>
          <table:table-cell table:style-name="ce1" office:value-type="string" calcext:value-type="string">
            <text:p>2019-11-08 12:34:23</text:p>
          </table:table-cell>
          <table:table-cell table:style-name="ce1" office:value-type="string" calcext:value-type="string">
            <text:p>2019-11-08 12:36:48</text:p>
          </table:table-cell>
          <table:table-cell office:value-type="float" office:value="2334" calcext:value-type="float">
            <text:p>2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59]&lt;[Einstellungen.$B$4]; [Einstellungen.$B$2];IF([.D45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59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XYZZ1975-1714194911</text:p>
          </table:table-cell>
          <table:table-cell office:value-type="float" office:value="11.72" calcext:value-type="float">
            <text:p>11,7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5.71" calcext:value-type="float">
            <text:p>15,7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8 14:17:49</text:p>
          </table:table-cell>
          <table:table-cell office:value-type="float" office:value="2337" calcext:value-type="float">
            <text:p>23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0]&lt;[Einstellungen.$B$4]; [Einstellungen.$B$2];IF([.D46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60]);&quot;&quot;)">
            <text:p/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YZZ1978-1822190611</text:p>
          </table:table-cell>
          <table:table-cell office:value-type="float" office:value="52.16" calcext:value-type="float">
            <text:p>52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6" calcext:value-type="float">
            <text:p>52,1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8 22:19:02</text:p>
          </table:table-cell>
          <table:table-cell table:style-name="ce1" office:value-type="string" calcext:value-type="string">
            <text:p>2019-11-08 22:18:06</text:p>
          </table:table-cell>
          <table:table-cell table:style-name="ce1" office:value-type="string" calcext:value-type="string">
            <text:p>2019-11-08 22:19:02</text:p>
          </table:table-cell>
          <table:table-cell office:value-type="float" office:value="2339" calcext:value-type="float">
            <text:p>2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1]&lt;[Einstellungen.$B$4]; [Einstellungen.$B$2];IF([.D46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61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XYZZ1982-2312194011</text:p>
          </table:table-cell>
          <table:table-cell office:value-type="float" office:value="40.85" calcext:value-type="float">
            <text:p>40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5" calcext:value-type="float">
            <text:p>40,8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09 12:23:40</text:p>
          </table:table-cell>
          <table:table-cell office:value-type="float" office:value="2343" calcext:value-type="float">
            <text:p>2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2]&lt;[Einstellungen.$B$4]; [Einstellungen.$B$2];IF([.D46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62]);&quot;&quot;)">
            <text:p/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XYZZ1331-0314190511</text:p>
          </table:table-cell>
          <table:table-cell office:value-type="float" office:value="10.63" calcext:value-type="float">
            <text:p>10,6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4.62" calcext:value-type="float">
            <text:p>14,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9 14:07:49</text:p>
          </table:table-cell>
          <table:table-cell table:style-name="ce1" office:value-type="string" calcext:value-type="string">
            <text:p>2019-11-09 14:03:05</text:p>
          </table:table-cell>
          <table:table-cell table:style-name="ce1" office:value-type="string" calcext:value-type="string">
            <text:p>2019-11-09 14:07:49</text:p>
          </table:table-cell>
          <table:table-cell office:value-type="float" office:value="2351" calcext:value-type="float">
            <text:p>23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3]&lt;[Einstellungen.$B$4]; [Einstellungen.$B$2];IF([.D46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63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XYZZ1993-0615192911</text:p>
          </table:table-cell>
          <table:table-cell office:value-type="float" office:value="50.9" calcext:value-type="float">
            <text:p>5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" calcext:value-type="float">
            <text:p>50,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9 15:07:19</text:p>
          </table:table-cell>
          <table:table-cell table:style-name="ce1" office:value-type="string" calcext:value-type="string">
            <text:p>2019-11-09 15:06:29</text:p>
          </table:table-cell>
          <table:table-cell table:style-name="ce1" office:value-type="string" calcext:value-type="string">
            <text:p>2019-11-09 15:07:19</text:p>
          </table:table-cell>
          <table:table-cell office:value-type="float" office:value="2353" calcext:value-type="float">
            <text:p>23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4]&lt;[Einstellungen.$B$4]; [Einstellungen.$B$2];IF([.D46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6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XYZZ1340-1423195511</text:p>
          </table:table-cell>
          <table:table-cell office:value-type="float" office:value="127.32" calcext:value-type="float">
            <text:p>127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32" calcext:value-type="float">
            <text:p>127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09 23:25:35</text:p>
          </table:table-cell>
          <table:table-cell table:style-name="ce1" office:value-type="string" calcext:value-type="string">
            <text:p>2019-11-09 23:14:55</text:p>
          </table:table-cell>
          <table:table-cell table:style-name="ce1" office:value-type="string" calcext:value-type="string">
            <text:p>2019-11-09 23:25:35</text:p>
          </table:table-cell>
          <table:table-cell office:value-type="float" office:value="2362" calcext:value-type="float">
            <text:p>2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5]&lt;[Einstellungen.$B$4]; [Einstellungen.$B$2];IF([.D46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65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XYZZ1345-2808193211</text:p>
          </table:table-cell>
          <table:table-cell office:value-type="float" office:value="150.67" calcext:value-type="float">
            <text:p>150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67" calcext:value-type="float">
            <text:p>150,6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0 08:32:46</text:p>
          </table:table-cell>
          <table:table-cell table:style-name="ce1" office:value-type="string" calcext:value-type="string">
            <text:p>2019-11-10 08:28:32</text:p>
          </table:table-cell>
          <table:table-cell table:style-name="ce1" office:value-type="string" calcext:value-type="string">
            <text:p>2019-11-10 08:32:46</text:p>
          </table:table-cell>
          <table:table-cell office:value-type="float" office:value="2364" calcext:value-type="float">
            <text:p>23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6]&lt;[Einstellungen.$B$4]; [Einstellungen.$B$2];IF([.D46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6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XYZZ2011-2009195611</text:p>
          </table:table-cell>
          <table:table-cell office:value-type="float" office:value="47.14" calcext:value-type="float">
            <text:p>4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14" calcext:value-type="float">
            <text:p>47,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0 09:22:57</text:p>
          </table:table-cell>
          <table:table-cell table:style-name="ce1" office:value-type="string" calcext:value-type="string">
            <text:p>2019-11-10 09:20:56</text:p>
          </table:table-cell>
          <table:table-cell table:style-name="ce1" office:value-type="string" calcext:value-type="string">
            <text:p>2019-11-10 09:22:57</text:p>
          </table:table-cell>
          <table:table-cell office:value-type="float" office:value="2366" calcext:value-type="float">
            <text:p>23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7]&lt;[Einstellungen.$B$4]; [Einstellungen.$B$2];IF([.D46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6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XYZZ1344-3709191911</text:p>
          </table:table-cell>
          <table:table-cell office:value-type="float" office:value="55.54" calcext:value-type="float">
            <text:p>55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54" calcext:value-type="float">
            <text:p>55,5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0 09:37:19</text:p>
          </table:table-cell>
          <table:table-cell table:style-name="ce1" office:value-type="string" calcext:value-type="string">
            <text:p>2019-11-22 11:08:30</text:p>
          </table:table-cell>
          <table:table-cell office:value-type="float" office:value="2367" calcext:value-type="float">
            <text:p>23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8]&lt;[Einstellungen.$B$4]; [Einstellungen.$B$2];IF([.D46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6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XYZZ1347-3610192711</text:p>
          </table:table-cell>
          <table:table-cell office:value-type="float" office:value="256.51" calcext:value-type="float">
            <text:p>256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.51" calcext:value-type="float">
            <text:p>256,5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0 10:38:23</text:p>
          </table:table-cell>
          <table:table-cell table:style-name="ce1" office:value-type="string" calcext:value-type="string">
            <text:p>2019-11-10 10:36:27</text:p>
          </table:table-cell>
          <table:table-cell table:style-name="ce1" office:value-type="string" calcext:value-type="string">
            <text:p>2019-11-10 10:38:23</text:p>
          </table:table-cell>
          <table:table-cell office:value-type="float" office:value="2371" calcext:value-type="float">
            <text:p>2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69]&lt;[Einstellungen.$B$4]; [Einstellungen.$B$2];IF([.D46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6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XYZZ2026-3912192611</text:p>
          </table:table-cell>
          <table:table-cell office:value-type="float" office:value="40.3" calcext:value-type="float">
            <text:p>4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" calcext:value-type="float">
            <text:p>40,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0 12:39:26</text:p>
          </table:table-cell>
          <table:table-cell table:style-name="ce1" office:value-type="string" calcext:value-type="string">
            <text:p>2019-11-10 12:40:02</text:p>
          </table:table-cell>
          <table:table-cell office:value-type="float" office:value="2377" calcext:value-type="float">
            <text:p>23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0]&lt;[Einstellungen.$B$4]; [Einstellungen.$B$2];IF([.D47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70]);&quot;&quot;)">
            <text:p/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XYZZ1356-3714193211</text:p>
          </table:table-cell>
          <table:table-cell office:value-type="float" office:value="131.1" calcext:value-type="float">
            <text:p>13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1" calcext:value-type="float">
            <text:p>131,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0 14:37:32</text:p>
          </table:table-cell>
          <table:table-cell office:value-type="float" office:value="2379" calcext:value-type="float">
            <text:p>2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1]&lt;[Einstellungen.$B$4]; [Einstellungen.$B$2];IF([.D47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71]);&quot;&quot;)">
            <text:p/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XYZZ1359-5714195511</text:p>
          </table:table-cell>
          <table:table-cell office:value-type="float" office:value="21.65" calcext:value-type="float">
            <text:p>21,6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5.64" calcext:value-type="float">
            <text:p>25,6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0 14:57:55</text:p>
          </table:table-cell>
          <table:table-cell office:value-type="float" office:value="2382" calcext:value-type="float">
            <text:p>2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2]&lt;[Einstellungen.$B$4]; [Einstellungen.$B$2];IF([.D47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72]);&quot;&quot;)">
            <text:p/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XYZZ2040-4218190211</text:p>
          </table:table-cell>
          <table:table-cell office:value-type="float" office:value="22.92" calcext:value-type="float">
            <text:p>22,9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6.91" calcext:value-type="float">
            <text:p>26,9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0 18:42:02</text:p>
          </table:table-cell>
          <table:table-cell table:style-name="ce1" office:value-type="string" calcext:value-type="string">
            <text:p>2019-11-10 18:42:03</text:p>
          </table:table-cell>
          <table:table-cell office:value-type="float" office:value="2390" calcext:value-type="float">
            <text:p>2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3]&lt;[Einstellungen.$B$4]; [Einstellungen.$B$2];IF([.D47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73]);&quot;&quot;)">
            <text:p/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XYZZ1368-5818193511</text:p>
          </table:table-cell>
          <table:table-cell office:value-type="float" office:value="47.5" calcext:value-type="float">
            <text:p>47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" calcext:value-type="float">
            <text:p>47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0 19:00:06</text:p>
          </table:table-cell>
          <table:table-cell table:style-name="ce1" office:value-type="string" calcext:value-type="string">
            <text:p>2019-11-10 18:58:35</text:p>
          </table:table-cell>
          <table:table-cell table:style-name="ce1" office:value-type="string" calcext:value-type="string">
            <text:p>2019-11-10 19:00:06</text:p>
          </table:table-cell>
          <table:table-cell office:value-type="float" office:value="2394" calcext:value-type="float">
            <text:p>2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4]&lt;[Einstellungen.$B$4]; [Einstellungen.$B$2];IF([.D47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7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XYZZ2051-4922194411</text:p>
          </table:table-cell>
          <table:table-cell office:value-type="float" office:value="66.2" calcext:value-type="float">
            <text:p>6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2" calcext:value-type="float">
            <text:p>66,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0 22:49:44</text:p>
          </table:table-cell>
          <table:table-cell office:value-type="float" office:value="2399" calcext:value-type="float">
            <text:p>23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5]&lt;[Einstellungen.$B$4]; [Einstellungen.$B$2];IF([.D47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75]);&quot;&quot;)">
            <text:p/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XYZZ1375-1310193311</text:p>
          </table:table-cell>
          <table:table-cell office:value-type="float" office:value="71.97" calcext:value-type="float">
            <text:p>71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7" calcext:value-type="float">
            <text:p>71,9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1 10:13:41</text:p>
          </table:table-cell>
          <table:table-cell table:number-columns-repeated="2" table:style-name="ce1" office:value-type="string" calcext:value-type="string">
            <text:p>2019-11-11 10:13:33</text:p>
          </table:table-cell>
          <table:table-cell office:value-type="float" office:value="2404" calcext:value-type="float">
            <text:p>2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6]&lt;[Einstellungen.$B$4]; [Einstellungen.$B$2];IF([.D47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7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XYZZ1375-4910194311</text:p>
          </table:table-cell>
          <table:table-cell office:value-type="float" office:value="142.29" calcext:value-type="float">
            <text:p>142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29" calcext:value-type="float">
            <text:p>142,2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1 10:49:43</text:p>
          </table:table-cell>
          <table:table-cell office:value-type="float" office:value="2409" calcext:value-type="float">
            <text:p>2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7]&lt;[Einstellungen.$B$4]; [Einstellungen.$B$2];IF([.D47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77]);&quot;&quot;)">
            <text:p/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XYZZ1385-5710194011</text:p>
          </table:table-cell>
          <table:table-cell office:value-type="float" office:value="46.76" calcext:value-type="float">
            <text:p>46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6" calcext:value-type="float">
            <text:p>46,7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1 10:59:26</text:p>
          </table:table-cell>
          <table:table-cell table:style-name="ce1" office:value-type="string" calcext:value-type="string">
            <text:p>2019-11-11 10:57:40</text:p>
          </table:table-cell>
          <table:table-cell table:style-name="ce1" office:value-type="string" calcext:value-type="string">
            <text:p>2019-11-11 10:59:26</text:p>
          </table:table-cell>
          <table:table-cell office:value-type="float" office:value="2412" calcext:value-type="float">
            <text:p>24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8]&lt;[Einstellungen.$B$4]; [Einstellungen.$B$2];IF([.D47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78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XYZZ1388-0311193111</text:p>
          </table:table-cell>
          <table:table-cell office:value-type="float" office:value="40.15" calcext:value-type="float">
            <text:p>4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5" calcext:value-type="float">
            <text:p>40,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1 11:10:23</text:p>
          </table:table-cell>
          <table:table-cell table:style-name="ce1" office:value-type="string" calcext:value-type="string">
            <text:p>2019-11-11 11:03:31</text:p>
          </table:table-cell>
          <table:table-cell table:style-name="ce1" office:value-type="string" calcext:value-type="string">
            <text:p>2019-11-11 11:10:23</text:p>
          </table:table-cell>
          <table:table-cell office:value-type="float" office:value="2415" calcext:value-type="float">
            <text:p>24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79]&lt;[Einstellungen.$B$4]; [Einstellungen.$B$2];IF([.D47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7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XYZZ1386-5019195711</text:p>
          </table:table-cell>
          <table:table-cell office:value-type="float" office:value="55.08" calcext:value-type="float">
            <text:p>55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08" calcext:value-type="float">
            <text:p>55,0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1 19:50:57</text:p>
          </table:table-cell>
          <table:table-cell table:style-name="ce1" office:value-type="string" calcext:value-type="string">
            <text:p>2019-11-11 19:50:58</text:p>
          </table:table-cell>
          <table:table-cell office:value-type="float" office:value="2421" calcext:value-type="float">
            <text:p>24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0]&lt;[Einstellungen.$B$4]; [Einstellungen.$B$2];IF([.D48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80]);&quot;&quot;)">
            <text:p/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XYZZ2081-5119195911</text:p>
          </table:table-cell>
          <table:table-cell office:value-type="float" office:value="107.93" calcext:value-type="float">
            <text:p>107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93" calcext:value-type="float">
            <text:p>107,9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1 19:54:46</text:p>
          </table:table-cell>
          <table:table-cell table:style-name="ce1" office:value-type="string" calcext:value-type="string">
            <text:p>2019-11-11 19:51:59</text:p>
          </table:table-cell>
          <table:table-cell table:style-name="ce1" office:value-type="string" calcext:value-type="string">
            <text:p>2019-11-11 19:54:46</text:p>
          </table:table-cell>
          <table:table-cell office:value-type="float" office:value="2423" calcext:value-type="float">
            <text:p>2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1]&lt;[Einstellungen.$B$4]; [Einstellungen.$B$2];IF([.D48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8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XYZZ1394-0021190611</text:p>
          </table:table-cell>
          <table:table-cell office:value-type="float" office:value="50.76" calcext:value-type="float">
            <text:p>50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6" calcext:value-type="float">
            <text:p>50,7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1 21:01:22</text:p>
          </table:table-cell>
          <table:table-cell table:style-name="ce1" office:value-type="string" calcext:value-type="string">
            <text:p>2019-11-11 21:00:06</text:p>
          </table:table-cell>
          <table:table-cell table:style-name="ce1" office:value-type="string" calcext:value-type="string">
            <text:p>2019-11-11 21:01:22</text:p>
          </table:table-cell>
          <table:table-cell office:value-type="float" office:value="2425" calcext:value-type="float">
            <text:p>24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2]&lt;[Einstellungen.$B$4]; [Einstellungen.$B$2];IF([.D48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8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XYZZ1398-4921193911</text:p>
          </table:table-cell>
          <table:table-cell office:value-type="float" office:value="54.89" calcext:value-type="float">
            <text:p>54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9" calcext:value-type="float">
            <text:p>54,8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1 21:53:49</text:p>
          </table:table-cell>
          <table:table-cell table:style-name="ce1" office:value-type="string" calcext:value-type="string">
            <text:p>2019-11-11 21:49:39</text:p>
          </table:table-cell>
          <table:table-cell table:style-name="ce1" office:value-type="string" calcext:value-type="string">
            <text:p>2019-11-11 21:53:49</text:p>
          </table:table-cell>
          <table:table-cell office:value-type="float" office:value="2428" calcext:value-type="float">
            <text:p>24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3]&lt;[Einstellungen.$B$4]; [Einstellungen.$B$2];IF([.D48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83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XYZZ1397-0222192111</text:p>
          </table:table-cell>
          <table:table-cell office:value-type="float" office:value="23.78" calcext:value-type="float">
            <text:p>23,7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7.77" calcext:value-type="float">
            <text:p>27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1 22:08:02</text:p>
          </table:table-cell>
          <table:table-cell table:style-name="ce1" office:value-type="string" calcext:value-type="string">
            <text:p>2019-11-11 22:02:21</text:p>
          </table:table-cell>
          <table:table-cell table:style-name="ce1" office:value-type="string" calcext:value-type="string">
            <text:p>2019-11-11 22:08:02</text:p>
          </table:table-cell>
          <table:table-cell office:value-type="float" office:value="2431" calcext:value-type="float">
            <text:p>2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4]&lt;[Einstellungen.$B$4]; [Einstellungen.$B$2];IF([.D48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84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XYZZ1406-3823193411</text:p>
          </table:table-cell>
          <table:table-cell office:value-type="float" office:value="8.07" calcext:value-type="float">
            <text:p>8,0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1 23:39:20</text:p>
          </table:table-cell>
          <table:table-cell table:style-name="ce1" office:value-type="string" calcext:value-type="string">
            <text:p>2019-11-11 23:38:34</text:p>
          </table:table-cell>
          <table:table-cell table:style-name="ce1" office:value-type="string" calcext:value-type="string">
            <text:p>2019-11-11 23:39:20</text:p>
          </table:table-cell>
          <table:table-cell office:value-type="float" office:value="2436" calcext:value-type="float">
            <text:p>24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5]&lt;[Einstellungen.$B$4]; [Einstellungen.$B$2];IF([.D48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85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XYZZ2099-1508191611</text:p>
          </table:table-cell>
          <table:table-cell office:value-type="float" office:value="45.97" calcext:value-type="float">
            <text:p>45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7" calcext:value-type="float">
            <text:p>45,9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2 08:22:28</text:p>
          </table:table-cell>
          <table:table-cell table:style-name="ce1" office:value-type="string" calcext:value-type="string">
            <text:p>2019-11-12 08:15:16</text:p>
          </table:table-cell>
          <table:table-cell table:style-name="ce1" office:value-type="string" calcext:value-type="string">
            <text:p>2019-11-12 08:22:28</text:p>
          </table:table-cell>
          <table:table-cell office:value-type="float" office:value="2438" calcext:value-type="float">
            <text:p>24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6]&lt;[Einstellungen.$B$4]; [Einstellungen.$B$2];IF([.D48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86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XYZZ1401-3512193611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5" calcext:value-type="float">
            <text:p>62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2 12:37:14</text:p>
          </table:table-cell>
          <table:table-cell table:style-name="ce1" office:value-type="string" calcext:value-type="string">
            <text:p>2019-11-12 12:35:36</text:p>
          </table:table-cell>
          <table:table-cell table:style-name="ce1" office:value-type="string" calcext:value-type="string">
            <text:p>2019-11-12 12:37:14</text:p>
          </table:table-cell>
          <table:table-cell office:value-type="float" office:value="2440" calcext:value-type="float">
            <text:p>24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7]&lt;[Einstellungen.$B$4]; [Einstellungen.$B$2];IF([.D48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87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XYZZ1408-5114191711</text:p>
          </table:table-cell>
          <table:table-cell office:value-type="float" office:value="84.6" calcext:value-type="float">
            <text:p>8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6" calcext:value-type="float">
            <text:p>84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2 14:54:03</text:p>
          </table:table-cell>
          <table:table-cell table:style-name="ce1" office:value-type="string" calcext:value-type="string">
            <text:p>2019-11-12 14:51:17</text:p>
          </table:table-cell>
          <table:table-cell table:style-name="ce1" office:value-type="string" calcext:value-type="string">
            <text:p>2019-11-12 14:54:03</text:p>
          </table:table-cell>
          <table:table-cell office:value-type="float" office:value="2445" calcext:value-type="float">
            <text:p>2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8]&lt;[Einstellungen.$B$4]; [Einstellungen.$B$2];IF([.D48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88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YZZ1415-3115192711</text:p>
          </table:table-cell>
          <table:table-cell office:value-type="float" office:value="47.1" calcext:value-type="float">
            <text:p>4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1" calcext:value-type="float">
            <text:p>47,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2 15:32:26</text:p>
          </table:table-cell>
          <table:table-cell table:style-name="ce1" office:value-type="string" calcext:value-type="string">
            <text:p>2019-11-12 15:31:27</text:p>
          </table:table-cell>
          <table:table-cell table:style-name="ce1" office:value-type="string" calcext:value-type="string">
            <text:p>2019-11-12 15:32:2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89]&lt;[Einstellungen.$B$4]; [Einstellungen.$B$2];IF([.D48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89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XYZZ2117-0417192611</text:p>
          </table:table-cell>
          <table:table-cell office:value-type="float" office:value="213.71" calcext:value-type="float">
            <text:p>213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71" calcext:value-type="float">
            <text:p>213,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2 17:09:04</text:p>
          </table:table-cell>
          <table:table-cell table:style-name="ce1" office:value-type="string" calcext:value-type="string">
            <text:p>2019-11-12 17:04:26</text:p>
          </table:table-cell>
          <table:table-cell table:style-name="ce1" office:value-type="string" calcext:value-type="string">
            <text:p>2019-11-12 17:09:04</text:p>
          </table:table-cell>
          <table:table-cell office:value-type="float" office:value="2451" calcext:value-type="float">
            <text:p>2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0]&lt;[Einstellungen.$B$4]; [Einstellungen.$B$2];IF([.D49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90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XYZZ1415-1517194311</text:p>
          </table:table-cell>
          <table:table-cell office:value-type="float" office:value="29.61" calcext:value-type="float">
            <text:p>29,6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2 17:16:56</text:p>
          </table:table-cell>
          <table:table-cell table:style-name="ce1" office:value-type="string" calcext:value-type="string">
            <text:p>2019-11-12 17:15:43</text:p>
          </table:table-cell>
          <table:table-cell table:style-name="ce1" office:value-type="string" calcext:value-type="string">
            <text:p>2019-11-12 17:16:56</text:p>
          </table:table-cell>
          <table:table-cell office:value-type="float" office:value="2453" calcext:value-type="float">
            <text:p>24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1]&lt;[Einstellungen.$B$4]; [Einstellungen.$B$2];IF([.D49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91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XYZZ2121-1518190911</text:p>
          </table:table-cell>
          <table:table-cell office:value-type="float" office:value="42.7" calcext:value-type="float">
            <text:p>4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,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2 18:16:48</text:p>
          </table:table-cell>
          <table:table-cell table:style-name="ce1" office:value-type="string" calcext:value-type="string">
            <text:p>2019-11-12 18:15:09</text:p>
          </table:table-cell>
          <table:table-cell table:style-name="ce1" office:value-type="string" calcext:value-type="string">
            <text:p>2019-11-12 18:16:48</text:p>
          </table:table-cell>
          <table:table-cell office:value-type="float" office:value="2455" calcext:value-type="float">
            <text:p>24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2]&lt;[Einstellungen.$B$4]; [Einstellungen.$B$2];IF([.D49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92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XYZZ2125-3218190611</text:p>
          </table:table-cell>
          <table:table-cell office:value-type="float" office:value="42.04" calcext:value-type="float">
            <text:p>42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4" calcext:value-type="float">
            <text:p>42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2 18:33:12</text:p>
          </table:table-cell>
          <table:table-cell table:style-name="ce1" office:value-type="string" calcext:value-type="string">
            <text:p>2019-11-12 18:32:06</text:p>
          </table:table-cell>
          <table:table-cell table:style-name="ce1" office:value-type="string" calcext:value-type="string">
            <text:p>2019-11-12 18:33:12</text:p>
          </table:table-cell>
          <table:table-cell office:value-type="float" office:value="2458" calcext:value-type="float">
            <text:p>24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3]&lt;[Einstellungen.$B$4]; [Einstellungen.$B$2];IF([.D49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93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XYZZ1423-5319190211</text:p>
          </table:table-cell>
          <table:table-cell office:value-type="float" office:value="6.92" calcext:value-type="float">
            <text:p>6,9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0.91" calcext:value-type="float">
            <text:p>10,9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2 19:53:02</text:p>
          </table:table-cell>
          <table:table-cell office:value-type="float" office:value="2462" calcext:value-type="float">
            <text:p>24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4]&lt;[Einstellungen.$B$4]; [Einstellungen.$B$2];IF([.D49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494]);&quot;&quot;)">
            <text:p/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XYZZ1429-4522191711</text:p>
          </table:table-cell>
          <table:table-cell office:value-type="float" office:value="62.94" calcext:value-type="float">
            <text:p>62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94" calcext:value-type="float">
            <text:p>62,9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2 22:45:17</text:p>
          </table:table-cell>
          <table:table-cell office:value-type="float" office:value="2465" calcext:value-type="float">
            <text:p>24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5]&lt;[Einstellungen.$B$4]; [Einstellungen.$B$2];IF([.D49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95]);&quot;&quot;)">
            <text:p/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XYZZ2139-2608195911</text:p>
          </table:table-cell>
          <table:table-cell office:value-type="float" office:value="51.86" calcext:value-type="float">
            <text:p>51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6" calcext:value-type="float">
            <text:p>51,8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3 08:30:09</text:p>
          </table:table-cell>
          <table:table-cell table:style-name="ce1" office:value-type="string" calcext:value-type="string">
            <text:p>2019-11-13 08:26:59</text:p>
          </table:table-cell>
          <table:table-cell table:style-name="ce1" office:value-type="string" calcext:value-type="string">
            <text:p>2019-11-13 08:30:09</text:p>
          </table:table-cell>
          <table:table-cell office:value-type="float" office:value="2470" calcext:value-type="float">
            <text:p>24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6]&lt;[Einstellungen.$B$4]; [Einstellungen.$B$2];IF([.D49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96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XYZZ1434-4709191111</text:p>
          </table:table-cell>
          <table:table-cell office:value-type="float" office:value="74.76" calcext:value-type="float">
            <text:p>74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76" calcext:value-type="float">
            <text:p>74,7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3 09:47:11</text:p>
          </table:table-cell>
          <table:table-cell office:value-type="float" office:value="2475" calcext:value-type="float">
            <text:p>24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7]&lt;[Einstellungen.$B$4]; [Einstellungen.$B$2];IF([.D49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97]);&quot;&quot;)">
            <text:p/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XYZZ1439-4210194811</text:p>
          </table:table-cell>
          <table:table-cell office:value-type="float" office:value="89.81" calcext:value-type="float">
            <text:p>89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81" calcext:value-type="float">
            <text:p>89,8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3 10:42:48</text:p>
          </table:table-cell>
          <table:table-cell table:style-name="ce1" office:value-type="string" calcext:value-type="string">
            <text:p>2019-11-13 10:47:51</text:p>
          </table:table-cell>
          <table:table-cell office:value-type="float" office:value="2478" calcext:value-type="float">
            <text:p>2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8]&lt;[Einstellungen.$B$4]; [Einstellungen.$B$2];IF([.D49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498]);&quot;&quot;)">
            <text:p/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XYZZ1442-5111194211</text:p>
          </table:table-cell>
          <table:table-cell office:value-type="float" office:value="51.57" calcext:value-type="float">
            <text:p>51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57" calcext:value-type="float">
            <text:p>51,5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3 11:56:51</text:p>
          </table:table-cell>
          <table:table-cell table:style-name="ce1" office:value-type="string" calcext:value-type="string">
            <text:p>2019-11-13 11:51:42</text:p>
          </table:table-cell>
          <table:table-cell table:style-name="ce1" office:value-type="string" calcext:value-type="string">
            <text:p>2019-11-13 11:56:51</text:p>
          </table:table-cell>
          <table:table-cell office:value-type="float" office:value="2481" calcext:value-type="float">
            <text:p>2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499]&lt;[Einstellungen.$B$4]; [Einstellungen.$B$2];IF([.D49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499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XYZZ2158-4012190611</text:p>
          </table:table-cell>
          <table:table-cell office:value-type="float" office:value="17.99" calcext:value-type="float">
            <text:p>17,9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98" calcext:value-type="float">
            <text:p>21,9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3 12:40:06</text:p>
          </table:table-cell>
          <table:table-cell table:style-name="ce1" office:value-type="string" calcext:value-type="string">
            <text:p>2019-11-13 12:40:07</text:p>
          </table:table-cell>
          <table:table-cell office:value-type="float" office:value="2487" calcext:value-type="float">
            <text:p>24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0]&lt;[Einstellungen.$B$4]; [Einstellungen.$B$2];IF([.D50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00]);&quot;&quot;)">
            <text:p/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XYZZ2161-0117195411</text:p>
          </table:table-cell>
          <table:table-cell office:value-type="float" office:value="56.18" calcext:value-type="float">
            <text:p>56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18" calcext:value-type="float">
            <text:p>56,1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3 17:07:22</text:p>
          </table:table-cell>
          <table:table-cell table:style-name="ce1" office:value-type="string" calcext:value-type="string">
            <text:p>2019-11-13 17:01:54</text:p>
          </table:table-cell>
          <table:table-cell table:style-name="ce1" office:value-type="string" calcext:value-type="string">
            <text:p>2019-11-13 17:07:23</text:p>
          </table:table-cell>
          <table:table-cell office:value-type="float" office:value="2490" calcext:value-type="float">
            <text:p>24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1]&lt;[Einstellungen.$B$4]; [Einstellungen.$B$2];IF([.D50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01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XYZZ2172-4321195711</text:p>
          </table:table-cell>
          <table:table-cell office:value-type="float" office:value="76.12" calcext:value-type="float">
            <text:p>76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2" calcext:value-type="float">
            <text:p>76,1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3 21:45:57</text:p>
          </table:table-cell>
          <table:table-cell table:number-columns-repeated="2" table:style-name="ce1" office:value-type="string" calcext:value-type="string">
            <text:p>2019-11-13 21:43:57</text:p>
          </table:table-cell>
          <table:table-cell office:value-type="float" office:value="2498" calcext:value-type="float">
            <text:p>24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2]&lt;[Einstellungen.$B$4]; [Einstellungen.$B$2];IF([.D502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02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XYZZ2179-2922193411</text:p>
          </table:table-cell>
          <table:table-cell office:value-type="float" office:value="48.9" calcext:value-type="float">
            <text:p>48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9" calcext:value-type="float">
            <text:p>48,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3 22:30:26</text:p>
          </table:table-cell>
          <table:table-cell table:style-name="ce1" office:value-type="string" calcext:value-type="string">
            <text:p>2019-11-13 22:29:34</text:p>
          </table:table-cell>
          <table:table-cell table:style-name="ce1" office:value-type="string" calcext:value-type="string">
            <text:p>2019-11-13 22:30:26</text:p>
          </table:table-cell>
          <table:table-cell office:value-type="float" office:value="2503" calcext:value-type="float">
            <text:p>25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3]&lt;[Einstellungen.$B$4]; [Einstellungen.$B$2];IF([.D50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03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XYZZ2183-2211190911</text:p>
          </table:table-cell>
          <table:table-cell office:value-type="float" office:value="51.41" calcext:value-type="float">
            <text:p>51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1" calcext:value-type="float">
            <text:p>51,4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4 11:22:09</text:p>
          </table:table-cell>
          <table:table-cell office:value-type="float" office:value="2506" calcext:value-type="float">
            <text:p>25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4]&lt;[Einstellungen.$B$4]; [Einstellungen.$B$2];IF([.D50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04]);&quot;&quot;)">
            <text:p/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XYZZ2190-4217195711</text:p>
          </table:table-cell>
          <table:table-cell office:value-type="float" office:value="44.66" calcext:value-type="float">
            <text:p>4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66" calcext:value-type="float">
            <text:p>44,6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4 17:42:5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5]&lt;[Einstellungen.$B$4]; [Einstellungen.$B$2];IF([.D50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05]);&quot;&quot;)">
            <text:p/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XYZZ1466-5617195411</text:p>
          </table:table-cell>
          <table:table-cell office:value-type="float" office:value="41.44" calcext:value-type="float">
            <text:p>41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4" calcext:value-type="float">
            <text:p>41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4 17:57:54</text:p>
          </table:table-cell>
          <table:table-cell table:style-name="ce1" office:value-type="string" calcext:value-type="string">
            <text:p>2019-11-14 17:56:54</text:p>
          </table:table-cell>
          <table:table-cell table:style-name="ce1" office:value-type="string" calcext:value-type="string">
            <text:p>2019-11-14 17:57:54</text:p>
          </table:table-cell>
          <table:table-cell office:value-type="float" office:value="2515" calcext:value-type="float">
            <text:p>25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6]&lt;[Einstellungen.$B$4]; [Einstellungen.$B$2];IF([.D50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06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XYZZ1472-3118192411</text:p>
          </table:table-cell>
          <table:table-cell office:value-type="float" office:value="57.78" calcext:value-type="float">
            <text:p>57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78" calcext:value-type="float">
            <text:p>57,7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4 18:31:24</text:p>
          </table:table-cell>
          <table:table-cell table:style-name="ce1" office:value-type="string" calcext:value-type="string">
            <text:p>2019-11-14 18:32:08</text:p>
          </table:table-cell>
          <table:table-cell office:value-type="float" office:value="2517" calcext:value-type="float">
            <text:p>25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7]&lt;[Einstellungen.$B$4]; [Einstellungen.$B$2];IF([.D50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07]);&quot;&quot;)">
            <text:p/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XYZZ2201-5519190611</text:p>
          </table:table-cell>
          <table:table-cell office:value-type="float" office:value="23.12" calcext:value-type="float">
            <text:p>23,1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7.11" calcext:value-type="float">
            <text:p>27,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4 19:56:22</text:p>
          </table:table-cell>
          <table:table-cell table:style-name="ce1" office:value-type="string" calcext:value-type="string">
            <text:p>2019-11-14 19:55:06</text:p>
          </table:table-cell>
          <table:table-cell table:style-name="ce1" office:value-type="string" calcext:value-type="string">
            <text:p>2019-11-14 19:56:22</text:p>
          </table:table-cell>
          <table:table-cell office:value-type="float" office:value="2521" calcext:value-type="float">
            <text:p>25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8]&lt;[Einstellungen.$B$4]; [Einstellungen.$B$2];IF([.D50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08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XYZZ1474-4920190611</text:p>
          </table:table-cell>
          <table:table-cell office:value-type="float" office:value="17.84" calcext:value-type="float">
            <text:p>17,8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83" calcext:value-type="float">
            <text:p>21,8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4 20:53:27</text:p>
          </table:table-cell>
          <table:table-cell table:style-name="ce1" office:value-type="string" calcext:value-type="string">
            <text:p>2019-11-14 20:49:06</text:p>
          </table:table-cell>
          <table:table-cell table:style-name="ce1" office:value-type="string" calcext:value-type="string">
            <text:p>2019-11-14 20:53:27</text:p>
          </table:table-cell>
          <table:table-cell office:value-type="float" office:value="2523" calcext:value-type="float">
            <text:p>25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09]&lt;[Einstellungen.$B$4]; [Einstellungen.$B$2];IF([.D50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0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XYZZ2205-2721195411</text:p>
          </table:table-cell>
          <table:table-cell office:value-type="float" office:value="42.44" calcext:value-type="float">
            <text:p>42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4" calcext:value-type="float">
            <text:p>42,4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4 21:27:54</text:p>
          </table:table-cell>
          <table:table-cell table:style-name="ce1" office:value-type="string" calcext:value-type="string">
            <text:p>2019-11-14 21:30:37</text:p>
          </table:table-cell>
          <table:table-cell office:value-type="float" office:value="2526" calcext:value-type="float">
            <text:p>25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0]&lt;[Einstellungen.$B$4]; [Einstellungen.$B$2];IF([.D51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10]);&quot;&quot;)">
            <text:p/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XYZZ1475-3621190311</text:p>
          </table:table-cell>
          <table:table-cell office:value-type="float" office:value="42.44" calcext:value-type="float">
            <text:p>42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4" calcext:value-type="float">
            <text:p>42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4 21:36:52</text:p>
          </table:table-cell>
          <table:table-cell table:style-name="ce1" office:value-type="string" calcext:value-type="string">
            <text:p>2019-11-14 21:36:03</text:p>
          </table:table-cell>
          <table:table-cell table:style-name="ce1" office:value-type="string" calcext:value-type="string">
            <text:p>2019-11-14 21:36:52</text:p>
          </table:table-cell>
          <table:table-cell office:value-type="float" office:value="2528" calcext:value-type="float">
            <text:p>25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1]&lt;[Einstellungen.$B$4]; [Einstellungen.$B$2];IF([.D51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11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XYZZ2209-5122193711</text:p>
          </table:table-cell>
          <table:table-cell office:value-type="float" office:value="48.89" calcext:value-type="float">
            <text:p>48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9" calcext:value-type="float">
            <text:p>48,8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4 22:52:40</text:p>
          </table:table-cell>
          <table:table-cell table:style-name="ce1" office:value-type="string" calcext:value-type="string">
            <text:p>2019-11-14 22:51:37</text:p>
          </table:table-cell>
          <table:table-cell table:style-name="ce1" office:value-type="string" calcext:value-type="string">
            <text:p>2019-11-14 22:52:40</text:p>
          </table:table-cell>
          <table:table-cell office:value-type="float" office:value="2530" calcext:value-type="float">
            <text:p>2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2]&lt;[Einstellungen.$B$4]; [Einstellungen.$B$2];IF([.D51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12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XYZZ1478-1101193611</text:p>
          </table:table-cell>
          <table:table-cell office:value-type="float" office:value="30.22" calcext:value-type="float">
            <text:p>30,2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4.21" calcext:value-type="float">
            <text:p>34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5 01:15:19</text:p>
          </table:table-cell>
          <table:table-cell table:style-name="ce1" office:value-type="string" calcext:value-type="string">
            <text:p>2019-11-15 01:11:36</text:p>
          </table:table-cell>
          <table:table-cell table:style-name="ce1" office:value-type="string" calcext:value-type="string">
            <text:p>2019-11-15 01:15:19</text:p>
          </table:table-cell>
          <table:table-cell office:value-type="float" office:value="2532" calcext:value-type="float">
            <text:p>25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3]&lt;[Einstellungen.$B$4]; [Einstellungen.$B$2];IF([.D51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13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XYZZ2216-1814193911</text:p>
          </table:table-cell>
          <table:table-cell office:value-type="float" office:value="28.92" calcext:value-type="float">
            <text:p>28,9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2.91" calcext:value-type="float">
            <text:p>32,9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5 14:19:20</text:p>
          </table:table-cell>
          <table:table-cell table:style-name="ce1" office:value-type="string" calcext:value-type="string">
            <text:p>2019-11-15 14:18:39</text:p>
          </table:table-cell>
          <table:table-cell table:style-name="ce1" office:value-type="string" calcext:value-type="string">
            <text:p>2019-11-15 14:19:20</text:p>
          </table:table-cell>
          <table:table-cell office:value-type="float" office:value="2537" calcext:value-type="float">
            <text:p>2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4]&lt;[Einstellungen.$B$4]; [Einstellungen.$B$2];IF([.D51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14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XYZZ1483-3314193311</text:p>
          </table:table-cell>
          <table:table-cell office:value-type="float" office:value="46.71" calcext:value-type="float">
            <text:p>46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1" calcext:value-type="float">
            <text:p>46,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5 14:36:38</text:p>
          </table:table-cell>
          <table:table-cell table:style-name="ce1" office:value-type="string" calcext:value-type="string">
            <text:p>2019-11-15 14:33:33</text:p>
          </table:table-cell>
          <table:table-cell table:style-name="ce1" office:value-type="string" calcext:value-type="string">
            <text:p>2019-11-15 14:36:38</text:p>
          </table:table-cell>
          <table:table-cell office:value-type="float" office:value="2541" calcext:value-type="float">
            <text:p>25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5]&lt;[Einstellungen.$B$4]; [Einstellungen.$B$2];IF([.D51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15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XYZZ2223-5214193111</text:p>
          </table:table-cell>
          <table:table-cell office:value-type="float" office:value="40.2" calcext:value-type="float">
            <text:p>4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" calcext:value-type="float">
            <text:p>40,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5 14:53:30</text:p>
          </table:table-cell>
          <table:table-cell table:style-name="ce1" office:value-type="string" calcext:value-type="string">
            <text:p>2019-11-15 14:52:31</text:p>
          </table:table-cell>
          <table:table-cell table:style-name="ce1" office:value-type="string" calcext:value-type="string">
            <text:p>2019-11-15 14:53:30</text:p>
          </table:table-cell>
          <table:table-cell office:value-type="float" office:value="2543" calcext:value-type="float">
            <text:p>25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6]&lt;[Einstellungen.$B$4]; [Einstellungen.$B$2];IF([.D51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16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XYZZ2227-0915191911</text:p>
          </table:table-cell>
          <table:table-cell office:value-type="float" office:value="47.76" calcext:value-type="float">
            <text:p>47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76" calcext:value-type="float">
            <text:p>47,7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5 15:09:19</text:p>
          </table:table-cell>
          <table:table-cell table:style-name="ce1" office:value-type="string" calcext:value-type="string">
            <text:p>2019-11-15 15:10:09</text:p>
          </table:table-cell>
          <table:table-cell office:value-type="float" office:value="2546" calcext:value-type="float">
            <text:p>2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7]&lt;[Einstellungen.$B$4]; [Einstellungen.$B$2];IF([.D51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17]);&quot;&quot;)">
            <text:p/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XYZZ2231-3315190311</text:p>
          </table:table-cell>
          <table:table-cell office:value-type="float" office:value="78.5" calcext:value-type="float">
            <text:p>7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" calcext:value-type="float">
            <text:p>78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5 15:33:58</text:p>
          </table:table-cell>
          <table:table-cell table:style-name="ce1" office:value-type="string" calcext:value-type="string">
            <text:p>2019-11-15 15:33:03</text:p>
          </table:table-cell>
          <table:table-cell table:style-name="ce1" office:value-type="string" calcext:value-type="string">
            <text:p>2019-11-15 15:33:58</text:p>
          </table:table-cell>
          <table:table-cell office:value-type="float" office:value="2548" calcext:value-type="float">
            <text:p>25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8]&lt;[Einstellungen.$B$4]; [Einstellungen.$B$2];IF([.D51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1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XYZZ1492-2018191011</text:p>
          </table:table-cell>
          <table:table-cell office:value-type="float" office:value="47.9" calcext:value-type="float">
            <text:p>47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" calcext:value-type="float">
            <text:p>47,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5 18:21:08</text:p>
          </table:table-cell>
          <table:table-cell table:style-name="ce1" office:value-type="string" calcext:value-type="string">
            <text:p>2019-11-15 18:20:10</text:p>
          </table:table-cell>
          <table:table-cell table:style-name="ce1" office:value-type="string" calcext:value-type="string">
            <text:p>2019-11-15 18:21:08</text:p>
          </table:table-cell>
          <table:table-cell office:value-type="float" office:value="2550" calcext:value-type="float">
            <text:p>2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19]&lt;[Einstellungen.$B$4]; [Einstellungen.$B$2];IF([.D51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19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XYZZ1494-4719192211</text:p>
          </table:table-cell>
          <table:table-cell office:value-type="float" office:value="40.22" calcext:value-type="float">
            <text:p>4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2" calcext:value-type="float">
            <text:p>40,2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5 19:48:26</text:p>
          </table:table-cell>
          <table:table-cell table:style-name="ce1" office:value-type="string" calcext:value-type="string">
            <text:p>2019-11-15 19:47:22</text:p>
          </table:table-cell>
          <table:table-cell table:style-name="ce1" office:value-type="string" calcext:value-type="string">
            <text:p>2019-11-15 19:48:26</text:p>
          </table:table-cell>
          <table:table-cell office:value-type="float" office:value="2553" calcext:value-type="float">
            <text:p>25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0]&lt;[Einstellungen.$B$4]; [Einstellungen.$B$2];IF([.D52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20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XYZZ1495-3001193311</text:p>
          </table:table-cell>
          <table:table-cell office:value-type="float" office:value="34.67" calcext:value-type="float">
            <text:p>34,6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8.66" calcext:value-type="float">
            <text:p>38,6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6 01:30:33</text:p>
          </table:table-cell>
          <table:table-cell table:style-name="ce1" office:value-type="string" calcext:value-type="string">
            <text:p>2019-11-16 01:37:59</text:p>
          </table:table-cell>
          <table:table-cell office:value-type="float" office:value="2556" calcext:value-type="float">
            <text:p>25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1]&lt;[Einstellungen.$B$4]; [Einstellungen.$B$2];IF([.D52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21]);&quot;&quot;)">
            <text:p/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XYZZ2242-0808190811</text:p>
          </table:table-cell>
          <table:table-cell office:value-type="float" office:value="14.68" calcext:value-type="float">
            <text:p>14,6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8.67" calcext:value-type="float">
            <text:p>18,6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6 08:09:10</text:p>
          </table:table-cell>
          <table:table-cell table:style-name="ce1" office:value-type="string" calcext:value-type="string">
            <text:p>2019-11-16 08:08:08</text:p>
          </table:table-cell>
          <table:table-cell table:style-name="ce1" office:value-type="string" calcext:value-type="string">
            <text:p>2019-11-16 08:09:10</text:p>
          </table:table-cell>
          <table:table-cell office:value-type="float" office:value="2558" calcext:value-type="float">
            <text:p>25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2]&lt;[Einstellungen.$B$4]; [Einstellungen.$B$2];IF([.D52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22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XYZZ2245-1309194211</text:p>
          </table:table-cell>
          <table:table-cell office:value-type="float" office:value="40.38" calcext:value-type="float">
            <text:p>40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8" calcext:value-type="float">
            <text:p>40,3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6 09:14:59</text:p>
          </table:table-cell>
          <table:table-cell table:style-name="ce1" office:value-type="string" calcext:value-type="string">
            <text:p>2019-11-16 09:13:42</text:p>
          </table:table-cell>
          <table:table-cell table:style-name="ce1" office:value-type="string" calcext:value-type="string">
            <text:p>2019-11-16 09:14:59</text:p>
          </table:table-cell>
          <table:table-cell office:value-type="float" office:value="2561" calcext:value-type="float">
            <text:p>25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3]&lt;[Einstellungen.$B$4]; [Einstellungen.$B$2];IF([.D52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23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XYZZ2249-5717191011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6 17:59:39</text:p>
          </table:table-cell>
          <table:table-cell table:style-name="ce1" office:value-type="string" calcext:value-type="string">
            <text:p>2019-11-16 17:57:10</text:p>
          </table:table-cell>
          <table:table-cell table:style-name="ce1" office:value-type="string" calcext:value-type="string">
            <text:p>2019-11-16 17:59:39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4]&lt;[Einstellungen.$B$4]; [Einstellungen.$B$2];IF([.D52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2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XYZZ2253-5319194211</text:p>
          </table:table-cell>
          <table:table-cell office:value-type="float" office:value="53.32" calcext:value-type="float">
            <text:p>53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2" calcext:value-type="float">
            <text:p>53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6 19:57:37</text:p>
          </table:table-cell>
          <table:table-cell table:style-name="ce1" office:value-type="string" calcext:value-type="string">
            <text:p>2019-11-16 19:53:42</text:p>
          </table:table-cell>
          <table:table-cell table:style-name="ce1" office:value-type="string" calcext:value-type="string">
            <text:p>2019-11-16 19:57:37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5]&lt;[Einstellungen.$B$4]; [Einstellungen.$B$2];IF([.D52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25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XYZZ1514-2810193111</text:p>
          </table:table-cell>
          <table:table-cell office:value-type="float" office:value="45.36" calcext:value-type="float">
            <text:p>45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6" calcext:value-type="float">
            <text:p>45,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7 10:30:01</text:p>
          </table:table-cell>
          <table:table-cell table:style-name="ce1" office:value-type="string" calcext:value-type="string">
            <text:p>2019-11-17 10:28:31</text:p>
          </table:table-cell>
          <table:table-cell table:style-name="ce1" office:value-type="string" calcext:value-type="string">
            <text:p>2019-11-17 10:30:01</text:p>
          </table:table-cell>
          <table:table-cell office:value-type="float" office:value="2572" calcext:value-type="float">
            <text:p>25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6]&lt;[Einstellungen.$B$4]; [Einstellungen.$B$2];IF([.D52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2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XYZZ2271-3011191311</text:p>
          </table:table-cell>
          <table:table-cell office:value-type="float" office:value="50.76" calcext:value-type="float">
            <text:p>50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6" calcext:value-type="float">
            <text:p>50,7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7 11:54:37</text:p>
          </table:table-cell>
          <table:table-cell table:style-name="ce1" office:value-type="string" calcext:value-type="string">
            <text:p>2019-11-17 11:30:13</text:p>
          </table:table-cell>
          <table:table-cell table:style-name="ce1" office:value-type="string" calcext:value-type="string">
            <text:p>2019-11-17 11:54:37</text:p>
          </table:table-cell>
          <table:table-cell office:value-type="float" office:value="2581" calcext:value-type="float">
            <text:p>2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7]&lt;[Einstellungen.$B$4]; [Einstellungen.$B$2];IF([.D52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2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XYZZ1529-4512191711</text:p>
          </table:table-cell>
          <table:table-cell office:value-type="float" office:value="40.04" calcext:value-type="float">
            <text:p>4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4" calcext:value-type="float">
            <text:p>40,0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7 12:45:17</text:p>
          </table:table-cell>
          <table:table-cell office:value-type="float" office:value="2587" calcext:value-type="float">
            <text:p>25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8]&lt;[Einstellungen.$B$4]; [Einstellungen.$B$2];IF([.D52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28]);&quot;&quot;)">
            <text:p/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XYZZ2282-5812190311</text:p>
          </table:table-cell>
          <table:table-cell office:value-type="float" office:value="49.48" calcext:value-type="float">
            <text:p>49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8" calcext:value-type="float">
            <text:p>49,4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7 13:02:03</text:p>
          </table:table-cell>
          <table:table-cell table:style-name="ce1" office:value-type="string" calcext:value-type="string">
            <text:p>2019-11-17 12:58:03</text:p>
          </table:table-cell>
          <table:table-cell table:style-name="ce1" office:value-type="string" calcext:value-type="string">
            <text:p>2019-11-17 13:02:03</text:p>
          </table:table-cell>
          <table:table-cell office:value-type="float" office:value="2589" calcext:value-type="float">
            <text:p>25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29]&lt;[Einstellungen.$B$4]; [Einstellungen.$B$2];IF([.D52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2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XYZZ2286-5116195911</text:p>
          </table:table-cell>
          <table:table-cell office:value-type="float" office:value="87.29" calcext:value-type="float">
            <text:p>87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29" calcext:value-type="float">
            <text:p>87,2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7 16:51:59</text:p>
          </table:table-cell>
          <table:table-cell office:value-type="float" office:value="2592" calcext:value-type="float">
            <text:p>25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0]&lt;[Einstellungen.$B$4]; [Einstellungen.$B$2];IF([.D53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30]);&quot;&quot;)">
            <text:p/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XYZZ1529-5616194111</text:p>
          </table:table-cell>
          <table:table-cell office:value-type="float" office:value="78.92" calcext:value-type="float">
            <text:p>78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92" calcext:value-type="float">
            <text:p>78,9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7 16:56:41</text:p>
          </table:table-cell>
          <table:table-cell table:style-name="ce1" office:value-type="string" calcext:value-type="string">
            <text:p>2019-11-17 16:56:45</text:p>
          </table:table-cell>
          <table:table-cell office:value-type="float" office:value="2593" calcext:value-type="float">
            <text:p>2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1]&lt;[Einstellungen.$B$4]; [Einstellungen.$B$2];IF([.D53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31]);&quot;&quot;)">
            <text:p/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XYZZ1528-4717192811</text:p>
          </table:table-cell>
          <table:table-cell office:value-type="float" office:value="61.93" calcext:value-type="float">
            <text:p>61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3" calcext:value-type="float">
            <text:p>61,9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7 17:50:44</text:p>
          </table:table-cell>
          <table:table-cell table:style-name="ce1" office:value-type="string" calcext:value-type="string">
            <text:p>2019-11-17 17:47:28</text:p>
          </table:table-cell>
          <table:table-cell table:style-name="ce1" office:value-type="string" calcext:value-type="string">
            <text:p>2019-11-17 17:50:44</text:p>
          </table:table-cell>
          <table:table-cell office:value-type="float" office:value="2596" calcext:value-type="float">
            <text:p>2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2]&lt;[Einstellungen.$B$4]; [Einstellungen.$B$2];IF([.D53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32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XYZZ2297-0821190211</text:p>
          </table:table-cell>
          <table:table-cell office:value-type="float" office:value="44.89" calcext:value-type="float">
            <text:p>44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9" calcext:value-type="float">
            <text:p>44,8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7 21:09:56</text:p>
          </table:table-cell>
          <table:table-cell table:style-name="ce1" office:value-type="string" calcext:value-type="string">
            <text:p>2019-11-17 21:08:02</text:p>
          </table:table-cell>
          <table:table-cell table:style-name="ce1" office:value-type="string" calcext:value-type="string">
            <text:p>2019-11-17 21:09:56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3]&lt;[Einstellungen.$B$4]; [Einstellungen.$B$2];IF([.D53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33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XYZZ1541-5221192411</text:p>
          </table:table-cell>
          <table:table-cell office:value-type="float" office:value="24.74" calcext:value-type="float">
            <text:p>24,7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8.73" calcext:value-type="float">
            <text:p>28,7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7 21:53:43</text:p>
          </table:table-cell>
          <table:table-cell table:style-name="ce1" office:value-type="string" calcext:value-type="string">
            <text:p>2019-11-17 21:52:24</text:p>
          </table:table-cell>
          <table:table-cell table:style-name="ce1" office:value-type="string" calcext:value-type="string">
            <text:p>2019-11-17 21:53:43</text:p>
          </table:table-cell>
          <table:table-cell office:value-type="float" office:value="2602" calcext:value-type="float">
            <text:p>2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4]&lt;[Einstellungen.$B$4]; [Einstellungen.$B$2];IF([.D53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3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XYZZ1538-2701192311</text:p>
          </table:table-cell>
          <table:table-cell office:value-type="float" office:value="156.45" calcext:value-type="float">
            <text:p>156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45" calcext:value-type="float">
            <text:p>156,4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8 01:27:23</text:p>
          </table:table-cell>
          <table:table-cell table:style-name="ce1" office:value-type="string" calcext:value-type="string">
            <text:p>2019-11-18 01:27:24</text:p>
          </table:table-cell>
          <table:table-cell office:value-type="float" office:value="2605" calcext:value-type="float">
            <text:p>26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5]&lt;[Einstellungen.$B$4]; [Einstellungen.$B$2];IF([.D53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35]);&quot;&quot;)">
            <text:p/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XYZZ2308-3009191411</text:p>
          </table:table-cell>
          <table:table-cell office:value-type="float" office:value="58.59" calcext:value-type="float">
            <text:p>58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9" calcext:value-type="float">
            <text:p>58,5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8 09:31:43</text:p>
          </table:table-cell>
          <table:table-cell table:style-name="ce1" office:value-type="string" calcext:value-type="string">
            <text:p>2019-11-18 09:30:14</text:p>
          </table:table-cell>
          <table:table-cell table:style-name="ce1" office:value-type="string" calcext:value-type="string">
            <text:p>2019-11-18 09:31:43</text:p>
          </table:table-cell>
          <table:table-cell office:value-type="float" office:value="2611" calcext:value-type="float">
            <text:p>26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6]&lt;[Einstellungen.$B$4]; [Einstellungen.$B$2];IF([.D53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3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XYZZ1546-3409192011</text:p>
          </table:table-cell>
          <table:table-cell office:value-type="float" office:value="60.43" calcext:value-type="float">
            <text:p>6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43" calcext:value-type="float">
            <text:p>60,4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8 09:34:20</text:p>
          </table:table-cell>
          <table:table-cell table:style-name="ce1" office:value-type="string" calcext:value-type="string">
            <text:p>2019-11-18 09:37:06</text:p>
          </table:table-cell>
          <table:table-cell office:value-type="float" office:value="2612" calcext:value-type="float">
            <text:p>26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7]&lt;[Einstellungen.$B$4]; [Einstellungen.$B$2];IF([.D53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37]);&quot;&quot;)">
            <text:p/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XYZZ2311-4210192311</text:p>
          </table:table-cell>
          <table:table-cell office:value-type="float" office:value="57.76" calcext:value-type="float">
            <text:p>57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76" calcext:value-type="float">
            <text:p>57,7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8 10:42:23</text:p>
          </table:table-cell>
          <table:table-cell table:style-name="ce1" office:value-type="string" calcext:value-type="string">
            <text:p>2019-11-18 10:45:53</text:p>
          </table:table-cell>
          <table:table-cell office:value-type="float" office:value="2614" calcext:value-type="float">
            <text:p>26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8]&lt;[Einstellungen.$B$4]; [Einstellungen.$B$2];IF([.D53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38]);&quot;&quot;)">
            <text:p/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XYZZ2315-0114193711</text:p>
          </table:table-cell>
          <table:table-cell office:value-type="float" office:value="46.06" calcext:value-type="float">
            <text:p>46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06" calcext:value-type="float">
            <text:p>46,0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8 14:03:42</text:p>
          </table:table-cell>
          <table:table-cell table:style-name="ce1" office:value-type="string" calcext:value-type="string">
            <text:p>2019-11-18 14:01:37</text:p>
          </table:table-cell>
          <table:table-cell table:style-name="ce1" office:value-type="string" calcext:value-type="string">
            <text:p>2019-11-18 14:03:42</text:p>
          </table:table-cell>
          <table:table-cell office:value-type="float" office:value="2616" calcext:value-type="float">
            <text:p>2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39]&lt;[Einstellungen.$B$4]; [Einstellungen.$B$2];IF([.D53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3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XYZZ2322-1515195011</text:p>
          </table:table-cell>
          <table:table-cell office:value-type="float" office:value="24.99" calcext:value-type="float">
            <text:p>24,9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8.98" calcext:value-type="float">
            <text:p>28,9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8 15:17:23</text:p>
          </table:table-cell>
          <table:table-cell table:style-name="ce1" office:value-type="string" calcext:value-type="string">
            <text:p>2019-11-18 15:15:50</text:p>
          </table:table-cell>
          <table:table-cell table:style-name="ce1" office:value-type="string" calcext:value-type="string">
            <text:p>2019-11-18 15:17:23</text:p>
          </table:table-cell>
          <table:table-cell office:value-type="float" office:value="2621" calcext:value-type="float">
            <text:p>2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0]&lt;[Einstellungen.$B$4]; [Einstellungen.$B$2];IF([.D54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40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XYZZ1552-2316191111</text:p>
          </table:table-cell>
          <table:table-cell office:value-type="float" office:value="43.08" calcext:value-type="float">
            <text:p>43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8" calcext:value-type="float">
            <text:p>43,0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8 16:25:44</text:p>
          </table:table-cell>
          <table:table-cell table:style-name="ce1" office:value-type="string" calcext:value-type="string">
            <text:p>2019-11-18 16:23:11</text:p>
          </table:table-cell>
          <table:table-cell table:style-name="ce1" office:value-type="string" calcext:value-type="string">
            <text:p>2019-11-18 16:25:44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1]&lt;[Einstellungen.$B$4]; [Einstellungen.$B$2];IF([.D54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4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XYZZ1559-0717190811</text:p>
          </table:table-cell>
          <table:table-cell office:value-type="float" office:value="50.64" calcext:value-type="float">
            <text:p>50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4" calcext:value-type="float">
            <text:p>50,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8 17:09:24</text:p>
          </table:table-cell>
          <table:table-cell table:style-name="ce1" office:value-type="string" calcext:value-type="string">
            <text:p>2019-11-18 17:07:08</text:p>
          </table:table-cell>
          <table:table-cell table:style-name="ce1" office:value-type="string" calcext:value-type="string">
            <text:p>2019-11-18 17:09:24</text:p>
          </table:table-cell>
          <table:table-cell office:value-type="float" office:value="2628" calcext:value-type="float">
            <text:p>2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2]&lt;[Einstellungen.$B$4]; [Einstellungen.$B$2];IF([.D54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4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XYZZ1571-2407191811</text:p>
          </table:table-cell>
          <table:table-cell office:value-type="float" office:value="17.43" calcext:value-type="float">
            <text:p>17,4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42" calcext:value-type="float">
            <text:p>21,4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9 07:24:18</text:p>
          </table:table-cell>
          <table:table-cell office:value-type="float" office:value="2638" calcext:value-type="float">
            <text:p>26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3]&lt;[Einstellungen.$B$4]; [Einstellungen.$B$2];IF([.D54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43]);&quot;&quot;)">
            <text:p/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XYZZ1571-5009193711</text:p>
          </table:table-cell>
          <table:table-cell office:value-type="float" office:value="46.11" calcext:value-type="float">
            <text:p>46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1" calcext:value-type="float">
            <text:p>46,1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9 09:51:52</text:p>
          </table:table-cell>
          <table:table-cell table:style-name="ce1" office:value-type="string" calcext:value-type="string">
            <text:p>2019-11-19 09:50:37</text:p>
          </table:table-cell>
          <table:table-cell table:style-name="ce1" office:value-type="string" calcext:value-type="string">
            <text:p>2019-11-19 09:51:52</text:p>
          </table:table-cell>
          <table:table-cell office:value-type="float" office:value="2643" calcext:value-type="float">
            <text:p>26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4]&lt;[Einstellungen.$B$4]; [Einstellungen.$B$2];IF([.D54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44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XYZZ2370-5511193111</text:p>
          </table:table-cell>
          <table:table-cell office:value-type="float" office:value="67.84" calcext:value-type="float">
            <text:p>67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4" calcext:value-type="float">
            <text:p>67,8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9 11:58:22</text:p>
          </table:table-cell>
          <table:table-cell table:style-name="ce1" office:value-type="string" calcext:value-type="string">
            <text:p>2019-11-19 11:55:31</text:p>
          </table:table-cell>
          <table:table-cell table:style-name="ce1" office:value-type="string" calcext:value-type="string">
            <text:p>2019-11-19 11:58:22</text:p>
          </table:table-cell>
          <table:table-cell office:value-type="float" office:value="2654" calcext:value-type="float">
            <text:p>26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5]&lt;[Einstellungen.$B$4]; [Einstellungen.$B$2];IF([.D54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45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XYZZ1587-0212195611</text:p>
          </table:table-cell>
          <table:table-cell office:value-type="float" office:value="49.84" calcext:value-type="float">
            <text:p>4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84" calcext:value-type="float">
            <text:p>49,8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9 12:08:27</text:p>
          </table:table-cell>
          <table:table-cell table:style-name="ce1" office:value-type="string" calcext:value-type="string">
            <text:p>2019-11-19 12:02:56</text:p>
          </table:table-cell>
          <table:table-cell table:style-name="ce1" office:value-type="string" calcext:value-type="string">
            <text:p>2019-11-19 12:08:27</text:p>
          </table:table-cell>
          <table:table-cell office:value-type="float" office:value="2655" calcext:value-type="float">
            <text:p>26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6]&lt;[Einstellungen.$B$4]; [Einstellungen.$B$2];IF([.D54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46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XYZZ1584-0913195311</text:p>
          </table:table-cell>
          <table:table-cell office:value-type="float" office:value="11.89" calcext:value-type="float">
            <text:p>11,8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5.88" calcext:value-type="float">
            <text:p>15,8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9 13:10:57</text:p>
          </table:table-cell>
          <table:table-cell table:style-name="ce1" office:value-type="string" calcext:value-type="string">
            <text:p>2019-11-19 13:09:53</text:p>
          </table:table-cell>
          <table:table-cell table:style-name="ce1" office:value-type="string" calcext:value-type="string">
            <text:p>2019-11-19 13:10:57</text:p>
          </table:table-cell>
          <table:table-cell office:value-type="float" office:value="2659" calcext:value-type="float">
            <text:p>26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7]&lt;[Einstellungen.$B$4]; [Einstellungen.$B$2];IF([.D54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47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XYZZ2381-2513192411</text:p>
          </table:table-cell>
          <table:table-cell office:value-type="float" office:value="80.24" calcext:value-type="float">
            <text:p>80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4" calcext:value-type="float">
            <text:p>80,2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19 13:29:35</text:p>
          </table:table-cell>
          <table:table-cell table:style-name="ce1" office:value-type="string" calcext:value-type="string">
            <text:p>2019-11-19 13:25:24</text:p>
          </table:table-cell>
          <table:table-cell table:style-name="ce1" office:value-type="string" calcext:value-type="string">
            <text:p>2019-11-19 13:29:35</text:p>
          </table:table-cell>
          <table:table-cell office:value-type="float" office:value="2663" calcext:value-type="float">
            <text:p>26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8]&lt;[Einstellungen.$B$4]; [Einstellungen.$B$2];IF([.D54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48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XYZZ1593-1716190711</text:p>
          </table:table-cell>
          <table:table-cell office:value-type="float" office:value="45.22" calcext:value-type="float">
            <text:p>45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22" calcext:value-type="float">
            <text:p>45,2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19 16:17:07</text:p>
          </table:table-cell>
          <table:table-cell office:value-type="float" office:value="2668" calcext:value-type="float">
            <text:p>2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49]&lt;[Einstellungen.$B$4]; [Einstellungen.$B$2];IF([.D54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49]);&quot;&quot;)">
            <text:p/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XYZZ1600-4320193111</text:p>
          </table:table-cell>
          <table:table-cell office:value-type="float" office:value="67.5" calcext:value-type="float">
            <text:p>67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" calcext:value-type="float">
            <text:p>67,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19 20:43:31</text:p>
          </table:table-cell>
          <table:table-cell table:style-name="ce1" office:value-type="string" calcext:value-type="string">
            <text:p>2019-11-19 20:44:09</text:p>
          </table:table-cell>
          <table:table-cell office:value-type="float" office:value="2671" calcext:value-type="float">
            <text:p>2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0]&lt;[Einstellungen.$B$4]; [Einstellungen.$B$2];IF([.D55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50]);&quot;&quot;)">
            <text:p/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XYZZ2392-1610193711</text:p>
          </table:table-cell>
          <table:table-cell office:value-type="float" office:value="13.43" calcext:value-type="float">
            <text:p>13,4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7.42" calcext:value-type="float">
            <text:p>17,4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2 12:49:20</text:p>
          </table:table-cell>
          <table:table-cell table:style-name="ce1" office:value-type="string" calcext:value-type="string">
            <text:p>2019-11-20 10:16:37</text:p>
          </table:table-cell>
          <table:table-cell table:style-name="ce1" office:value-type="string" calcext:value-type="string">
            <text:p>2019-11-22 12:49:20</text:p>
          </table:table-cell>
          <table:table-cell office:value-type="float" office:value="2673" calcext:value-type="float">
            <text:p>2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1]&lt;[Einstellungen.$B$4]; [Einstellungen.$B$2];IF([.D55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51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XYZZ1600-2114194211</text:p>
          </table:table-cell>
          <table:table-cell office:value-type="float" office:value="57.06" calcext:value-type="float">
            <text:p>57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06" calcext:value-type="float">
            <text:p>57,0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0 14:23:11</text:p>
          </table:table-cell>
          <table:table-cell table:style-name="ce1" office:value-type="string" calcext:value-type="string">
            <text:p>2019-11-20 14:21:42</text:p>
          </table:table-cell>
          <table:table-cell table:style-name="ce1" office:value-type="string" calcext:value-type="string">
            <text:p>2019-11-20 14:23:11</text:p>
          </table:table-cell>
          <table:table-cell office:value-type="float" office:value="2677" calcext:value-type="float">
            <text:p>26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2]&lt;[Einstellungen.$B$4]; [Einstellungen.$B$2];IF([.D55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52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XYZZ1606-4014193611</text:p>
          </table:table-cell>
          <table:table-cell office:value-type="float" office:value="49.34" calcext:value-type="float">
            <text:p>49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34" calcext:value-type="float">
            <text:p>49,3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0 14:41:32</text:p>
          </table:table-cell>
          <table:table-cell table:style-name="ce1" office:value-type="string" calcext:value-type="string">
            <text:p>2019-11-20 14:40:36</text:p>
          </table:table-cell>
          <table:table-cell table:style-name="ce1" office:value-type="string" calcext:value-type="string">
            <text:p>2019-11-20 14:41:32</text:p>
          </table:table-cell>
          <table:table-cell office:value-type="float" office:value="2679" calcext:value-type="float">
            <text:p>26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3]&lt;[Einstellungen.$B$4]; [Einstellungen.$B$2];IF([.D55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53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XYZZ1608-4314190611</text:p>
          </table:table-cell>
          <table:table-cell office:value-type="float" office:value="72.24" calcext:value-type="float">
            <text:p>72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24" calcext:value-type="float">
            <text:p>72,2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0 14:43:06</text:p>
          </table:table-cell>
          <table:table-cell table:style-name="ce1" office:value-type="string" calcext:value-type="string">
            <text:p>2019-11-20 14:45:23</text:p>
          </table:table-cell>
          <table:table-cell office:value-type="float" office:value="2682" calcext:value-type="float">
            <text:p>26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4]&lt;[Einstellungen.$B$4]; [Einstellungen.$B$2];IF([.D55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54]);&quot;&quot;)">
            <text:p/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XYZZ1614-0616192911</text:p>
          </table:table-cell>
          <table:table-cell office:value-type="float" office:value="82.23" calcext:value-type="float">
            <text:p>82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23" calcext:value-type="float">
            <text:p>82,2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0 16:10:07</text:p>
          </table:table-cell>
          <table:table-cell table:style-name="ce1" office:value-type="string" calcext:value-type="string">
            <text:p>2019-11-20 16:06:29</text:p>
          </table:table-cell>
          <table:table-cell table:style-name="ce1" office:value-type="string" calcext:value-type="string">
            <text:p>2019-11-20 16:10:07</text:p>
          </table:table-cell>
          <table:table-cell office:value-type="float" office:value="2686" calcext:value-type="float">
            <text:p>2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5]&lt;[Einstellungen.$B$4]; [Einstellungen.$B$2];IF([.D55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55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XYZZ2414-2617194811</text:p>
          </table:table-cell>
          <table:table-cell office:value-type="float" office:value="29.22" calcext:value-type="float">
            <text:p>29,2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21" calcext:value-type="float">
            <text:p>33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0 17:31:01</text:p>
          </table:table-cell>
          <table:table-cell table:style-name="ce1" office:value-type="string" calcext:value-type="string">
            <text:p>2019-11-20 17:26:48</text:p>
          </table:table-cell>
          <table:table-cell table:style-name="ce1" office:value-type="string" calcext:value-type="string">
            <text:p>2019-11-20 17:31:01</text:p>
          </table:table-cell>
          <table:table-cell office:value-type="float" office:value="2688" calcext:value-type="float">
            <text:p>26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6]&lt;[Einstellungen.$B$4]; [Einstellungen.$B$2];IF([.D55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56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XYZZ1612-2700190111</text:p>
          </table:table-cell>
          <table:table-cell office:value-type="float" office:value="44.04" calcext:value-type="float">
            <text:p>44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4" calcext:value-type="float">
            <text:p>44,0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1 00:27:01</text:p>
          </table:table-cell>
          <table:table-cell office:value-type="float" office:value="2690" calcext:value-type="float">
            <text:p>26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7]&lt;[Einstellungen.$B$4]; [Einstellungen.$B$2];IF([.D55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57]);&quot;&quot;)">
            <text:p/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XYZZ1619-0308194511</text:p>
          </table:table-cell>
          <table:table-cell office:value-type="float" office:value="87.33" calcext:value-type="float">
            <text:p>87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33" calcext:value-type="float">
            <text:p>87,3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1 08:03:45</text:p>
          </table:table-cell>
          <table:table-cell office:value-type="float" office:value="2693" calcext:value-type="float">
            <text:p>2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8]&lt;[Einstellungen.$B$4]; [Einstellungen.$B$2];IF([.D55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58]);&quot;&quot;)">
            <text:p/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XYZZ1623-3908190611</text:p>
          </table:table-cell>
          <table:table-cell office:value-type="float" office:value="194.2" calcext:value-type="float">
            <text:p>19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2" calcext:value-type="float">
            <text:p>194,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1 08:39:06</text:p>
          </table:table-cell>
          <table:table-cell office:value-type="float" office:value="2696" calcext:value-type="float">
            <text:p>26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59]&lt;[Einstellungen.$B$4]; [Einstellungen.$B$2];IF([.D55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59]);&quot;&quot;)">
            <text:p/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XYZZ2425-4609191411</text:p>
          </table:table-cell>
          <table:table-cell office:value-type="float" office:value="87.57" calcext:value-type="float">
            <text:p>87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7" calcext:value-type="float">
            <text:p>87,5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1 09:46:14</text:p>
          </table:table-cell>
          <table:table-cell table:style-name="ce1" office:value-type="string" calcext:value-type="string">
            <text:p>2019-11-22 10:47:26</text:p>
          </table:table-cell>
          <table:table-cell office:value-type="float" office:value="2698" calcext:value-type="float">
            <text:p>26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0]&lt;[Einstellungen.$B$4]; [Einstellungen.$B$2];IF([.D56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6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XYZZ1625-2211193011</text:p>
          </table:table-cell>
          <table:table-cell office:value-type="float" office:value="42.45" calcext:value-type="float">
            <text:p>42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45" calcext:value-type="float">
            <text:p>42,4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1 11:23:06</text:p>
          </table:table-cell>
          <table:table-cell table:style-name="ce1" office:value-type="string" calcext:value-type="string">
            <text:p>2019-11-21 11:22:30</text:p>
          </table:table-cell>
          <table:table-cell table:style-name="ce1" office:value-type="string" calcext:value-type="string">
            <text:p>2019-11-21 11:23:06</text:p>
          </table:table-cell>
          <table:table-cell office:value-type="float" office:value="2702" calcext:value-type="float">
            <text:p>2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1]&lt;[Einstellungen.$B$4]; [Einstellungen.$B$2];IF([.D56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61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XYZZ2436-4016190511</text:p>
          </table:table-cell>
          <table:table-cell office:value-type="float" office:value="55.92" calcext:value-type="float">
            <text:p>55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2" calcext:value-type="float">
            <text:p>55,9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1 16:44:13</text:p>
          </table:table-cell>
          <table:table-cell table:style-name="ce1" office:value-type="string" calcext:value-type="string">
            <text:p>2019-11-21 16:40:05</text:p>
          </table:table-cell>
          <table:table-cell table:style-name="ce1" office:value-type="string" calcext:value-type="string">
            <text:p>2019-11-21 16:44:13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2]&lt;[Einstellungen.$B$4]; [Einstellungen.$B$2];IF([.D56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62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XYZZ1628-0317194411</text:p>
          </table:table-cell>
          <table:table-cell office:value-type="float" office:value="87.64" calcext:value-type="float">
            <text:p>87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64" calcext:value-type="float">
            <text:p>87,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1 17:05:06</text:p>
          </table:table-cell>
          <table:table-cell table:style-name="ce1" office:value-type="string" calcext:value-type="string">
            <text:p>2019-11-21 17:03:44</text:p>
          </table:table-cell>
          <table:table-cell table:style-name="ce1" office:value-type="string" calcext:value-type="string">
            <text:p>2019-11-21 17:05:06</text:p>
          </table:table-cell>
          <table:table-cell office:value-type="float" office:value="2708" calcext:value-type="float">
            <text:p>27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3]&lt;[Einstellungen.$B$4]; [Einstellungen.$B$2];IF([.D56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63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XYZZ2439-2217194211</text:p>
          </table:table-cell>
          <table:table-cell office:value-type="float" office:value="208.5" calcext:value-type="float">
            <text:p>20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5" calcext:value-type="float">
            <text:p>208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1 17:24:39</text:p>
          </table:table-cell>
          <table:table-cell table:style-name="ce1" office:value-type="string" calcext:value-type="string">
            <text:p>2019-11-21 17:22:42</text:p>
          </table:table-cell>
          <table:table-cell table:style-name="ce1" office:value-type="string" calcext:value-type="string">
            <text:p>2019-11-21 17:24:39</text:p>
          </table:table-cell>
          <table:table-cell office:value-type="float" office:value="2710" calcext:value-type="float">
            <text:p>27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4]&lt;[Einstellungen.$B$4]; [Einstellungen.$B$2];IF([.D56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64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XYZZ1637-0022190611</text:p>
          </table:table-cell>
          <table:table-cell office:value-type="float" office:value="67.72" calcext:value-type="float">
            <text:p>67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72" calcext:value-type="float">
            <text:p>67,7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1 22:00:06</text:p>
          </table:table-cell>
          <table:table-cell office:value-type="float" office:value="2712" calcext:value-type="float">
            <text:p>27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5]&lt;[Einstellungen.$B$4]; [Einstellungen.$B$2];IF([.D56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65]);&quot;&quot;)">
            <text:p/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XYZZ2443-0922191611</text:p>
          </table:table-cell>
          <table:table-cell office:value-type="float" office:value="21.36" calcext:value-type="float">
            <text:p>21,3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5.35" calcext:value-type="float">
            <text:p>25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1 22:10:41</text:p>
          </table:table-cell>
          <table:table-cell table:style-name="ce1" office:value-type="string" calcext:value-type="string">
            <text:p>2019-11-21 22:09:16</text:p>
          </table:table-cell>
          <table:table-cell table:style-name="ce1" office:value-type="string" calcext:value-type="string">
            <text:p>2019-11-21 22:10:41</text:p>
          </table:table-cell>
          <table:table-cell office:value-type="float" office:value="2714" calcext:value-type="float">
            <text:p>27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6]&lt;[Einstellungen.$B$4]; [Einstellungen.$B$2];IF([.D56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66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XYZZ1631-5408195311</text:p>
          </table:table-cell>
          <table:table-cell office:value-type="float" office:value="9.14" calcext:value-type="float">
            <text:p>9,1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3.13" calcext:value-type="float">
            <text:p>13,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2 08:55:41</text:p>
          </table:table-cell>
          <table:table-cell table:style-name="ce1" office:value-type="string" calcext:value-type="string">
            <text:p>2019-11-22 08:54:53</text:p>
          </table:table-cell>
          <table:table-cell table:style-name="ce1" office:value-type="string" calcext:value-type="string">
            <text:p>2019-11-22 08:55:41</text:p>
          </table:table-cell>
          <table:table-cell office:value-type="float" office:value="2716" calcext:value-type="float">
            <text:p>2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7]&lt;[Einstellungen.$B$4]; [Einstellungen.$B$2];IF([.D56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67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XYZZ2450-1310190111</text:p>
          </table:table-cell>
          <table:table-cell office:value-type="float" office:value="49.53" calcext:value-type="float">
            <text:p>49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3" calcext:value-type="float">
            <text:p>49,5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2 10:13:01</text:p>
          </table:table-cell>
          <table:table-cell office:value-type="float" office:value="2720" calcext:value-type="float">
            <text:p>27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8]&lt;[Einstellungen.$B$4]; [Einstellungen.$B$2];IF([.D56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68]);&quot;&quot;)">
            <text:p/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XYZZ2458-2716193611</text:p>
          </table:table-cell>
          <table:table-cell office:value-type="float" office:value="54.4" calcext:value-type="float">
            <text:p>5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2 16:27:36</text:p>
          </table:table-cell>
          <table:table-cell table:style-name="ce1" office:value-type="string" calcext:value-type="string">
            <text:p>2019-11-22 16:29:25</text:p>
          </table:table-cell>
          <table:table-cell office:value-type="float" office:value="2726" calcext:value-type="float">
            <text:p>27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69]&lt;[Einstellungen.$B$4]; [Einstellungen.$B$2];IF([.D56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69]);&quot;&quot;)">
            <text:p/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XYZZ2461-2117191811</text:p>
          </table:table-cell>
          <table:table-cell office:value-type="float" office:value="173.75" calcext:value-type="float">
            <text:p>173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75" calcext:value-type="float">
            <text:p>173,7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2 17:26:17</text:p>
          </table:table-cell>
          <table:table-cell table:style-name="ce1" office:value-type="string" calcext:value-type="string">
            <text:p>2019-11-22 17:21:18</text:p>
          </table:table-cell>
          <table:table-cell table:style-name="ce1" office:value-type="string" calcext:value-type="string">
            <text:p>2019-11-22 17:26:17</text:p>
          </table:table-cell>
          <table:table-cell office:value-type="float" office:value="2729" calcext:value-type="float">
            <text:p>27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0]&lt;[Einstellungen.$B$4]; [Einstellungen.$B$2];IF([.D57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70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XYZZ2469-5909193811</text:p>
          </table:table-cell>
          <table:table-cell office:value-type="float" office:value="40.13" calcext:value-type="float">
            <text:p>4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3" calcext:value-type="float">
            <text:p>40,1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3 09:59:38</text:p>
          </table:table-cell>
          <table:table-cell table:style-name="ce1" office:value-type="string" calcext:value-type="string">
            <text:p>2019-11-23 10:02:59</text:p>
          </table:table-cell>
          <table:table-cell office:value-type="float" office:value="2736" calcext:value-type="float">
            <text:p>27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1]&lt;[Einstellungen.$B$4]; [Einstellungen.$B$2];IF([.D57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71]);&quot;&quot;)">
            <text:p/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XYZZ2472-4213195811</text:p>
          </table:table-cell>
          <table:table-cell office:value-type="float" office:value="44.56" calcext:value-type="float">
            <text:p>44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6" calcext:value-type="float">
            <text:p>44,5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3 13:57:35</text:p>
          </table:table-cell>
          <table:table-cell table:style-name="ce1" office:value-type="string" calcext:value-type="string">
            <text:p>2019-11-23 13:42:58</text:p>
          </table:table-cell>
          <table:table-cell table:style-name="ce1" office:value-type="string" calcext:value-type="string">
            <text:p>2019-11-23 13:57:35</text:p>
          </table:table-cell>
          <table:table-cell office:value-type="float" office:value="2739" calcext:value-type="float">
            <text:p>27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2]&lt;[Einstellungen.$B$4]; [Einstellungen.$B$2];IF([.D57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72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XYZZ1658-0716194611</text:p>
          </table:table-cell>
          <table:table-cell office:value-type="float" office:value="17.43" calcext:value-type="float">
            <text:p>17,4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42" calcext:value-type="float">
            <text:p>21,4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3 16:11:00</text:p>
          </table:table-cell>
          <table:table-cell table:style-name="ce1" office:value-type="string" calcext:value-type="string">
            <text:p>2019-11-23 16:07:46</text:p>
          </table:table-cell>
          <table:table-cell table:style-name="ce1" office:value-type="string" calcext:value-type="string">
            <text:p>2019-11-23 16:11:00</text:p>
          </table:table-cell>
          <table:table-cell office:value-type="float" office:value="2741" calcext:value-type="float">
            <text:p>27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3]&lt;[Einstellungen.$B$4]; [Einstellungen.$B$2];IF([.D57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73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XYZZ1664-2617190511</text:p>
          </table:table-cell>
          <table:table-cell office:value-type="float" office:value="205.13" calcext:value-type="float">
            <text:p>205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13" calcext:value-type="float">
            <text:p>205,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3 17:30:16</text:p>
          </table:table-cell>
          <table:table-cell table:style-name="ce1" office:value-type="string" calcext:value-type="string">
            <text:p>2019-11-23 17:26:05</text:p>
          </table:table-cell>
          <table:table-cell table:style-name="ce1" office:value-type="string" calcext:value-type="string">
            <text:p>2019-11-23 17:30:16</text:p>
          </table:table-cell>
          <table:table-cell office:value-type="float" office:value="2747" calcext:value-type="float">
            <text:p>27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4]&lt;[Einstellungen.$B$4]; [Einstellungen.$B$2];IF([.D57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7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XYZZ1662-5713193011</text:p>
          </table:table-cell>
          <table:table-cell office:value-type="float" office:value="29.22" calcext:value-type="float">
            <text:p>29,2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21" calcext:value-type="float">
            <text:p>33,2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4 13:57:30</text:p>
          </table:table-cell>
          <table:table-cell table:style-name="ce1" office:value-type="string" calcext:value-type="string">
            <text:p>2019-11-24 14:08:38</text:p>
          </table:table-cell>
          <table:table-cell office:value-type="float" office:value="2753" calcext:value-type="float">
            <text:p>27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5]&lt;[Einstellungen.$B$4]; [Einstellungen.$B$2];IF([.D57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75]);&quot;&quot;)">
            <text:p/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XYZZ1668-5114195611</text:p>
          </table:table-cell>
          <table:table-cell office:value-type="float" office:value="44.96" calcext:value-type="float">
            <text:p>4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6" calcext:value-type="float">
            <text:p>44,9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4 14:51:56</text:p>
          </table:table-cell>
          <table:table-cell office:value-type="float" office:value="2756" calcext:value-type="float">
            <text:p>27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6]&lt;[Einstellungen.$B$4]; [Einstellungen.$B$2];IF([.D57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76]);&quot;&quot;)">
            <text:p/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XYZZ1673-4415193311</text:p>
          </table:table-cell>
          <table:table-cell office:value-type="float" office:value="118.02" calcext:value-type="float">
            <text:p>118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02" calcext:value-type="float">
            <text:p>118,0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4 15:44:33</text:p>
          </table:table-cell>
          <table:table-cell table:style-name="ce1" office:value-type="string" calcext:value-type="string">
            <text:p>2019-11-25 15:08:55</text:p>
          </table:table-cell>
          <table:table-cell office:value-type="float" office:value="2759" calcext:value-type="float">
            <text:p>27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7]&lt;[Einstellungen.$B$4]; [Einstellungen.$B$2];IF([.D57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7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XYZZ1673-3016194211</text:p>
          </table:table-cell>
          <table:table-cell office:value-type="float" office:value="17.64" calcext:value-type="float">
            <text:p>17,6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63" calcext:value-type="float">
            <text:p>21,6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4 16:31:21</text:p>
          </table:table-cell>
          <table:table-cell table:style-name="ce1" office:value-type="string" calcext:value-type="string">
            <text:p>2019-11-24 16:30:42</text:p>
          </table:table-cell>
          <table:table-cell table:style-name="ce1" office:value-type="string" calcext:value-type="string">
            <text:p>2019-11-24 16:31:22</text:p>
          </table:table-cell>
          <table:table-cell office:value-type="float" office:value="2767" calcext:value-type="float">
            <text:p>27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8]&lt;[Einstellungen.$B$4]; [Einstellungen.$B$2];IF([.D57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7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XYZZ1679-5216194511</text:p>
          </table:table-cell>
          <table:table-cell office:value-type="float" office:value="55.84" calcext:value-type="float">
            <text:p>55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84" calcext:value-type="float">
            <text:p>55,8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4 16:55:47</text:p>
          </table:table-cell>
          <table:table-cell table:style-name="ce1" office:value-type="string" calcext:value-type="string">
            <text:p>2019-11-24 16:52:45</text:p>
          </table:table-cell>
          <table:table-cell table:style-name="ce1" office:value-type="string" calcext:value-type="string">
            <text:p>2019-11-24 16:55:47</text:p>
          </table:table-cell>
          <table:table-cell office:value-type="float" office:value="2769" calcext:value-type="float">
            <text:p>27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79]&lt;[Einstellungen.$B$4]; [Einstellungen.$B$2];IF([.D57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7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XYZZ1683-2017193411</text:p>
          </table:table-cell>
          <table:table-cell office:value-type="float" office:value="19.13" calcext:value-type="float">
            <text:p>19,1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3.12" calcext:value-type="float">
            <text:p>23,1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4 17:25:23</text:p>
          </table:table-cell>
          <table:table-cell table:style-name="ce1" office:value-type="string" calcext:value-type="string">
            <text:p>2019-11-24 17:20:34</text:p>
          </table:table-cell>
          <table:table-cell table:style-name="ce1" office:value-type="string" calcext:value-type="string">
            <text:p>2019-11-24 17:25:23</text:p>
          </table:table-cell>
          <table:table-cell office:value-type="float" office:value="2771" calcext:value-type="float">
            <text:p>2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0]&lt;[Einstellungen.$B$4]; [Einstellungen.$B$2];IF([.D58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80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XYZZ1685-5517193911</text:p>
          </table:table-cell>
          <table:table-cell office:value-type="float" office:value="69.69" calcext:value-type="float">
            <text:p>6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69" calcext:value-type="float">
            <text:p>69,6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4 17:57:49</text:p>
          </table:table-cell>
          <table:table-cell table:style-name="ce1" office:value-type="string" calcext:value-type="string">
            <text:p>2019-11-24 17:55:39</text:p>
          </table:table-cell>
          <table:table-cell table:style-name="ce1" office:value-type="string" calcext:value-type="string">
            <text:p>2019-11-24 17:57:49</text:p>
          </table:table-cell>
          <table:table-cell office:value-type="float" office:value="2774" calcext:value-type="float">
            <text:p>27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1]&lt;[Einstellungen.$B$4]; [Einstellungen.$B$2];IF([.D58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81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XYZZ1686-5306190811</text:p>
          </table:table-cell>
          <table:table-cell office:value-type="float" office:value="59.17" calcext:value-type="float">
            <text:p>59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17" calcext:value-type="float">
            <text:p>59,1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5:02:43</text:p>
          </table:table-cell>
          <table:table-cell table:style-name="ce1" office:value-type="string" calcext:value-type="string">
            <text:p>2019-11-25 06:53:08</text:p>
          </table:table-cell>
          <table:table-cell table:style-name="ce1" office:value-type="string" calcext:value-type="string">
            <text:p>2019-11-25 15:02:43</text:p>
          </table:table-cell>
          <table:table-cell office:value-type="float" office:value="2780" calcext:value-type="float">
            <text:p>2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2]&lt;[Einstellungen.$B$4]; [Einstellungen.$B$2];IF([.D58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8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XYZZ1690-2108194111</text:p>
          </table:table-cell>
          <table:table-cell office:value-type="float" office:value="13.44" calcext:value-type="float">
            <text:p>13,4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7.43" calcext:value-type="float">
            <text:p>17,4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5 08:21:41</text:p>
          </table:table-cell>
          <table:table-cell table:style-name="ce1" office:value-type="string" calcext:value-type="string">
            <text:p>2019-11-25 08:23:18</text:p>
          </table:table-cell>
          <table:table-cell office:value-type="float" office:value="2782" calcext:value-type="float">
            <text:p>2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3]&lt;[Einstellungen.$B$4]; [Einstellungen.$B$2];IF([.D58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83]);&quot;&quot;)">
            <text:p/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XYZZ1694-4109190511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" calcext:value-type="float">
            <text:p>46,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09:43:10</text:p>
          </table:table-cell>
          <table:table-cell table:style-name="ce1" office:value-type="string" calcext:value-type="string">
            <text:p>2019-11-25 09:41:05</text:p>
          </table:table-cell>
          <table:table-cell table:style-name="ce1" office:value-type="string" calcext:value-type="string">
            <text:p>2019-11-25 09:43:10</text:p>
          </table:table-cell>
          <table:table-cell office:value-type="float" office:value="2785" calcext:value-type="float">
            <text:p>2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4]&lt;[Einstellungen.$B$4]; [Einstellungen.$B$2];IF([.D58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84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XYZZ1697-0010191011</text:p>
          </table:table-cell>
          <table:table-cell office:value-type="float" office:value="46.06" calcext:value-type="float">
            <text:p>46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06" calcext:value-type="float">
            <text:p>46,0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0:01:31</text:p>
          </table:table-cell>
          <table:table-cell table:style-name="ce1" office:value-type="string" calcext:value-type="string">
            <text:p>2019-11-25 10:00:10</text:p>
          </table:table-cell>
          <table:table-cell table:style-name="ce1" office:value-type="string" calcext:value-type="string">
            <text:p>2019-11-25 10:01:31</text:p>
          </table:table-cell>
          <table:table-cell office:value-type="float" office:value="2787" calcext:value-type="float">
            <text:p>2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5]&lt;[Einstellungen.$B$4]; [Einstellungen.$B$2];IF([.D58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85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XYZZ2538-281119341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5 11:28:34</text:p>
          </table:table-cell>
          <table:table-cell table:style-name="ce1" office:value-type="string" calcext:value-type="string">
            <text:p>2019-11-25 11:48:03</text:p>
          </table:table-cell>
          <table:table-cell office:value-type="float" office:value="2790" calcext:value-type="float">
            <text:p>2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6]&lt;[Einstellungen.$B$4]; [Einstellungen.$B$2];IF([.D58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86]);&quot;&quot;)">
            <text:p/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XYZZ1699-4711193711</text:p>
          </table:table-cell>
          <table:table-cell office:value-type="float" office:value="7.34" calcext:value-type="float">
            <text:p>7,3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1:49:57</text:p>
          </table:table-cell>
          <table:table-cell table:style-name="ce1" office:value-type="string" calcext:value-type="string">
            <text:p>2019-11-25 11:47:37</text:p>
          </table:table-cell>
          <table:table-cell table:style-name="ce1" office:value-type="string" calcext:value-type="string">
            <text:p>2019-11-25 11:49:57</text:p>
          </table:table-cell>
          <table:table-cell office:value-type="float" office:value="2792" calcext:value-type="float">
            <text:p>27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7]&lt;[Einstellungen.$B$4]; [Einstellungen.$B$2];IF([.D58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8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XYZZ2545-5411193411</text:p>
          </table:table-cell>
          <table:table-cell office:value-type="float" office:value="13.41" calcext:value-type="float">
            <text:p>13,4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1:55:17</text:p>
          </table:table-cell>
          <table:table-cell table:style-name="ce1" office:value-type="string" calcext:value-type="string">
            <text:p>2019-11-25 11:54:34</text:p>
          </table:table-cell>
          <table:table-cell table:style-name="ce1" office:value-type="string" calcext:value-type="string">
            <text:p>2019-11-25 11:55:17</text:p>
          </table:table-cell>
          <table:table-cell office:value-type="float" office:value="2796" calcext:value-type="float">
            <text:p>27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8]&lt;[Einstellungen.$B$4]; [Einstellungen.$B$2];IF([.D58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88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XYZZ2549-3712195711</text:p>
          </table:table-cell>
          <table:table-cell office:value-type="float" office:value="50.48" calcext:value-type="float">
            <text:p>50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48" calcext:value-type="float">
            <text:p>50,4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2:41:54</text:p>
          </table:table-cell>
          <table:table-cell table:style-name="ce1" office:value-type="string" calcext:value-type="string">
            <text:p>2019-11-25 12:37:57</text:p>
          </table:table-cell>
          <table:table-cell table:style-name="ce1" office:value-type="string" calcext:value-type="string">
            <text:p>2019-11-25 12:41:54</text:p>
          </table:table-cell>
          <table:table-cell office:value-type="float" office:value="2799" calcext:value-type="float">
            <text:p>2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89]&lt;[Einstellungen.$B$4]; [Einstellungen.$B$2];IF([.D58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8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XYZZ2567-2317192411</text:p>
          </table:table-cell>
          <table:table-cell office:value-type="float" office:value="10.55" calcext:value-type="float">
            <text:p>10,5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4.54" calcext:value-type="float">
            <text:p>14,5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7:24:22</text:p>
          </table:table-cell>
          <table:table-cell table:style-name="ce1" office:value-type="string" calcext:value-type="string">
            <text:p>2019-11-25 17:23:24</text:p>
          </table:table-cell>
          <table:table-cell table:style-name="ce1" office:value-type="string" calcext:value-type="string">
            <text:p>2019-11-25 17:24:22</text:p>
          </table:table-cell>
          <table:table-cell office:value-type="float" office:value="2812" calcext:value-type="float">
            <text:p>2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0]&lt;[Einstellungen.$B$4]; [Einstellungen.$B$2];IF([.D59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90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XYZZ1716-3117195011</text:p>
          </table:table-cell>
          <table:table-cell office:value-type="float" office:value="50.9" calcext:value-type="float">
            <text:p>5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" calcext:value-type="float">
            <text:p>50,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7:35:05</text:p>
          </table:table-cell>
          <table:table-cell table:style-name="ce1" office:value-type="string" calcext:value-type="string">
            <text:p>2019-11-25 17:31:50</text:p>
          </table:table-cell>
          <table:table-cell table:style-name="ce1" office:value-type="string" calcext:value-type="string">
            <text:p>2019-11-25 17:35:06</text:p>
          </table:table-cell>
          <table:table-cell office:value-type="float" office:value="2814" calcext:value-type="float">
            <text:p>28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1]&lt;[Einstellungen.$B$4]; [Einstellungen.$B$2];IF([.D59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9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XYZZ1719-3917190311</text:p>
          </table:table-cell>
          <table:table-cell office:value-type="float" office:value="55.72" calcext:value-type="float">
            <text:p>55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72" calcext:value-type="float">
            <text:p>55,7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7:39:38</text:p>
          </table:table-cell>
          <table:table-cell table:style-name="ce1" office:value-type="string" calcext:value-type="string">
            <text:p>2019-11-25 17:39:03</text:p>
          </table:table-cell>
          <table:table-cell table:style-name="ce1" office:value-type="string" calcext:value-type="string">
            <text:p>2019-11-25 17:39:38</text:p>
          </table:table-cell>
          <table:table-cell office:value-type="float" office:value="2817" calcext:value-type="float">
            <text:p>28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2]&lt;[Einstellungen.$B$4]; [Einstellungen.$B$2];IF([.D59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9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XYZZ2578-5318195211</text:p>
          </table:table-cell>
          <table:table-cell office:value-type="float" office:value="68.02" calcext:value-type="float">
            <text:p>68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02" calcext:value-type="float">
            <text:p>68,0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5 18:53:52</text:p>
          </table:table-cell>
          <table:table-cell office:value-type="float" office:value="2821" calcext:value-type="float">
            <text:p>28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3]&lt;[Einstellungen.$B$4]; [Einstellungen.$B$2];IF([.D59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93]);&quot;&quot;)">
            <text:p/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XYZZ1725-0019193011</text:p>
          </table:table-cell>
          <table:table-cell office:value-type="float" office:value="46.71" calcext:value-type="float">
            <text:p>46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1" calcext:value-type="float">
            <text:p>46,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9:05:17</text:p>
          </table:table-cell>
          <table:table-cell table:style-name="ce1" office:value-type="string" calcext:value-type="string">
            <text:p>2019-11-25 19:00:30</text:p>
          </table:table-cell>
          <table:table-cell table:style-name="ce1" office:value-type="string" calcext:value-type="string">
            <text:p>2019-11-25 19:05:17</text:p>
          </table:table-cell>
          <table:table-cell office:value-type="float" office:value="2823" calcext:value-type="float">
            <text:p>28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4]&lt;[Einstellungen.$B$4]; [Einstellungen.$B$2];IF([.D59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94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XYZZ1733-1719190111</text:p>
          </table:table-cell>
          <table:table-cell office:value-type="float" office:value="45.64" calcext:value-type="float">
            <text:p>45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4" calcext:value-type="float">
            <text:p>45,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9:18:47</text:p>
          </table:table-cell>
          <table:table-cell table:style-name="ce1" office:value-type="string" calcext:value-type="string">
            <text:p>2019-11-25 19:17:01</text:p>
          </table:table-cell>
          <table:table-cell table:style-name="ce1" office:value-type="string" calcext:value-type="string">
            <text:p>2019-11-25 19:18:47</text:p>
          </table:table-cell>
          <table:table-cell office:value-type="float" office:value="2826" calcext:value-type="float">
            <text:p>28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5]&lt;[Einstellungen.$B$4]; [Einstellungen.$B$2];IF([.D59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95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XYZZ2586-3719193911</text:p>
          </table:table-cell>
          <table:table-cell office:value-type="float" office:value="83.83" calcext:value-type="float">
            <text:p>83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3" calcext:value-type="float">
            <text:p>83,8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19:39:13</text:p>
          </table:table-cell>
          <table:table-cell table:style-name="ce1" office:value-type="string" calcext:value-type="string">
            <text:p>2019-11-25 19:37:39</text:p>
          </table:table-cell>
          <table:table-cell table:style-name="ce1" office:value-type="string" calcext:value-type="string">
            <text:p>2019-11-25 19:39:13</text:p>
          </table:table-cell>
          <table:table-cell office:value-type="float" office:value="2828" calcext:value-type="float">
            <text:p>28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6]&lt;[Einstellungen.$B$4]; [Einstellungen.$B$2];IF([.D59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59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XYZZ1735-0421194211</text:p>
          </table:table-cell>
          <table:table-cell office:value-type="float" office:value="13.97" calcext:value-type="float">
            <text:p>13,9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7.96" calcext:value-type="float">
            <text:p>17,9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5 21:06:21</text:p>
          </table:table-cell>
          <table:table-cell table:style-name="ce1" office:value-type="string" calcext:value-type="string">
            <text:p>2019-11-25 21:04:42</text:p>
          </table:table-cell>
          <table:table-cell table:style-name="ce1" office:value-type="string" calcext:value-type="string">
            <text:p>2019-11-25 21:06:21</text:p>
          </table:table-cell>
          <table:table-cell office:value-type="float" office:value="2836" calcext:value-type="float">
            <text:p>28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7]&lt;[Einstellungen.$B$4]; [Einstellungen.$B$2];IF([.D59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59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XYZZ2597-0802194011</text:p>
          </table:table-cell>
          <table:table-cell office:value-type="float" office:value="35.83" calcext:value-type="float">
            <text:p>35,8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9.82" calcext:value-type="float">
            <text:p>39,8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6 02:10:06</text:p>
          </table:table-cell>
          <table:table-cell table:style-name="ce1" office:value-type="string" calcext:value-type="string">
            <text:p>2019-11-26 02:08:40</text:p>
          </table:table-cell>
          <table:table-cell table:style-name="ce1" office:value-type="string" calcext:value-type="string">
            <text:p>2019-11-26 02:10:06</text:p>
          </table:table-cell>
          <table:table-cell office:value-type="float" office:value="2838" calcext:value-type="float">
            <text:p>28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8]&lt;[Einstellungen.$B$4]; [Einstellungen.$B$2];IF([.D59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98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XYZZ2600-5906195611</text:p>
          </table:table-cell>
          <table:table-cell office:value-type="float" office:value="48.56" calcext:value-type="float">
            <text:p>48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56" calcext:value-type="float">
            <text:p>48,5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6 07:06:21</text:p>
          </table:table-cell>
          <table:table-cell table:style-name="ce1" office:value-type="string" calcext:value-type="string">
            <text:p>2019-11-26 06:59:56</text:p>
          </table:table-cell>
          <table:table-cell table:style-name="ce1" office:value-type="string" calcext:value-type="string">
            <text:p>2019-11-26 07:06:21</text:p>
          </table:table-cell>
          <table:table-cell office:value-type="float" office:value="2841" calcext:value-type="float">
            <text:p>28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599]&lt;[Einstellungen.$B$4]; [Einstellungen.$B$2];IF([.D59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599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XYZZ1737-5707195211</text:p>
          </table:table-cell>
          <table:table-cell office:value-type="float" office:value="77.16" calcext:value-type="float">
            <text:p>77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16" calcext:value-type="float">
            <text:p>77,1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6 07:57:52</text:p>
          </table:table-cell>
          <table:table-cell office:value-type="float" office:value="2843" calcext:value-type="float">
            <text:p>28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0]&lt;[Einstellungen.$B$4]; [Einstellungen.$B$2];IF([.D60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00]);&quot;&quot;)">
            <text:p/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XYZZ2604-2710191511</text:p>
          </table:table-cell>
          <table:table-cell office:value-type="float" office:value="16.07" calcext:value-type="float">
            <text:p>16,0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0.06" calcext:value-type="float">
            <text:p>20,0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6 10:28:49</text:p>
          </table:table-cell>
          <table:table-cell table:style-name="ce1" office:value-type="string" calcext:value-type="string">
            <text:p>2019-11-26 10:27:15</text:p>
          </table:table-cell>
          <table:table-cell table:style-name="ce1" office:value-type="string" calcext:value-type="string">
            <text:p>2019-11-26 10:28:49</text:p>
          </table:table-cell>
          <table:table-cell office:value-type="float" office:value="2845" calcext:value-type="float">
            <text:p>2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1]&lt;[Einstellungen.$B$4]; [Einstellungen.$B$2];IF([.D60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01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XYZZ1746-5410190911</text:p>
          </table:table-cell>
          <table:table-cell office:value-type="float" office:value="44.9" calcext:value-type="float">
            <text:p>44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6 10:55:35</text:p>
          </table:table-cell>
          <table:table-cell table:style-name="ce1" office:value-type="string" calcext:value-type="string">
            <text:p>2019-11-26 10:54:09</text:p>
          </table:table-cell>
          <table:table-cell table:style-name="ce1" office:value-type="string" calcext:value-type="string">
            <text:p>2019-11-26 10:55:35</text:p>
          </table:table-cell>
          <table:table-cell office:value-type="float" office:value="2847" calcext:value-type="float">
            <text:p>28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2]&lt;[Einstellungen.$B$4]; [Einstellungen.$B$2];IF([.D60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02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XYZZ2608-1011194511</text:p>
          </table:table-cell>
          <table:table-cell office:value-type="float" office:value="3.71" calcext:value-type="float">
            <text:p>3,7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6 11:10:45</text:p>
          </table:table-cell>
          <table:table-cell table:style-name="ce1" office:value-type="string" calcext:value-type="string">
            <text:p>2019-11-26 11:10:46</text:p>
          </table:table-cell>
          <table:table-cell office:value-type="float" office:value="2849" calcext:value-type="float">
            <text:p>28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3]&lt;[Einstellungen.$B$4]; [Einstellungen.$B$2];IF([.D60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03]);&quot;&quot;)">
            <text:p/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XYZZ1748-3812190711</text:p>
          </table:table-cell>
          <table:table-cell office:value-type="float" office:value="8.66" calcext:value-type="float">
            <text:p>8,6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2.65" calcext:value-type="float">
            <text:p>12,6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6 12:39:31</text:p>
          </table:table-cell>
          <table:table-cell table:style-name="ce1" office:value-type="string" calcext:value-type="string">
            <text:p>2019-11-26 12:38:07</text:p>
          </table:table-cell>
          <table:table-cell table:style-name="ce1" office:value-type="string" calcext:value-type="string">
            <text:p>2019-11-26 12:39:31</text:p>
          </table:table-cell>
          <table:table-cell office:value-type="float" office:value="2855" calcext:value-type="float">
            <text:p>2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4]&lt;[Einstellungen.$B$4]; [Einstellungen.$B$2];IF([.D60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04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XYZZ2622-4613191911</text:p>
          </table:table-cell>
          <table:table-cell office:value-type="float" office:value="43.56" calcext:value-type="float">
            <text:p>43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6" calcext:value-type="float">
            <text:p>43,5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6 13:46:19</text:p>
          </table:table-cell>
          <table:table-cell table:style-name="ce1" office:value-type="string" calcext:value-type="string">
            <text:p>2019-11-26 16:03:22</text:p>
          </table:table-cell>
          <table:table-cell office:value-type="float" office:value="2859" calcext:value-type="float">
            <text:p>28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5]&lt;[Einstellungen.$B$4]; [Einstellungen.$B$2];IF([.D60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05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XYZZ2626-5719193611</text:p>
          </table:table-cell>
          <table:table-cell office:value-type="float" office:value="161.32" calcext:value-type="float">
            <text:p>161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32" calcext:value-type="float">
            <text:p>161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6 19:58:28</text:p>
          </table:table-cell>
          <table:table-cell table:style-name="ce1" office:value-type="string" calcext:value-type="string">
            <text:p>2019-11-26 19:57:36</text:p>
          </table:table-cell>
          <table:table-cell table:style-name="ce1" office:value-type="string" calcext:value-type="string">
            <text:p>2019-11-26 19:58:28</text:p>
          </table:table-cell>
          <table:table-cell office:value-type="float" office:value="2862" calcext:value-type="float">
            <text:p>2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6]&lt;[Einstellungen.$B$4]; [Einstellungen.$B$2];IF([.D60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06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XYZZ2630-4020191111</text:p>
          </table:table-cell>
          <table:table-cell office:value-type="float" office:value="12.66" calcext:value-type="float">
            <text:p>12,6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6.65" calcext:value-type="float">
            <text:p>16,6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6 20:41:39</text:p>
          </table:table-cell>
          <table:table-cell table:style-name="ce1" office:value-type="string" calcext:value-type="string">
            <text:p>2019-11-26 20:40:11</text:p>
          </table:table-cell>
          <table:table-cell table:style-name="ce1" office:value-type="string" calcext:value-type="string">
            <text:p>2019-11-26 20:41:39</text:p>
          </table:table-cell>
          <table:table-cell office:value-type="float" office:value="2865" calcext:value-type="float">
            <text:p>2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7]&lt;[Einstellungen.$B$4]; [Einstellungen.$B$2];IF([.D60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07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XYZZ2633-5120193511</text:p>
          </table:table-cell>
          <table:table-cell office:value-type="float" office:value="70.85" calcext:value-type="float">
            <text:p>70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85" calcext:value-type="float">
            <text:p>70,8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6 20:52:55</text:p>
          </table:table-cell>
          <table:table-cell table:style-name="ce1" office:value-type="string" calcext:value-type="string">
            <text:p>2019-11-26 20:51:35</text:p>
          </table:table-cell>
          <table:table-cell table:style-name="ce1" office:value-type="string" calcext:value-type="string">
            <text:p>2019-11-26 20:52:55</text:p>
          </table:table-cell>
          <table:table-cell office:value-type="float" office:value="2868" calcext:value-type="float">
            <text:p>2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8]&lt;[Einstellungen.$B$4]; [Einstellungen.$B$2];IF([.D60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08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XYZZ2644-0223195211</text:p>
          </table:table-cell>
          <table:table-cell office:value-type="float" office:value="51.21" calcext:value-type="float">
            <text:p>5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21" calcext:value-type="float">
            <text:p>51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6 23:07:32</text:p>
          </table:table-cell>
          <table:table-cell table:style-name="ce1" office:value-type="string" calcext:value-type="string">
            <text:p>2019-11-26 23:02:52</text:p>
          </table:table-cell>
          <table:table-cell table:style-name="ce1" office:value-type="string" calcext:value-type="string">
            <text:p>2019-11-26 23:07:3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09]&lt;[Einstellungen.$B$4]; [Einstellungen.$B$2];IF([.D60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09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XYZZ2648-2100191011</text:p>
          </table:table-cell>
          <table:table-cell office:value-type="float" office:value="50.16" calcext:value-type="float">
            <text:p>5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16" calcext:value-type="float">
            <text:p>50,1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00:29:54</text:p>
          </table:table-cell>
          <table:table-cell table:style-name="ce1" office:value-type="string" calcext:value-type="string">
            <text:p>2019-11-27 00:21:10</text:p>
          </table:table-cell>
          <table:table-cell table:style-name="ce1" office:value-type="string" calcext:value-type="string">
            <text:p>2019-11-27 00:29:54</text:p>
          </table:table-cell>
          <table:table-cell office:value-type="float" office:value="2882" calcext:value-type="float">
            <text:p>28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0]&lt;[Einstellungen.$B$4]; [Einstellungen.$B$2];IF([.D61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10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XYZZ2651-1805193611</text:p>
          </table:table-cell>
          <table:table-cell office:value-type="float" office:value="17.36" calcext:value-type="float">
            <text:p>17,3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35" calcext:value-type="float">
            <text:p>21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05:20:22</text:p>
          </table:table-cell>
          <table:table-cell table:style-name="ce1" office:value-type="string" calcext:value-type="string">
            <text:p>2019-11-27 05:18:36</text:p>
          </table:table-cell>
          <table:table-cell table:style-name="ce1" office:value-type="string" calcext:value-type="string">
            <text:p>2019-11-27 05:20:22</text:p>
          </table:table-cell>
          <table:table-cell office:value-type="float" office:value="2885" calcext:value-type="float">
            <text:p>2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1]&lt;[Einstellungen.$B$4]; [Einstellungen.$B$2];IF([.D61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11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XYZZ2655-3107193111</text:p>
          </table:table-cell>
          <table:table-cell office:value-type="float" office:value="51.21" calcext:value-type="float">
            <text:p>5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21" calcext:value-type="float">
            <text:p>51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07:32:26</text:p>
          </table:table-cell>
          <table:table-cell table:style-name="ce1" office:value-type="string" calcext:value-type="string">
            <text:p>2019-11-27 07:31:31</text:p>
          </table:table-cell>
          <table:table-cell table:style-name="ce1" office:value-type="string" calcext:value-type="string">
            <text:p>2019-11-27 07:32:26</text:p>
          </table:table-cell>
          <table:table-cell office:value-type="float" office:value="2889" calcext:value-type="float">
            <text:p>2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2]&lt;[Einstellungen.$B$4]; [Einstellungen.$B$2];IF([.D61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12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XYZZ2659-1708193711</text:p>
          </table:table-cell>
          <table:table-cell office:value-type="float" office:value="112.98" calcext:value-type="float">
            <text:p>112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98" calcext:value-type="float">
            <text:p>112,9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7 08:17:37</text:p>
          </table:table-cell>
          <table:table-cell table:style-name="ce1" office:value-type="string" calcext:value-type="string">
            <text:p>2019-11-27 08:19:06</text:p>
          </table:table-cell>
          <table:table-cell office:value-type="float" office:value="2892" calcext:value-type="float">
            <text:p>2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3]&lt;[Einstellungen.$B$4]; [Einstellungen.$B$2];IF([.D61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13]);&quot;&quot;)">
            <text:p/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XYZZ1783-4610195211</text:p>
          </table:table-cell>
          <table:table-cell office:value-type="float" office:value="43.62" calcext:value-type="float">
            <text:p>43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2" calcext:value-type="float">
            <text:p>43,6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10:49:04</text:p>
          </table:table-cell>
          <table:table-cell table:style-name="ce1" office:value-type="string" calcext:value-type="string">
            <text:p>2019-11-27 10:46:52</text:p>
          </table:table-cell>
          <table:table-cell table:style-name="ce1" office:value-type="string" calcext:value-type="string">
            <text:p>2019-11-27 10:49:04</text:p>
          </table:table-cell>
          <table:table-cell office:value-type="float" office:value="2899" calcext:value-type="float">
            <text:p>2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4]&lt;[Einstellungen.$B$4]; [Einstellungen.$B$2];IF([.D61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14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XYZZ2670-0411191911</text:p>
          </table:table-cell>
          <table:table-cell office:value-type="float" office:value="55.23" calcext:value-type="float">
            <text:p>55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3" calcext:value-type="float">
            <text:p>55,2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11:08:39</text:p>
          </table:table-cell>
          <table:table-cell table:style-name="ce1" office:value-type="string" calcext:value-type="string">
            <text:p>2019-11-27 11:04:19</text:p>
          </table:table-cell>
          <table:table-cell table:style-name="ce1" office:value-type="string" calcext:value-type="string">
            <text:p>2019-11-27 11:08:39</text:p>
          </table:table-cell>
          <table:table-cell office:value-type="float" office:value="2901" calcext:value-type="float">
            <text:p>2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5]&lt;[Einstellungen.$B$4]; [Einstellungen.$B$2];IF([.D61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15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XYZZ2673-3114192911</text:p>
          </table:table-cell>
          <table:table-cell office:value-type="float" office:value="5.14" calcext:value-type="float">
            <text:p>5,1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9.13" calcext:value-type="float">
            <text:p>9,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14:32:36</text:p>
          </table:table-cell>
          <table:table-cell table:style-name="ce1" office:value-type="string" calcext:value-type="string">
            <text:p>2019-11-27 14:31:29</text:p>
          </table:table-cell>
          <table:table-cell table:style-name="ce1" office:value-type="string" calcext:value-type="string">
            <text:p>2019-11-27 14:32:36</text:p>
          </table:table-cell>
          <table:table-cell office:value-type="float" office:value="2904" calcext:value-type="float">
            <text:p>2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6]&lt;[Einstellungen.$B$4]; [Einstellungen.$B$2];IF([.D61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16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XYZZ1790-3615194111</text:p>
          </table:table-cell>
          <table:table-cell office:value-type="float" office:value="54.6" calcext:value-type="float">
            <text:p>5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6" calcext:value-type="float">
            <text:p>54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15:37:42</text:p>
          </table:table-cell>
          <table:table-cell table:style-name="ce1" office:value-type="string" calcext:value-type="string">
            <text:p>2019-11-27 15:36:41</text:p>
          </table:table-cell>
          <table:table-cell table:style-name="ce1" office:value-type="string" calcext:value-type="string">
            <text:p>2019-11-27 15:37:42</text:p>
          </table:table-cell>
          <table:table-cell office:value-type="float" office:value="2909" calcext:value-type="float">
            <text:p>2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7]&lt;[Einstellungen.$B$4]; [Einstellungen.$B$2];IF([.D61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17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XYZZ2681-4915191811</text:p>
          </table:table-cell>
          <table:table-cell office:value-type="float" office:value="47.58" calcext:value-type="float">
            <text:p>47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8" calcext:value-type="float">
            <text:p>47,5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15:52:06</text:p>
          </table:table-cell>
          <table:table-cell table:style-name="ce1" office:value-type="string" calcext:value-type="string">
            <text:p>2019-11-27 15:49:18</text:p>
          </table:table-cell>
          <table:table-cell table:style-name="ce1" office:value-type="string" calcext:value-type="string">
            <text:p>2019-11-27 15:52:06</text:p>
          </table:table-cell>
          <table:table-cell office:value-type="float" office:value="2911" calcext:value-type="float">
            <text:p>2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8]&lt;[Einstellungen.$B$4]; [Einstellungen.$B$2];IF([.D61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18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XYZZ1798-0216191511</text:p>
          </table:table-cell>
          <table:table-cell office:value-type="float" office:value="9.82" calcext:value-type="float">
            <text:p>9,8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3.81" calcext:value-type="float">
            <text:p>13,81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7 16:02:15</text:p>
          </table:table-cell>
          <table:table-cell table:style-name="ce1" office:value-type="string" calcext:value-type="string">
            <text:p>2019-11-27 16:02:16</text:p>
          </table:table-cell>
          <table:table-cell office:value-type="float" office:value="2913" calcext:value-type="float">
            <text:p>2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19]&lt;[Einstellungen.$B$4]; [Einstellungen.$B$2];IF([.D61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19]);&quot;&quot;)">
            <text:p/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XYZZ2684-5019191611</text:p>
          </table:table-cell>
          <table:table-cell office:value-type="float" office:value="21.28" calcext:value-type="float">
            <text:p>21,2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5.27" calcext:value-type="float">
            <text:p>25,2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7 19:50:16</text:p>
          </table:table-cell>
          <table:table-cell table:style-name="ce1" office:value-type="string" calcext:value-type="string">
            <text:p>2019-11-27 19:53:48</text:p>
          </table:table-cell>
          <table:table-cell office:value-type="float" office:value="2915" calcext:value-type="float">
            <text:p>2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0]&lt;[Einstellungen.$B$4]; [Einstellungen.$B$2];IF([.D62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20]);&quot;&quot;)">
            <text:p/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XYZZ1800-2221191411</text:p>
          </table:table-cell>
          <table:table-cell office:value-type="float" office:value="54.05" calcext:value-type="float">
            <text:p>54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05" calcext:value-type="float">
            <text:p>54,0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21:31:39</text:p>
          </table:table-cell>
          <table:table-cell table:style-name="ce1" office:value-type="string" calcext:value-type="string">
            <text:p>2019-11-27 21:22:14</text:p>
          </table:table-cell>
          <table:table-cell table:style-name="ce1" office:value-type="string" calcext:value-type="string">
            <text:p>2019-11-27 21:31:39</text:p>
          </table:table-cell>
          <table:table-cell office:value-type="float" office:value="2919" calcext:value-type="float">
            <text:p>2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1]&lt;[Einstellungen.$B$4]; [Einstellungen.$B$2];IF([.D62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21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YZZ2692-2221192511</text:p>
          </table:table-cell>
          <table:table-cell office:value-type="float" office:value="54.84" calcext:value-type="float">
            <text:p>54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4" calcext:value-type="float">
            <text:p>54,8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21:22:31</text:p>
          </table:table-cell>
          <table:table-cell table:style-name="ce1" office:value-type="string" calcext:value-type="string">
            <text:p>2019-11-27 21:22:25</text:p>
          </table:table-cell>
          <table:table-cell table:style-name="ce1" office:value-type="string" calcext:value-type="string">
            <text:p>2019-11-27 21:23:04</text:p>
          </table:table-cell>
          <table:table-cell office:value-type="float" office:value="2920" calcext:value-type="float">
            <text:p>292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19-11-27 21:23:04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2]&lt;[Einstellungen.$B$4]; [Einstellungen.$B$2];IF([.D62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22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XYZZ1805-4921190811</text:p>
          </table:table-cell>
          <table:table-cell office:value-type="float" office:value="38.2" calcext:value-type="float">
            <text:p>38,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2.19" calcext:value-type="float">
            <text:p>42,1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7 21:53:21</text:p>
          </table:table-cell>
          <table:table-cell table:style-name="ce1" office:value-type="string" calcext:value-type="string">
            <text:p>2019-11-27 21:49:08</text:p>
          </table:table-cell>
          <table:table-cell table:style-name="ce1" office:value-type="string" calcext:value-type="string">
            <text:p>2019-11-27 21:53:21</text:p>
          </table:table-cell>
          <table:table-cell office:value-type="float" office:value="2922" calcext:value-type="float">
            <text:p>29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3]&lt;[Einstellungen.$B$4]; [Einstellungen.$B$2];IF([.D62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23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XYZZ2695-4922193511</text:p>
          </table:table-cell>
          <table:table-cell office:value-type="float" office:value="66.4" calcext:value-type="float">
            <text:p>66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" calcext:value-type="float">
            <text:p>66,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7 22:49:35</text:p>
          </table:table-cell>
          <table:table-cell table:style-name="ce1" office:value-type="string" calcext:value-type="string">
            <text:p>2019-11-27 22:49:36</text:p>
          </table:table-cell>
          <table:table-cell office:value-type="float" office:value="2924" calcext:value-type="float">
            <text:p>2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4]&lt;[Einstellungen.$B$4]; [Einstellungen.$B$2];IF([.D62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24]);&quot;&quot;)">
            <text:p/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XYZZ2706-3409191411</text:p>
          </table:table-cell>
          <table:table-cell office:value-type="float" office:value="64.43" calcext:value-type="float">
            <text:p>64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43" calcext:value-type="float">
            <text:p>64,4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8 09:34:14</text:p>
          </table:table-cell>
          <table:table-cell office:value-type="float" office:value="2933" calcext:value-type="float">
            <text:p>29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5]&lt;[Einstellungen.$B$4]; [Einstellungen.$B$2];IF([.D62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25]);&quot;&quot;)">
            <text:p/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XYZZ1812-3410192611</text:p>
          </table:table-cell>
          <table:table-cell office:value-type="float" office:value="19.02" calcext:value-type="float">
            <text:p>19,0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3.01" calcext:value-type="float">
            <text:p>23,0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8 10:41:21</text:p>
          </table:table-cell>
          <table:table-cell table:style-name="ce1" office:value-type="string" calcext:value-type="string">
            <text:p>2019-11-28 10:34:26</text:p>
          </table:table-cell>
          <table:table-cell table:style-name="ce1" office:value-type="string" calcext:value-type="string">
            <text:p>2019-11-28 10:41:21</text:p>
          </table:table-cell>
          <table:table-cell office:value-type="float" office:value="2934" calcext:value-type="float">
            <text:p>2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6]&lt;[Einstellungen.$B$4]; [Einstellungen.$B$2];IF([.D62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26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XYZZ2710-1112190311</text:p>
          </table:table-cell>
          <table:table-cell office:value-type="float" office:value="53.05" calcext:value-type="float">
            <text:p>53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05" calcext:value-type="float">
            <text:p>53,0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8 12:18:09</text:p>
          </table:table-cell>
          <table:table-cell table:style-name="ce1" office:value-type="string" calcext:value-type="string">
            <text:p>2019-11-28 12:11:03</text:p>
          </table:table-cell>
          <table:table-cell table:style-name="ce1" office:value-type="string" calcext:value-type="string">
            <text:p>2019-11-28 12:18:09</text:p>
          </table:table-cell>
          <table:table-cell office:value-type="float" office:value="2936" calcext:value-type="float">
            <text:p>2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7]&lt;[Einstellungen.$B$4]; [Einstellungen.$B$2];IF([.D62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27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XYZZ2714-2712195611</text:p>
          </table:table-cell>
          <table:table-cell office:value-type="float" office:value="45.14" calcext:value-type="float">
            <text:p>45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4" calcext:value-type="float">
            <text:p>45,1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8 12:27:56</text:p>
          </table:table-cell>
          <table:table-cell office:value-type="float" office:value="2939" calcext:value-type="float">
            <text:p>29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8]&lt;[Einstellungen.$B$4]; [Einstellungen.$B$2];IF([.D62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28]);&quot;&quot;)">
            <text:p/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XYZZ2717-1113190811</text:p>
          </table:table-cell>
          <table:table-cell office:value-type="float" office:value="78.76" calcext:value-type="float">
            <text:p>78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76" calcext:value-type="float">
            <text:p>78,7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8 13:12:23</text:p>
          </table:table-cell>
          <table:table-cell table:style-name="ce1" office:value-type="string" calcext:value-type="string">
            <text:p>2019-11-28 13:11:08</text:p>
          </table:table-cell>
          <table:table-cell table:style-name="ce1" office:value-type="string" calcext:value-type="string">
            <text:p>2019-11-28 13:12:23</text:p>
          </table:table-cell>
          <table:table-cell office:value-type="float" office:value="2942" calcext:value-type="float">
            <text:p>29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29]&lt;[Einstellungen.$B$4]; [Einstellungen.$B$2];IF([.D62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2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XYZZ2721-1215195011</text:p>
          </table:table-cell>
          <table:table-cell office:value-type="float" office:value="41.88" calcext:value-type="float">
            <text:p>41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8" calcext:value-type="float">
            <text:p>41,8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8 15:13:27</text:p>
          </table:table-cell>
          <table:table-cell table:style-name="ce1" office:value-type="string" calcext:value-type="string">
            <text:p>2019-11-28 15:12:50</text:p>
          </table:table-cell>
          <table:table-cell table:style-name="ce1" office:value-type="string" calcext:value-type="string">
            <text:p>2019-11-28 15:13:27</text:p>
          </table:table-cell>
          <table:table-cell office:value-type="float" office:value="2945" calcext:value-type="float">
            <text:p>29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0]&lt;[Einstellungen.$B$4]; [Einstellungen.$B$2];IF([.D63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3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XYZZ1822-1016193311</text:p>
          </table:table-cell>
          <table:table-cell office:value-type="float" office:value="6.53" calcext:value-type="float">
            <text:p>6,5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0.52" calcext:value-type="float">
            <text:p>10,5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8 16:15:11</text:p>
          </table:table-cell>
          <table:table-cell table:style-name="ce1" office:value-type="string" calcext:value-type="string">
            <text:p>2019-11-28 16:10:33</text:p>
          </table:table-cell>
          <table:table-cell table:style-name="ce1" office:value-type="string" calcext:value-type="string">
            <text:p>2019-11-28 16:15:11</text:p>
          </table:table-cell>
          <table:table-cell office:value-type="float" office:value="2947" calcext:value-type="float">
            <text:p>29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1]&lt;[Einstellungen.$B$4]; [Einstellungen.$B$2];IF([.D63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31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XYZZ1827-5216190011</text:p>
          </table:table-cell>
          <table:table-cell office:value-type="float" office:value="32.43" calcext:value-type="float">
            <text:p>32,4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6.42" calcext:value-type="float">
            <text:p>36,4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8 16:52:00</text:p>
          </table:table-cell>
          <table:table-cell office:value-type="float" office:value="2951" calcext:value-type="float">
            <text:p>29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2]&lt;[Einstellungen.$B$4]; [Einstellungen.$B$2];IF([.D63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32]);&quot;&quot;)">
            <text:p/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XYZZ1829-1817195311</text:p>
          </table:table-cell>
          <table:table-cell office:value-type="float" office:value="9.44" calcext:value-type="float">
            <text:p>9,4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8 17:18:53</text:p>
          </table:table-cell>
          <table:table-cell office:value-type="float" office:value="2953" calcext:value-type="float">
            <text:p>29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3]&lt;[Einstellungen.$B$4]; [Einstellungen.$B$2];IF([.D63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33]);&quot;&quot;)">
            <text:p/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XYZZ2732-3018194711</text:p>
          </table:table-cell>
          <table:table-cell office:value-type="float" office:value="93.1" calcext:value-type="float">
            <text:p>9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1" calcext:value-type="float">
            <text:p>93,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8 18:31:54</text:p>
          </table:table-cell>
          <table:table-cell table:style-name="ce1" office:value-type="string" calcext:value-type="string">
            <text:p>2019-11-28 18:30:47</text:p>
          </table:table-cell>
          <table:table-cell table:style-name="ce1" office:value-type="string" calcext:value-type="string">
            <text:p>2019-11-28 18:31:54</text:p>
          </table:table-cell>
          <table:table-cell office:value-type="float" office:value="2955" calcext:value-type="float">
            <text:p>2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4]&lt;[Einstellungen.$B$4]; [Einstellungen.$B$2];IF([.D63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34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XYZZ2739-0219191711</text:p>
          </table:table-cell>
          <table:table-cell office:value-type="float" office:value="42.27" calcext:value-type="float">
            <text:p>42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7" calcext:value-type="float">
            <text:p>42,2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8 19:04:44</text:p>
          </table:table-cell>
          <table:table-cell table:style-name="ce1" office:value-type="string" calcext:value-type="string">
            <text:p>2019-11-28 19:02:17</text:p>
          </table:table-cell>
          <table:table-cell table:style-name="ce1" office:value-type="string" calcext:value-type="string">
            <text:p>2019-11-28 19:04:44</text:p>
          </table:table-cell>
          <table:table-cell office:value-type="float" office:value="2960" calcext:value-type="float">
            <text:p>2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5]&lt;[Einstellungen.$B$4]; [Einstellungen.$B$2];IF([.D63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35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XYZZ1838-0722195111</text:p>
          </table:table-cell>
          <table:table-cell office:value-type="float" office:value="174.02" calcext:value-type="float">
            <text:p>174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02" calcext:value-type="float">
            <text:p>174,0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8 22:07:51</text:p>
          </table:table-cell>
          <table:table-cell office:value-type="float" office:value="2962" calcext:value-type="float">
            <text:p>2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6]&lt;[Einstellungen.$B$4]; [Einstellungen.$B$2];IF([.D63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36]);&quot;&quot;)">
            <text:p/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XYZZ2743-3009193011</text:p>
          </table:table-cell>
          <table:table-cell office:value-type="float" office:value="43.01" calcext:value-type="float">
            <text:p>43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1" calcext:value-type="float">
            <text:p>43,0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9 09:31:32</text:p>
          </table:table-cell>
          <table:table-cell table:style-name="ce1" office:value-type="string" calcext:value-type="string">
            <text:p>2019-11-29 09:30:30</text:p>
          </table:table-cell>
          <table:table-cell table:style-name="ce1" office:value-type="string" calcext:value-type="string">
            <text:p>2019-11-29 09:31:32</text:p>
          </table:table-cell>
          <table:table-cell office:value-type="float" office:value="2964" calcext:value-type="float">
            <text:p>2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7]&lt;[Einstellungen.$B$4]; [Einstellungen.$B$2];IF([.D63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37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XYZZ2747-3809191611</text:p>
          </table:table-cell>
          <table:table-cell office:value-type="float" office:value="55.92" calcext:value-type="float">
            <text:p>55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2" calcext:value-type="float">
            <text:p>55,9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9 09:39:31</text:p>
          </table:table-cell>
          <table:table-cell table:style-name="ce1" office:value-type="string" calcext:value-type="string">
            <text:p>2019-11-29 09:38:16</text:p>
          </table:table-cell>
          <table:table-cell table:style-name="ce1" office:value-type="string" calcext:value-type="string">
            <text:p>2019-11-29 09:39:31</text:p>
          </table:table-cell>
          <table:table-cell office:value-type="float" office:value="2967" calcext:value-type="float">
            <text:p>2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8]&lt;[Einstellungen.$B$4]; [Einstellungen.$B$2];IF([.D63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3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XYZZ1843-0712192711</text:p>
          </table:table-cell>
          <table:table-cell office:value-type="float" office:value="46.71" calcext:value-type="float">
            <text:p>46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1" calcext:value-type="float">
            <text:p>46,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9 12:09:23</text:p>
          </table:table-cell>
          <table:table-cell table:style-name="ce1" office:value-type="string" calcext:value-type="string">
            <text:p>2019-11-29 12:07:27</text:p>
          </table:table-cell>
          <table:table-cell table:style-name="ce1" office:value-type="string" calcext:value-type="string">
            <text:p>2019-11-29 12:09:23</text:p>
          </table:table-cell>
          <table:table-cell office:value-type="float" office:value="2969" calcext:value-type="float">
            <text:p>29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39]&lt;[Einstellungen.$B$4]; [Einstellungen.$B$2];IF([.D63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39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XYZZ2754-5012192011</text:p>
          </table:table-cell>
          <table:table-cell office:value-type="float" office:value="43.03" calcext:value-type="float">
            <text:p>43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3" calcext:value-type="float">
            <text:p>43,0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9 12:52:29</text:p>
          </table:table-cell>
          <table:table-cell table:style-name="ce1" office:value-type="string" calcext:value-type="string">
            <text:p>2019-11-29 12:50:20</text:p>
          </table:table-cell>
          <table:table-cell table:style-name="ce1" office:value-type="string" calcext:value-type="string">
            <text:p>2019-11-29 12:52:29</text:p>
          </table:table-cell>
          <table:table-cell office:value-type="float" office:value="2973" calcext:value-type="float">
            <text:p>29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0]&lt;[Einstellungen.$B$4]; [Einstellungen.$B$2];IF([.D64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40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XYZZ2758-1113193611</text:p>
          </table:table-cell>
          <table:table-cell office:value-type="float" office:value="42.95" calcext:value-type="float">
            <text:p>42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5" calcext:value-type="float">
            <text:p>42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9 13:13:27</text:p>
          </table:table-cell>
          <table:table-cell table:style-name="ce1" office:value-type="string" calcext:value-type="string">
            <text:p>2019-11-29 13:11:36</text:p>
          </table:table-cell>
          <table:table-cell table:style-name="ce1" office:value-type="string" calcext:value-type="string">
            <text:p>2019-11-29 13:13:27</text:p>
          </table:table-cell>
          <table:table-cell office:value-type="float" office:value="2976" calcext:value-type="float">
            <text:p>29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1]&lt;[Einstellungen.$B$4]; [Einstellungen.$B$2];IF([.D64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41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XYZZ1849-3913191611</text:p>
          </table:table-cell>
          <table:table-cell office:value-type="float" office:value="15.3" calcext:value-type="float">
            <text:p>15,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9.29" calcext:value-type="float">
            <text:p>19,2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29 13:39:16</text:p>
          </table:table-cell>
          <table:table-cell office:value-type="float" office:value="2980" calcext:value-type="float">
            <text:p>2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2]&lt;[Einstellungen.$B$4]; [Einstellungen.$B$2];IF([.D64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42]);&quot;&quot;)">
            <text:p/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XYZZ2765-2415191411</text:p>
          </table:table-cell>
          <table:table-cell office:value-type="float" office:value="57.66" calcext:value-type="float">
            <text:p>57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66" calcext:value-type="float">
            <text:p>57,6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9 15:25:54</text:p>
          </table:table-cell>
          <table:table-cell table:style-name="ce1" office:value-type="string" calcext:value-type="string">
            <text:p>2019-11-29 15:24:14</text:p>
          </table:table-cell>
          <table:table-cell table:style-name="ce1" office:value-type="string" calcext:value-type="string">
            <text:p>2019-11-29 15:25:54</text:p>
          </table:table-cell>
          <table:table-cell office:value-type="float" office:value="2982" calcext:value-type="float">
            <text:p>2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3]&lt;[Einstellungen.$B$4]; [Einstellungen.$B$2];IF([.D64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43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XYZZ1849-4916192611</text:p>
          </table:table-cell>
          <table:table-cell office:value-type="float" office:value="26.52" calcext:value-type="float">
            <text:p>26,5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0.51" calcext:value-type="float">
            <text:p>30,5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29 16:51:30</text:p>
          </table:table-cell>
          <table:table-cell table:style-name="ce1" office:value-type="string" calcext:value-type="string">
            <text:p>2019-11-29 16:49:26</text:p>
          </table:table-cell>
          <table:table-cell table:style-name="ce1" office:value-type="string" calcext:value-type="string">
            <text:p>2019-11-29 16:51:30</text:p>
          </table:table-cell>
          <table:table-cell office:value-type="float" office:value="2984" calcext:value-type="float">
            <text:p>2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4]&lt;[Einstellungen.$B$4]; [Einstellungen.$B$2];IF([.D64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44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XYZZ1854-4319194611</text:p>
          </table:table-cell>
          <table:table-cell office:value-type="float" office:value="91.25" calcext:value-type="float">
            <text:p>91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5" calcext:value-type="float">
            <text:p>91,2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29 19:43:46</text:p>
          </table:table-cell>
          <table:table-cell table:style-name="ce1" office:value-type="string" calcext:value-type="string">
            <text:p>2019-11-29 19:46:10</text:p>
          </table:table-cell>
          <table:table-cell office:value-type="float" office:value="2990" calcext:value-type="float">
            <text:p>29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5]&lt;[Einstellungen.$B$4]; [Einstellungen.$B$2];IF([.D64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45]);&quot;&quot;)">
            <text:p/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XYZZ1856-101019031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30 10:11:24</text:p>
          </table:table-cell>
          <table:table-cell table:style-name="ce1" office:value-type="string" calcext:value-type="string">
            <text:p>2019-11-30 10:10:03</text:p>
          </table:table-cell>
          <table:table-cell table:style-name="ce1" office:value-type="string" calcext:value-type="string">
            <text:p>2019-11-30 10:11:24</text:p>
          </table:table-cell>
          <table:table-cell office:value-type="float" office:value="2995" calcext:value-type="float">
            <text:p>2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6]&lt;[Einstellungen.$B$4]; [Einstellungen.$B$2];IF([.D64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46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XYZZ2780-0913191011</text:p>
          </table:table-cell>
          <table:table-cell office:value-type="float" office:value="35.7" calcext:value-type="float">
            <text:p>35,7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45.69" calcext:value-type="float">
            <text:p>45,6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30 13:20:12</text:p>
          </table:table-cell>
          <table:table-cell table:style-name="ce1" office:value-type="string" calcext:value-type="string">
            <text:p>2019-11-30 13:09:10</text:p>
          </table:table-cell>
          <table:table-cell table:style-name="ce1" office:value-type="string" calcext:value-type="string">
            <text:p>2019-11-30 13:20:12</text:p>
          </table:table-cell>
          <table:table-cell office:value-type="float" office:value="2997" calcext:value-type="float">
            <text:p>2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7]&lt;[Einstellungen.$B$4]; [Einstellungen.$B$2];IF([.D64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47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XYZZ1867-1715192911</text:p>
          </table:table-cell>
          <table:table-cell office:value-type="float" office:value="62.65" calcext:value-type="float">
            <text:p>62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65" calcext:value-type="float">
            <text:p>62,6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30 15:18:00</text:p>
          </table:table-cell>
          <table:table-cell table:style-name="ce1" office:value-type="string" calcext:value-type="string">
            <text:p>2019-11-30 15:17:29</text:p>
          </table:table-cell>
          <table:table-cell table:style-name="ce1" office:value-type="string" calcext:value-type="string">
            <text:p>2019-11-30 15:18:00</text:p>
          </table:table-cell>
          <table:table-cell office:value-type="float" office:value="3001" calcext:value-type="float">
            <text:p>3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8]&lt;[Einstellungen.$B$4]; [Einstellungen.$B$2];IF([.D64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48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XYZZ2791-0816195911</text:p>
          </table:table-cell>
          <table:table-cell office:value-type="float" office:value="41.42" calcext:value-type="float">
            <text:p>41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2" calcext:value-type="float">
            <text:p>41,4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1-30 16:08:59</text:p>
          </table:table-cell>
          <table:table-cell table:style-name="ce1" office:value-type="string" calcext:value-type="string">
            <text:p>2019-11-30 17:58:44</text:p>
          </table:table-cell>
          <table:table-cell office:value-type="float" office:value="3005" calcext:value-type="float">
            <text:p>3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49]&lt;[Einstellungen.$B$4]; [Einstellungen.$B$2];IF([.D64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49]);&quot;&quot;)">
            <text:p/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XYZZ1871-3817191211</text:p>
          </table:table-cell>
          <table:table-cell office:value-type="float" office:value="10.8" calcext:value-type="float">
            <text:p>10,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4.79" calcext:value-type="float">
            <text:p>14,7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30 17:41:12</text:p>
          </table:table-cell>
          <table:table-cell table:style-name="ce1" office:value-type="string" calcext:value-type="string">
            <text:p>2019-11-30 17:38:12</text:p>
          </table:table-cell>
          <table:table-cell table:style-name="ce1" office:value-type="string" calcext:value-type="string">
            <text:p>2019-11-30 17:41:12</text:p>
          </table:table-cell>
          <table:table-cell office:value-type="float" office:value="3007" calcext:value-type="float">
            <text:p>3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0]&lt;[Einstellungen.$B$4]; [Einstellungen.$B$2];IF([.D65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50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XYZZ2798-4419192511</text:p>
          </table:table-cell>
          <table:table-cell office:value-type="float" office:value="30.16" calcext:value-type="float">
            <text:p>30,1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4.15" calcext:value-type="float">
            <text:p>34,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30 19:45:58</text:p>
          </table:table-cell>
          <table:table-cell table:style-name="ce1" office:value-type="string" calcext:value-type="string">
            <text:p>2019-11-30 19:44:25</text:p>
          </table:table-cell>
          <table:table-cell table:style-name="ce1" office:value-type="string" calcext:value-type="string">
            <text:p>2019-11-30 19:45:58</text:p>
          </table:table-cell>
          <table:table-cell office:value-type="float" office:value="3012" calcext:value-type="float">
            <text:p>3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1]&lt;[Einstellungen.$B$4]; [Einstellungen.$B$2];IF([.D65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51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XYZZ2801-0320195811</text:p>
          </table:table-cell>
          <table:table-cell office:value-type="float" office:value="46.37" calcext:value-type="float">
            <text:p>46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37" calcext:value-type="float">
            <text:p>46,3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1-30 20:05:42</text:p>
          </table:table-cell>
          <table:table-cell table:style-name="ce1" office:value-type="string" calcext:value-type="string">
            <text:p>2019-11-30 20:03:58</text:p>
          </table:table-cell>
          <table:table-cell table:style-name="ce1" office:value-type="string" calcext:value-type="string">
            <text:p>2019-11-30 20:05:42</text:p>
          </table:table-cell>
          <table:table-cell office:value-type="float" office:value="3014" calcext:value-type="float">
            <text:p>3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2]&lt;[Einstellungen.$B$4]; [Einstellungen.$B$2];IF([.D65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52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XYZZ2805-1022195711</text:p>
          </table:table-cell>
          <table:table-cell office:value-type="float" office:value="72.66" calcext:value-type="float">
            <text:p>72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6" calcext:value-type="float">
            <text:p>72,6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1-30 22:10:57</text:p>
          </table:table-cell>
          <table:table-cell office:value-type="float" office:value="3017" calcext:value-type="float">
            <text:p>3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3]&lt;[Einstellungen.$B$4]; [Einstellungen.$B$2];IF([.D65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53]);&quot;&quot;)">
            <text:p/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XYZZ1879-2800195212</text:p>
          </table:table-cell>
          <table:table-cell office:value-type="float" office:value="7.99" calcext:value-type="float">
            <text:p>7,9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1.98" calcext:value-type="float">
            <text:p>11,9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2-01 00:28:52</text:p>
          </table:table-cell>
          <table:table-cell table:style-name="ce1" office:value-type="string" calcext:value-type="string">
            <text:p>2019-12-01 00:36:20</text:p>
          </table:table-cell>
          <table:table-cell office:value-type="float" office:value="3019" calcext:value-type="float">
            <text:p>3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4]&lt;[Einstellungen.$B$4]; [Einstellungen.$B$2];IF([.D65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54]);&quot;&quot;)">
            <text:p/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XYZZ1881-0602195212</text:p>
          </table:table-cell>
          <table:table-cell office:value-type="float" office:value="42.18" calcext:value-type="float">
            <text:p>42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18" calcext:value-type="float">
            <text:p>42,1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02:12:16</text:p>
          </table:table-cell>
          <table:table-cell table:style-name="ce1" office:value-type="string" calcext:value-type="string">
            <text:p>2019-12-01 02:06:52</text:p>
          </table:table-cell>
          <table:table-cell table:style-name="ce1" office:value-type="string" calcext:value-type="string">
            <text:p>2019-12-01 02:12:16</text:p>
          </table:table-cell>
          <table:table-cell office:value-type="float" office:value="3022" calcext:value-type="float">
            <text:p>3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5]&lt;[Einstellungen.$B$4]; [Einstellungen.$B$2];IF([.D65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5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XYZZ1887-1310195612</text:p>
          </table:table-cell>
          <table:table-cell office:value-type="float" office:value="98.29" calcext:value-type="float">
            <text:p>98,2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8.29" calcext:value-type="float">
            <text:p>118,2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0:16:30</text:p>
          </table:table-cell>
          <table:table-cell table:style-name="ce1" office:value-type="string" calcext:value-type="string">
            <text:p>2019-12-01 10:13:56</text:p>
          </table:table-cell>
          <table:table-cell table:style-name="ce1" office:value-type="string" calcext:value-type="string">
            <text:p>2019-12-01 10:16:30</text:p>
          </table:table-cell>
          <table:table-cell office:value-type="float" office:value="3026" calcext:value-type="float">
            <text:p>3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6]&lt;[Einstellungen.$B$4]; [Einstellungen.$B$2];IF([.D65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5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XYZZ2816-2910192012</text:p>
          </table:table-cell>
          <table:table-cell office:value-type="float" office:value="241.01" calcext:value-type="float">
            <text:p>24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.01" calcext:value-type="float">
            <text:p>241,0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0:33:39</text:p>
          </table:table-cell>
          <table:table-cell table:style-name="ce1" office:value-type="string" calcext:value-type="string">
            <text:p>2019-12-01 10:29:20</text:p>
          </table:table-cell>
          <table:table-cell table:style-name="ce1" office:value-type="string" calcext:value-type="string">
            <text:p>2019-12-01 10:33:39</text:p>
          </table:table-cell>
          <table:table-cell office:value-type="float" office:value="3028" calcext:value-type="float">
            <text:p>3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7]&lt;[Einstellungen.$B$4]; [Einstellungen.$B$2];IF([.D65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5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XYZZ1885-0612193812</text:p>
          </table:table-cell>
          <table:table-cell office:value-type="float" office:value="118.14" calcext:value-type="float">
            <text:p>118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14" calcext:value-type="float">
            <text:p>118,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2:08:44</text:p>
          </table:table-cell>
          <table:table-cell table:style-name="ce1" office:value-type="string" calcext:value-type="string">
            <text:p>2019-12-01 12:06:38</text:p>
          </table:table-cell>
          <table:table-cell table:style-name="ce1" office:value-type="string" calcext:value-type="string">
            <text:p>2019-12-01 12:08:44</text:p>
          </table:table-cell>
          <table:table-cell office:value-type="float" office:value="3032" calcext:value-type="float">
            <text:p>3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8]&lt;[Einstellungen.$B$4]; [Einstellungen.$B$2];IF([.D65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5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XYZZ2823-4212195912</text:p>
          </table:table-cell>
          <table:table-cell office:value-type="float" office:value="46.88" calcext:value-type="float">
            <text:p>46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8" calcext:value-type="float">
            <text:p>46,8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2:44:33</text:p>
          </table:table-cell>
          <table:table-cell table:style-name="ce1" office:value-type="string" calcext:value-type="string">
            <text:p>2019-12-01 12:42:59</text:p>
          </table:table-cell>
          <table:table-cell table:style-name="ce1" office:value-type="string" calcext:value-type="string">
            <text:p>2019-12-01 12:44:33</text:p>
          </table:table-cell>
          <table:table-cell office:value-type="float" office:value="3034" calcext:value-type="float">
            <text:p>3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59]&lt;[Einstellungen.$B$4]; [Einstellungen.$B$2];IF([.D65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5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XYZZ1896-4713193212</text:p>
          </table:table-cell>
          <table:table-cell office:value-type="float" office:value="27.65" calcext:value-type="float">
            <text:p>27,65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37.64" calcext:value-type="float">
            <text:p>37,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3:48:04</text:p>
          </table:table-cell>
          <table:table-cell table:style-name="ce1" office:value-type="string" calcext:value-type="string">
            <text:p>2019-12-01 13:47:32</text:p>
          </table:table-cell>
          <table:table-cell table:style-name="ce1" office:value-type="string" calcext:value-type="string">
            <text:p>2019-12-01 13:48:04</text:p>
          </table:table-cell>
          <table:table-cell office:value-type="float" office:value="3040" calcext:value-type="float">
            <text:p>30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0]&lt;[Einstellungen.$B$4]; [Einstellungen.$B$2];IF([.D66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60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XYZZ2831-4713194212</text:p>
          </table:table-cell>
          <table:table-cell office:value-type="float" office:value="74.4" calcext:value-type="float">
            <text:p>7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" calcext:value-type="float">
            <text:p>74,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5:03:47</text:p>
          </table:table-cell>
          <table:table-cell table:style-name="ce1" office:value-type="string" calcext:value-type="string">
            <text:p>2019-12-01 13:47:42</text:p>
          </table:table-cell>
          <table:table-cell table:style-name="ce1" office:value-type="string" calcext:value-type="string">
            <text:p>2019-12-01 15:03:47</text:p>
          </table:table-cell>
          <table:table-cell office:value-type="float" office:value="3041" calcext:value-type="float">
            <text:p>3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1]&lt;[Einstellungen.$B$4]; [Einstellungen.$B$2];IF([.D66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61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XYZZ2834-0614194712</text:p>
          </table:table-cell>
          <table:table-cell office:value-type="float" office:value="23.27" calcext:value-type="float">
            <text:p>23,2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7.26" calcext:value-type="float">
            <text:p>27,2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4:09:13</text:p>
          </table:table-cell>
          <table:table-cell table:style-name="ce1" office:value-type="string" calcext:value-type="string">
            <text:p>2019-12-01 14:06:47</text:p>
          </table:table-cell>
          <table:table-cell table:style-name="ce1" office:value-type="string" calcext:value-type="string">
            <text:p>2019-12-01 14:09:13</text:p>
          </table:table-cell>
          <table:table-cell office:value-type="float" office:value="3044" calcext:value-type="float">
            <text:p>3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2]&lt;[Einstellungen.$B$4]; [Einstellungen.$B$2];IF([.D66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62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XYZZ2838-3915192212</text:p>
          </table:table-cell>
          <table:table-cell office:value-type="float" office:value="131.6" calcext:value-type="float">
            <text:p>13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6" calcext:value-type="float">
            <text:p>131,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1 15:39:22</text:p>
          </table:table-cell>
          <table:table-cell office:value-type="float" office:value="3047" calcext:value-type="float">
            <text:p>30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3]&lt;[Einstellungen.$B$4]; [Einstellungen.$B$2];IF([.D66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63]);&quot;&quot;)">
            <text:p/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XYZZ1905-2316191912</text:p>
          </table:table-cell>
          <table:table-cell office:value-type="float" office:value="40.26" calcext:value-type="float">
            <text:p>40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6:29:15</text:p>
          </table:table-cell>
          <table:table-cell table:style-name="ce1" office:value-type="string" calcext:value-type="string">
            <text:p>2019-12-01 16:23:19</text:p>
          </table:table-cell>
          <table:table-cell table:style-name="ce1" office:value-type="string" calcext:value-type="string">
            <text:p>2019-12-01 16:29:15</text:p>
          </table:table-cell>
          <table:table-cell office:value-type="float" office:value="3051" calcext:value-type="float">
            <text:p>30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4]&lt;[Einstellungen.$B$4]; [Einstellungen.$B$2];IF([.D66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6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XYZZ1906-2916191112</text:p>
          </table:table-cell>
          <table:table-cell office:value-type="float" office:value="8.73" calcext:value-type="float">
            <text:p>8,7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2-01 16:29:11</text:p>
          </table:table-cell>
          <table:table-cell table:style-name="ce1" office:value-type="string" calcext:value-type="string">
            <text:p>2019-12-01 16:31:57</text:p>
          </table:table-cell>
          <table:table-cell office:value-type="float" office:value="3054" calcext:value-type="float">
            <text:p>30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5]&lt;[Einstellungen.$B$4]; [Einstellungen.$B$2];IF([.D66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65]);&quot;&quot;)">
            <text:p/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XYZZ1904-5717192712</text:p>
          </table:table-cell>
          <table:table-cell office:value-type="float" office:value="47.53" calcext:value-type="float">
            <text:p>47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3" calcext:value-type="float">
            <text:p>47,5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8:00:21</text:p>
          </table:table-cell>
          <table:table-cell table:style-name="ce1" office:value-type="string" calcext:value-type="string">
            <text:p>2019-12-01 17:57:27</text:p>
          </table:table-cell>
          <table:table-cell table:style-name="ce1" office:value-type="string" calcext:value-type="string">
            <text:p>2019-12-01 18:00:21</text:p>
          </table:table-cell>
          <table:table-cell office:value-type="float" office:value="3057" calcext:value-type="float">
            <text:p>30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6]&lt;[Einstellungen.$B$4]; [Einstellungen.$B$2];IF([.D66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6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XYZZ2853-5917192712</text:p>
          </table:table-cell>
          <table:table-cell office:value-type="float" office:value="225.34" calcext:value-type="float">
            <text:p>225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.34" calcext:value-type="float">
            <text:p>225,3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8:01:37</text:p>
          </table:table-cell>
          <table:table-cell table:style-name="ce1" office:value-type="string" calcext:value-type="string">
            <text:p>2019-12-01 17:59:27</text:p>
          </table:table-cell>
          <table:table-cell table:style-name="ce1" office:value-type="string" calcext:value-type="string">
            <text:p>2019-12-01 18:01:37</text:p>
          </table:table-cell>
          <table:table-cell office:value-type="float" office:value="3059" calcext:value-type="float">
            <text:p>3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7]&lt;[Einstellungen.$B$4]; [Einstellungen.$B$2];IF([.D66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6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XYZZ1913-0118193812</text:p>
          </table:table-cell>
          <table:table-cell office:value-type="float" office:value="12.06" calcext:value-type="float">
            <text:p>12,0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6.05" calcext:value-type="float">
            <text:p>16,0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2-01 18:01:38</text:p>
          </table:table-cell>
          <table:table-cell table:style-name="ce1" office:value-type="string" calcext:value-type="string">
            <text:p>2019-12-01 18:03:14</text:p>
          </table:table-cell>
          <table:table-cell office:value-type="float" office:value="3061" calcext:value-type="float">
            <text:p>30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8]&lt;[Einstellungen.$B$4]; [Einstellungen.$B$2];IF([.D66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68]);&quot;&quot;)">
            <text:p/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XYZZ2860-5218192512</text:p>
          </table:table-cell>
          <table:table-cell office:value-type="float" office:value="36.8" calcext:value-type="float">
            <text:p>36,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0.79" calcext:value-type="float">
            <text:p>40,7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18:53:52</text:p>
          </table:table-cell>
          <table:table-cell table:style-name="ce1" office:value-type="string" calcext:value-type="string">
            <text:p>2019-12-01 18:52:25</text:p>
          </table:table-cell>
          <table:table-cell table:style-name="ce1" office:value-type="string" calcext:value-type="string">
            <text:p>2019-12-01 18:53:52</text:p>
          </table:table-cell>
          <table:table-cell office:value-type="float" office:value="3065" calcext:value-type="float">
            <text:p>3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69]&lt;[Einstellungen.$B$4]; [Einstellungen.$B$2];IF([.D66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6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XYZZ2864-5718195812</text:p>
          </table:table-cell>
          <table:table-cell office:value-type="float" office:value="106.2" calcext:value-type="float">
            <text:p>10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2" calcext:value-type="float">
            <text:p>106,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1 18:57:58</text:p>
          </table:table-cell>
          <table:table-cell office:value-type="float" office:value="3068" calcext:value-type="float">
            <text:p>3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0]&lt;[Einstellungen.$B$4]; [Einstellungen.$B$2];IF([.D67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70]);&quot;&quot;)">
            <text:p/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XYZZ1926-1219190212</text:p>
          </table:table-cell>
          <table:table-cell office:value-type="float" office:value="46.33" calcext:value-type="float">
            <text:p>46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33" calcext:value-type="float">
            <text:p>46,3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1 19:12:02</text:p>
          </table:table-cell>
          <table:table-cell table:style-name="ce1" office:value-type="string" calcext:value-type="string">
            <text:p>2019-12-01 21:17:35</text:p>
          </table:table-cell>
          <table:table-cell office:value-type="float" office:value="3080" calcext:value-type="float">
            <text:p>3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1]&lt;[Einstellungen.$B$4]; [Einstellungen.$B$2];IF([.D67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71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XYZZ2889-5819191712</text:p>
          </table:table-cell>
          <table:table-cell office:value-type="float" office:value="26.18" calcext:value-type="float">
            <text:p>26,1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0.17" calcext:value-type="float">
            <text:p>30,1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1 19:58:17</text:p>
          </table:table-cell>
          <table:table-cell office:value-type="float" office:value="3087" calcext:value-type="float">
            <text:p>30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2]&lt;[Einstellungen.$B$4]; [Einstellungen.$B$2];IF([.D67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72]);&quot;&quot;)">
            <text:p/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XYZZ1938-0820192512</text:p>
          </table:table-cell>
          <table:table-cell office:value-type="float" office:value="649.76" calcext:value-type="float">
            <text:p>649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.76" calcext:value-type="float">
            <text:p>649,7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2-01 20:08:25</text:p>
          </table:table-cell>
          <table:table-cell table:style-name="ce1" office:value-type="string" calcext:value-type="string">
            <text:p>2019-12-01 20:23:19</text:p>
          </table:table-cell>
          <table:table-cell office:value-type="float" office:value="3088" calcext:value-type="float">
            <text:p>3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3]&lt;[Einstellungen.$B$4]; [Einstellungen.$B$2];IF([.D67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73]);&quot;&quot;)">
            <text:p/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XYZZ2893-3820194012</text:p>
          </table:table-cell>
          <table:table-cell office:value-type="float" office:value="20.96" calcext:value-type="float">
            <text:p>20,9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4.95" calcext:value-type="float">
            <text:p>24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20:43:11</text:p>
          </table:table-cell>
          <table:table-cell table:style-name="ce1" office:value-type="string" calcext:value-type="string">
            <text:p>2019-12-01 20:38:40</text:p>
          </table:table-cell>
          <table:table-cell table:style-name="ce1" office:value-type="string" calcext:value-type="string">
            <text:p>2019-12-01 20:43:11</text:p>
          </table:table-cell>
          <table:table-cell office:value-type="float" office:value="3090" calcext:value-type="float">
            <text:p>30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4]&lt;[Einstellungen.$B$4]; [Einstellungen.$B$2];IF([.D67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7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XYZZ2897-2321191212</text:p>
          </table:table-cell>
          <table:table-cell office:value-type="float" office:value="54.36" calcext:value-type="float">
            <text:p>54,36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64.35" calcext:value-type="float">
            <text:p>64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21:25:05</text:p>
          </table:table-cell>
          <table:table-cell table:style-name="ce1" office:value-type="string" calcext:value-type="string">
            <text:p>2019-12-01 21:23:12</text:p>
          </table:table-cell>
          <table:table-cell table:style-name="ce1" office:value-type="string" calcext:value-type="string">
            <text:p>2019-12-01 21:25:05</text:p>
          </table:table-cell>
          <table:table-cell office:value-type="float" office:value="3093" calcext:value-type="float">
            <text:p>30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5]&lt;[Einstellungen.$B$4]; [Einstellungen.$B$2];IF([.D67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7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XYZZ1940-2621193012</text:p>
          </table:table-cell>
          <table:table-cell office:value-type="float" office:value="76.64" calcext:value-type="float">
            <text:p>76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4" calcext:value-type="float">
            <text:p>76,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21:31:52</text:p>
          </table:table-cell>
          <table:table-cell table:style-name="ce1" office:value-type="string" calcext:value-type="string">
            <text:p>2019-12-01 21:26:30</text:p>
          </table:table-cell>
          <table:table-cell table:style-name="ce1" office:value-type="string" calcext:value-type="string">
            <text:p>2019-12-01 21:31:52</text:p>
          </table:table-cell>
          <table:table-cell office:value-type="float" office:value="3095" calcext:value-type="float">
            <text:p>30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6]&lt;[Einstellungen.$B$4]; [Einstellungen.$B$2];IF([.D67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7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XYZZ2900-5822193612</text:p>
          </table:table-cell>
          <table:table-cell office:value-type="float" office:value="52.96" calcext:value-type="float">
            <text:p>52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6" calcext:value-type="float">
            <text:p>52,9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23:01:56</text:p>
          </table:table-cell>
          <table:table-cell table:style-name="ce1" office:value-type="string" calcext:value-type="string">
            <text:p>2019-12-01 22:58:36</text:p>
          </table:table-cell>
          <table:table-cell table:style-name="ce1" office:value-type="string" calcext:value-type="string">
            <text:p>2019-12-01 23:01:57</text:p>
          </table:table-cell>
          <table:table-cell office:value-type="float" office:value="3097" calcext:value-type="float">
            <text:p>30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7]&lt;[Einstellungen.$B$4]; [Einstellungen.$B$2];IF([.D67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7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XYZZ1942-3823193212</text:p>
          </table:table-cell>
          <table:table-cell office:value-type="float" office:value="225.34" calcext:value-type="float">
            <text:p>225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.34" calcext:value-type="float">
            <text:p>225,3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1 23:40:55</text:p>
          </table:table-cell>
          <table:table-cell table:style-name="ce1" office:value-type="string" calcext:value-type="string">
            <text:p>2019-12-01 23:38:32</text:p>
          </table:table-cell>
          <table:table-cell table:style-name="ce1" office:value-type="string" calcext:value-type="string">
            <text:p>2019-12-01 23:40:55</text:p>
          </table:table-cell>
          <table:table-cell office:value-type="float" office:value="3099" calcext:value-type="float">
            <text:p>30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8]&lt;[Einstellungen.$B$4]; [Einstellungen.$B$2];IF([.D67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7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XYZZ1945-0000192012</text:p>
          </table:table-cell>
          <table:table-cell office:value-type="float" office:value="24.43" calcext:value-type="float">
            <text:p>24,43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34.42" calcext:value-type="float">
            <text:p>34,4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00:01:04</text:p>
          </table:table-cell>
          <table:table-cell table:style-name="ce1" office:value-type="string" calcext:value-type="string">
            <text:p>2019-12-02 00:00:20</text:p>
          </table:table-cell>
          <table:table-cell table:style-name="ce1" office:value-type="string" calcext:value-type="string">
            <text:p>2019-12-02 00:01:04</text:p>
          </table:table-cell>
          <table:table-cell office:value-type="float" office:value="3102" calcext:value-type="float">
            <text:p>3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79]&lt;[Einstellungen.$B$4]; [Einstellungen.$B$2];IF([.D67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7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XYZZ2908-4508191412</text:p>
          </table:table-cell>
          <table:table-cell office:value-type="float" office:value="10.34" calcext:value-type="float">
            <text:p>10,3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2 08:45:14</text:p>
          </table:table-cell>
          <table:table-cell office:value-type="float" office:value="3104" calcext:value-type="float">
            <text:p>3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0]&lt;[Einstellungen.$B$4]; [Einstellungen.$B$2];IF([.D68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80]);&quot;&quot;)">
            <text:p/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XYZZ1947-5909191212</text:p>
          </table:table-cell>
          <table:table-cell office:value-type="float" office:value="40.32" calcext:value-type="float">
            <text:p>40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2" calcext:value-type="float">
            <text:p>40,3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2-02 09:59:12</text:p>
          </table:table-cell>
          <table:table-cell table:style-name="ce1" office:value-type="string" calcext:value-type="string">
            <text:p>2019-12-02 09:59:13</text:p>
          </table:table-cell>
          <table:table-cell office:value-type="float" office:value="3108" calcext:value-type="float">
            <text:p>3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1]&lt;[Einstellungen.$B$4]; [Einstellungen.$B$2];IF([.D68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81]);&quot;&quot;)">
            <text:p/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XYZZ2919-2010192412</text:p>
          </table:table-cell>
          <table:table-cell office:value-type="float" office:value="13.51" calcext:value-type="float">
            <text:p>13,51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0:22:32</text:p>
          </table:table-cell>
          <table:table-cell table:style-name="ce1" office:value-type="string" calcext:value-type="string">
            <text:p>2019-12-02 10:20:24</text:p>
          </table:table-cell>
          <table:table-cell table:style-name="ce1" office:value-type="string" calcext:value-type="string">
            <text:p>2019-12-02 10:22:32</text:p>
          </table:table-cell>
          <table:table-cell office:value-type="float" office:value="3114" calcext:value-type="float">
            <text:p>3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2]&lt;[Einstellungen.$B$4]; [Einstellungen.$B$2];IF([.D68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8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XYZZ1957-3110190312</text:p>
          </table:table-cell>
          <table:table-cell office:value-type="float" office:value="44.3" calcext:value-type="float">
            <text:p>44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0:32:53</text:p>
          </table:table-cell>
          <table:table-cell table:style-name="ce1" office:value-type="string" calcext:value-type="string">
            <text:p>2019-12-02 10:31:03</text:p>
          </table:table-cell>
          <table:table-cell table:style-name="ce1" office:value-type="string" calcext:value-type="string">
            <text:p>2019-12-02 10:32:53</text:p>
          </table:table-cell>
          <table:table-cell office:value-type="float" office:value="3117" calcext:value-type="float">
            <text:p>3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3]&lt;[Einstellungen.$B$4]; [Einstellungen.$B$2];IF([.D68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83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XYZZ2926-3410193212</text:p>
          </table:table-cell>
          <table:table-cell office:value-type="float" office:value="51.07" calcext:value-type="float">
            <text:p>51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7" calcext:value-type="float">
            <text:p>51,0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0:38:27</text:p>
          </table:table-cell>
          <table:table-cell table:style-name="ce1" office:value-type="string" calcext:value-type="string">
            <text:p>2019-12-02 10:34:32</text:p>
          </table:table-cell>
          <table:table-cell table:style-name="ce1" office:value-type="string" calcext:value-type="string">
            <text:p>2019-12-02 10:38:27</text:p>
          </table:table-cell>
          <table:table-cell office:value-type="float" office:value="3119" calcext:value-type="float">
            <text:p>3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4]&lt;[Einstellungen.$B$4]; [Einstellungen.$B$2];IF([.D68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84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XYZZ2930-1311195712</text:p>
          </table:table-cell>
          <table:table-cell office:value-type="float" office:value="30.71" calcext:value-type="float">
            <text:p>30,7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4.7" calcext:value-type="float">
            <text:p>34,7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2 11:13:57</text:p>
          </table:table-cell>
          <table:table-cell office:value-type="float" office:value="3122" calcext:value-type="float">
            <text:p>31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5]&lt;[Einstellungen.$B$4]; [Einstellungen.$B$2];IF([.D68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85]);&quot;&quot;)">
            <text:p/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XYZZ2937-2012191312</text:p>
          </table:table-cell>
          <table:table-cell office:value-type="float" office:value="29.51" calcext:value-type="float">
            <text:p>29,5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2:20:52</text:p>
          </table:table-cell>
          <table:table-cell table:style-name="ce1" office:value-type="string" calcext:value-type="string">
            <text:p>2019-12-02 12:20:13</text:p>
          </table:table-cell>
          <table:table-cell table:style-name="ce1" office:value-type="string" calcext:value-type="string">
            <text:p>2019-12-02 12:20:52</text:p>
          </table:table-cell>
          <table:table-cell office:value-type="float" office:value="3128" calcext:value-type="float">
            <text:p>3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6]&lt;[Einstellungen.$B$4]; [Einstellungen.$B$2];IF([.D68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8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XYZZ1963-1713192112</text:p>
          </table:table-cell>
          <table:table-cell office:value-type="float" office:value="253.41" calcext:value-type="float">
            <text:p>253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41" calcext:value-type="float">
            <text:p>253,4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3:22:20</text:p>
          </table:table-cell>
          <table:table-cell table:style-name="ce1" office:value-type="string" calcext:value-type="string">
            <text:p>2019-12-02 13:17:21</text:p>
          </table:table-cell>
          <table:table-cell table:style-name="ce1" office:value-type="string" calcext:value-type="string">
            <text:p>2019-12-02 13:22:20</text:p>
          </table:table-cell>
          <table:table-cell office:value-type="float" office:value="3130" calcext:value-type="float">
            <text:p>3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7]&lt;[Einstellungen.$B$4]; [Einstellungen.$B$2];IF([.D68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8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XYZZ2941-1314195012</text:p>
          </table:table-cell>
          <table:table-cell office:value-type="float" office:value="46.71" calcext:value-type="float">
            <text:p>46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1" calcext:value-type="float">
            <text:p>46,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4:15:29</text:p>
          </table:table-cell>
          <table:table-cell table:style-name="ce1" office:value-type="string" calcext:value-type="string">
            <text:p>2019-12-02 14:13:50</text:p>
          </table:table-cell>
          <table:table-cell table:style-name="ce1" office:value-type="string" calcext:value-type="string">
            <text:p>2019-12-02 14:15:29</text:p>
          </table:table-cell>
          <table:table-cell office:value-type="float" office:value="3131" calcext:value-type="float">
            <text:p>31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8]&lt;[Einstellungen.$B$4]; [Einstellungen.$B$2];IF([.D68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88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XYZZ1969-2514190912</text:p>
          </table:table-cell>
          <table:table-cell office:value-type="float" office:value="17" calcext:value-type="float">
            <text:p>1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0.99" calcext:value-type="float">
            <text:p>20,9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4:26:16</text:p>
          </table:table-cell>
          <table:table-cell table:style-name="ce1" office:value-type="string" calcext:value-type="string">
            <text:p>2019-12-02 14:25:09</text:p>
          </table:table-cell>
          <table:table-cell table:style-name="ce1" office:value-type="string" calcext:value-type="string">
            <text:p>2019-12-02 14:26:16</text:p>
          </table:table-cell>
          <table:table-cell office:value-type="float" office:value="3132" calcext:value-type="float">
            <text:p>31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89]&lt;[Einstellungen.$B$4]; [Einstellungen.$B$2];IF([.D68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8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XYZZ2944-2714192912</text:p>
          </table:table-cell>
          <table:table-cell office:value-type="float" office:value="17" calcext:value-type="float">
            <text:p>1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0.99" calcext:value-type="float">
            <text:p>20,9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4:28:25</text:p>
          </table:table-cell>
          <table:table-cell table:style-name="ce1" office:value-type="string" calcext:value-type="string">
            <text:p>2019-12-02 14:27:29</text:p>
          </table:table-cell>
          <table:table-cell table:style-name="ce1" office:value-type="string" calcext:value-type="string">
            <text:p>2019-12-02 14:28:25</text:p>
          </table:table-cell>
          <table:table-cell office:value-type="float" office:value="3133" calcext:value-type="float">
            <text:p>3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0]&lt;[Einstellungen.$B$4]; [Einstellungen.$B$2];IF([.D69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90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XYZZ1971-2914192912</text:p>
          </table:table-cell>
          <table:table-cell office:value-type="float" office:value="17" calcext:value-type="float">
            <text:p>1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0.99" calcext:value-type="float">
            <text:p>20,9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4:30:39</text:p>
          </table:table-cell>
          <table:table-cell table:style-name="ce1" office:value-type="string" calcext:value-type="string">
            <text:p>2019-12-02 14:29:29</text:p>
          </table:table-cell>
          <table:table-cell table:style-name="ce1" office:value-type="string" calcext:value-type="string">
            <text:p>2019-12-02 14:30:39</text:p>
          </table:table-cell>
          <table:table-cell office:value-type="float" office:value="3134" calcext:value-type="float">
            <text:p>3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1]&lt;[Einstellungen.$B$4]; [Einstellungen.$B$2];IF([.D69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9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XYZZ2948-3114191312</text:p>
          </table:table-cell>
          <table:table-cell office:value-type="float" office:value="17" calcext:value-type="float">
            <text:p>1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0.99" calcext:value-type="float">
            <text:p>20,9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4:31:47</text:p>
          </table:table-cell>
          <table:table-cell table:style-name="ce1" office:value-type="string" calcext:value-type="string">
            <text:p>2019-12-02 14:31:13</text:p>
          </table:table-cell>
          <table:table-cell table:style-name="ce1" office:value-type="string" calcext:value-type="string">
            <text:p>2019-12-02 14:31:47</text:p>
          </table:table-cell>
          <table:table-cell office:value-type="float" office:value="3135" calcext:value-type="float">
            <text:p>3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2]&lt;[Einstellungen.$B$4]; [Einstellungen.$B$2];IF([.D69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9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XYZZ2951-3115195212</text:p>
          </table:table-cell>
          <table:table-cell office:value-type="float" office:value="91.25" calcext:value-type="float">
            <text:p>91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5" calcext:value-type="float">
            <text:p>91,2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5:34:05</text:p>
          </table:table-cell>
          <table:table-cell table:style-name="ce1" office:value-type="string" calcext:value-type="string">
            <text:p>2019-12-02 15:31:52</text:p>
          </table:table-cell>
          <table:table-cell table:style-name="ce1" office:value-type="string" calcext:value-type="string">
            <text:p>2019-12-02 15:34:05</text:p>
          </table:table-cell>
          <table:table-cell office:value-type="float" office:value="3138" calcext:value-type="float">
            <text:p>3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3]&lt;[Einstellungen.$B$4]; [Einstellungen.$B$2];IF([.D693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93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XYZZ1973-5215192512</text:p>
          </table:table-cell>
          <table:table-cell office:value-type="float" office:value="83.21" calcext:value-type="float">
            <text:p>83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1" calcext:value-type="float">
            <text:p>83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2 15:52:25</text:p>
          </table:table-cell>
          <table:table-cell table:style-name="ce1" office:value-type="string" calcext:value-type="string">
            <text:p>2019-12-03 08:15:44</text:p>
          </table:table-cell>
          <table:table-cell office:value-type="float" office:value="3140" calcext:value-type="float">
            <text:p>31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4]&lt;[Einstellungen.$B$4]; [Einstellungen.$B$2];IF([.D694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94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XYZZ2959-5615190812</text:p>
          </table:table-cell>
          <table:table-cell office:value-type="float" office:value="30.9" calcext:value-type="float">
            <text:p>30,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4.89" calcext:value-type="float">
            <text:p>34,8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2 15:56:08</text:p>
          </table:table-cell>
          <table:table-cell office:value-type="float" office:value="3144" calcext:value-type="float">
            <text:p>3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5]&lt;[Einstellungen.$B$4]; [Einstellungen.$B$2];IF([.D69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95]);&quot;&quot;)">
            <text:p/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XYZZ1981-5715192912</text:p>
          </table:table-cell>
          <table:table-cell office:value-type="float" office:value="38.85" calcext:value-type="float">
            <text:p>38,8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2-02 15:57:29</text:p>
          </table:table-cell>
          <table:table-cell table:style-name="ce1" office:value-type="string" calcext:value-type="string">
            <text:p>2019-12-02 17:58:04</text:p>
          </table:table-cell>
          <table:table-cell office:value-type="float" office:value="3146" calcext:value-type="float">
            <text:p>3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6]&lt;[Einstellungen.$B$4]; [Einstellungen.$B$2];IF([.D69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96]);&quot;&quot;)">
            <text:p/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XYZZ2962-4216194312</text:p>
          </table:table-cell>
          <table:table-cell office:value-type="float" office:value="6.26" calcext:value-type="float">
            <text:p>6,2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2 16:42:43</text:p>
          </table:table-cell>
          <table:table-cell office:value-type="float" office:value="3148" calcext:value-type="float">
            <text:p>3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7]&lt;[Einstellungen.$B$4]; [Einstellungen.$B$2];IF([.D69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697]);&quot;&quot;)">
            <text:p/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XYZZ2970-341719551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7:38:22</text:p>
          </table:table-cell>
          <table:table-cell table:style-name="ce1" office:value-type="string" calcext:value-type="string">
            <text:p>2019-12-02 17:34:55</text:p>
          </table:table-cell>
          <table:table-cell table:style-name="ce1" office:value-type="string" calcext:value-type="string">
            <text:p>2019-12-02 17:38:22</text:p>
          </table:table-cell>
          <table:table-cell office:value-type="float" office:value="3154" calcext:value-type="float">
            <text:p>3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8]&lt;[Einstellungen.$B$4]; [Einstellungen.$B$2];IF([.D69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698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XYZZ2973-2318191812</text:p>
          </table:table-cell>
          <table:table-cell office:value-type="float" office:value="25.9" calcext:value-type="float">
            <text:p>25,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9.89" calcext:value-type="float">
            <text:p>29,8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8:25:21</text:p>
          </table:table-cell>
          <table:table-cell table:style-name="ce1" office:value-type="string" calcext:value-type="string">
            <text:p>2019-12-02 18:23:18</text:p>
          </table:table-cell>
          <table:table-cell table:style-name="ce1" office:value-type="string" calcext:value-type="string">
            <text:p>2019-12-02 18:25:22</text:p>
          </table:table-cell>
          <table:table-cell office:value-type="float" office:value="3158" calcext:value-type="float">
            <text:p>3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699]&lt;[Einstellungen.$B$4]; [Einstellungen.$B$2];IF([.D69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69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XYZZ2977-5219194412</text:p>
          </table:table-cell>
          <table:table-cell office:value-type="float" office:value="67.04" calcext:value-type="float">
            <text:p>67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04" calcext:value-type="float">
            <text:p>67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19:57:38</text:p>
          </table:table-cell>
          <table:table-cell table:style-name="ce1" office:value-type="string" calcext:value-type="string">
            <text:p>2019-12-02 19:52:44</text:p>
          </table:table-cell>
          <table:table-cell table:style-name="ce1" office:value-type="string" calcext:value-type="string">
            <text:p>2019-12-02 19:57:38</text:p>
          </table:table-cell>
          <table:table-cell office:value-type="float" office:value="3161" calcext:value-type="float">
            <text:p>3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0]&lt;[Einstellungen.$B$4]; [Einstellungen.$B$2];IF([.D70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00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XYZZ1998-0620192112</text:p>
          </table:table-cell>
          <table:table-cell office:value-type="float" office:value="116.57" calcext:value-type="float">
            <text:p>116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57" calcext:value-type="float">
            <text:p>116,5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20:08:09</text:p>
          </table:table-cell>
          <table:table-cell table:style-name="ce1" office:value-type="string" calcext:value-type="string">
            <text:p>2019-12-02 20:06:21</text:p>
          </table:table-cell>
          <table:table-cell table:style-name="ce1" office:value-type="string" calcext:value-type="string">
            <text:p>2019-12-02 20:08:09</text:p>
          </table:table-cell>
          <table:table-cell office:value-type="float" office:value="3163" calcext:value-type="float">
            <text:p>3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1]&lt;[Einstellungen.$B$4]; [Einstellungen.$B$2];IF([.D70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01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XYZZ2981-0920194312</text:p>
          </table:table-cell>
          <table:table-cell office:value-type="float" office:value="44.44" calcext:value-type="float">
            <text:p>44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4" calcext:value-type="float">
            <text:p>44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2 20:10:52</text:p>
          </table:table-cell>
          <table:table-cell table:style-name="ce1" office:value-type="string" calcext:value-type="string">
            <text:p>2019-12-02 20:09:43</text:p>
          </table:table-cell>
          <table:table-cell table:style-name="ce1" office:value-type="string" calcext:value-type="string">
            <text:p>2019-12-02 20:10:52</text:p>
          </table:table-cell>
          <table:table-cell office:value-type="float" office:value="3165" calcext:value-type="float">
            <text:p>3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2]&lt;[Einstellungen.$B$4]; [Einstellungen.$B$2];IF([.D70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02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XYZZ2988-0808191912</text:p>
          </table:table-cell>
          <table:table-cell office:value-type="float" office:value="14.73" calcext:value-type="float">
            <text:p>14,7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,7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3 08:08:19</text:p>
          </table:table-cell>
          <table:table-cell office:value-type="float" office:value="3171" calcext:value-type="float">
            <text:p>3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3]&lt;[Einstellungen.$B$4]; [Einstellungen.$B$2];IF([.D70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03]);&quot;&quot;)">
            <text:p/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XYZZ2002-1412193712</text:p>
          </table:table-cell>
          <table:table-cell office:value-type="float" office:value="53.43" calcext:value-type="float">
            <text:p>53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3" calcext:value-type="float">
            <text:p>53,4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3 12:15:45</text:p>
          </table:table-cell>
          <table:table-cell table:style-name="ce1" office:value-type="string" calcext:value-type="string">
            <text:p>2019-12-03 12:14:37</text:p>
          </table:table-cell>
          <table:table-cell table:style-name="ce1" office:value-type="string" calcext:value-type="string">
            <text:p>2019-12-03 12:15:45</text:p>
          </table:table-cell>
          <table:table-cell office:value-type="float" office:value="3173" calcext:value-type="float">
            <text:p>3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4]&lt;[Einstellungen.$B$4]; [Einstellungen.$B$2];IF([.D70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04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XYZZ2992-5012191012</text:p>
          </table:table-cell>
          <table:table-cell office:value-type="float" office:value="5.97" calcext:value-type="float">
            <text:p>5,9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9.96" calcext:value-type="float">
            <text:p>9,9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3 12:53:02</text:p>
          </table:table-cell>
          <table:table-cell table:style-name="ce1" office:value-type="string" calcext:value-type="string">
            <text:p>2019-12-03 12:50:10</text:p>
          </table:table-cell>
          <table:table-cell table:style-name="ce1" office:value-type="string" calcext:value-type="string">
            <text:p>2019-12-03 12:53:02</text:p>
          </table:table-cell>
          <table:table-cell office:value-type="float" office:value="3175" calcext:value-type="float">
            <text:p>3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5]&lt;[Einstellungen.$B$4]; [Einstellungen.$B$2];IF([.D70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05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XYZZ2995-0513191212</text:p>
          </table:table-cell>
          <table:table-cell office:value-type="float" office:value="109.8" calcext:value-type="float">
            <text:p>10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8" calcext:value-type="float">
            <text:p>109,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3 13:08:05</text:p>
          </table:table-cell>
          <table:table-cell table:style-name="ce1" office:value-type="string" calcext:value-type="string">
            <text:p>2019-12-03 13:05:12</text:p>
          </table:table-cell>
          <table:table-cell table:style-name="ce1" office:value-type="string" calcext:value-type="string">
            <text:p>2019-12-03 13:08:05</text:p>
          </table:table-cell>
          <table:table-cell office:value-type="float" office:value="3178" calcext:value-type="float">
            <text:p>3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6]&lt;[Einstellungen.$B$4]; [Einstellungen.$B$2];IF([.D706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06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XYZZ2999-1513192412</text:p>
          </table:table-cell>
          <table:table-cell office:value-type="float" office:value="116.44" calcext:value-type="float">
            <text:p>116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4" calcext:value-type="float">
            <text:p>116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3 13:20:51</text:p>
          </table:table-cell>
          <table:table-cell table:style-name="ce1" office:value-type="string" calcext:value-type="string">
            <text:p>2019-12-03 13:15:24</text:p>
          </table:table-cell>
          <table:table-cell table:style-name="ce1" office:value-type="string" calcext:value-type="string">
            <text:p>2019-12-03 13:20:51</text:p>
          </table:table-cell>
          <table:table-cell office:value-type="float" office:value="3181" calcext:value-type="float">
            <text:p>3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7]&lt;[Einstellungen.$B$4]; [Einstellungen.$B$2];IF([.D707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07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XYZZ2007-5320193512</text:p>
          </table:table-cell>
          <table:table-cell office:value-type="float" office:value="29.43" calcext:value-type="float">
            <text:p>29,4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42" calcext:value-type="float">
            <text:p>33,4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2-03 20:53:35</text:p>
          </table:table-cell>
          <table:table-cell table:style-name="ce1" office:value-type="string" calcext:value-type="string">
            <text:p>2019-12-03 20:54:07</text:p>
          </table:table-cell>
          <table:table-cell office:value-type="float" office:value="3186" calcext:value-type="float">
            <text:p>31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8]&lt;[Einstellungen.$B$4]; [Einstellungen.$B$2];IF([.D70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08]);&quot;&quot;)">
            <text:p/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XYZZ3010-5921195412</text:p>
          </table:table-cell>
          <table:table-cell office:value-type="float" office:value="30.03" calcext:value-type="float">
            <text:p>30,0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4.02" calcext:value-type="float">
            <text:p>34,0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3 22:00:29</text:p>
          </table:table-cell>
          <table:table-cell table:style-name="ce1" office:value-type="string" calcext:value-type="string">
            <text:p>2019-12-03 21:59:54</text:p>
          </table:table-cell>
          <table:table-cell table:style-name="ce1" office:value-type="string" calcext:value-type="string">
            <text:p>2019-12-03 22:00:29</text:p>
          </table:table-cell>
          <table:table-cell office:value-type="float" office:value="3190" calcext:value-type="float">
            <text:p>3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09]&lt;[Einstellungen.$B$4]; [Einstellungen.$B$2];IF([.D70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09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XYZZ2012-3911195812</text:p>
          </table:table-cell>
          <table:table-cell office:value-type="float" office:value="84.2" calcext:value-type="float">
            <text:p>8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" calcext:value-type="float">
            <text:p>84,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2-04 11:39:58</text:p>
          </table:table-cell>
          <table:table-cell table:style-name="ce1" office:value-type="string" calcext:value-type="string">
            <text:p>2019-12-04 11:44:12</text:p>
          </table:table-cell>
          <table:table-cell office:value-type="float" office:value="3192" calcext:value-type="float">
            <text:p>3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0]&lt;[Einstellungen.$B$4]; [Einstellungen.$B$2];IF([.D710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10]);&quot;&quot;)">
            <text:p/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XYZZ2017-4711193412</text:p>
          </table:table-cell>
          <table:table-cell office:value-type="float" office:value="235.74" calcext:value-type="float">
            <text:p>235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.74" calcext:value-type="float">
            <text:p>235,7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4 11:47:34</text:p>
          </table:table-cell>
          <table:table-cell office:value-type="float" office:value="3194" calcext:value-type="float">
            <text:p>3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1]&lt;[Einstellungen.$B$4]; [Einstellungen.$B$2];IF([.D711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11]);&quot;&quot;)">
            <text:p/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XYZZ2025-2713195512</text:p>
          </table:table-cell>
          <table:table-cell office:value-type="float" office:value="58.32" calcext:value-type="float">
            <text:p>58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32" calcext:value-type="float">
            <text:p>58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4 13:30:13</text:p>
          </table:table-cell>
          <table:table-cell table:style-name="ce1" office:value-type="string" calcext:value-type="string">
            <text:p>2019-12-04 13:27:55</text:p>
          </table:table-cell>
          <table:table-cell table:style-name="ce1" office:value-type="string" calcext:value-type="string">
            <text:p>2019-12-04 13:30:13</text:p>
          </table:table-cell>
          <table:table-cell office:value-type="float" office:value="3196" calcext:value-type="float">
            <text:p>3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2]&lt;[Einstellungen.$B$4]; [Einstellungen.$B$2];IF([.D71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12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XYZZ3021-5917193012</text:p>
          </table:table-cell>
          <table:table-cell office:value-type="float" office:value="25.14" calcext:value-type="float">
            <text:p>25,1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9.13" calcext:value-type="float">
            <text:p>29,1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4 18:02:06</text:p>
          </table:table-cell>
          <table:table-cell table:style-name="ce1" office:value-type="string" calcext:value-type="string">
            <text:p>2019-12-04 17:59:30</text:p>
          </table:table-cell>
          <table:table-cell table:style-name="ce1" office:value-type="string" calcext:value-type="string">
            <text:p>2019-12-04 18:02:06</text:p>
          </table:table-cell>
          <table:table-cell office:value-type="float" office:value="3198" calcext:value-type="float">
            <text:p>31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3]&lt;[Einstellungen.$B$4]; [Einstellungen.$B$2];IF([.D71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13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XYZZ2024-0222195012</text:p>
          </table:table-cell>
          <table:table-cell office:value-type="float" office:value="44.88" calcext:value-type="float">
            <text:p>44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88" calcext:value-type="float">
            <text:p>44,8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2-04 22:02:50</text:p>
          </table:table-cell>
          <table:table-cell table:style-name="ce1" office:value-type="string" calcext:value-type="string">
            <text:p>2019-12-05 15:18:27</text:p>
          </table:table-cell>
          <table:table-cell office:value-type="float" office:value="3203" calcext:value-type="float">
            <text:p>3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4]&lt;[Einstellungen.$B$4]; [Einstellungen.$B$2];IF([.D71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14]);&quot;&quot;)">
            <text:p/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XYZZ3028-5622191612</text:p>
          </table:table-cell>
          <table:table-cell office:value-type="float" office:value="33.52" calcext:value-type="float">
            <text:p>33,5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7.51" calcext:value-type="float">
            <text:p>37,5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4 23:09:37</text:p>
          </table:table-cell>
          <table:table-cell table:style-name="ce1" office:value-type="string" calcext:value-type="string">
            <text:p>2019-12-04 22:56:16</text:p>
          </table:table-cell>
          <table:table-cell table:style-name="ce1" office:value-type="string" calcext:value-type="string">
            <text:p>2019-12-04 23:09:37</text:p>
          </table:table-cell>
          <table:table-cell office:value-type="float" office:value="3205" calcext:value-type="float">
            <text:p>32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5]&lt;[Einstellungen.$B$4]; [Einstellungen.$B$2];IF([.D71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15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XYZZ3032-0523190512</text:p>
          </table:table-cell>
          <table:table-cell office:value-type="float" office:value="58.32" calcext:value-type="float">
            <text:p>58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32" calcext:value-type="float">
            <text:p>58,32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4 23:05:05</text:p>
          </table:table-cell>
          <table:table-cell office:value-type="float" office:value="3208" calcext:value-type="float">
            <text:p>3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6]&lt;[Einstellungen.$B$4]; [Einstellungen.$B$2];IF([.D71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16]);&quot;&quot;)">
            <text:p/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XYZZ3036-3923193812</text:p>
          </table:table-cell>
          <table:table-cell office:value-type="float" office:value="16.76" calcext:value-type="float">
            <text:p>16,7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0.75" calcext:value-type="float">
            <text:p>20,7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4 23:41:09</text:p>
          </table:table-cell>
          <table:table-cell table:style-name="ce1" office:value-type="string" calcext:value-type="string">
            <text:p>2019-12-04 23:39:38</text:p>
          </table:table-cell>
          <table:table-cell table:style-name="ce1" office:value-type="string" calcext:value-type="string">
            <text:p>2019-12-04 23:41:09</text:p>
          </table:table-cell>
          <table:table-cell office:value-type="float" office:value="3211" calcext:value-type="float">
            <text:p>3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7]&lt;[Einstellungen.$B$4]; [Einstellungen.$B$2];IF([.D71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17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XYZZ2030-2112190112</text:p>
          </table:table-cell>
          <table:table-cell office:value-type="float" office:value="7.8" calcext:value-type="float">
            <text:p>7,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,7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05 12:21:01</text:p>
          </table:table-cell>
          <table:table-cell office:value-type="float" office:value="3213" calcext:value-type="float">
            <text:p>3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8]&lt;[Einstellungen.$B$4]; [Einstellungen.$B$2];IF([.D71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18]);&quot;&quot;)">
            <text:p/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XYZZ3039-1813194912</text:p>
          </table:table-cell>
          <table:table-cell office:value-type="float" office:value="64.75" calcext:value-type="float">
            <text:p>64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75" calcext:value-type="float">
            <text:p>64,7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5 13:22:53</text:p>
          </table:table-cell>
          <table:table-cell table:style-name="ce1" office:value-type="string" calcext:value-type="string">
            <text:p>2019-12-05 13:18:49</text:p>
          </table:table-cell>
          <table:table-cell table:style-name="ce1" office:value-type="string" calcext:value-type="string">
            <text:p>2019-12-05 13:22:53</text:p>
          </table:table-cell>
          <table:table-cell office:value-type="float" office:value="3214" calcext:value-type="float">
            <text:p>3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19]&lt;[Einstellungen.$B$4]; [Einstellungen.$B$2];IF([.D71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1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XYZZ3043-5315195012</text:p>
          </table:table-cell>
          <table:table-cell office:value-type="float" office:value="66.66" calcext:value-type="float">
            <text:p>66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" calcext:value-type="float">
            <text:p>66,66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19-12-05 15:53:50</text:p>
          </table:table-cell>
          <table:table-cell table:style-name="ce1" office:value-type="string" calcext:value-type="string">
            <text:p>2019-12-05 15:55:19</text:p>
          </table:table-cell>
          <table:table-cell office:value-type="float" office:value="3217" calcext:value-type="float">
            <text:p>3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0]&lt;[Einstellungen.$B$4]; [Einstellungen.$B$2];IF([.D72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20]);&quot;&quot;)">
            <text:p/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XYZZ3054-5819191812</text:p>
          </table:table-cell>
          <table:table-cell office:value-type="float" office:value="26.75" calcext:value-type="float">
            <text:p>26,7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0.74" calcext:value-type="float">
            <text:p>30,7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5 20:00:22</text:p>
          </table:table-cell>
          <table:table-cell table:style-name="ce1" office:value-type="string" calcext:value-type="string">
            <text:p>2019-12-05 19:58:18</text:p>
          </table:table-cell>
          <table:table-cell table:style-name="ce1" office:value-type="string" calcext:value-type="string">
            <text:p>2019-12-05 20:00:22</text:p>
          </table:table-cell>
          <table:table-cell office:value-type="float" office:value="3225" calcext:value-type="float">
            <text:p>3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1]&lt;[Einstellungen.$B$4]; [Einstellungen.$B$2];IF([.D72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21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XYZZ2045-2016194312</text:p>
          </table:table-cell>
          <table:table-cell office:value-type="float" office:value="21.78" calcext:value-type="float">
            <text:p>21,7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5.77" calcext:value-type="float">
            <text:p>25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6 16:24:02</text:p>
          </table:table-cell>
          <table:table-cell table:style-name="ce1" office:value-type="string" calcext:value-type="string">
            <text:p>2019-12-06 16:20:43</text:p>
          </table:table-cell>
          <table:table-cell table:style-name="ce1" office:value-type="string" calcext:value-type="string">
            <text:p>2019-12-06 16:24:02</text:p>
          </table:table-cell>
          <table:table-cell office:value-type="float" office:value="3227" calcext:value-type="float">
            <text:p>3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2]&lt;[Einstellungen.$B$4]; [Einstellungen.$B$2];IF([.D72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22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XYZZ3069-0214192012</text:p>
          </table:table-cell>
          <table:table-cell office:value-type="float" office:value="45.64" calcext:value-type="float">
            <text:p>45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4" calcext:value-type="float">
            <text:p>45,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7 14:03:23</text:p>
          </table:table-cell>
          <table:table-cell table:style-name="ce1" office:value-type="string" calcext:value-type="string">
            <text:p>2019-12-07 14:02:20</text:p>
          </table:table-cell>
          <table:table-cell table:style-name="ce1" office:value-type="string" calcext:value-type="string">
            <text:p>2019-12-07 14:03:23</text:p>
          </table:table-cell>
          <table:table-cell office:value-type="float" office:value="3235" calcext:value-type="float">
            <text:p>3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3]&lt;[Einstellungen.$B$4]; [Einstellungen.$B$2];IF([.D72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23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XYZZ2060-4923191512</text:p>
          </table:table-cell>
          <table:table-cell office:value-type="float" office:value="22.25" calcext:value-type="float">
            <text:p>22,2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6.24" calcext:value-type="float">
            <text:p>26,2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7 23:49:31</text:p>
          </table:table-cell>
          <table:table-cell table:style-name="ce1" office:value-type="string" calcext:value-type="string">
            <text:p>2019-12-07 23:49:15</text:p>
          </table:table-cell>
          <table:table-cell table:style-name="ce1" office:value-type="string" calcext:value-type="string">
            <text:p>2019-12-07 23:49:31</text:p>
          </table:table-cell>
          <table:table-cell office:value-type="float" office:value="3237" calcext:value-type="float">
            <text:p>3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4]&lt;[Einstellungen.$B$4]; [Einstellungen.$B$2];IF([.D72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24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XYZZ3072-1209193312</text:p>
          </table:table-cell>
          <table:table-cell office:value-type="float" office:value="45.54" calcext:value-type="float">
            <text:p>45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4" calcext:value-type="float">
            <text:p>45,5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8 09:12:46</text:p>
          </table:table-cell>
          <table:table-cell table:style-name="ce1" office:value-type="string" calcext:value-type="string">
            <text:p>2019-12-08 09:12:33</text:p>
          </table:table-cell>
          <table:table-cell table:style-name="ce1" office:value-type="string" calcext:value-type="string">
            <text:p>2019-12-08 09:12:46</text:p>
          </table:table-cell>
          <table:table-cell office:value-type="float" office:value="3239" calcext:value-type="float">
            <text:p>3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5]&lt;[Einstellungen.$B$4]; [Einstellungen.$B$2];IF([.D72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2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XYZZ2055-1310192112</text:p>
          </table:table-cell>
          <table:table-cell office:value-type="float" office:value="21.62" calcext:value-type="float">
            <text:p>21,6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5.61" calcext:value-type="float">
            <text:p>25,6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8 10:14:33</text:p>
          </table:table-cell>
          <table:table-cell table:style-name="ce1" office:value-type="string" calcext:value-type="string">
            <text:p>2019-12-08 10:13:21</text:p>
          </table:table-cell>
          <table:table-cell table:style-name="ce1" office:value-type="string" calcext:value-type="string">
            <text:p>2019-12-08 10:14:33</text:p>
          </table:table-cell>
          <table:table-cell office:value-type="float" office:value="3241" calcext:value-type="float">
            <text:p>3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6]&lt;[Einstellungen.$B$4]; [Einstellungen.$B$2];IF([.D72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2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XYZZ3076-5812192512</text:p>
          </table:table-cell>
          <table:table-cell office:value-type="float" office:value="38.84" calcext:value-type="float">
            <text:p>38,84</text:p>
          </table:table-cell>
          <table:table-cell office:value-type="float" office:value="9.99" calcext:value-type="float">
            <text:p>9,99</text:p>
          </table:table-cell>
          <table:table-cell office:value-type="float" office:value="0" calcext:value-type="float">
            <text:p>0</text:p>
          </table:table-cell>
          <table:table-cell office:value-type="float" office:value="48.83" calcext:value-type="float">
            <text:p>48,8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8 13:00:53</text:p>
          </table:table-cell>
          <table:table-cell table:style-name="ce1" office:value-type="string" calcext:value-type="string">
            <text:p>2019-12-08 12:58:25</text:p>
          </table:table-cell>
          <table:table-cell table:style-name="ce1" office:value-type="string" calcext:value-type="string">
            <text:p>2019-12-08 13:00:53</text:p>
          </table:table-cell>
          <table:table-cell office:value-type="float" office:value="3243" calcext:value-type="float">
            <text:p>3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7]&lt;[Einstellungen.$B$4]; [Einstellungen.$B$2];IF([.D72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2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XYZZ2064-4919190712</text:p>
          </table:table-cell>
          <table:table-cell office:value-type="float" office:value="29.55" calcext:value-type="float">
            <text:p>29,5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54" calcext:value-type="float">
            <text:p>33,5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8 19:49:48</text:p>
          </table:table-cell>
          <table:table-cell table:style-name="ce1" office:value-type="string" calcext:value-type="string">
            <text:p>2019-12-08 19:49:07</text:p>
          </table:table-cell>
          <table:table-cell table:style-name="ce1" office:value-type="string" calcext:value-type="string">
            <text:p>2019-12-08 19:49:48</text:p>
          </table:table-cell>
          <table:table-cell office:value-type="float" office:value="3245" calcext:value-type="float">
            <text:p>3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8]&lt;[Einstellungen.$B$4]; [Einstellungen.$B$2];IF([.D72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28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XYZZ2065-4700194112</text:p>
          </table:table-cell>
          <table:table-cell office:value-type="float" office:value="51.8" calcext:value-type="float">
            <text:p>5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" calcext:value-type="float">
            <text:p>51,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09 00:52:03</text:p>
          </table:table-cell>
          <table:table-cell table:style-name="ce1" office:value-type="string" calcext:value-type="string">
            <text:p>2019-12-09 00:47:41</text:p>
          </table:table-cell>
          <table:table-cell table:style-name="ce1" office:value-type="string" calcext:value-type="string">
            <text:p>2019-12-09 00:52:03</text:p>
          </table:table-cell>
          <table:table-cell office:value-type="float" office:value="3248" calcext:value-type="float">
            <text:p>3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29]&lt;[Einstellungen.$B$4]; [Einstellungen.$B$2];IF([.D72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29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XYZZ3083-5209191812</text:p>
          </table:table-cell>
          <table:table-cell office:value-type="float" office:value="18.96" calcext:value-type="float">
            <text:p>18,9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2.95" calcext:value-type="float">
            <text:p>22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1 09:53:11</text:p>
          </table:table-cell>
          <table:table-cell table:style-name="ce1" office:value-type="string" calcext:value-type="string">
            <text:p>2019-12-11 09:52:18</text:p>
          </table:table-cell>
          <table:table-cell table:style-name="ce1" office:value-type="string" calcext:value-type="string">
            <text:p>2019-12-11 10:14:20</text:p>
          </table:table-cell>
          <table:table-cell office:value-type="float" office:value="3250" calcext:value-type="float">
            <text:p>325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19-12-11 10:14:20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0]&lt;[Einstellungen.$B$4]; [Einstellungen.$B$2];IF([.D73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30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XYZZ3087-5212193412</text:p>
          </table:table-cell>
          <table:table-cell office:value-type="float" office:value="67.14" calcext:value-type="float">
            <text:p>6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1 12:53:09</text:p>
          </table:table-cell>
          <table:table-cell table:style-name="ce1" office:value-type="string" calcext:value-type="string">
            <text:p>2019-12-11 12:52:34</text:p>
          </table:table-cell>
          <table:table-cell table:style-name="ce1" office:value-type="string" calcext:value-type="string">
            <text:p>2019-12-11 12:53:09</text:p>
          </table:table-cell>
          <table:table-cell office:value-type="float" office:value="3252" calcext:value-type="float">
            <text:p>3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1]&lt;[Einstellungen.$B$4]; [Einstellungen.$B$2];IF([.D73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31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XYZZ3094-0413192612</text:p>
          </table:table-cell>
          <table:table-cell office:value-type="float" office:value="67.14" calcext:value-type="float">
            <text:p>6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4" calcext:value-type="float">
            <text:p>67,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1 13:05:55</text:p>
          </table:table-cell>
          <table:table-cell table:style-name="ce1" office:value-type="string" calcext:value-type="string">
            <text:p>2019-12-11 13:04:26</text:p>
          </table:table-cell>
          <table:table-cell table:style-name="ce1" office:value-type="string" calcext:value-type="string">
            <text:p>2019-12-11 13:05:55</text:p>
          </table:table-cell>
          <table:table-cell office:value-type="float" office:value="3256" calcext:value-type="float">
            <text:p>32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2]&lt;[Einstellungen.$B$4]; [Einstellungen.$B$2];IF([.D73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32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XYZZ2075-5217190012</text:p>
          </table:table-cell>
          <table:table-cell office:value-type="float" office:value="36.65" calcext:value-type="float">
            <text:p>36,6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0.64" calcext:value-type="float">
            <text:p>40,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5 18:03:09</text:p>
          </table:table-cell>
          <table:table-cell table:style-name="ce1" office:value-type="string" calcext:value-type="string">
            <text:p>2019-12-15 17:52:00</text:p>
          </table:table-cell>
          <table:table-cell table:style-name="ce1" office:value-type="string" calcext:value-type="string">
            <text:p>2019-12-15 18:03:09</text:p>
          </table:table-cell>
          <table:table-cell office:value-type="float" office:value="3261" calcext:value-type="float">
            <text:p>3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3]&lt;[Einstellungen.$B$4]; [Einstellungen.$B$2];IF([.D73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33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XYZZ3105-1615192512</text:p>
          </table:table-cell>
          <table:table-cell office:value-type="float" office:value="20.96" calcext:value-type="float">
            <text:p>20,9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4.95" calcext:value-type="float">
            <text:p>24,9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7 15:16:43</text:p>
          </table:table-cell>
          <table:table-cell table:style-name="ce1" office:value-type="string" calcext:value-type="string">
            <text:p>2019-12-17 15:16:25</text:p>
          </table:table-cell>
          <table:table-cell table:style-name="ce1" office:value-type="string" calcext:value-type="string">
            <text:p>2019-12-17 15:16:43</text:p>
          </table:table-cell>
          <table:table-cell office:value-type="float" office:value="3266" calcext:value-type="float">
            <text:p>3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4]&lt;[Einstellungen.$B$4]; [Einstellungen.$B$2];IF([.D73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34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XYZZ3109-1023191312</text:p>
          </table:table-cell>
          <table:table-cell office:value-type="float" office:value="52.34" calcext:value-type="float">
            <text:p>52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34" calcext:value-type="float">
            <text:p>52,3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7 23:10:18</text:p>
          </table:table-cell>
          <table:table-cell table:style-name="ce1" office:value-type="string" calcext:value-type="string">
            <text:p>2019-12-17 23:10:13</text:p>
          </table:table-cell>
          <table:table-cell table:style-name="ce1" office:value-type="string" calcext:value-type="string">
            <text:p>2019-12-17 23:10:18</text:p>
          </table:table-cell>
          <table:table-cell office:value-type="float" office:value="3269" calcext:value-type="float">
            <text:p>3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5]&lt;[Einstellungen.$B$4]; [Einstellungen.$B$2];IF([.D73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35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XYZZ3112-431219211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8 12:43:35</text:p>
          </table:table-cell>
          <table:table-cell table:style-name="ce1" office:value-type="string" calcext:value-type="string">
            <text:p>2019-12-18 12:43:21</text:p>
          </table:table-cell>
          <table:table-cell table:style-name="ce1" office:value-type="string" calcext:value-type="string">
            <text:p>2019-12-18 12:43:35</text:p>
          </table:table-cell>
          <table:table-cell office:value-type="float" office:value="3272" calcext:value-type="float">
            <text:p>3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6]&lt;[Einstellungen.$B$4]; [Einstellungen.$B$2];IF([.D73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36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XYZZ2088-1516193712</text:p>
          </table:table-cell>
          <table:table-cell office:value-type="float" office:value="24.22" calcext:value-type="float">
            <text:p>24,2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8.21" calcext:value-type="float">
            <text:p>28,2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8 16:19:58</text:p>
          </table:table-cell>
          <table:table-cell table:style-name="ce1" office:value-type="string" calcext:value-type="string">
            <text:p>2019-12-18 16:15:37</text:p>
          </table:table-cell>
          <table:table-cell table:style-name="ce1" office:value-type="string" calcext:value-type="string">
            <text:p>2019-12-18 16:19:58</text:p>
          </table:table-cell>
          <table:table-cell office:value-type="float" office:value="3274" calcext:value-type="float">
            <text:p>3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7]&lt;[Einstellungen.$B$4]; [Einstellungen.$B$2];IF([.D73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37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XYZZ2084-5706192412</text:p>
          </table:table-cell>
          <table:table-cell office:value-type="float" office:value="18.64" calcext:value-type="float">
            <text:p>18,6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2.63" calcext:value-type="float">
            <text:p>22,6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9 06:57:30</text:p>
          </table:table-cell>
          <table:table-cell table:style-name="ce1" office:value-type="string" calcext:value-type="string">
            <text:p>2019-12-19 06:57:24</text:p>
          </table:table-cell>
          <table:table-cell table:style-name="ce1" office:value-type="string" calcext:value-type="string">
            <text:p>2019-12-19 06:57:30</text:p>
          </table:table-cell>
          <table:table-cell office:value-type="float" office:value="3277" calcext:value-type="float">
            <text:p>3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8]&lt;[Einstellungen.$B$4]; [Einstellungen.$B$2];IF([.D738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38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YZZ2096-5909194612</text:p>
          </table:table-cell>
          <table:table-cell office:value-type="float" office:value="82.49" calcext:value-type="float">
            <text:p>82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49" calcext:value-type="float">
            <text:p>82,4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9 09:59:53</text:p>
          </table:table-cell>
          <table:table-cell table:style-name="ce1" office:value-type="string" calcext:value-type="string">
            <text:p>2019-12-19 09:59:46</text:p>
          </table:table-cell>
          <table:table-cell table:style-name="ce1" office:value-type="string" calcext:value-type="string">
            <text:p>2019-12-19 10:00:23</text:p>
          </table:table-cell>
          <table:table-cell office:value-type="float" office:value="3284" calcext:value-type="float">
            <text:p>328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19-12-19 10:00:23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39]&lt;[Einstellungen.$B$4]; [Einstellungen.$B$2];IF([.D739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39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XYZZ3131-5311191312</text:p>
          </table:table-cell>
          <table:table-cell office:value-type="float" office:value="10.33" calcext:value-type="float">
            <text:p>10,3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4.32" calcext:value-type="float">
            <text:p>14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9 11:54:25</text:p>
          </table:table-cell>
          <table:table-cell table:style-name="ce1" office:value-type="string" calcext:value-type="string">
            <text:p>2019-12-19 11:53:13</text:p>
          </table:table-cell>
          <table:table-cell table:style-name="ce1" office:value-type="string" calcext:value-type="string">
            <text:p>2019-12-19 11:54:25</text:p>
          </table:table-cell>
          <table:table-cell office:value-type="float" office:value="3286" calcext:value-type="float">
            <text:p>3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0]&lt;[Einstellungen.$B$4]; [Einstellungen.$B$2];IF([.D74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4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XYZZ3134-4813194012</text:p>
          </table:table-cell>
          <table:table-cell office:value-type="float" office:value="53.36" calcext:value-type="float">
            <text:p>53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6" calcext:value-type="float">
            <text:p>53,3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9 13:52:55</text:p>
          </table:table-cell>
          <table:table-cell table:style-name="ce1" office:value-type="string" calcext:value-type="string">
            <text:p>2019-12-19 13:48:40</text:p>
          </table:table-cell>
          <table:table-cell table:style-name="ce1" office:value-type="string" calcext:value-type="string">
            <text:p>2019-12-19 13:52:55</text:p>
          </table:table-cell>
          <table:table-cell office:value-type="float" office:value="3290" calcext:value-type="float">
            <text:p>3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1]&lt;[Einstellungen.$B$4]; [Einstellungen.$B$2];IF([.D74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41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XYZZ3138-1915191412</text:p>
          </table:table-cell>
          <table:table-cell office:value-type="float" office:value="66.64" calcext:value-type="float">
            <text:p>66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4" calcext:value-type="float">
            <text:p>66,64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19 15:19:14</text:p>
          </table:table-cell>
          <table:table-cell office:value-type="float" office:value="3293" calcext:value-type="float">
            <text:p>3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2]&lt;[Einstellungen.$B$4]; [Einstellungen.$B$2];IF([.D74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42]);&quot;&quot;)">
            <text:p/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XYZZ2100-1817190912</text:p>
          </table:table-cell>
          <table:table-cell office:value-type="float" office:value="24.05" calcext:value-type="float">
            <text:p>24,0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8.04" calcext:value-type="float">
            <text:p>28,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9 17:25:02</text:p>
          </table:table-cell>
          <table:table-cell table:style-name="ce1" office:value-type="string" calcext:value-type="string">
            <text:p>2019-12-19 17:18:09</text:p>
          </table:table-cell>
          <table:table-cell table:style-name="ce1" office:value-type="string" calcext:value-type="string">
            <text:p>2019-12-19 17:25:02</text:p>
          </table:table-cell>
          <table:table-cell office:value-type="float" office:value="3295" calcext:value-type="float">
            <text:p>3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3]&lt;[Einstellungen.$B$4]; [Einstellungen.$B$2];IF([.D74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43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XYZZ2101-4917191212</text:p>
          </table:table-cell>
          <table:table-cell office:value-type="float" office:value="27.39" calcext:value-type="float">
            <text:p>27,3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1.38" calcext:value-type="float">
            <text:p>31,3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19 17:49:12</text:p>
          </table:table-cell>
          <table:table-cell office:value-type="float" office:value="3298" calcext:value-type="float">
            <text:p>32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4]&lt;[Einstellungen.$B$4]; [Einstellungen.$B$2];IF([.D74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44]);&quot;&quot;)">
            <text:p/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XYZZ3145-3418192712</text:p>
          </table:table-cell>
          <table:table-cell office:value-type="float" office:value="14.5" calcext:value-type="float">
            <text:p>14,5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8.49" calcext:value-type="float">
            <text:p>18,4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9 18:37:51</text:p>
          </table:table-cell>
          <table:table-cell table:style-name="ce1" office:value-type="string" calcext:value-type="string">
            <text:p>2019-12-19 18:34:27</text:p>
          </table:table-cell>
          <table:table-cell table:style-name="ce1" office:value-type="string" calcext:value-type="string">
            <text:p>2019-12-19 18:37:51</text:p>
          </table:table-cell>
          <table:table-cell office:value-type="float" office:value="3300" calcext:value-type="float">
            <text:p>3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5]&lt;[Einstellungen.$B$4]; [Einstellungen.$B$2];IF([.D745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45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XYZZ2108-0621192912</text:p>
          </table:table-cell>
          <table:table-cell office:value-type="float" office:value="48.25" calcext:value-type="float">
            <text:p>48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5" calcext:value-type="float">
            <text:p>48,2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19 21:07:14</text:p>
          </table:table-cell>
          <table:table-cell table:style-name="ce1" office:value-type="string" calcext:value-type="string">
            <text:p>2019-12-19 21:06:29</text:p>
          </table:table-cell>
          <table:table-cell table:style-name="ce1" office:value-type="string" calcext:value-type="string">
            <text:p>2019-12-19 21:07:14</text:p>
          </table:table-cell>
          <table:table-cell office:value-type="float" office:value="3302" calcext:value-type="float">
            <text:p>3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6]&lt;[Einstellungen.$B$4]; [Einstellungen.$B$2];IF([.D746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46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XYZZ2108-3200194712</text:p>
          </table:table-cell>
          <table:table-cell office:value-type="float" office:value="54.08" calcext:value-type="float">
            <text:p>54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08" calcext:value-type="float">
            <text:p>54,08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20 00:32:47</text:p>
          </table:table-cell>
          <table:table-cell office:value-type="float" office:value="3305" calcext:value-type="float">
            <text:p>3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7]&lt;[Einstellungen.$B$4]; [Einstellungen.$B$2];IF([.D74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47]);&quot;&quot;)">
            <text:p/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XYZZ3153-5014190112</text:p>
          </table:table-cell>
          <table:table-cell office:value-type="float" office:value="38.41" calcext:value-type="float">
            <text:p>38,4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2.4" calcext:value-type="float">
            <text:p>42,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20 15:00:16</text:p>
          </table:table-cell>
          <table:table-cell table:style-name="ce1" office:value-type="string" calcext:value-type="string">
            <text:p>2019-12-20 14:50:01</text:p>
          </table:table-cell>
          <table:table-cell table:style-name="ce1" office:value-type="string" calcext:value-type="string">
            <text:p>2019-12-20 15:00:16</text:p>
          </table:table-cell>
          <table:table-cell office:value-type="float" office:value="3307" calcext:value-type="float">
            <text:p>3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8]&lt;[Einstellungen.$B$4]; [Einstellungen.$B$2];IF([.D74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4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XYZZ2114-4811191312</text:p>
          </table:table-cell>
          <table:table-cell office:value-type="float" office:value="42.05" calcext:value-type="float">
            <text:p>42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5" calcext:value-type="float">
            <text:p>42,0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21 11:49:34</text:p>
          </table:table-cell>
          <table:table-cell table:style-name="ce1" office:value-type="string" calcext:value-type="string">
            <text:p>2019-12-21 11:48:13</text:p>
          </table:table-cell>
          <table:table-cell table:style-name="ce1" office:value-type="string" calcext:value-type="string">
            <text:p>2019-12-21 11:49:34</text:p>
          </table:table-cell>
          <table:table-cell office:value-type="float" office:value="3309" calcext:value-type="float">
            <text:p>3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49]&lt;[Einstellungen.$B$4]; [Einstellungen.$B$2];IF([.D74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49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XYZZ2118-0617191212</text:p>
          </table:table-cell>
          <table:table-cell office:value-type="float" office:value="22.2" calcext:value-type="float">
            <text:p>22,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6.19" calcext:value-type="float">
            <text:p>26,1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26 17:06:48</text:p>
          </table:table-cell>
          <table:table-cell table:style-name="ce1" office:value-type="string" calcext:value-type="string">
            <text:p>2019-12-26 17:06:12</text:p>
          </table:table-cell>
          <table:table-cell table:style-name="ce1" office:value-type="string" calcext:value-type="string">
            <text:p>2019-12-26 17:06:48</text:p>
          </table:table-cell>
          <table:table-cell office:value-type="float" office:value="3312" calcext:value-type="float">
            <text:p>33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0]&lt;[Einstellungen.$B$4]; [Einstellungen.$B$2];IF([.D75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50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XYZZ2119-2217191012</text:p>
          </table:table-cell>
          <table:table-cell office:value-type="float" office:value="15.18" calcext:value-type="float">
            <text:p>15,1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9.17" calcext:value-type="float">
            <text:p>19,1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28 17:23:43</text:p>
          </table:table-cell>
          <table:table-cell table:style-name="ce1" office:value-type="string" calcext:value-type="string">
            <text:p>2019-12-28 17:22:10</text:p>
          </table:table-cell>
          <table:table-cell table:style-name="ce1" office:value-type="string" calcext:value-type="string">
            <text:p>2019-12-28 17:23:43</text:p>
          </table:table-cell>
          <table:table-cell office:value-type="float" office:value="3315" calcext:value-type="float">
            <text:p>3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1]&lt;[Einstellungen.$B$4]; [Einstellungen.$B$2];IF([.D75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51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XYZZ3167-4217193112</text:p>
          </table:table-cell>
          <table:table-cell office:value-type="float" office:value="11.36" calcext:value-type="float">
            <text:p>11,3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5.35" calcext:value-type="float">
            <text:p>15,35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19-12-30 17:42:31</text:p>
          </table:table-cell>
          <table:table-cell office:value-type="float" office:value="3320" calcext:value-type="float">
            <text:p>3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2]&lt;[Einstellungen.$B$4]; [Einstellungen.$B$2];IF([.D752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52]);&quot;&quot;)">
            <text:p/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XYZZ2121-4518194612</text:p>
          </table:table-cell>
          <table:table-cell office:value-type="float" office:value="21.78" calcext:value-type="float">
            <text:p>21,7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5.77" calcext:value-type="float">
            <text:p>25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19-12-30 18:48:42</text:p>
          </table:table-cell>
          <table:table-cell table:style-name="ce1" office:value-type="string" calcext:value-type="string">
            <text:p>2019-12-30 18:45:46</text:p>
          </table:table-cell>
          <table:table-cell table:style-name="ce1" office:value-type="string" calcext:value-type="string">
            <text:p>2019-12-30 18:48:42</text:p>
          </table:table-cell>
          <table:table-cell office:value-type="float" office:value="3322" calcext:value-type="float">
            <text:p>3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3]&lt;[Einstellungen.$B$4]; [Einstellungen.$B$2];IF([.D75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53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XYZZ3171-0623200901</text:p>
          </table:table-cell>
          <table:table-cell office:value-type="float" office:value="47.32" calcext:value-type="float">
            <text:p>47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2" calcext:value-type="float">
            <text:p>47,3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05 23:09:51</text:p>
          </table:table-cell>
          <table:table-cell table:style-name="ce1" office:value-type="string" calcext:value-type="string">
            <text:p>2020-01-05 23:06:09</text:p>
          </table:table-cell>
          <table:table-cell table:style-name="ce1" office:value-type="string" calcext:value-type="string">
            <text:p>2020-01-05 23:09:51</text:p>
          </table:table-cell>
          <table:table-cell office:value-type="float" office:value="3324" calcext:value-type="float">
            <text:p>3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4]&lt;[Einstellungen.$B$4]; [Einstellungen.$B$2];IF([.D75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54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XYZZ3175-1420203801</text:p>
          </table:table-cell>
          <table:table-cell office:value-type="float" office:value="29.64" calcext:value-type="float">
            <text:p>29,6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3.63" calcext:value-type="float">
            <text:p>33,6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10 20:16:33</text:p>
          </table:table-cell>
          <table:table-cell table:style-name="ce1" office:value-type="string" calcext:value-type="string">
            <text:p>2020-01-10 20:14:38</text:p>
          </table:table-cell>
          <table:table-cell table:style-name="ce1" office:value-type="string" calcext:value-type="string">
            <text:p>2020-01-10 20:16:33</text:p>
          </table:table-cell>
          <table:table-cell office:value-type="float" office:value="3328" calcext:value-type="float">
            <text:p>33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5]&lt;[Einstellungen.$B$4]; [Einstellungen.$B$2];IF([.D75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55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XYZZ2125-2512202501</text:p>
          </table:table-cell>
          <table:table-cell office:value-type="float" office:value="15.86" calcext:value-type="float">
            <text:p>15,8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9.85" calcext:value-type="float">
            <text:p>19,8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13 12:26:57</text:p>
          </table:table-cell>
          <table:table-cell table:style-name="ce1" office:value-type="string" calcext:value-type="string">
            <text:p>2020-01-13 12:25:25</text:p>
          </table:table-cell>
          <table:table-cell table:style-name="ce1" office:value-type="string" calcext:value-type="string">
            <text:p>2020-01-13 12:26:57</text:p>
          </table:table-cell>
          <table:table-cell office:value-type="float" office:value="3332" calcext:value-type="float">
            <text:p>3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6]&lt;[Einstellungen.$B$4]; [Einstellungen.$B$2];IF([.D75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56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XYZZ2134-2421205801</text:p>
          </table:table-cell>
          <table:table-cell office:value-type="float" office:value="42.52" calcext:value-type="float">
            <text:p>42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2" calcext:value-type="float">
            <text:p>42,5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13 21:25:42</text:p>
          </table:table-cell>
          <table:table-cell table:style-name="ce1" office:value-type="string" calcext:value-type="string">
            <text:p>2020-01-13 21:24:58</text:p>
          </table:table-cell>
          <table:table-cell table:style-name="ce1" office:value-type="string" calcext:value-type="string">
            <text:p>2020-01-13 21:25:42</text:p>
          </table:table-cell>
          <table:table-cell office:value-type="float" office:value="3336" calcext:value-type="float">
            <text:p>33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7]&lt;[Einstellungen.$B$4]; [Einstellungen.$B$2];IF([.D757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5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XYZZ3186-0714202001</text:p>
          </table:table-cell>
          <table:table-cell office:value-type="float" office:value="117.3" calcext:value-type="float">
            <text:p>117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3" calcext:value-type="float">
            <text:p>117,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17 14:11:42</text:p>
          </table:table-cell>
          <table:table-cell table:style-name="ce1" office:value-type="string" calcext:value-type="string">
            <text:p>2020-01-17 14:07:20</text:p>
          </table:table-cell>
          <table:table-cell table:style-name="ce1" office:value-type="string" calcext:value-type="string">
            <text:p>2020-01-17 14:11:42</text:p>
          </table:table-cell>
          <table:table-cell office:value-type="float" office:value="3339" calcext:value-type="float">
            <text:p>3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8]&lt;[Einstellungen.$B$4]; [Einstellungen.$B$2];IF([.D75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58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XYZZ2133-1511203801</text:p>
          </table:table-cell>
          <table:table-cell office:value-type="float" office:value="48.78" calcext:value-type="float">
            <text:p>48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8" calcext:value-type="float">
            <text:p>48,7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19 11:18:19</text:p>
          </table:table-cell>
          <table:table-cell table:style-name="ce1" office:value-type="string" calcext:value-type="string">
            <text:p>2020-01-19 11:15:38</text:p>
          </table:table-cell>
          <table:table-cell table:style-name="ce1" office:value-type="string" calcext:value-type="string">
            <text:p>2020-01-19 11:18:19</text:p>
          </table:table-cell>
          <table:table-cell office:value-type="float" office:value="3341" calcext:value-type="float">
            <text:p>3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59]&lt;[Einstellungen.$B$4]; [Einstellungen.$B$2];IF([.D759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59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XYZZ3189-2918205301</text:p>
          </table:table-cell>
          <table:table-cell office:value-type="float" office:value="11.52" calcext:value-type="float">
            <text:p>11,5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5.51" calcext:value-type="float">
            <text:p>15,5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19 18:30:28</text:p>
          </table:table-cell>
          <table:table-cell table:style-name="ce1" office:value-type="string" calcext:value-type="string">
            <text:p>2020-01-19 18:29:53</text:p>
          </table:table-cell>
          <table:table-cell table:style-name="ce1" office:value-type="string" calcext:value-type="string">
            <text:p>2020-01-19 18:30:28</text:p>
          </table:table-cell>
          <table:table-cell office:value-type="float" office:value="3344" calcext:value-type="float">
            <text:p>3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0]&lt;[Einstellungen.$B$4]; [Einstellungen.$B$2];IF([.D760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60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XYZZ2136-1112205801</text:p>
          </table:table-cell>
          <table:table-cell office:value-type="float" office:value="17.34" calcext:value-type="float">
            <text:p>17,3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33" calcext:value-type="float">
            <text:p>21,33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style-name="ce1" office:value-type="string" calcext:value-type="string">
            <text:p>2020-01-20 12:11:58</text:p>
          </table:table-cell>
          <table:table-cell table:style-name="ce1" office:value-type="string" calcext:value-type="string">
            <text:p>2020-01-20 12:11:59</text:p>
          </table:table-cell>
          <table:table-cell office:value-type="float" office:value="3346" calcext:value-type="float">
            <text:p>3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1]&lt;[Einstellungen.$B$4]; [Einstellungen.$B$2];IF([.D761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61]);&quot;&quot;)">
            <text:p/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XYZZ2138-5208205901</text:p>
          </table:table-cell>
          <table:table-cell office:value-type="float" office:value="61.15" calcext:value-type="float">
            <text:p>61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15" calcext:value-type="float">
            <text:p>61,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23 08:56:07</text:p>
          </table:table-cell>
          <table:table-cell table:style-name="ce1" office:value-type="string" calcext:value-type="string">
            <text:p>2020-01-23 08:52:59</text:p>
          </table:table-cell>
          <table:table-cell table:style-name="ce1" office:value-type="string" calcext:value-type="string">
            <text:p>2020-01-23 08:56:07</text:p>
          </table:table-cell>
          <table:table-cell office:value-type="float" office:value="3349" calcext:value-type="float">
            <text:p>33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2]&lt;[Einstellungen.$B$4]; [Einstellungen.$B$2];IF([.D76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62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XYZZ3197-5613205001</text:p>
          </table:table-cell>
          <table:table-cell office:value-type="float" office:value="9.89" calcext:value-type="float">
            <text:p>9,8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24 13:57:54</text:p>
          </table:table-cell>
          <table:table-cell table:style-name="ce1" office:value-type="string" calcext:value-type="string">
            <text:p>2020-01-24 13:56:50</text:p>
          </table:table-cell>
          <table:table-cell table:style-name="ce1" office:value-type="string" calcext:value-type="string">
            <text:p>2020-01-24 13:57:54</text:p>
          </table:table-cell>
          <table:table-cell office:value-type="float" office:value="3352" calcext:value-type="float">
            <text:p>33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3]&lt;[Einstellungen.$B$4]; [Einstellungen.$B$2];IF([.D763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63]);&quot;&quot;)" office:value-type="date" office:date-value="1900-01-05" calcext:value-type="date">
            <text:p>Freitag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XYZZ2141-3216205201</text:p>
          </table:table-cell>
          <table:table-cell office:value-type="float" office:value="6.1" calcext:value-type="float">
            <text:p>6,1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0.09" calcext:value-type="float">
            <text:p>10,09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table:style-name="ce1" office:value-type="string" calcext:value-type="string">
            <text:p>2020-01-24 16:32:52</text:p>
          </table:table-cell>
          <table:table-cell office:value-type="float" office:value="3354" calcext:value-type="float">
            <text:p>33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4]&lt;[Einstellungen.$B$4]; [Einstellungen.$B$2];IF([.D764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64]);&quot;&quot;)">
            <text:p/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XYZZ3204-5707204501</text:p>
          </table:table-cell>
          <table:table-cell office:value-type="float" office:value="76.44" calcext:value-type="float">
            <text:p>76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44" calcext:value-type="float">
            <text:p>76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26 08:04:35</text:p>
          </table:table-cell>
          <table:table-cell table:style-name="ce1" office:value-type="string" calcext:value-type="string">
            <text:p>2020-01-26 07:57:45</text:p>
          </table:table-cell>
          <table:table-cell table:style-name="ce1" office:value-type="string" calcext:value-type="string">
            <text:p>2020-01-26 08:04:35</text:p>
          </table:table-cell>
          <table:table-cell office:value-type="float" office:value="3358" calcext:value-type="float">
            <text:p>33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5]&lt;[Einstellungen.$B$4]; [Einstellungen.$B$2];IF([.D765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65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XYZZ2144-5617201201</text:p>
          </table:table-cell>
          <table:table-cell office:value-type="float" office:value="24.87" calcext:value-type="float">
            <text:p>24,87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8.86" calcext:value-type="float">
            <text:p>28,8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26 17:57:14</text:p>
          </table:table-cell>
          <table:table-cell table:style-name="ce1" office:value-type="string" calcext:value-type="string">
            <text:p>2020-01-26 17:56:12</text:p>
          </table:table-cell>
          <table:table-cell table:style-name="ce1" office:value-type="string" calcext:value-type="string">
            <text:p>2020-01-26 17:57:14</text:p>
          </table:table-cell>
          <table:table-cell office:value-type="float" office:value="3360" calcext:value-type="float">
            <text:p>33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6]&lt;[Einstellungen.$B$4]; [Einstellungen.$B$2];IF([.D76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66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XYZZ3208-0123205901</text:p>
          </table:table-cell>
          <table:table-cell office:value-type="float" office:value="8.29" calcext:value-type="float">
            <text:p>8,29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12.28" calcext:value-type="float">
            <text:p>12,2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27 23:04:10</text:p>
          </table:table-cell>
          <table:table-cell table:style-name="ce1" office:value-type="string" calcext:value-type="string">
            <text:p>2020-01-27 23:01:59</text:p>
          </table:table-cell>
          <table:table-cell table:style-name="ce1" office:value-type="string" calcext:value-type="string">
            <text:p>2020-01-27 23:04:10</text:p>
          </table:table-cell>
          <table:table-cell office:value-type="float" office:value="3362" calcext:value-type="float">
            <text:p>33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7]&lt;[Einstellungen.$B$4]; [Einstellungen.$B$2];IF([.D76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67]);&quot;&quot;)" office:value-type="date" office:date-value="1900-01-01" calcext:value-type="date">
            <text:p>Montag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XYZZ3219-1514200401</text:p>
          </table:table-cell>
          <table:table-cell office:value-type="float" office:value="25.36" calcext:value-type="float">
            <text:p>25,3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9.35" calcext:value-type="float">
            <text:p>29,3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28 14:15:44</text:p>
          </table:table-cell>
          <table:table-cell table:style-name="ce1" office:value-type="string" calcext:value-type="string">
            <text:p>2020-01-28 14:15:04</text:p>
          </table:table-cell>
          <table:table-cell table:style-name="ce1" office:value-type="string" calcext:value-type="string">
            <text:p>2020-01-28 14:15:44</text:p>
          </table:table-cell>
          <table:table-cell office:value-type="float" office:value="3370" calcext:value-type="float">
            <text:p>3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8]&lt;[Einstellungen.$B$4]; [Einstellungen.$B$2];IF([.D768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68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XYZZ3222-4714201301</text:p>
          </table:table-cell>
          <table:table-cell office:value-type="float" office:value="5.64" calcext:value-type="float">
            <text:p>5,64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9.63" calcext:value-type="float">
            <text:p>9,6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28 17:04:33</text:p>
          </table:table-cell>
          <table:table-cell table:style-name="ce1" office:value-type="string" calcext:value-type="string">
            <text:p>2020-01-28 14:47:13</text:p>
          </table:table-cell>
          <table:table-cell table:style-name="ce1" office:value-type="string" calcext:value-type="string">
            <text:p>2020-01-28 17:04:33</text:p>
          </table:table-cell>
          <table:table-cell office:value-type="float" office:value="3373" calcext:value-type="float">
            <text:p>3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69]&lt;[Einstellungen.$B$4]; [Einstellungen.$B$2];IF([.D769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69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XYZZ3226-0619203901</text:p>
          </table:table-cell>
          <table:table-cell office:value-type="float" office:value="43.71" calcext:value-type="float">
            <text:p>43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1" calcext:value-type="float">
            <text:p>43,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28 19:07:24</text:p>
          </table:table-cell>
          <table:table-cell table:style-name="ce1" office:value-type="string" calcext:value-type="string">
            <text:p>2020-01-28 19:06:39</text:p>
          </table:table-cell>
          <table:table-cell table:style-name="ce1" office:value-type="string" calcext:value-type="string">
            <text:p>2020-01-28 19:07:24</text:p>
          </table:table-cell>
          <table:table-cell office:value-type="float" office:value="3376" calcext:value-type="float">
            <text:p>33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70]&lt;[Einstellungen.$B$4]; [Einstellungen.$B$2];IF([.D770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70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XYZZ2159-3019203601</text:p>
          </table:table-cell>
          <table:table-cell office:value-type="float" office:value="33.42" calcext:value-type="float">
            <text:p>33,42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37.41" calcext:value-type="float">
            <text:p>37,4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28 19:37:24</text:p>
          </table:table-cell>
          <table:table-cell table:style-name="ce1" office:value-type="string" calcext:value-type="string">
            <text:p>2020-01-28 19:30:36</text:p>
          </table:table-cell>
          <table:table-cell table:style-name="ce1" office:value-type="string" calcext:value-type="string">
            <text:p>2020-01-28 19:37:24</text:p>
          </table:table-cell>
          <table:table-cell office:value-type="float" office:value="3378" calcext:value-type="float">
            <text:p>33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71]&lt;[Einstellungen.$B$4]; [Einstellungen.$B$2];IF([.D771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71]);&quot;&quot;)" office:value-type="date" office:date-value="1900-01-02" calcext:value-type="date">
            <text:p>Dienstag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XYZZ3230-2000202001</text:p>
          </table:table-cell>
          <table:table-cell office:value-type="float" office:value="43.71" calcext:value-type="float">
            <text:p>43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1" calcext:value-type="float">
            <text:p>43,7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29 00:24:01</text:p>
          </table:table-cell>
          <table:table-cell table:style-name="ce1" office:value-type="string" calcext:value-type="string">
            <text:p>2020-01-29 00:20:20</text:p>
          </table:table-cell>
          <table:table-cell table:style-name="ce1" office:value-type="string" calcext:value-type="string">
            <text:p>2020-01-29 00:24:01</text:p>
          </table:table-cell>
          <table:table-cell office:value-type="float" office:value="3381" calcext:value-type="float">
            <text:p>33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72]&lt;[Einstellungen.$B$4]; [Einstellungen.$B$2];IF([.D772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72]);&quot;&quot;)" office:value-type="date" office:date-value="1900-01-03" calcext:value-type="date">
            <text:p>Mittwoch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XYZZ3237-2914204201</text:p>
          </table:table-cell>
          <table:table-cell office:value-type="float" office:value="37.13" calcext:value-type="float">
            <text:p>37,13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41.12" calcext:value-type="float">
            <text:p>41,1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30 14:30:32</text:p>
          </table:table-cell>
          <table:table-cell table:style-name="ce1" office:value-type="string" calcext:value-type="string">
            <text:p>2020-01-30 14:29:42</text:p>
          </table:table-cell>
          <table:table-cell table:style-name="ce1" office:value-type="string" calcext:value-type="string">
            <text:p>2020-01-30 14:30:32</text:p>
          </table:table-cell>
          <table:table-cell office:value-type="float" office:value="3387" calcext:value-type="float">
            <text:p>33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73]&lt;[Einstellungen.$B$4]; [Einstellungen.$B$2];IF([.D773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73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XYZZ3244-3619201301</text:p>
          </table:table-cell>
          <table:table-cell office:value-type="float" office:value="47.5" calcext:value-type="float">
            <text:p>47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" calcext:value-type="float">
            <text:p>47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30 19:37:22</text:p>
          </table:table-cell>
          <table:table-cell table:style-name="ce1" office:value-type="string" calcext:value-type="string">
            <text:p>2020-01-30 19:36:13</text:p>
          </table:table-cell>
          <table:table-cell table:style-name="ce1" office:value-type="string" calcext:value-type="string">
            <text:p>2020-01-30 19:37:22</text:p>
          </table:table-cell>
          <table:table-cell office:value-type="float" office:value="3392" calcext:value-type="float">
            <text:p>33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74]&lt;[Einstellungen.$B$4]; [Einstellungen.$B$2];IF([.D774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74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XYZZ3248-5020201201</text:p>
          </table:table-cell>
          <table:table-cell office:value-type="float" office:value="69.18" calcext:value-type="float">
            <text:p>69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18" calcext:value-type="float">
            <text:p>69,1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1-30 20:51:43</text:p>
          </table:table-cell>
          <table:table-cell table:style-name="ce1" office:value-type="string" calcext:value-type="string">
            <text:p>2020-01-30 20:50:12</text:p>
          </table:table-cell>
          <table:table-cell table:style-name="ce1" office:value-type="string" calcext:value-type="string">
            <text:p>2020-01-30 20:51:43</text:p>
          </table:table-cell>
          <table:table-cell office:value-type="float" office:value="3395" calcext:value-type="float">
            <text:p>3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75]&lt;[Einstellungen.$B$4]; [Einstellungen.$B$2];IF([.D775]&lt;[Einstellungen.$C$4];[Einstellungen.$C$2];[Einstellungen.$D$2]))" office:value-type="string" office:string-value="Mittel" calcext:value-type="string">
            <text:p>Mittel</text:p>
          </table:table-cell>
          <table:table-cell table:formula="of:=IFERROR(WEEKDAY([.J775]);&quot;&quot;)" office:value-type="date" office:date-value="1900-01-04" calcext:value-type="date">
            <text:p>Donnerstag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XYZZ2177-3312203902</text:p>
          </table:table-cell>
          <table:table-cell office:value-type="float" office:value="17.58" calcext:value-type="float">
            <text:p>17,58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1.57" calcext:value-type="float">
            <text:p>21,5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2-01 12:34:50</text:p>
          </table:table-cell>
          <table:table-cell table:style-name="ce1" office:value-type="string" calcext:value-type="string">
            <text:p>2020-02-01 12:33:39</text:p>
          </table:table-cell>
          <table:table-cell table:style-name="ce1" office:value-type="string" calcext:value-type="string">
            <text:p>2020-02-01 12:34:50</text:p>
          </table:table-cell>
          <table:table-cell office:value-type="float" office:value="3397" calcext:value-type="float">
            <text:p>33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76]&lt;[Einstellungen.$B$4]; [Einstellungen.$B$2];IF([.D776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76]);&quot;&quot;)" office:value-type="date" office:date-value="1900-01-06" calcext:value-type="date">
            <text:p>Samstag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XYZZ3252-1211205102</text:p>
          </table:table-cell>
          <table:table-cell office:value-type="float" office:value="24.6" calcext:value-type="float">
            <text:p>24,6</text:p>
          </table:table-cell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28.59" calcext:value-type="float">
            <text:p>28,5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2-02 11:14:42</text:p>
          </table:table-cell>
          <table:table-cell table:style-name="ce1" office:value-type="string" calcext:value-type="string">
            <text:p>2020-02-02 11:12:51</text:p>
          </table:table-cell>
          <table:table-cell table:style-name="ce1" office:value-type="string" calcext:value-type="string">
            <text:p>2020-02-02 11:14:42</text:p>
          </table:table-cell>
          <table:table-cell office:value-type="float" office:value="3399" calcext:value-type="float">
            <text:p>33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77]&lt;[Einstellungen.$B$4]; [Einstellungen.$B$2];IF([.D777]&lt;[Einstellungen.$C$4];[Einstellungen.$C$2];[Einstellungen.$D$2]))" office:value-type="string" office:string-value="Klein" calcext:value-type="string">
            <text:p>Klein</text:p>
          </table:table-cell>
          <table:table-cell table:formula="of:=IFERROR(WEEKDAY([.J777]);&quot;&quot;)" office:value-type="date" office:date-value="1899-12-31" calcext:value-type="date">
            <text:p>Sonntag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XYZZ2180-4614204702</text:p>
          </table:table-cell>
          <table:table-cell office:value-type="float" office:value="167.43" calcext:value-type="float">
            <text:p>167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43" calcext:value-type="float">
            <text:p>167,4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ULL</text:p>
          </table:table-cell>
          <table:table-cell table:style-name="ce1" office:value-type="string" calcext:value-type="string">
            <text:p>2020-02-02 14:47:54</text:p>
          </table:table-cell>
          <table:table-cell table:style-name="ce1" office:value-type="string" calcext:value-type="string">
            <text:p>2020-02-02 14:46:47</text:p>
          </table:table-cell>
          <table:table-cell table:style-name="ce1" office:value-type="string" calcext:value-type="string">
            <text:p>2020-02-02 14:47:54</text:p>
          </table:table-cell>
          <table:table-cell office:value-type="float" office:value="3401" calcext:value-type="float">
            <text:p>34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id</text:p>
          </table:table-cell>
          <table:table-cell table:number-columns-repeated="2" office:value-type="string" calcext:value-type="string">
            <text:p>NULL</text:p>
          </table:table-cell>
          <table:table-cell table:style-name="ce7" table:formula="of:=IF([.D778]&lt;[Einstellungen.$B$4]; [Einstellungen.$B$2];IF([.D778]&lt;[Einstellungen.$C$4];[Einstellungen.$C$2];[Einstellungen.$D$2]))" office:value-type="string" office:string-value="Groß" calcext:value-type="string">
            <text:p>Groß</text:p>
          </table:table-cell>
          <table:table-cell table:formula="of:=IFERROR(WEEKDAY([.J778]);&quot;&quot;)" office:value-type="date" office:date-value="1899-12-31" calcext:value-type="date">
            <text:p>Sonntag</text:p>
          </table:table-cell>
        </table:table-row>
        <table:table-row table:style-name="ro1" table:number-rows-repeated="1047797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d_order.S1:ad_order.S1048576">
            <calcext:condition calcext:apply-style-name="Bestellgröße-Klein" calcext:value="=&quot;Klein&quot;" calcext:base-cell-address="ad_order.S1"/>
            <calcext:condition calcext:apply-style-name="Bestellgröße-Mittel" calcext:value="=&quot;Mittel&quot;" calcext:base-cell-address="ad_order.S1"/>
            <calcext:condition calcext:apply-style-name="Bestellgröße-Groß" calcext:value="=&quot;Groß&quot;" calcext:base-cell-address="ad_order.S1"/>
          </calcext:conditional-format>
        </calcext:conditional-formats>
      </table:table>
      <table:table table:name="Antworten d-g" table:style-name="ta1">
        <office:forms form:automatic-focus="false" form:apply-design-mode="false"/>
        <table:table-column table:style-name="co19" table:default-cell-style-name="ce14"/>
        <table:table-column table:style-name="co20" table:default-cell-style-name="ce24"/>
        <table:table-column table:style-name="co21" table:default-cell-style-name="ce19"/>
        <table:table-column table:style-name="co18" table:number-columns-repeated="2" table:default-cell-style-name="ce19"/>
        <table:table-column table:style-name="co18" table:number-columns-repeated="4" table:default-cell-style-name="ce24"/>
        <table:table-row table:style-name="ro1">
          <table:table-cell table:style-name="ce15" office:value-type="string" calcext:value-type="string">
            <text:p>Teil</text:p>
          </table:table-cell>
          <table:table-cell table:style-name="ce15" office:value-type="string" calcext:value-type="string">
            <text:p>Frage</text:p>
          </table:table-cell>
          <table:table-cell table:style-name="ce17" office:value-type="string" calcext:value-type="string" table:number-columns-spanned="7" table:number-rows-spanned="1">
            <text:p>Antwort</text:p>
          </table:table-cell>
          <table:covered-table-cell table:number-columns-repeated="2" table:style-name="ce15"/>
          <table:covered-table-cell table:number-columns-repeated="4"/>
        </table:table-row>
        <table:table-row table:style-name="ro1">
          <table:table-cell table:style-name="ce17" office:value-type="string" calcext:value-type="string" table:number-columns-spanned="1" table:number-rows-spanned="2">
            <text:p>d)</text:p>
          </table:table-cell>
          <table:table-cell table:style-name="ce23" office:value-type="string" calcext:value-type="string" table:number-columns-spanned="1" table:number-rows-spanned="2">
            <text:p>Wie viele Bestellungen gibt es pro Bestellgröße?</text:p>
          </table:table-cell>
          <table:table-cell table:style-name="ce31" office:value-type="string" calcext:value-type="string">
            <text:p>Klein</text:p>
          </table:table-cell>
          <table:table-cell table:style-name="ce31" office:value-type="string" calcext:value-type="string">
            <text:p>Mittel</text:p>
          </table:table-cell>
          <table:table-cell table:style-name="ce31" office:value-type="string" calcext:value-type="string">
            <text:p>Groß</text:p>
          </table:table-cell>
          <table:table-cell table:style-name="ce19" table:number-columns-spanned="4" table:number-rows-spanned="4"/>
          <table:covered-table-cell table:number-columns-repeated="3"/>
        </table:table-row>
        <table:table-row table:style-name="ro1">
          <table:covered-table-cell table:style-name="ce15"/>
          <table:covered-table-cell/>
          <table:table-cell table:formula="of:=COUNTIF([ad_order.$S$1:.$S$1048576];[.C2])" office:value-type="float" office:value="158" calcext:value-type="float">
            <text:p>158</text:p>
          </table:table-cell>
          <table:table-cell table:formula="of:=COUNTIF([ad_order.$S$1:.$S$1048576];[.D2])" office:value-type="float" office:value="447" calcext:value-type="float">
            <text:p>447</text:p>
          </table:table-cell>
          <table:table-cell table:formula="of:=COUNTIF([ad_order.$S$1:.$S$1048576];[.E2])" office:value-type="float" office:value="172" calcext:value-type="float">
            <text:p>172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)</text:p>
          </table:table-cell>
          <table:table-cell table:style-name="ce31" office:value-type="string" calcext:value-type="string">
            <text:p>Bilden Sie die Summen über den Gesamtpreis pro Bestellgröße.</text:p>
          </table:table-cell>
          <table:table-cell table:formula="of:=SUMIF([ad_order.$S$1:.$S$1048576];[.C2];[ad_order.$D$1:.$D$1048576])" office:value-type="float" office:value="2490.63" calcext:value-type="float">
            <text:p>2490,63</text:p>
          </table:table-cell>
          <table:table-cell table:formula="of:=SUMIF([ad_order.$S$1:.$S$1048576];[.D2];[ad_order.$D$1:.$D$1048576])" office:value-type="float" office:value="21177.1" calcext:value-type="float">
            <text:p>21177,1</text:p>
          </table:table-cell>
          <table:table-cell table:formula="of:=SUMIF([ad_order.$S$1:.$S$1048576];[.E2];[ad_order.$D$1:.$D$1048576])" office:value-type="float" office:value="24001.39" calcext:value-type="float">
            <text:p>24001,39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f)</text:p>
          </table:table-cell>
          <table:table-cell table:style-name="ce31" office:value-type="string" calcext:value-type="string">
            <text:p>Bilden Sie die Summen über die Versandkosten pro Bestellgröße. </text:p>
          </table:table-cell>
          <table:table-cell table:formula="of:=SUMIF([ad_order.$S$1:.$S$1048576];[.C2];[ad_order.$E$1:.$E$1048576])" office:value-type="float" office:value="653.79" calcext:value-type="float">
            <text:p>653,79</text:p>
          </table:table-cell>
          <table:table-cell table:formula="of:=SUMIF([ad_order.$S$1:.$S$1048576];[.D2];[ad_order.$E$1:.$E$1048576])" office:value-type="float" office:value="416.73" calcext:value-type="float">
            <text:p>416,73</text:p>
          </table:table-cell>
          <table:table-cell table:formula="of:=SUMIF([ad_order.$S$1:.$S$1048576];[.E2];[ad_order.$E$1:.$E$1048576])" office:value-type="float" office:value="20" calcext:value-type="float">
            <text:p>20</text:p>
          </table:table-cell>
          <table:covered-table-cell table:number-columns-repeated="4"/>
        </table:table-row>
        <table:table-row table:style-name="ro1">
          <table:table-cell table:style-name="ce22" office:value-type="string" calcext:value-type="string" table:number-columns-spanned="1" table:number-rows-spanned="2">
            <text:p>g)</text:p>
          </table:table-cell>
          <table:table-cell table:style-name="ce23" office:value-type="string" calcext:value-type="string" table:number-columns-spanned="1" table:number-rows-spanned="2">
            <text:p>Wie viele Bestellungen kommen pro Wochentag rein?</text:p>
          </table:table-cell>
          <table:table-cell table:style-name="ce23" office:value-type="string" calcext:value-type="string">
            <text:p>Montag</text:p>
          </table:table-cell>
          <table:table-cell table:style-name="ce28" office:value-type="string" calcext:value-type="string">
            <text:p>Dienstag</text:p>
          </table:table-cell>
          <table:table-cell table:style-name="ce28" office:value-type="string" calcext:value-type="string">
            <text:p>Mittwoch</text:p>
          </table:table-cell>
          <table:table-cell table:style-name="ce23" office:value-type="string" calcext:value-type="string">
            <text:p>Donnerstag</text:p>
          </table:table-cell>
          <table:table-cell table:style-name="ce28" office:value-type="string" calcext:value-type="string">
            <text:p>Freitag</text:p>
          </table:table-cell>
          <table:table-cell table:style-name="ce28" office:value-type="string" calcext:value-type="string">
            <text:p>Samstag</text:p>
          </table:table-cell>
          <table:table-cell table:style-name="ce23" office:value-type="string" calcext:value-type="string">
            <text:p>Sonntag</text:p>
          </table:table-cell>
        </table:table-row>
        <table:table-row table:style-name="ro1">
          <table:covered-table-cell table:style-name="Default"/>
          <table:covered-table-cell/>
          <table:table-cell table:style-name="ce24" table:formula="of:=COUNTIF([ad_order.$T$1:.$T$1048576];[.C6])" office:value-type="float" office:value="107" calcext:value-type="float">
            <text:p>107</text:p>
          </table:table-cell>
          <table:table-cell table:style-name="ce24" table:formula="of:=COUNTIF([ad_order.$T$1:.$T$1048576];[.D6])" office:value-type="float" office:value="61" calcext:value-type="float">
            <text:p>61</text:p>
          </table:table-cell>
          <table:table-cell table:style-name="ce24" table:formula="of:=COUNTIF([ad_order.$T$1:.$T$1048576];[.E6])" office:value-type="float" office:value="79" calcext:value-type="float">
            <text:p>79</text:p>
          </table:table-cell>
          <table:table-cell table:formula="of:=COUNTIF([ad_order.$T$1:.$T$1048576];[.F6])" office:value-type="float" office:value="85" calcext:value-type="float">
            <text:p>85</text:p>
          </table:table-cell>
          <table:table-cell table:formula="of:=COUNTIF([ad_order.$T$1:.$T$1048576];[.G6])" office:value-type="float" office:value="88" calcext:value-type="float">
            <text:p>88</text:p>
          </table:table-cell>
          <table:table-cell table:formula="of:=COUNTIF([ad_order.$T$1:.$T$1048576];[.H6])" office:value-type="float" office:value="75" calcext:value-type="float">
            <text:p>75</text:p>
          </table:table-cell>
          <table:table-cell table:formula="of:=COUNTIF([ad_order.$T$1:.$T$1048576];[.I6])" office:value-type="float" office:value="108" calcext:value-type="float">
            <text:p>108</text:p>
          </table:table-cell>
        </table:table-row>
      </table:table>
      <table:table table:name="Einstellungen" table:style-name="ta1">
        <office:forms form:automatic-focus="false" form:apply-design-mode="false"/>
        <table:table-column table:style-name="co18" table:default-cell-style-name="ce29"/>
        <table:table-column table:style-name="co18" table:number-columns-repeated="3" table:default-cell-style-name="ce24"/>
        <table:table-row table:style-name="ro1">
          <table:table-cell office:value-type="string" calcext:value-type="string" table:number-columns-spanned="4" table:number-rows-spanned="1">
            <text:p>Bestellgröße</text:p>
          </table:table-cell>
          <table:covered-table-cell table:number-columns-repeated="3" table:style-name="ce33"/>
        </table:table-row>
        <table:table-row table:style-name="ro1">
          <table:table-cell table:style-name="ce33" office:value-type="string" calcext:value-type="string">
            <text:p>Kategorie</text:p>
          </table:table-cell>
          <table:table-cell table:style-name="ce33" office:value-type="string" calcext:value-type="string">
            <text:p>Klein</text:p>
          </table:table-cell>
          <table:table-cell table:style-name="ce33" office:value-type="string" calcext:value-type="string">
            <text:p>Mittel</text:p>
          </table:table-cell>
          <table:table-cell table:style-name="ce33" office:value-type="string" calcext:value-type="string">
            <text:p>Groß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Wert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=</text:p>
          </table:table-cell>
        </table:table-row>
        <table:table-row table:style-name="ro1">
          <table:covered-table-cell table:style-name="ce24"/>
          <table:table-cell office:value-type="float" office:value="25" calcext:value-type="float">
            <text:p>25</text:p>
          </table:table-cell>
          <table:table-cell table:number-columns-repeated="2" office:value-type="float" office:value="75" calcext:value-type="float">
            <text:p>75</text:p>
          </table:table-cell>
        </table:table-row>
      </table:table>
      <table:table table:name="Tabelle4" table:style-name="ta2">
        <table:table-column table:style-name="co18" table:default-cell-style-name="Default"/>
        <table:table-row table:style-name="ro1">
          <table:table-cell office:value-type="string" calcext:value-type="string">
            <text:p>Jahr-KW_Checkout_Complete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19-37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 table:number-rows-repeated="3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 office:value-type="string" calcext:value-type="string">
            <text:p>2019-38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 table:visibility="filter">
          <table:table-cell office:value-type="string" calcext:value-type="string">
            <text:p>2019-39</text:p>
          </table:table-cell>
        </table:table-row>
        <table:table-row table:style-name="ro1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 table:number-rows-repeated="3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 table:visibility="filter">
          <table:table-cell office:value-type="string" calcext:value-type="string">
            <text:p>2019-40</text:p>
          </table:table-cell>
        </table:table-row>
        <table:table-row table:style-name="ro1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1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 table:visibility="filter">
          <table:table-cell office:value-type="string" calcext:value-type="string">
            <text:p>2019-42</text:p>
          </table:table-cell>
        </table:table-row>
        <table:table-row table:style-name="ro1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 table:visibility="filter">
          <table:table-cell office:value-type="string" calcext:value-type="string">
            <text:p>2019-43</text:p>
          </table:table-cell>
        </table:table-row>
        <table:table-row table:style-name="ro1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>
          <table:table-cell office:value-type="string" calcext:value-type="string">
            <text:p>2019-44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 table:visibility="filter">
          <table:table-cell office:value-type="string" calcext:value-type="string">
            <text:p>2019-45</text:p>
          </table:table-cell>
        </table:table-row>
        <table:table-row table:style-name="ro1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 table:number-rows-repeated="4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 table:visibility="filter">
          <table:table-cell office:value-type="string" calcext:value-type="string">
            <text:p>2019-46</text:p>
          </table:table-cell>
        </table:table-row>
        <table:table-row table:style-name="ro1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 table:number-rows-repeated="3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>
          <table:table-cell office:value-type="string" calcext:value-type="string">
            <text:p>2019-47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>
          <table:table-cell office:value-type="string" calcext:value-type="string">
            <text:p>2019-48</text:p>
          </table:table-cell>
        </table:table-row>
        <table:table-row table:style-name="ro1" table:visibility="filter" table:number-rows-repeated="2">
          <table:table-cell/>
        </table:table-row>
        <table:table-row table:style-name="ro1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 table:number-rows-repeated="3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 table:number-rows-repeated="2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 table:visibility="filter">
          <table:table-cell office:value-type="string" calcext:value-type="string">
            <text:p>2019-49</text:p>
          </table:table-cell>
        </table:table-row>
        <table:table-row table:style-name="ro1">
          <table:table-cell office:value-type="string" calcext:value-type="string">
            <text:p>2019-50</text:p>
          </table:table-cell>
        </table:table-row>
        <table:table-row table:style-name="ro1" table:visibility="filter">
          <table:table-cell office:value-type="string" calcext:value-type="string">
            <text:p>2019-50</text:p>
          </table:table-cell>
        </table:table-row>
        <table:table-row table:style-name="ro1" table:visibility="filter">
          <table:table-cell office:value-type="string" calcext:value-type="string">
            <text:p>2019-50</text:p>
          </table:table-cell>
        </table:table-row>
        <table:table-row table:style-name="ro1" table:visibility="filter">
          <table:table-cell office:value-type="string" calcext:value-type="string">
            <text:p>2019-50</text:p>
          </table:table-cell>
        </table:table-row>
        <table:table-row table:style-name="ro1" table:visibility="filter">
          <table:table-cell office:value-type="string" calcext:value-type="string">
            <text:p>2019-50</text:p>
          </table:table-cell>
        </table:table-row>
        <table:table-row table:style-name="ro1" table:visibility="filter">
          <table:table-cell office:value-type="string" calcext:value-type="string">
            <text:p>2019-50</text:p>
          </table:table-cell>
        </table:table-row>
        <table:table-row table:style-name="ro1" table:visibility="filter">
          <table:table-cell office:value-type="string" calcext:value-type="string">
            <text:p>2019-50</text:p>
          </table:table-cell>
        </table:table-row>
        <table:table-row table:style-name="ro1" table:visibility="filter">
          <table:table-cell office:value-type="string" calcext:value-type="string">
            <text:p>2019-50</text:p>
          </table:table-cell>
        </table:table-row>
        <table:table-row table:style-name="ro1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 table:visibility="filter">
          <table:table-cell office:value-type="string" calcext:value-type="string">
            <text:p>2019-51</text:p>
          </table:table-cell>
        </table:table-row>
        <table:table-row table:style-name="ro1">
          <table:table-cell office:value-type="string" calcext:value-type="string">
            <text:p>2019-52</text:p>
          </table:table-cell>
        </table:table-row>
        <table:table-row table:style-name="ro1" table:visibility="filter">
          <table:table-cell office:value-type="string" calcext:value-type="string">
            <text:p>2019-52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2019-1</text:p>
          </table:table-cell>
        </table:table-row>
        <table:table-row table:style-name="ro1">
          <table:table-cell office:value-type="string" calcext:value-type="string">
            <text:p>2020-2</text:p>
          </table:table-cell>
        </table:table-row>
        <table:table-row table:style-name="ro1" table:visibility="filter">
          <table:table-cell office:value-type="string" calcext:value-type="string">
            <text:p>2020-2</text:p>
          </table:table-cell>
        </table:table-row>
        <table:table-row table:style-name="ro1">
          <table:table-cell office:value-type="string" calcext:value-type="string">
            <text:p>2020-3</text:p>
          </table:table-cell>
        </table:table-row>
        <table:table-row table:style-name="ro1" table:visibility="filter">
          <table:table-cell office:value-type="string" calcext:value-type="string">
            <text:p>2020-3</text:p>
          </table:table-cell>
        </table:table-row>
        <table:table-row table:style-name="ro1" table:visibility="filter">
          <table:table-cell office:value-type="string" calcext:value-type="string">
            <text:p>2020-3</text:p>
          </table:table-cell>
        </table:table-row>
        <table:table-row table:style-name="ro1">
          <table:table-cell office:value-type="string" calcext:value-type="string">
            <text:p>2020-4</text:p>
          </table:table-cell>
        </table:table-row>
        <table:table-row table:style-name="ro1" table:visibility="filter">
          <table:table-cell office:value-type="string" calcext:value-type="string">
            <text:p>2020-4</text:p>
          </table:table-cell>
        </table:table-row>
        <table:table-row table:style-name="ro1" table:visibility="filter">
          <table:table-cell/>
        </table:table-row>
        <table:table-row table:style-name="ro1" table:visibility="filter">
          <table:table-cell office:value-type="string" calcext:value-type="string">
            <text:p>2020-4</text:p>
          </table:table-cell>
        </table:table-row>
        <table:table-row table:style-name="ro1" table:visibility="filter">
          <table:table-cell office:value-type="string" calcext:value-type="string">
            <text:p>2020-4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 table:visibility="filter">
          <table:table-cell office:value-type="string" calcext:value-type="string">
            <text:p>2020-5</text:p>
          </table:table-cell>
        </table:table-row>
        <table:table-row table:style-name="ro1">
          <table:table-cell office:value-type="string" calcext:value-type="string">
            <text:p>2020-6</text:p>
          </table:table-cell>
        </table:table-row>
        <table:table-row table:style-name="ro1" table:visibility="filter">
          <table:table-cell office:value-type="string" calcext:value-type="string">
            <text:p>2020-6</text:p>
          </table:table-cell>
        </table:table-row>
      </table:table>
      <table:named-expressions/>
      <table:database-ranges>
        <table:database-range table:name="__Anonymous_Sheet_DB__0" table:target-range-address="ad_order.A1:ad_order.T778" table:display-filter-buttons="true"/>
        <table:database-range table:name="__Anonymous_Sheet_DB__3" table:target-range-address="Tabelle4.A1:Tabelle4.A7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day-of-week number:style="long"/>
      <number:text>, </number:text>
      <number:day/>
    </number:date-style>
    <number:date-style style:name="N111">
      <number:day-of-week number:style="long"/>
      <number:text>, </number:text>
    </number:date-style>
    <number:date-style style:name="N112">
      <number:day-of-week number:style="long"/>
    </number:date-style>
    <number:number-style style:name="N113">
      <number:number number:decimal-places="12" number:min-decimal-places="12"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Bestellgröße-Klein" style:family="table-cell" style:parent-style-name="Default">
      <style:table-cell-properties fo:background-color="#b4c7dc"/>
    </style:style>
    <style:style style:name="Bestellgröße-Mittel" style:family="table-cell" style:parent-style-name="Default">
      <style:table-cell-properties fo:background-color="#729fcf"/>
    </style:style>
    <style:style style:name="Bestellgröße-Groß" style:family="table-cell" style:parent-style-name="Default">
      <style:table-cell-properties fo:background-color="#2a60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10:49:14.72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dc:date>2022-05-21T10:56:00.581000000</dc:date>
    <meta:editing-duration>PT1H47M17S</meta:editing-duration>
    <meta:editing-cycles>23</meta:editing-cycles>
    <meta:document-statistic meta:table-count="4" meta:cell-count="16213" meta:object-count="0"/>
  </office:meta>
</office:document-meta>
</file>